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fo:border="2pt solid #CCCCCC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30791666666667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float" office:value="910000358" table:style-name="ce2">
            <text:p>910000358</text:p>
          </table:table-cell>
          <table:table-cell office:value-type="string" table:style-name="ce1">
            <text:p>R.LT 14" MERIDIAN 30, GRY, NOS</text:p>
          </table:table-cell>
          <table:table-cell office:value-type="string" table:style-name="ce1">
            <text:p>R.LT-14"-MERIDIAN-30,-GRY,-NOS</text:p>
          </table:table-cell>
          <table:table-cell office:value-type="float" office:value="619000" table:style-name="ce1">
            <text:p>619000</text:p>
          </table:table-cell>
          <table:table-cell office:value-type="float" office:value="619000" table:style-name="ce1">
            <text:p>6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446" table:style-name="ce2">
            <text:p>910000446</text:p>
          </table:table-cell>
          <table:table-cell office:value-type="string" table:style-name="ce1">
            <text:p>T.S.TRANSFORMPOUCH_01, BLK, NOS</text:p>
          </table:table-cell>
          <table:table-cell office:value-type="string" table:style-name="ce1">
            <text:p>T.S.TRANSFORMPOUCH_01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591" table:style-name="ce2">
            <text:p>910000591</text:p>
          </table:table-cell>
          <table:table-cell office:value-type="string" table:style-name="ce1">
            <text:p>T.S.3LOGIC NAVIGATOR MEGA, BLK, NOS</text:p>
          </table:table-cell>
          <table:table-cell office:value-type="string" table:style-name="ce1">
            <text:p>T.S.3LOGIC-NAVIGATOR-MEGA,-BLK,-NOS</text:p>
          </table:table-cell>
          <table:table-cell office:value-type="float" office:value="409000" table:style-name="ce1">
            <text:p>409000</text:p>
          </table:table-cell>
          <table:table-cell office:value-type="float" office:value="409000" table:style-name="ce1">
            <text:p>4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664" table:style-name="ce2">
            <text:p>910000664</text:p>
          </table:table-cell>
          <table:table-cell office:value-type="string" table:style-name="ce1">
            <text:p>MONEY BELT, BLK, NOS</text:p>
          </table:table-cell>
          <table:table-cell office:value-type="string" table:style-name="ce1">
            <text:p>MONEY-BELT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676" table:style-name="ce2">
            <text:p>910000676</text:p>
          </table:table-cell>
          <table:table-cell office:value-type="string" table:style-name="ce1">
            <text:p>T.TOILETRIES MODIF 6237, BLK, NOS</text:p>
          </table:table-cell>
          <table:table-cell office:value-type="string" table:style-name="ce1">
            <text:p>T.TOILETRIES-MODIF-6237,-BLK,-NO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686" table:style-name="ce2">
            <text:p>910000686</text:p>
          </table:table-cell>
          <table:table-cell office:value-type="string" table:style-name="ce1">
            <text:p>T.PAHA, BLK, NOS</text:p>
          </table:table-cell>
          <table:table-cell office:value-type="string" table:style-name="ce1">
            <text:p>T.PAHA,-BLK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749" table:style-name="ce2">
            <text:p>910000749</text:p>
          </table:table-cell>
          <table:table-cell office:value-type="string" table:style-name="ce1">
            <text:p>T.P.ORG POUCH 2, BLK, NOS</text:p>
          </table:table-cell>
          <table:table-cell office:value-type="string" table:style-name="ce1">
            <text:p>T.P.ORG-POUCH-2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854" table:style-name="ce2">
            <text:p>910000854</text:p>
          </table:table-cell>
          <table:table-cell office:value-type="string" table:style-name="ce1">
            <text:p>T.12S-6079 BASEBALL CAP, NOC, NOS</text:p>
          </table:table-cell>
          <table:table-cell office:value-type="string" table:style-name="ce1">
            <text:p>T.12S-6079-BASEBALL-CAP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887" table:style-name="ce2">
            <text:p>910000887</text:p>
          </table:table-cell>
          <table:table-cell office:value-type="string" table:style-name="ce1">
            <text:p>T.LS.COMMANDO LEVERSSIBLE, NOC, NOS</text:p>
          </table:table-cell>
          <table:table-cell office:value-type="string" table:style-name="ce1">
            <text:p>T.LS.COMMANDO-LEVERSSIBLE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890" table:style-name="ce2">
            <text:p>910000890</text:p>
          </table:table-cell>
          <table:table-cell office:value-type="string" table:style-name="ce1">
            <text:p>T. LS RETRO PATH, NOC, NOS</text:p>
          </table:table-cell>
          <table:table-cell office:value-type="string" table:style-name="ce1">
            <text:p>T.-LS-RETRO-PATH,-NOC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908" table:style-name="ce2">
            <text:p>910000908</text:p>
          </table:table-cell>
          <table:table-cell office:value-type="string" table:style-name="ce1">
            <text:p>T.WELCOME 2 D'JUNGLE, NOC, NOS</text:p>
          </table:table-cell>
          <table:table-cell office:value-type="string" table:style-name="ce1">
            <text:p>T.WELCOME-2-D'JUNGLE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909" table:style-name="ce2">
            <text:p>910000909</text:p>
          </table:table-cell>
          <table:table-cell office:value-type="string" table:style-name="ce1">
            <text:p>T.RIMBA 2 IN 1, NOC, NOS</text:p>
          </table:table-cell>
          <table:table-cell office:value-type="string" table:style-name="ce1">
            <text:p>T.RIMBA-2-IN-1,-NOC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962" table:style-name="ce2">
            <text:p>910000962</text:p>
          </table:table-cell>
          <table:table-cell office:value-type="string" table:style-name="ce1">
            <text:p>K.ACRYLIC THINSULATE LIPAT, NOC, NOS</text:p>
          </table:table-cell>
          <table:table-cell office:value-type="string" table:style-name="ce1">
            <text:p>K.ACRYLIC-THINSULATE-LIPAT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963" table:style-name="ce2">
            <text:p>910000963</text:p>
          </table:table-cell>
          <table:table-cell office:value-type="string" table:style-name="ce1">
            <text:p>K.ACRYLIC LIPAT, NOC, NOS</text:p>
          </table:table-cell>
          <table:table-cell office:value-type="string" table:style-name="ce1">
            <text:p>K.ACRYLIC-LIPAT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980" table:style-name="ce2">
            <text:p>910000980</text:p>
          </table:table-cell>
          <table:table-cell office:value-type="string" table:style-name="ce1">
            <text:p>K.ACRYLIC 133302, NOC, NOS</text:p>
          </table:table-cell>
          <table:table-cell office:value-type="string" table:style-name="ce1">
            <text:p>K.ACRYLIC-133302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987" table:style-name="ce2">
            <text:p>910000987</text:p>
          </table:table-cell>
          <table:table-cell office:value-type="string" table:style-name="ce1">
            <text:p>K.CONHEAD, NOC, NOS</text:p>
          </table:table-cell>
          <table:table-cell office:value-type="string" table:style-name="ce1">
            <text:p>K.CONHEAD,-NOC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007" table:style-name="ce2">
            <text:p>910001007</text:p>
          </table:table-cell>
          <table:table-cell office:value-type="string" table:style-name="ce1">
            <text:p>MF BANDANA LINES IN THE SAND, NOC, NOS</text:p>
          </table:table-cell>
          <table:table-cell office:value-type="string" table:style-name="ce1">
            <text:p>MF-BANDANA-LINES-IN-THE-SAND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009" table:style-name="ce2">
            <text:p>910001009</text:p>
          </table:table-cell>
          <table:table-cell office:value-type="string" table:style-name="ce1">
            <text:p>MF BORNEO RAINFALL, NOC, NOS</text:p>
          </table:table-cell>
          <table:table-cell office:value-type="string" table:style-name="ce1">
            <text:p>MF-BORNEO-RAINFALL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019" table:style-name="ce2">
            <text:p>910001019</text:p>
          </table:table-cell>
          <table:table-cell office:value-type="string" table:style-name="ce1">
            <text:p>MF HEADWEAR CLIMBING TOOL, NOC, NOS</text:p>
          </table:table-cell>
          <table:table-cell office:value-type="string" table:style-name="ce1">
            <text:p>MF-HEADWEAR-CLIMBING-TOOL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020" table:style-name="ce2">
            <text:p>910001020</text:p>
          </table:table-cell>
          <table:table-cell office:value-type="string" table:style-name="ce1">
            <text:p>MF HEADWEAR SANDMAN, NOC, NOS</text:p>
          </table:table-cell>
          <table:table-cell office:value-type="string" table:style-name="ce1">
            <text:p>MF-HEADWEAR-SANDMAN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032" table:style-name="ce2">
            <text:p>910001032</text:p>
          </table:table-cell>
          <table:table-cell office:value-type="string" table:style-name="ce1">
            <text:p>MF HEADWEAR HALEN STRIP, NOC, NOS</text:p>
          </table:table-cell>
          <table:table-cell office:value-type="string" table:style-name="ce1">
            <text:p>MF-HEADWEAR-HALEN-STRIP,-NOC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089" table:style-name="ce2">
            <text:p>910001089</text:p>
          </table:table-cell>
          <table:table-cell office:value-type="string" table:style-name="ce1">
            <text:p>S.TIGER CLAW, GRY, 38</text:p>
          </table:table-cell>
          <table:table-cell office:value-type="string" table:style-name="ce1">
            <text:p>S.TIGER-CLAW,-GRY,-38</text:p>
          </table:table-cell>
          <table:table-cell office:value-type="float" office:value="709000" table:style-name="ce1">
            <text:p>709000</text:p>
          </table:table-cell>
          <table:table-cell office:value-type="float" office:value="709000" table:style-name="ce1">
            <text:p>7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152" table:style-name="ce2">
            <text:p>910001152</text:p>
          </table:table-cell>
          <table:table-cell office:value-type="string" table:style-name="ce1">
            <text:p>CYCLING SOCKS LOW CUT, NOC, L</text:p>
          </table:table-cell>
          <table:table-cell office:value-type="string" table:style-name="ce1">
            <text:p>CYCLING-SOCKS-LOW-CUT,-NOC,-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167" table:style-name="ce2">
            <text:p>910001167</text:p>
          </table:table-cell>
          <table:table-cell office:value-type="string" table:style-name="ce1">
            <text:p>C.RIPS C089, BLK, 27</text:p>
          </table:table-cell>
          <table:table-cell office:value-type="string" table:style-name="ce1">
            <text:p>C.RIPS-C089,-BLK,-27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201" table:style-name="ce2">
            <text:p>910001201</text:p>
          </table:table-cell>
          <table:table-cell office:value-type="string" table:style-name="ce1">
            <text:p>C.1989 FREE WAY, GRY, L</text:p>
          </table:table-cell>
          <table:table-cell office:value-type="string" table:style-name="ce1">
            <text:p>C.1989-FREE-WAY,-GRY,-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233" table:style-name="ce2">
            <text:p>910001233</text:p>
          </table:table-cell>
          <table:table-cell office:value-type="string" table:style-name="ce1">
            <text:p>C.SHORT DOBY AERO 1.0, BLK, 29</text:p>
          </table:table-cell>
          <table:table-cell office:value-type="string" table:style-name="ce1">
            <text:p>C.SHORT-DOBY-AERO-1.0,-BLK,-29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356" table:style-name="ce2">
            <text:p>910001356</text:p>
          </table:table-cell>
          <table:table-cell office:value-type="string" table:style-name="ce1">
            <text:p>K.BLCK BORNEO KALAMANTARA SS, BRW, L</text:p>
          </table:table-cell>
          <table:table-cell office:value-type="string" table:style-name="ce1">
            <text:p>K.BLCK-BORNEO-KALAMANTARA-SS,-BRW,-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496" table:style-name="ce2">
            <text:p>910001496</text:p>
          </table:table-cell>
          <table:table-cell office:value-type="string" table:style-name="ce1">
            <text:p>K.RASTER LOGO, NOC, L</text:p>
          </table:table-cell>
          <table:table-cell office:value-type="string" table:style-name="ce1">
            <text:p>K.RASTER-LOGO,-NOC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512" table:style-name="ce2">
            <text:p>910001512</text:p>
          </table:table-cell>
          <table:table-cell office:value-type="string" table:style-name="ce1">
            <text:p>K.FINGER PRINT, NOC, L</text:p>
          </table:table-cell>
          <table:table-cell office:value-type="string" table:style-name="ce1">
            <text:p>K.FINGER-PRINT,-NOC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564" table:style-name="ce2">
            <text:p>910001564</text:p>
          </table:table-cell>
          <table:table-cell office:value-type="string" table:style-name="ce1">
            <text:p>K.POLO LS ROCK &amp; ROLL, NOC, L</text:p>
          </table:table-cell>
          <table:table-cell office:value-type="string" table:style-name="ce1">
            <text:p>K.POLO-LS-ROCK-&amp;-ROLL,-NOC,-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606" table:style-name="ce2">
            <text:p>910001606</text:p>
          </table:table-cell>
          <table:table-cell office:value-type="string" table:style-name="ce1">
            <text:p>J. CLEMENT, NOC, L</text:p>
          </table:table-cell>
          <table:table-cell office:value-type="string" table:style-name="ce1">
            <text:p>J.-CLEMENT,-NOC,-L</text:p>
          </table:table-cell>
          <table:table-cell office:value-type="float" office:value="759000" table:style-name="ce1">
            <text:p>759000</text:p>
          </table:table-cell>
          <table:table-cell office:value-type="float" office:value="759000" table:style-name="ce1">
            <text:p>7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733" table:style-name="ce2">
            <text:p>910001733</text:p>
          </table:table-cell>
          <table:table-cell office:value-type="string" table:style-name="ce1">
            <text:p>D.GANTUNGAN KUNCI 3L KLT, NOC, NOS</text:p>
          </table:table-cell>
          <table:table-cell office:value-type="string" table:style-name="ce1">
            <text:p>D.GANTUNGAN-KUNCI-3L-KLT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753" table:style-name="ce2">
            <text:p>910001753</text:p>
          </table:table-cell>
          <table:table-cell office:value-type="string" table:style-name="ce1">
            <text:p>D.LEATHER VERT STORMY 2L, NOC, NOS</text:p>
          </table:table-cell>
          <table:table-cell office:value-type="string" table:style-name="ce1">
            <text:p>D.LEATHER-VERT-STORMY-2L,-NOC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827" table:style-name="ce2">
            <text:p>910001827</text:p>
          </table:table-cell>
          <table:table-cell office:value-type="string" table:style-name="ce1">
            <text:p>D.PVC TRITAN HORISONTAL, NOC, NOS</text:p>
          </table:table-cell>
          <table:table-cell office:value-type="string" table:style-name="ce1">
            <text:p>D.PVC-TRITAN-HORISONTAL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868" table:style-name="ce2">
            <text:p>910001868</text:p>
          </table:table-cell>
          <table:table-cell office:value-type="string" table:style-name="ce1">
            <text:p>D.CLASSIC BROWN, NOC, NOS</text:p>
          </table:table-cell>
          <table:table-cell office:value-type="string" table:style-name="ce1">
            <text:p>D.CLASSIC-BROWN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877" table:style-name="ce2">
            <text:p>910001877</text:p>
          </table:table-cell>
          <table:table-cell office:value-type="string" table:style-name="ce1">
            <text:p>D.TREE OF LIFE 1989</text:p>
          </table:table-cell>
          <table:table-cell office:value-type="string" table:style-name="ce1">
            <text:p>D.TREE-OF-LIFE-1989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977" table:style-name="ce2">
            <text:p>910001977</text:p>
          </table:table-cell>
          <table:table-cell office:value-type="string" table:style-name="ce1">
            <text:p>MERCURY-YP10515 ABC WATCH, NOC, NOS</text:p>
          </table:table-cell>
          <table:table-cell office:value-type="string" table:style-name="ce1">
            <text:p>MERCURY-YP10515-ABC-WATCH,-NOC,-NOS</text:p>
          </table:table-cell>
          <table:table-cell office:value-type="float" office:value="1099000" table:style-name="ce1">
            <text:p>1099000</text:p>
          </table:table-cell>
          <table:table-cell office:value-type="float" office:value="1099000" table:style-name="ce1">
            <text:p>10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988" table:style-name="ce2">
            <text:p>910001988</text:p>
          </table:table-cell>
          <table:table-cell office:value-type="string" table:style-name="ce1">
            <text:p>JAM DIGI YP11524-01, NOC, NOS</text:p>
          </table:table-cell>
          <table:table-cell office:value-type="string" table:style-name="ce1">
            <text:p>JAM-DIGI-YP11524-01,-NOC,-NOS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990" table:style-name="ce2">
            <text:p>910001990</text:p>
          </table:table-cell>
          <table:table-cell office:value-type="string" table:style-name="ce1">
            <text:p>JAM TOUCHDIGI TYP11528-01, NOC, NOS</text:p>
          </table:table-cell>
          <table:table-cell office:value-type="string" table:style-name="ce1">
            <text:p>JAM-TOUCHDIGI-TYP11528-01,-NOC,-NOS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079" table:style-name="ce2">
            <text:p>910002079</text:p>
          </table:table-cell>
          <table:table-cell office:value-type="string" table:style-name="ce1">
            <text:p>HP CASE CODEX, NOC, NOS</text:p>
          </table:table-cell>
          <table:table-cell office:value-type="string" table:style-name="ce1">
            <text:p>HP-CASE-CODEX,-NOC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68" table:style-name="ce2">
            <text:p>910002168</text:p>
          </table:table-cell>
          <table:table-cell office:value-type="string" table:style-name="ce1">
            <text:p>5 MM D CARABINER 2 PCS, NOC, NOS</text:p>
          </table:table-cell>
          <table:table-cell office:value-type="string" table:style-name="ce1">
            <text:p>5-MM-D-CARABINER-2-PCS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69" table:style-name="ce2">
            <text:p>910002169</text:p>
          </table:table-cell>
          <table:table-cell office:value-type="string" table:style-name="ce1">
            <text:p>6 MM D CARABINER 2 PCS, NOC, NOS</text:p>
          </table:table-cell>
          <table:table-cell office:value-type="string" table:style-name="ce1">
            <text:p>6-MM-D-CARABINER-2-PCS,-NOC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72" table:style-name="ce2">
            <text:p>910002172</text:p>
          </table:table-cell>
          <table:table-cell office:value-type="string" table:style-name="ce1">
            <text:p>5 MM PEAR SHAPE CARABINER 2 PC, NOC, NOS</text:p>
          </table:table-cell>
          <table:table-cell office:value-type="string" table:style-name="ce1">
            <text:p>5-MM-PEAR-SHAPE-CARABINER-2-PC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73" table:style-name="ce2">
            <text:p>910002173</text:p>
          </table:table-cell>
          <table:table-cell office:value-type="string" table:style-name="ce1">
            <text:p>6 MM PEAR SHAPE CARABINER 2 PC, NOC, NOS</text:p>
          </table:table-cell>
          <table:table-cell office:value-type="string" table:style-name="ce1">
            <text:p>6-MM-PEAR-SHAPE-CARABINER-2-PC,-NOC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74" table:style-name="ce2">
            <text:p>910002174</text:p>
          </table:table-cell>
          <table:table-cell office:value-type="string" table:style-name="ce1">
            <text:p>8 MM PEAR D CAR WSTRAP COMPAS, NOC, NOS</text:p>
          </table:table-cell>
          <table:table-cell office:value-type="string" table:style-name="ce1">
            <text:p>8-MM-PEAR-D-CAR-WSTRAP-COMPAS,-NOC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76" table:style-name="ce2">
            <text:p>910002176</text:p>
          </table:table-cell>
          <table:table-cell office:value-type="string" table:style-name="ce1">
            <text:p>6 MM CARAB W BOTTLE CARRIER, NOC, NOS</text:p>
          </table:table-cell>
          <table:table-cell office:value-type="string" table:style-name="ce1">
            <text:p>6-MM-CARAB-W-BOTTLE-CARRIER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81" table:style-name="ce2">
            <text:p>910002181</text:p>
          </table:table-cell>
          <table:table-cell office:value-type="string" table:style-name="ce1">
            <text:p>6 MM D CARAB WSCREW LOCK, NOC, NOS</text:p>
          </table:table-cell>
          <table:table-cell office:value-type="string" table:style-name="ce1">
            <text:p>6-MM-D-CARAB-WSCREW-LOCK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82" table:style-name="ce2">
            <text:p>910002182</text:p>
          </table:table-cell>
          <table:table-cell office:value-type="string" table:style-name="ce1">
            <text:p>7 MM PEAR CARAB WSCREW LOCK, NOC, NOS</text:p>
          </table:table-cell>
          <table:table-cell office:value-type="string" table:style-name="ce1">
            <text:p>7-MM-PEAR-CARAB-WSCREW-LOCK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83" table:style-name="ce2">
            <text:p>910002183</text:p>
          </table:table-cell>
          <table:table-cell office:value-type="string" table:style-name="ce1">
            <text:p>8 MM D CARAB WSCREW LOCK, NOC, NOS</text:p>
          </table:table-cell>
          <table:table-cell office:value-type="string" table:style-name="ce1">
            <text:p>8-MM-D-CARAB-WSCREW-LOCK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90" table:style-name="ce2">
            <text:p>910002190</text:p>
          </table:table-cell>
          <table:table-cell office:value-type="string" table:style-name="ce1">
            <text:p>EMERGENCY WHISTLE, NOC, NOS</text:p>
          </table:table-cell>
          <table:table-cell office:value-type="string" table:style-name="ce1">
            <text:p>EMERGENCY-WHISTLE,-NOC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91" table:style-name="ce2">
            <text:p>910002191</text:p>
          </table:table-cell>
          <table:table-cell office:value-type="string" table:style-name="ce1">
            <text:p>SLIM WHISTLE, NOC, NOS</text:p>
          </table:table-cell>
          <table:table-cell office:value-type="string" table:style-name="ce1">
            <text:p>SLIM-WHISTLE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17" table:style-name="ce2">
            <text:p>910002217</text:p>
          </table:table-cell>
          <table:table-cell office:value-type="string" table:style-name="ce1">
            <text:p>G.PANONE RIDE, NOC, L</text:p>
          </table:table-cell>
          <table:table-cell office:value-type="string" table:style-name="ce1">
            <text:p>G.PANONE-RIDE,-NOC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21" table:style-name="ce2">
            <text:p>910002221</text:p>
          </table:table-cell>
          <table:table-cell office:value-type="string" table:style-name="ce1">
            <text:p>GLOVE MITTEN, NOC, L</text:p>
          </table:table-cell>
          <table:table-cell office:value-type="string" table:style-name="ce1">
            <text:p>GLOVE-MITTEN,-NOC,-L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50" table:style-name="ce2">
            <text:p>910002250</text:p>
          </table:table-cell>
          <table:table-cell office:value-type="string" table:style-name="ce1">
            <text:p>NEW RIDING GLOVE BASIC HALF, NOC, NOS</text:p>
          </table:table-cell>
          <table:table-cell office:value-type="string" table:style-name="ce1">
            <text:p>NEW-RIDING-GLOVE-BASIC-HALF,-NOC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58" table:style-name="ce2">
            <text:p>910002258</text:p>
          </table:table-cell>
          <table:table-cell office:value-type="string" table:style-name="ce1">
            <text:p>FLEECE GLOVE SINGLE, NOC, NOS</text:p>
          </table:table-cell>
          <table:table-cell office:value-type="string" table:style-name="ce1">
            <text:p>FLEECE-GLOVE-SINGLE,-NOC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59" table:style-name="ce2">
            <text:p>910002259</text:p>
          </table:table-cell>
          <table:table-cell office:value-type="string" table:style-name="ce1">
            <text:p>ELAST FLEECE GLOVE REFLECT, NOC, NOS</text:p>
          </table:table-cell>
          <table:table-cell office:value-type="string" table:style-name="ce1">
            <text:p>ELAST-FLEECE-GLOVE-REFLECT,-NOC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60" table:style-name="ce2">
            <text:p>910002260</text:p>
          </table:table-cell>
          <table:table-cell office:value-type="string" table:style-name="ce1">
            <text:p>DAILY RIDING GLOVE FULL, NOC, NOS</text:p>
          </table:table-cell>
          <table:table-cell office:value-type="string" table:style-name="ce1">
            <text:p>DAILY-RIDING-GLOVE-FULL,-NOC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61" table:style-name="ce2">
            <text:p>910002261</text:p>
          </table:table-cell>
          <table:table-cell office:value-type="string" table:style-name="ce1">
            <text:p>DAILY RIDING GLOVE HALF, NOC, NOS</text:p>
          </table:table-cell>
          <table:table-cell office:value-type="string" table:style-name="ce1">
            <text:p>DAILY-RIDING-GLOVE-HALF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62" table:style-name="ce2">
            <text:p>910002262</text:p>
          </table:table-cell>
          <table:table-cell office:value-type="string" table:style-name="ce1">
            <text:p>DAILY RIDING GLOVE COMBINE, NOC, NOS</text:p>
          </table:table-cell>
          <table:table-cell office:value-type="string" table:style-name="ce1">
            <text:p>DAILY-RIDING-GLOVE-COMBINE,-NOC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320" table:style-name="ce2">
            <text:p>910002320</text:p>
          </table:table-cell>
          <table:table-cell office:value-type="string" table:style-name="ce1">
            <text:p>SB. MUMMY 250, NOC, NOS</text:p>
          </table:table-cell>
          <table:table-cell office:value-type="string" table:style-name="ce1">
            <text:p>SB.-MUMMY-250,-NOC,-NO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328" table:style-name="ce2">
            <text:p>910002328</text:p>
          </table:table-cell>
          <table:table-cell office:value-type="string" table:style-name="ce1">
            <text:p>MATRAS CACING, BLK, NOS</text:p>
          </table:table-cell>
          <table:table-cell office:value-type="string" table:style-name="ce1">
            <text:p>MATRAS-CACING,-BLK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339" table:style-name="ce2">
            <text:p>910002339</text:p>
          </table:table-cell>
          <table:table-cell office:value-type="string" table:style-name="ce1">
            <text:p>TREKKING POLE 2 SECTION, NOC, NOS</text:p>
          </table:table-cell>
          <table:table-cell office:value-type="string" table:style-name="ce1">
            <text:p>TREKKING-POLE-2-SECTION,-NOC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340" table:style-name="ce2">
            <text:p>910002340</text:p>
          </table:table-cell>
          <table:table-cell office:value-type="string" table:style-name="ce1">
            <text:p>TREKKING POLE 3 SECTION A, NOC, NOS</text:p>
          </table:table-cell>
          <table:table-cell office:value-type="string" table:style-name="ce1">
            <text:p>TREKKING-POLE-3-SECTION-A,-NOC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56" table:style-name="ce2">
            <text:p>910002456</text:p>
          </table:table-cell>
          <table:table-cell office:value-type="string" table:style-name="ce1">
            <text:p>WOLF TOOTH 3803, NOC, NOS</text:p>
          </table:table-cell>
          <table:table-cell office:value-type="string" table:style-name="ce1">
            <text:p>WOLF-TOOTH-3803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0" table:style-name="ce2">
            <text:p>910002460</text:p>
          </table:table-cell>
          <table:table-cell office:value-type="string" table:style-name="ce1">
            <text:p>SKELETON KNIFE 3658, NOC, NOS</text:p>
          </table:table-cell>
          <table:table-cell office:value-type="string" table:style-name="ce1">
            <text:p>SKELETON-KNIFE-3658,-NOC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1" table:style-name="ce2">
            <text:p>910002461</text:p>
          </table:table-cell>
          <table:table-cell office:value-type="string" table:style-name="ce1">
            <text:p>NING KNIFE 3941, NOC, NOS</text:p>
          </table:table-cell>
          <table:table-cell office:value-type="string" table:style-name="ce1">
            <text:p>NING-KNIFE-3941,-NOC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4" table:style-name="ce2">
            <text:p>910002464</text:p>
          </table:table-cell>
          <table:table-cell office:value-type="string" table:style-name="ce1">
            <text:p>BULLET CARBON KNIFE 3666-717, NOC, NOS</text:p>
          </table:table-cell>
          <table:table-cell office:value-type="string" table:style-name="ce1">
            <text:p>BULLET-CARBON-KNIFE-3666-717,-NOC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5" table:style-name="ce2">
            <text:p>910002465</text:p>
          </table:table-cell>
          <table:table-cell office:value-type="string" table:style-name="ce1">
            <text:p>FRESH KNIFE 3813, NOC, NOS</text:p>
          </table:table-cell>
          <table:table-cell office:value-type="string" table:style-name="ce1">
            <text:p>FRESH-KNIFE-3813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6" table:style-name="ce2">
            <text:p>910002466</text:p>
          </table:table-cell>
          <table:table-cell office:value-type="string" table:style-name="ce1">
            <text:p>TEBO KNIFE 3914, NOC, NOS</text:p>
          </table:table-cell>
          <table:table-cell office:value-type="string" table:style-name="ce1">
            <text:p>TEBO-KNIFE-3914,-NOC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7" table:style-name="ce2">
            <text:p>910002467</text:p>
          </table:table-cell>
          <table:table-cell office:value-type="string" table:style-name="ce1">
            <text:p>APOCALYPS KNIFE - 3832, NOC, NOS</text:p>
          </table:table-cell>
          <table:table-cell office:value-type="string" table:style-name="ce1">
            <text:p>APOCALYPS-KNIFE---3832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8" table:style-name="ce2">
            <text:p>910002468</text:p>
          </table:table-cell>
          <table:table-cell office:value-type="string" table:style-name="ce1">
            <text:p>BISHOP 6119, NOC, NOS</text:p>
          </table:table-cell>
          <table:table-cell office:value-type="string" table:style-name="ce1">
            <text:p>BISHOP-6119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9" table:style-name="ce2">
            <text:p>910002469</text:p>
          </table:table-cell>
          <table:table-cell office:value-type="string" table:style-name="ce1">
            <text:p>FOLDING KNIFE-BONGKENG SERIES, NOC, NOS</text:p>
          </table:table-cell>
          <table:table-cell office:value-type="string" table:style-name="ce1">
            <text:p>FOLDING-KNIFE-BONGKENG-SERIES,-NOC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544" table:style-name="ce2">
            <text:p>910002544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6"/>
        </table:table-row>
        <table:table-row table:style-name="ro1">
          <table:table-cell office:value-type="float" office:value="910002545" table:style-name="ce2">
            <text:p>910002545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6"/>
        </table:table-row>
        <table:table-row table:style-name="ro1">
          <table:table-cell office:value-type="float" office:value="910002546" table:style-name="ce2">
            <text:p>910002546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6"/>
        </table:table-row>
        <table:table-row table:style-name="ro1">
          <table:table-cell office:value-type="float" office:value="910002556" table:style-name="ce2">
            <text:p>910002556</text:p>
          </table:table-cell>
          <table:table-cell office:value-type="string" table:style-name="ce1">
            <text:p>A712NS AL CAR W/STR BAR, NOC, NOS</text:p>
          </table:table-cell>
          <table:table-cell office:value-type="string" table:style-name="ce1">
            <text:p>A712NS-AL-CAR-W/STR-BAR,-NOC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558" table:style-name="ce2">
            <text:p>910002558</text:p>
          </table:table-cell>
          <table:table-cell office:value-type="string" table:style-name="ce1">
            <text:p>A2552 AL D HOOK WSCREW N, NOC, NOS</text:p>
          </table:table-cell>
          <table:table-cell office:value-type="string" table:style-name="ce1">
            <text:p>A2552-AL-D-HOOK-WSCREW-N,-NOC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561" table:style-name="ce2">
            <text:p>910002561</text:p>
          </table:table-cell>
          <table:table-cell office:value-type="string" table:style-name="ce1">
            <text:p>A2448-S SCREW GATE AL SAF, NOC, NOS</text:p>
          </table:table-cell>
          <table:table-cell office:value-type="string" table:style-name="ce1">
            <text:p>A2448-S-SCREW-GATE-AL-SAF,-NOC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567" table:style-name="ce2">
            <text:p>910002567</text:p>
          </table:table-cell>
          <table:table-cell office:value-type="string" table:style-name="ce1">
            <text:p>A234-30 AL FIGUR8 DSC 30K, NOC, NOS</text:p>
          </table:table-cell>
          <table:table-cell office:value-type="string" table:style-name="ce1">
            <text:p>A234-30-AL-FIGUR8-DSC-30K,-NOC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682" table:style-name="ce2">
            <text:p>910002682</text:p>
          </table:table-cell>
          <table:table-cell office:value-type="string" table:style-name="ce1">
            <text:p>WB.ASCENDA CROSS LINK, BLK, NOS</text:p>
          </table:table-cell>
          <table:table-cell office:value-type="string" table:style-name="ce1">
            <text:p>WB.ASCENDA-CROSS-LINK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683" table:style-name="ce2">
            <text:p>910002683</text:p>
          </table:table-cell>
          <table:table-cell office:value-type="string" table:style-name="ce1">
            <text:p>FOLDED DUFFEL BAG L CONCISOR 6, RED, NOS</text:p>
          </table:table-cell>
          <table:table-cell office:value-type="string" table:style-name="ce1">
            <text:p>FOLDED-DUFFEL-BAG-L-CONCISOR-6,-RED,-NOS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04" table:style-name="ce2">
            <text:p>910002704</text:p>
          </table:table-cell>
          <table:table-cell office:value-type="string" table:style-name="ce1">
            <text:p>T.P HZL ASCENT, BLK, NOS</text:p>
          </table:table-cell>
          <table:table-cell office:value-type="string" table:style-name="ce1">
            <text:p>T.P-HZL-ASCENT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05" table:style-name="ce2">
            <text:p>910002705</text:p>
          </table:table-cell>
          <table:table-cell office:value-type="string" table:style-name="ce1">
            <text:p>TP.HZL COMP DESCENT, BLK, NOS</text:p>
          </table:table-cell>
          <table:table-cell office:value-type="string" table:style-name="ce1">
            <text:p>TP.HZL-COMP-DESCENT,-BLK,-NO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08" table:style-name="ce2">
            <text:p>910002708</text:p>
          </table:table-cell>
          <table:table-cell office:value-type="string" table:style-name="ce1">
            <text:p>LEG PACK S MIGRATE 1989, BRW, NOS</text:p>
          </table:table-cell>
          <table:table-cell office:value-type="string" table:style-name="ce1">
            <text:p>LEG-PACK-S-MIGRATE-1989,-BRW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16" table:style-name="ce2">
            <text:p>910002716</text:p>
          </table:table-cell>
          <table:table-cell office:value-type="string" table:style-name="ce1">
            <text:p>K.KARTHALA 3.0, GRY, NOS</text:p>
          </table:table-cell>
          <table:table-cell office:value-type="string" table:style-name="ce1">
            <text:p>K.KARTHALA-3.0,-GRY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30" table:style-name="ce2">
            <text:p>910002730</text:p>
          </table:table-cell>
          <table:table-cell office:value-type="string" table:style-name="ce1">
            <text:p>MF HEADWEAR HIGH NOTE TRAIL WS, NOC, NOS</text:p>
          </table:table-cell>
          <table:table-cell office:value-type="string" table:style-name="ce1">
            <text:p>MF-HEADWEAR-HIGH-NOTE-TRAIL-WS,-NOC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31" table:style-name="ce2">
            <text:p>910002731</text:p>
          </table:table-cell>
          <table:table-cell office:value-type="string" table:style-name="ce1">
            <text:p>MF H.WEAR M.SERIES CLIMBER EXP, NOC, NOS</text:p>
          </table:table-cell>
          <table:table-cell office:value-type="string" table:style-name="ce1">
            <text:p>MF-H.WEAR-M.SERIES-CLIMBER-EXP,-NOC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50" table:style-name="ce2">
            <text:p>910002750</text:p>
          </table:table-cell>
          <table:table-cell office:value-type="string" table:style-name="ce1">
            <text:p>T. NORTH WALL L/M, NOC, L</text:p>
          </table:table-cell>
          <table:table-cell office:value-type="string" table:style-name="ce1">
            <text:p>T.-NORTH-WALL-L/M,-NOC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56" table:style-name="ce2">
            <text:p>910002756</text:p>
          </table:table-cell>
          <table:table-cell office:value-type="string" table:style-name="ce1">
            <text:p>T. M. WALK REVERSIBLE 1989 L/XL, NAV, L</text:p>
          </table:table-cell>
          <table:table-cell office:value-type="string" table:style-name="ce1">
            <text:p>T.-M.-WALK-REVERSIBLE-1989-L/XL,-NAV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63" table:style-name="ce2">
            <text:p>910002763</text:p>
          </table:table-cell>
          <table:table-cell office:value-type="string" table:style-name="ce1">
            <text:p>T.HAT INFANTRY L, BLU, L</text:p>
          </table:table-cell>
          <table:table-cell office:value-type="string" table:style-name="ce1">
            <text:p>T.HAT-INFANTRY-L,-BLU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819" table:style-name="ce2">
            <text:p>910002819</text:p>
          </table:table-cell>
          <table:table-cell office:value-type="string" table:style-name="ce1">
            <text:p>GELANG LEATHER SLIDER VIPER 19, NOC, NOS</text:p>
          </table:table-cell>
          <table:table-cell office:value-type="string" table:style-name="ce1">
            <text:p>GELANG-LEATHER-SLIDER-VIPER-19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821" table:style-name="ce2">
            <text:p>910002821</text:p>
          </table:table-cell>
          <table:table-cell office:value-type="string" table:style-name="ce1">
            <text:p>J.EG REVERSIBLE PARKA HOODY L, RED, L</text:p>
          </table:table-cell>
          <table:table-cell office:value-type="string" table:style-name="ce1">
            <text:p>J.EG-REVERSIBLE-PARKA-HOODY-L,-RED,-L</text:p>
          </table:table-cell>
          <table:table-cell office:value-type="float" office:value="589000" table:style-name="ce1">
            <text:p>589000</text:p>
          </table:table-cell>
          <table:table-cell office:value-type="float" office:value="589000" table:style-name="ce1">
            <text:p>5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994" table:style-name="ce2">
            <text:p>910002994</text:p>
          </table:table-cell>
          <table:table-cell office:value-type="string" table:style-name="ce1">
            <text:p>2442 CARABINER WITH NUT A, NOC, NOS</text:p>
          </table:table-cell>
          <table:table-cell office:value-type="string" table:style-name="ce1">
            <text:p>2442-CARABINER-WITH-NUT-A,-NOC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046" table:style-name="ce2">
            <text:p>910003046</text:p>
          </table:table-cell>
          <table:table-cell office:value-type="string" table:style-name="ce1">
            <text:p>LEGPACK M MILITANT, BLK, NOS</text:p>
          </table:table-cell>
          <table:table-cell office:value-type="string" table:style-name="ce1">
            <text:p>LEGPACK-M-MILITANT,-BLK,-NOS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054" table:style-name="ce2">
            <text:p>910003054</text:p>
          </table:table-cell>
          <table:table-cell office:value-type="string" table:style-name="ce1">
            <text:p>K.THINSULATE EASTERN HEAD, GRE, NOS</text:p>
          </table:table-cell>
          <table:table-cell office:value-type="string" table:style-name="ce1">
            <text:p>K.THINSULATE-EASTERN-HEAD,-GRE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077" table:style-name="ce2">
            <text:p>910003077</text:p>
          </table:table-cell>
          <table:table-cell office:value-type="string" table:style-name="ce1">
            <text:p>J.BOMBERS 1989, BLK, L</text:p>
          </table:table-cell>
          <table:table-cell office:value-type="string" table:style-name="ce1">
            <text:p>J.BOMBERS-1989,-BLK,-L</text:p>
          </table:table-cell>
          <table:table-cell office:value-type="float" office:value="569000" table:style-name="ce1">
            <text:p>569000</text:p>
          </table:table-cell>
          <table:table-cell office:value-type="float" office:value="569000" table:style-name="ce1">
            <text:p>5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081" table:style-name="ce2">
            <text:p>910003081</text:p>
          </table:table-cell>
          <table:table-cell office:value-type="string" table:style-name="ce1">
            <text:p>K.RIDING STRIPSIDE, RED, L</text:p>
          </table:table-cell>
          <table:table-cell office:value-type="string" table:style-name="ce1">
            <text:p>K.RIDING-STRIPSIDE,-RED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084" table:style-name="ce2">
            <text:p>910003084</text:p>
          </table:table-cell>
          <table:table-cell office:value-type="string" table:style-name="ce1">
            <text:p>K.CARTENZ PYRAMID, RED, L</text:p>
          </table:table-cell>
          <table:table-cell office:value-type="string" table:style-name="ce1">
            <text:p>K.CARTENZ-PYRAMID,-RED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102" table:style-name="ce2">
            <text:p>910003102</text:p>
          </table:table-cell>
          <table:table-cell office:value-type="string" table:style-name="ce1">
            <text:p>J.SKYBOMB 1989, GRY, L</text:p>
          </table:table-cell>
          <table:table-cell office:value-type="string" table:style-name="ce1">
            <text:p>J.SKYBOMB-1989,-GRY,-L</text:p>
          </table:table-cell>
          <table:table-cell office:value-type="float" office:value="579000" table:style-name="ce1">
            <text:p>579000</text:p>
          </table:table-cell>
          <table:table-cell office:value-type="float" office:value="579000" table:style-name="ce1">
            <text:p>5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111" table:style-name="ce2">
            <text:p>910003111</text:p>
          </table:table-cell>
          <table:table-cell office:value-type="string" table:style-name="ce1">
            <text:p>T. RD SCAR-RIDE, RED, L</text:p>
          </table:table-cell>
          <table:table-cell office:value-type="string" table:style-name="ce1">
            <text:p>T.-RD-SCAR-RIDE,-RED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162" table:style-name="ce2">
            <text:p>910003162</text:p>
          </table:table-cell>
          <table:table-cell office:value-type="string" table:style-name="ce1">
            <text:p>D. GEOMETRICA, BRW, NOS</text:p>
          </table:table-cell>
          <table:table-cell office:value-type="string" table:style-name="ce1">
            <text:p>D.-GEOMETRICA,-BRW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178" table:style-name="ce2">
            <text:p>910003178</text:p>
          </table:table-cell>
          <table:table-cell office:value-type="string" table:style-name="ce1">
            <text:p>ASTON KEYCHAIN, BLK, NOS</text:p>
          </table:table-cell>
          <table:table-cell office:value-type="string" table:style-name="ce1">
            <text:p>ASTON-KEYCHAIN,-BLK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191" table:style-name="ce2">
            <text:p>910003191</text:p>
          </table:table-cell>
          <table:table-cell office:value-type="string" table:style-name="ce1">
            <text:p>T-SHIRT ONE MAN RD, BLK, S</text:p>
          </table:table-cell>
          <table:table-cell office:value-type="string" table:style-name="ce1">
            <text:p>T-SHIRT-ONE-MAN-RD,-BLK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17" table:style-name="ce2">
            <text:p>910003217</text:p>
          </table:table-cell>
          <table:table-cell office:value-type="string" table:style-name="ce1">
            <text:p>FLEXION BELT 1989, BLK, L</text:p>
          </table:table-cell>
          <table:table-cell office:value-type="string" table:style-name="ce1">
            <text:p>FLEXION-BELT-1989,-BLK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21" table:style-name="ce2">
            <text:p>910003221</text:p>
          </table:table-cell>
          <table:table-cell office:value-type="string" table:style-name="ce1">
            <text:p>ARKHAM T-SHIRT 1989, BLK, S</text:p>
          </table:table-cell>
          <table:table-cell office:value-type="string" table:style-name="ce1">
            <text:p>ARKHAM-T-SHIRT-1989,-BLK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39" table:style-name="ce2">
            <text:p>910003239</text:p>
          </table:table-cell>
          <table:table-cell office:value-type="string" table:style-name="ce1">
            <text:p>D. GYROCOMPASS, BLU, NOS</text:p>
          </table:table-cell>
          <table:table-cell office:value-type="string" table:style-name="ce1">
            <text:p>D.-GYROCOMPASS,-BLU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62" table:style-name="ce2">
            <text:p>910003262</text:p>
          </table:table-cell>
          <table:table-cell office:value-type="string" table:style-name="ce1">
            <text:p>MOTO-HEAD HELMET LINER RD, BLK, NOS</text:p>
          </table:table-cell>
          <table:table-cell office:value-type="string" table:style-name="ce1">
            <text:p>MOTO-HEAD-HELMET-LINER-RD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82" table:style-name="ce2">
            <text:p>910003282</text:p>
          </table:table-cell>
          <table:table-cell office:value-type="string" table:style-name="ce1">
            <text:p>SOLUNA LANTERN, GRE, NOS</text:p>
          </table:table-cell>
          <table:table-cell office:value-type="string" table:style-name="ce1">
            <text:p>SOLUNA-LANTERN,-GRE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85" table:style-name="ce2">
            <text:p>910003285</text:p>
          </table:table-cell>
          <table:table-cell office:value-type="string" table:style-name="ce1">
            <text:p>APOLLO HEADLAMP, BLK, NOS</text:p>
          </table:table-cell>
          <table:table-cell office:value-type="string" table:style-name="ce1">
            <text:p>APOLLO-HEADLAMP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86" table:style-name="ce2">
            <text:p>910003286</text:p>
          </table:table-cell>
          <table:table-cell office:value-type="string" table:style-name="ce1">
            <text:p>CRITE HEADLAMP, GRE, NOS</text:p>
          </table:table-cell>
          <table:table-cell office:value-type="string" table:style-name="ce1">
            <text:p>CRITE-HEADLAMP,-GRE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87" table:style-name="ce2">
            <text:p>910003287</text:p>
          </table:table-cell>
          <table:table-cell office:value-type="string" table:style-name="ce1">
            <text:p>ALPHA TORCH, BLK, NOS</text:p>
          </table:table-cell>
          <table:table-cell office:value-type="string" table:style-name="ce1">
            <text:p>ALPHA-TORCH,-BL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88" table:style-name="ce2">
            <text:p>910003288</text:p>
          </table:table-cell>
          <table:table-cell office:value-type="string" table:style-name="ce1">
            <text:p>BETA TORCH, BLU, NOS</text:p>
          </table:table-cell>
          <table:table-cell office:value-type="string" table:style-name="ce1">
            <text:p>BETA-TORCH,-BLU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94" table:style-name="ce2">
            <text:p>910003294</text:p>
          </table:table-cell>
          <table:table-cell office:value-type="string" table:style-name="ce1">
            <text:p>K. POLO TRAILHAWK, BLU, S</text:p>
          </table:table-cell>
          <table:table-cell office:value-type="string" table:style-name="ce1">
            <text:p>K.-POLO-TRAILHAWK,-BLU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95" table:style-name="ce2">
            <text:p>910003295</text:p>
          </table:table-cell>
          <table:table-cell office:value-type="string" table:style-name="ce1">
            <text:p>PRIDE-WP SLING WAIST BAG, BLK, NOS</text:p>
          </table:table-cell>
          <table:table-cell office:value-type="string" table:style-name="ce1">
            <text:p>PRIDE-WP-SLING-WAIST-BAG,-BLK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08" table:style-name="ce2">
            <text:p>910003308</text:p>
          </table:table-cell>
          <table:table-cell office:value-type="string" table:style-name="ce1">
            <text:p>RATTLER WAIST BAG, BLK, NOS</text:p>
          </table:table-cell>
          <table:table-cell office:value-type="string" table:style-name="ce1">
            <text:p>RATTLER-WAIST-BAG,-BLK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15" table:style-name="ce2">
            <text:p>910003315</text:p>
          </table:table-cell>
          <table:table-cell office:value-type="string" table:style-name="ce1">
            <text:p>J. WARMER WS, BLU, NOS</text:p>
          </table:table-cell>
          <table:table-cell office:value-type="string" table:style-name="ce1">
            <text:p>J.-WARMER-WS,-BLU,-NO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17" table:style-name="ce2">
            <text:p>910003317</text:p>
          </table:table-cell>
          <table:table-cell office:value-type="string" table:style-name="ce1">
            <text:p>J. WARMER KIDS, BLU, S</text:p>
          </table:table-cell>
          <table:table-cell office:value-type="string" table:style-name="ce1">
            <text:p>J.-WARMER-KIDS,-BLU,-S</text:p>
          </table:table-cell>
          <table:table-cell office:value-type="float" office:value="409000" table:style-name="ce1">
            <text:p>409000</text:p>
          </table:table-cell>
          <table:table-cell office:value-type="float" office:value="409000" table:style-name="ce1">
            <text:p>4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18" table:style-name="ce2">
            <text:p>910003318</text:p>
          </table:table-cell>
          <table:table-cell office:value-type="string" table:style-name="ce1">
            <text:p>J. WARMER MEN, BLU, S</text:p>
          </table:table-cell>
          <table:table-cell office:value-type="string" table:style-name="ce1">
            <text:p>J.-WARMER-MEN,-BLU,-S</text:p>
          </table:table-cell>
          <table:table-cell office:value-type="float" office:value="489000" table:style-name="ce1">
            <text:p>489000</text:p>
          </table:table-cell>
          <table:table-cell office:value-type="float" office:value="489000" table:style-name="ce1">
            <text:p>4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33" table:style-name="ce2">
            <text:p>910003333</text:p>
          </table:table-cell>
          <table:table-cell office:value-type="string" table:style-name="ce1">
            <text:p>NIGHT SPARKLE SWEATER 1989, BLK, S</text:p>
          </table:table-cell>
          <table:table-cell office:value-type="string" table:style-name="ce1">
            <text:p>NIGHT-SPARKLE-SWEATER-1989,-BLK,-S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40" table:style-name="ce2">
            <text:p>910003340</text:p>
          </table:table-cell>
          <table:table-cell office:value-type="string" table:style-name="ce1">
            <text:p>ROCKMASTER RUCKSACK 50L, BLK, NOS</text:p>
          </table:table-cell>
          <table:table-cell office:value-type="string" table:style-name="ce1">
            <text:p>ROCKMASTER-RUCKSACK-50L,-BLK,-NOS</text:p>
          </table:table-cell>
          <table:table-cell office:value-type="float" office:value="1099000" table:style-name="ce1">
            <text:p>1099000</text:p>
          </table:table-cell>
          <table:table-cell office:value-type="float" office:value="1099000" table:style-name="ce1">
            <text:p>10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58" table:style-name="ce2">
            <text:p>910003358</text:p>
          </table:table-cell>
          <table:table-cell office:value-type="string" table:style-name="ce1">
            <text:p>BAITOU WATCH, BLU, NOS</text:p>
          </table:table-cell>
          <table:table-cell office:value-type="string" table:style-name="ce1">
            <text:p>BAITOU-WATCH,-BLU,-NOS</text:p>
          </table:table-cell>
          <table:table-cell office:value-type="float" office:value="659000" table:style-name="ce1">
            <text:p>659000</text:p>
          </table:table-cell>
          <table:table-cell office:value-type="float" office:value="659000" table:style-name="ce1">
            <text:p>6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83" table:style-name="ce2">
            <text:p>910003383</text:p>
          </table:table-cell>
          <table:table-cell office:value-type="string" table:style-name="ce1">
            <text:p>VOODOO WATER BOTTLE, SIL, NOS</text:p>
          </table:table-cell>
          <table:table-cell office:value-type="string" table:style-name="ce1">
            <text:p>VOODOO-WATER-BOTTLE,-SIL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90" table:style-name="ce2">
            <text:p>910003390</text:p>
          </table:table-cell>
          <table:table-cell office:value-type="string" table:style-name="ce1">
            <text:p>BAXTER KEYCHAIN RD, BRW, NOS</text:p>
          </table:table-cell>
          <table:table-cell office:value-type="string" table:style-name="ce1">
            <text:p>BAXTER-KEYCHAIN-RD,-BRW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02" table:style-name="ce2">
            <text:p>910003402</text:p>
          </table:table-cell>
          <table:table-cell office:value-type="string" table:style-name="ce1">
            <text:p>ALUMINIUM TENT PEGS 6 PCS, RED, NOS</text:p>
          </table:table-cell>
          <table:table-cell office:value-type="string" table:style-name="ce1">
            <text:p>ALUMINIUM-TENT-PEGS-6-PCS,-RED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03" table:style-name="ce2">
            <text:p>910003403</text:p>
          </table:table-cell>
          <table:table-cell office:value-type="string" table:style-name="ce1">
            <text:p>REFLECTIVE ROPE, ORA, NOS</text:p>
          </table:table-cell>
          <table:table-cell office:value-type="string" table:style-name="ce1">
            <text:p>REFLECTIVE-ROPE,-ORA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04" table:style-name="ce2">
            <text:p>910003404</text:p>
          </table:table-cell>
          <table:table-cell office:value-type="string" table:style-name="ce1">
            <text:p>EMERGENCY SLEEPING BAG, SIL, NOS</text:p>
          </table:table-cell>
          <table:table-cell office:value-type="string" table:style-name="ce1">
            <text:p>EMERGENCY-SLEEPING-BAG,-SIL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05" table:style-name="ce2">
            <text:p>910003405</text:p>
          </table:table-cell>
          <table:table-cell office:value-type="string" table:style-name="ce1">
            <text:p>EMERGENCY BLANKET, SIL, NOS</text:p>
          </table:table-cell>
          <table:table-cell office:value-type="string" table:style-name="ce1">
            <text:p>EMERGENCY-BLANKET,-SIL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19" table:style-name="ce2">
            <text:p>910003419</text:p>
          </table:table-cell>
          <table:table-cell office:value-type="string" table:style-name="ce1">
            <text:p>CRAFTER LITE PHONECASE 89, NAV, NOS</text:p>
          </table:table-cell>
          <table:table-cell office:value-type="string" table:style-name="ce1">
            <text:p>CRAFTER-LITE-PHONECASE-89,-NAV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39" table:style-name="ce2">
            <text:p>910003439</text:p>
          </table:table-cell>
          <table:table-cell office:value-type="string" table:style-name="ce1">
            <text:p>DRY BAG 2L (FLAT), GRE, NOS</text:p>
          </table:table-cell>
          <table:table-cell office:value-type="string" table:style-name="ce1">
            <text:p>DRY-BAG-2L-(FLAT),-GRE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40" table:style-name="ce2">
            <text:p>910003440</text:p>
          </table:table-cell>
          <table:table-cell office:value-type="string" table:style-name="ce1">
            <text:p>DRY BAG 4L (FLAT), GRE, NOS</text:p>
          </table:table-cell>
          <table:table-cell office:value-type="string" table:style-name="ce1">
            <text:p>DRY-BAG-4L-(FLAT),-GRE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44" table:style-name="ce2">
            <text:p>910003444</text:p>
          </table:table-cell>
          <table:table-cell office:value-type="string" table:style-name="ce1">
            <text:p>DRY BAG 10L (ROUND), GRE, NOS</text:p>
          </table:table-cell>
          <table:table-cell office:value-type="string" table:style-name="ce1">
            <text:p>DRY-BAG-10L-(ROUND),-GRE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57" table:style-name="ce2">
            <text:p>910003457</text:p>
          </table:table-cell>
          <table:table-cell office:value-type="string" table:style-name="ce1">
            <text:p>DREAM FOAM PAD, BLK, NOS</text:p>
          </table:table-cell>
          <table:table-cell office:value-type="string" table:style-name="ce1">
            <text:p>DREAM-FOAM-PAD,-BLK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90" table:style-name="ce2">
            <text:p>910003490</text:p>
          </table:table-cell>
          <table:table-cell office:value-type="string" table:style-name="ce1">
            <text:p>PACK TOWEL, GRY, S</text:p>
          </table:table-cell>
          <table:table-cell office:value-type="string" table:style-name="ce1">
            <text:p>PACK-TOWEL,-GRY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91" table:style-name="ce2">
            <text:p>910003491</text:p>
          </table:table-cell>
          <table:table-cell office:value-type="string" table:style-name="ce1">
            <text:p>PACK TOWEL A, GRE, M</text:p>
          </table:table-cell>
          <table:table-cell office:value-type="string" table:style-name="ce1">
            <text:p>PACK-TOWEL-A,-GRE,-M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92" table:style-name="ce2">
            <text:p>910003492</text:p>
          </table:table-cell>
          <table:table-cell office:value-type="string" table:style-name="ce1">
            <text:p>PACK TOWEL B, BLU, L</text:p>
          </table:table-cell>
          <table:table-cell office:value-type="string" table:style-name="ce1">
            <text:p>PACK-TOWEL-B,-BLU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93" table:style-name="ce2">
            <text:p>910003493</text:p>
          </table:table-cell>
          <table:table-cell office:value-type="string" table:style-name="ce1">
            <text:p>TRAVEL TOWEL, GRY, S</text:p>
          </table:table-cell>
          <table:table-cell office:value-type="string" table:style-name="ce1">
            <text:p>TRAVEL-TOWEL,-GRY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94" table:style-name="ce2">
            <text:p>910003494</text:p>
          </table:table-cell>
          <table:table-cell office:value-type="string" table:style-name="ce1">
            <text:p>TRAVEL TOWEL A, GRE, M</text:p>
          </table:table-cell>
          <table:table-cell office:value-type="string" table:style-name="ce1">
            <text:p>TRAVEL-TOWEL-A,-GRE,-M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95" table:style-name="ce2">
            <text:p>910003495</text:p>
          </table:table-cell>
          <table:table-cell office:value-type="string" table:style-name="ce1">
            <text:p>TRAVEL TOWEL B, BLU, L</text:p>
          </table:table-cell>
          <table:table-cell office:value-type="string" table:style-name="ce1">
            <text:p>TRAVEL-TOWEL-B,-BLU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19" table:style-name="ce2">
            <text:p>910003519</text:p>
          </table:table-cell>
          <table:table-cell office:value-type="string" table:style-name="ce1">
            <text:p>CREW COOK SET 2, SIL, NOS</text:p>
          </table:table-cell>
          <table:table-cell office:value-type="string" table:style-name="ce1">
            <text:p>CREW-COOK-SET-2,-SIL,-NOS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21" table:style-name="ce2">
            <text:p>910003521</text:p>
          </table:table-cell>
          <table:table-cell office:value-type="string" table:style-name="ce1">
            <text:p>CREW COOK SET 4, SIL, NOS</text:p>
          </table:table-cell>
          <table:table-cell office:value-type="string" table:style-name="ce1">
            <text:p>CREW-COOK-SET-4,-SIL,-NOS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23" table:style-name="ce2">
            <text:p>910003523</text:p>
          </table:table-cell>
          <table:table-cell office:value-type="string" table:style-name="ce1">
            <text:p>DREAM PILLOW, BLK, NOS</text:p>
          </table:table-cell>
          <table:table-cell office:value-type="string" table:style-name="ce1">
            <text:p>DREAM-PILLOW,-BLK,-NO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24" table:style-name="ce2">
            <text:p>910003524</text:p>
          </table:table-cell>
          <table:table-cell office:value-type="string" table:style-name="ce1">
            <text:p>FOLDING STOOL, NAV, NOS</text:p>
          </table:table-cell>
          <table:table-cell office:value-type="string" table:style-name="ce1">
            <text:p>FOLDING-STOOL,-NAV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25" table:style-name="ce2">
            <text:p>910003525</text:p>
          </table:table-cell>
          <table:table-cell office:value-type="string" table:style-name="ce1">
            <text:p>CAMP CHAIR, ORA, NOS</text:p>
          </table:table-cell>
          <table:table-cell office:value-type="string" table:style-name="ce1">
            <text:p>CAMP-CHAIR,-ORA,-NOS</text:p>
          </table:table-cell>
          <table:table-cell office:value-type="float" office:value="609000" table:style-name="ce1">
            <text:p>609000</text:p>
          </table:table-cell>
          <table:table-cell office:value-type="float" office:value="609000" table:style-name="ce1">
            <text:p>6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26" table:style-name="ce2">
            <text:p>910003526</text:p>
          </table:table-cell>
          <table:table-cell office:value-type="string" table:style-name="ce1">
            <text:p>CAMP TABLE, ORA, NOS</text:p>
          </table:table-cell>
          <table:table-cell office:value-type="string" table:style-name="ce1">
            <text:p>CAMP-TABLE,-ORA,-NOS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38" table:style-name="ce2">
            <text:p>910003538</text:p>
          </table:table-cell>
          <table:table-cell office:value-type="string" table:style-name="ce1">
            <text:p>TRAIL ENDURO TREKKING POLE, ORA, NOS</text:p>
          </table:table-cell>
          <table:table-cell office:value-type="string" table:style-name="ce1">
            <text:p>TRAIL-ENDURO-TREKKING-POLE,-ORA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62" table:style-name="ce2">
            <text:p>910003562</text:p>
          </table:table-cell>
          <table:table-cell office:value-type="string" table:style-name="ce1">
            <text:p>KAMBERA S/S SHIRT 1989, BLU, S</text:p>
          </table:table-cell>
          <table:table-cell office:value-type="string" table:style-name="ce1">
            <text:p>KAMBERA-S/S-SHIRT-1989,-BLU,-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25" table:style-name="ce2">
            <text:p>910003625</text:p>
          </table:table-cell>
          <table:table-cell office:value-type="string" table:style-name="ce1">
            <text:p>HEAT T-SHIRT, BLU, S</text:p>
          </table:table-cell>
          <table:table-cell office:value-type="string" table:style-name="ce1">
            <text:p>HEAT-T-SHIRT,-BLU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45" table:style-name="ce2">
            <text:p>910003645</text:p>
          </table:table-cell>
          <table:table-cell office:value-type="string" table:style-name="ce1">
            <text:p>VALOR TREKING POLE, BLK, NOS</text:p>
          </table:table-cell>
          <table:table-cell office:value-type="string" table:style-name="ce1">
            <text:p>VALOR-TREKING-POLE,-BLK,-NO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46" table:style-name="ce2">
            <text:p>910003646</text:p>
          </table:table-cell>
          <table:table-cell office:value-type="string" table:style-name="ce1">
            <text:p>TENACITY TRACKING POLE, BLK, NOS</text:p>
          </table:table-cell>
          <table:table-cell office:value-type="string" table:style-name="ce1">
            <text:p>TENACITY-TRACKING-POLE,-BLK,-NO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55" table:style-name="ce2">
            <text:p>910003655</text:p>
          </table:table-cell>
          <table:table-cell office:value-type="string" table:style-name="ce1">
            <text:p>PHAETON 1.1 RIDING GLOVES, BLK, L</text:p>
          </table:table-cell>
          <table:table-cell office:value-type="string" table:style-name="ce1">
            <text:p>PHAETON-1.1-RIDING-GLOVES,-BLK,-L</text:p>
          </table:table-cell>
          <table:table-cell office:value-type="float" office:value="425000" table:style-name="ce1">
            <text:p>425000</text:p>
          </table:table-cell>
          <table:table-cell office:value-type="float" office:value="425000" table:style-name="ce1">
            <text:p>425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71" table:style-name="ce2">
            <text:p>910003671</text:p>
          </table:table-cell>
          <table:table-cell office:value-type="string" table:style-name="ce1">
            <text:p>HARVEY JACKET RD, BLK, S</text:p>
          </table:table-cell>
          <table:table-cell office:value-type="string" table:style-name="ce1">
            <text:p>HARVEY-JACKET-RD,-BLK,-S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82" table:style-name="ce2">
            <text:p>910003682</text:p>
          </table:table-cell>
          <table:table-cell office:value-type="string" table:style-name="ce1">
            <text:p>FOLDING TROWEL, SIL, NOS</text:p>
          </table:table-cell>
          <table:table-cell office:value-type="string" table:style-name="ce1">
            <text:p>FOLDING-TROWEL,-SIL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99" table:style-name="ce2">
            <text:p>910003699</text:p>
          </table:table-cell>
          <table:table-cell office:value-type="string" table:style-name="ce1">
            <text:p>SLEEP SACK 1000, RED, NOS</text:p>
          </table:table-cell>
          <table:table-cell office:value-type="string" table:style-name="ce1">
            <text:p>SLEEP-SACK-1000,-RED,-NOS</text:p>
          </table:table-cell>
          <table:table-cell office:value-type="float" office:value="699000" table:style-name="ce1">
            <text:p>699000</text:p>
          </table:table-cell>
          <table:table-cell office:value-type="float" office:value="699000" table:style-name="ce1">
            <text:p>6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00" table:style-name="ce2">
            <text:p>910003700</text:p>
          </table:table-cell>
          <table:table-cell office:value-type="string" table:style-name="ce1">
            <text:p>SLEEP SACK 600, NAV, NOS</text:p>
          </table:table-cell>
          <table:table-cell office:value-type="string" table:style-name="ce1">
            <text:p>SLEEP-SACK-600,-NAV,-NOS</text:p>
          </table:table-cell>
          <table:table-cell office:value-type="float" office:value="559000" table:style-name="ce1">
            <text:p>559000</text:p>
          </table:table-cell>
          <table:table-cell office:value-type="float" office:value="559000" table:style-name="ce1">
            <text:p>5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36" table:style-name="ce2">
            <text:p>910003736</text:p>
          </table:table-cell>
          <table:table-cell office:value-type="string" table:style-name="ce1">
            <text:p>PORTER L/S T-SHIRT, BLU, S</text:p>
          </table:table-cell>
          <table:table-cell office:value-type="string" table:style-name="ce1">
            <text:p>PORTER-L/S-T-SHIRT,-BLU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72" table:style-name="ce2">
            <text:p>910003772</text:p>
          </table:table-cell>
          <table:table-cell office:value-type="string" table:style-name="ce1">
            <text:p>LEATHERIAN WALLET, BRW, NOS</text:p>
          </table:table-cell>
          <table:table-cell office:value-type="string" table:style-name="ce1">
            <text:p>LEATHERIAN-WALLET,-BRW,-NO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77" table:style-name="ce2">
            <text:p>910003777</text:p>
          </table:table-cell>
          <table:table-cell office:value-type="string" table:style-name="ce1">
            <text:p>MATCHES CAPSULE M, BLU, NOS</text:p>
          </table:table-cell>
          <table:table-cell office:value-type="string" table:style-name="ce1">
            <text:p>MATCHES-CAPSULE-M,-BLU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78" table:style-name="ce2">
            <text:p>910003778</text:p>
          </table:table-cell>
          <table:table-cell office:value-type="string" table:style-name="ce1">
            <text:p>ETHNIC KEYCHAIN, BLK, NOS</text:p>
          </table:table-cell>
          <table:table-cell office:value-type="string" table:style-name="ce1">
            <text:p>ETHNIC-KEYCHAIN,-BLK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80" table:style-name="ce2">
            <text:p>910003780</text:p>
          </table:table-cell>
          <table:table-cell office:value-type="string" table:style-name="ce1">
            <text:p>BOTTLE OPENER 02, GRE, NOS</text:p>
          </table:table-cell>
          <table:table-cell office:value-type="string" table:style-name="ce1">
            <text:p>BOTTLE-OPENER-02,-GRE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83" table:style-name="ce2">
            <text:p>910003783</text:p>
          </table:table-cell>
          <table:table-cell office:value-type="string" table:style-name="ce1">
            <text:p>CREEK 5P TENT, ORA, NOS</text:p>
          </table:table-cell>
          <table:table-cell office:value-type="string" table:style-name="ce1">
            <text:p>CREEK-5P-TENT,-ORA,-NOS</text:p>
          </table:table-cell>
          <table:table-cell office:value-type="float" office:value="1899000" table:style-name="ce1">
            <text:p>1899000</text:p>
          </table:table-cell>
          <table:table-cell office:value-type="float" office:value="1899000" table:style-name="ce1">
            <text:p>18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84" table:style-name="ce2">
            <text:p>910003784</text:p>
          </table:table-cell>
          <table:table-cell office:value-type="string" table:style-name="ce1">
            <text:p>RENDEZVOUS 6P TENT, ORA, NOS</text:p>
          </table:table-cell>
          <table:table-cell office:value-type="string" table:style-name="ce1">
            <text:p>RENDEZVOUS-6P-TENT,-ORA,-NOS</text:p>
          </table:table-cell>
          <table:table-cell office:value-type="float" office:value="2549000" table:style-name="ce1">
            <text:p>2549000</text:p>
          </table:table-cell>
          <table:table-cell office:value-type="float" office:value="2549000" table:style-name="ce1">
            <text:p>25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90" table:style-name="ce2">
            <text:p>910003790</text:p>
          </table:table-cell>
          <table:table-cell office:value-type="string" table:style-name="ce1">
            <text:p>DRAGONFLY 2.0 SUNGLASSES, BLU, NOS</text:p>
          </table:table-cell>
          <table:table-cell office:value-type="string" table:style-name="ce1">
            <text:p>DRAGONFLY-2.0-SUNGLASSES,-BLU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28" table:style-name="ce2">
            <text:p>910003828</text:p>
          </table:table-cell>
          <table:table-cell office:value-type="string" table:style-name="ce1">
            <text:p>CAMPERS CARAFE, SIL, NOS</text:p>
          </table:table-cell>
          <table:table-cell office:value-type="string" table:style-name="ce1">
            <text:p>CAMPERS-CARAFE,-SIL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31" table:style-name="ce2">
            <text:p>910003831</text:p>
          </table:table-cell>
          <table:table-cell office:value-type="string" table:style-name="ce1">
            <text:p>PLAID 1.2 JACKET RD, BLK, S</text:p>
          </table:table-cell>
          <table:table-cell office:value-type="string" table:style-name="ce1">
            <text:p>PLAID-1.2-JACKET-RD,-BLK,-S</text:p>
          </table:table-cell>
          <table:table-cell office:value-type="float" office:value="559000" table:style-name="ce1">
            <text:p>559000</text:p>
          </table:table-cell>
          <table:table-cell office:value-type="float" office:value="559000" table:style-name="ce1">
            <text:p>5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34" table:style-name="ce2">
            <text:p>910003834</text:p>
          </table:table-cell>
          <table:table-cell office:value-type="string" table:style-name="ce1">
            <text:p>WATERPROOF CASE, BLK, NOS</text:p>
          </table:table-cell>
          <table:table-cell office:value-type="string" table:style-name="ce1">
            <text:p>WATERPROOF-CASE,-BLK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44" table:style-name="ce2">
            <text:p>910003844</text:p>
          </table:table-cell>
          <table:table-cell office:value-type="string" table:style-name="ce1">
            <text:p>STREAMLINE 45 (MS) CARRIER, NAV, NOS</text:p>
          </table:table-cell>
          <table:table-cell office:value-type="string" table:style-name="ce1">
            <text:p>STREAMLINE-45-(MS)-CARRIER,-NAV,-NOS</text:p>
          </table:table-cell>
          <table:table-cell office:value-type="float" office:value="799000" table:style-name="ce1">
            <text:p>799000</text:p>
          </table:table-cell>
          <table:table-cell office:value-type="float" office:value="799000" table:style-name="ce1">
            <text:p>7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51" table:style-name="ce2">
            <text:p>910003851</text:p>
          </table:table-cell>
          <table:table-cell office:value-type="string" table:style-name="ce1">
            <text:p>HIKING SOCKS, BLU, L</text:p>
          </table:table-cell>
          <table:table-cell office:value-type="string" table:style-name="ce1">
            <text:p>HIKING-SOCKS,-BLU,-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62" table:style-name="ce2">
            <text:p>910003862</text:p>
          </table:table-cell>
          <table:table-cell office:value-type="string" table:style-name="ce1">
            <text:p>GRAPHON V.3, BLK, NOS</text:p>
          </table:table-cell>
          <table:table-cell office:value-type="string" table:style-name="ce1">
            <text:p>GRAPHON-V.3,-BLK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64" table:style-name="ce2">
            <text:p>910003864</text:p>
          </table:table-cell>
          <table:table-cell office:value-type="string" table:style-name="ce1">
            <text:p>SOLAR SHOWER 20L, ORA, NOS</text:p>
          </table:table-cell>
          <table:table-cell office:value-type="string" table:style-name="ce1">
            <text:p>SOLAR-SHOWER-20L,-ORA,-NOS</text:p>
          </table:table-cell>
          <table:table-cell office:value-type="float" office:value="250000" table:style-name="ce1">
            <text:p>250000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89" table:style-name="ce2">
            <text:p>910003889</text:p>
          </table:table-cell>
          <table:table-cell office:value-type="string" table:style-name="ce1">
            <text:p>TRAVERSE 1.0 SHOULDER BAG, BLK, NOS</text:p>
          </table:table-cell>
          <table:table-cell office:value-type="string" table:style-name="ce1">
            <text:p>TRAVERSE-1.0-SHOULDER-BAG,-BLK,-NO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19" table:style-name="ce2">
            <text:p>910003919</text:p>
          </table:table-cell>
          <table:table-cell office:value-type="string" table:style-name="ce1">
            <text:p>DICKSON BEANIES, BLK, L</text:p>
          </table:table-cell>
          <table:table-cell office:value-type="string" table:style-name="ce1">
            <text:p>DICKSON-BEANIES,-BLK,-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23" table:style-name="ce2">
            <text:p>910003923</text:p>
          </table:table-cell>
          <table:table-cell office:value-type="string" table:style-name="ce1">
            <text:p>MILESTONE TRUCKER CAPS, GRE, L</text:p>
          </table:table-cell>
          <table:table-cell office:value-type="string" table:style-name="ce1">
            <text:p>MILESTONE-TRUCKER-CAPS,-GRE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24" table:style-name="ce2">
            <text:p>910003924</text:p>
          </table:table-cell>
          <table:table-cell office:value-type="string" table:style-name="ce1">
            <text:p>CUSTOM GARAGE TRUCKER CAPS, GRY, L</text:p>
          </table:table-cell>
          <table:table-cell office:value-type="string" table:style-name="ce1">
            <text:p>CUSTOM-GARAGE-TRUCKER-CAPS,-GRY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28" table:style-name="ce2">
            <text:p>910003928</text:p>
          </table:table-cell>
          <table:table-cell office:value-type="string" table:style-name="ce1">
            <text:p>QUESTER 3.0 SHORTPANTS, BLK, 29</text:p>
          </table:table-cell>
          <table:table-cell office:value-type="string" table:style-name="ce1">
            <text:p>QUESTER-3.0-SHORTPANTS,-BLK,-29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35" table:style-name="ce2">
            <text:p>910003935</text:p>
          </table:table-cell>
          <table:table-cell office:value-type="string" table:style-name="ce1">
            <text:p>S2-A14 CFP 033 KEYCHAIN, MAR, NOS</text:p>
          </table:table-cell>
          <table:table-cell office:value-type="string" table:style-name="ce1">
            <text:p>S2-A14-CFP-033-KEYCHAIN,-MAR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36" table:style-name="ce2">
            <text:p>910003936</text:p>
          </table:table-cell>
          <table:table-cell office:value-type="string" table:style-name="ce1">
            <text:p>S1-D3 CFP 141 RUST KEYCHAIN, RED, NOS</text:p>
          </table:table-cell>
          <table:table-cell office:value-type="string" table:style-name="ce1">
            <text:p>S1-D3-CFP-141-RUST-KEYCHAIN,-RED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45" table:style-name="ce2">
            <text:p>910003945</text:p>
          </table:table-cell>
          <table:table-cell office:value-type="string" table:style-name="ce1">
            <text:p>PARACORD BRACELET SURVIVAL 1, OLI, NOS</text:p>
          </table:table-cell>
          <table:table-cell office:value-type="string" table:style-name="ce1">
            <text:p>PARACORD-BRACELET-SURVIVAL-1,-OLI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50" table:style-name="ce2">
            <text:p>910003950</text:p>
          </table:table-cell>
          <table:table-cell office:value-type="string" table:style-name="ce1">
            <text:p>EQUATOR LINE WALLET, BLK, NOS</text:p>
          </table:table-cell>
          <table:table-cell office:value-type="string" table:style-name="ce1">
            <text:p>EQUATOR-LINE-WALLET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52" table:style-name="ce2">
            <text:p>910003952</text:p>
          </table:table-cell>
          <table:table-cell office:value-type="string" table:style-name="ce1">
            <text:p>COMPACT BUCKET 5L, ORA, NOS</text:p>
          </table:table-cell>
          <table:table-cell office:value-type="string" table:style-name="ce1">
            <text:p>COMPACT-BUCKET-5L,-ORA,-NOS</text:p>
          </table:table-cell>
          <table:table-cell office:value-type="float" office:value="155000" table:style-name="ce1">
            <text:p>155000</text:p>
          </table:table-cell>
          <table:table-cell office:value-type="float" office:value="155000" table:style-name="ce1">
            <text:p>155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68" table:style-name="ce2">
            <text:p>910003968</text:p>
          </table:table-cell>
          <table:table-cell office:value-type="string" table:style-name="ce1">
            <text:p>ALPINE W CROSS SLINGBAG, BLK, NOS</text:p>
          </table:table-cell>
          <table:table-cell office:value-type="string" table:style-name="ce1">
            <text:p>ALPINE-W-CROSS-SLINGBAG,-BLK,-NO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72" table:style-name="ce2">
            <text:p>910003972</text:p>
          </table:table-cell>
          <table:table-cell office:value-type="string" table:style-name="ce1">
            <text:p>QUESTER 2.0 XT PANTS, BLK, 29</text:p>
          </table:table-cell>
          <table:table-cell office:value-type="string" table:style-name="ce1">
            <text:p>QUESTER-2.0-XT-PANTS,-BLK,-29</text:p>
          </table:table-cell>
          <table:table-cell office:value-type="float" office:value="539000" table:style-name="ce1">
            <text:p>539000</text:p>
          </table:table-cell>
          <table:table-cell office:value-type="float" office:value="539000" table:style-name="ce1">
            <text:p>5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78" table:style-name="ce2">
            <text:p>910003978</text:p>
          </table:table-cell>
          <table:table-cell office:value-type="string" table:style-name="ce1">
            <text:p>LAUDFAST MF BANDANA, DGR, NOS</text:p>
          </table:table-cell>
          <table:table-cell office:value-type="string" table:style-name="ce1">
            <text:p>LAUDFAST-MF-BANDANA,-DGR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16" table:style-name="ce2">
            <text:p>910004016</text:p>
          </table:table-cell>
          <table:table-cell office:value-type="string" table:style-name="ce1">
            <text:p>VELLOCITY-SH SHOULDERBAG, BLK, NOS</text:p>
          </table:table-cell>
          <table:table-cell office:value-type="string" table:style-name="ce1">
            <text:p>VELLOCITY-SH-SHOULDERBAG,-BLK,-NO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19" table:style-name="ce2">
            <text:p>910004019</text:p>
          </table:table-cell>
          <table:table-cell office:value-type="string" table:style-name="ce1">
            <text:p>TRAVA TEES S/S 89, BLK, S</text:p>
          </table:table-cell>
          <table:table-cell office:value-type="string" table:style-name="ce1">
            <text:p>TRAVA-TEES-S/S-89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39" table:style-name="ce2">
            <text:p>910004039</text:p>
          </table:table-cell>
          <table:table-cell office:value-type="string" table:style-name="ce1">
            <text:p>AZIMUTH BEANIES, BLK, NOS</text:p>
          </table:table-cell>
          <table:table-cell office:value-type="string" table:style-name="ce1">
            <text:p>AZIMUTH-BEANIES,-BLK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51" table:style-name="ce2">
            <text:p>910004051</text:p>
          </table:table-cell>
          <table:table-cell office:value-type="string" table:style-name="ce1">
            <text:p>PEBBLY SHORES WS SWEATER 89, BRW, S</text:p>
          </table:table-cell>
          <table:table-cell office:value-type="string" table:style-name="ce1">
            <text:p>PEBBLY-SHORES-WS-SWEATER-89,-BRW,-S</text:p>
          </table:table-cell>
          <table:table-cell office:value-type="float" office:value="350000" table:style-name="ce1">
            <text:p>350000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56" table:style-name="ce2">
            <text:p>910004056</text:p>
          </table:table-cell>
          <table:table-cell office:value-type="string" table:style-name="ce1">
            <text:p>RANK BATTALION CAP, BLK, L</text:p>
          </table:table-cell>
          <table:table-cell office:value-type="string" table:style-name="ce1">
            <text:p>RANK-BATTALION-CAP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61" table:style-name="ce2">
            <text:p>910004061</text:p>
          </table:table-cell>
          <table:table-cell office:value-type="string" table:style-name="ce1">
            <text:p>EVOLUTE 1.0 S/S SHIRT, GRE, S</text:p>
          </table:table-cell>
          <table:table-cell office:value-type="string" table:style-name="ce1">
            <text:p>EVOLUTE-1.0-S/S-SHIRT,-GRE,-S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76" table:style-name="ce2">
            <text:p>910004076</text:p>
          </table:table-cell>
          <table:table-cell office:value-type="string" table:style-name="ce1">
            <text:p>HANDLEBAR S/S T-SHIRT RD, GRY, S</text:p>
          </table:table-cell>
          <table:table-cell office:value-type="string" table:style-name="ce1">
            <text:p>HANDLEBAR-S/S-T-SHIRT-RD,-GRY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92" table:style-name="ce2">
            <text:p>910004092</text:p>
          </table:table-cell>
          <table:table-cell office:value-type="string" table:style-name="ce1">
            <text:p>VELLOCITY 1.0 3.LT.BACKPACK, BLK, NOS</text:p>
          </table:table-cell>
          <table:table-cell office:value-type="string" table:style-name="ce1">
            <text:p>VELLOCITY-1.0-3.LT.BACKPACK,-BLK,-NOS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07" table:style-name="ce2">
            <text:p>910004107</text:p>
          </table:table-cell>
          <table:table-cell office:value-type="string" table:style-name="ce1">
            <text:p>TARP POLE, ORA, NOS</text:p>
          </table:table-cell>
          <table:table-cell office:value-type="string" table:style-name="ce1">
            <text:p>TARP-POLE,-ORA,-NOS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28" table:style-name="ce2">
            <text:p>910004128</text:p>
          </table:table-cell>
          <table:table-cell office:value-type="string" table:style-name="ce1">
            <text:p>GRAVEL 1.0 S/S SHIRT, BLK, S</text:p>
          </table:table-cell>
          <table:table-cell office:value-type="string" table:style-name="ce1">
            <text:p>GRAVEL-1.0-S/S-SHIRT,-BLK,-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53" table:style-name="ce2">
            <text:p>910004153</text:p>
          </table:table-cell>
          <table:table-cell office:value-type="string" table:style-name="ce1">
            <text:p>SEARCHER SHIRT 1.0 S/S SHIRT, BLK, S</text:p>
          </table:table-cell>
          <table:table-cell office:value-type="string" table:style-name="ce1">
            <text:p>SEARCHER-SHIRT-1.0-S/S-SHIRT,-BLK,-S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55" table:style-name="ce2">
            <text:p>910004155</text:p>
          </table:table-cell>
          <table:table-cell office:value-type="string" table:style-name="ce1">
            <text:p>SEARCHER SHIRT 2.0 L/S SHIRT, BLK, S</text:p>
          </table:table-cell>
          <table:table-cell office:value-type="string" table:style-name="ce1">
            <text:p>SEARCHER-SHIRT-2.0-L/S-SHIRT,-BLK,-S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57" table:style-name="ce2">
            <text:p>910004157</text:p>
          </table:table-cell>
          <table:table-cell office:value-type="string" table:style-name="ce1">
            <text:p>ROOTSIE BEANIES, BLK, NOS</text:p>
          </table:table-cell>
          <table:table-cell office:value-type="string" table:style-name="ce1">
            <text:p>ROOTSIE-BEANIES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62" table:style-name="ce2">
            <text:p>910004162</text:p>
          </table:table-cell>
          <table:table-cell office:value-type="string" table:style-name="ce1">
            <text:p>CELEBICA-W WAIST BAG, BLU, NOS</text:p>
          </table:table-cell>
          <table:table-cell office:value-type="string" table:style-name="ce1">
            <text:p>CELEBICA-W-WAIST-BAG,-BLU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66" table:style-name="ce2">
            <text:p>910004166</text:p>
          </table:table-cell>
          <table:table-cell office:value-type="string" table:style-name="ce1">
            <text:p>ALTINGIA EXCELSA WALLET, BLK, NOS</text:p>
          </table:table-cell>
          <table:table-cell office:value-type="string" table:style-name="ce1">
            <text:p>ALTINGIA-EXCELSA-WALLET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73" table:style-name="ce2">
            <text:p>910004173</text:p>
          </table:table-cell>
          <table:table-cell office:value-type="string" table:style-name="ce1">
            <text:p>PINNACLE CAP, BLK, L</text:p>
          </table:table-cell>
          <table:table-cell office:value-type="string" table:style-name="ce1">
            <text:p>PINNACLE-CAP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82" table:style-name="ce2">
            <text:p>910004182</text:p>
          </table:table-cell>
          <table:table-cell office:value-type="string" table:style-name="ce1">
            <text:p>STAINLESS STEEL SPORK, SIL, NOS</text:p>
          </table:table-cell>
          <table:table-cell office:value-type="string" table:style-name="ce1">
            <text:p>STAINLESS-STEEL-SPORK,-SIL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83" table:style-name="ce2">
            <text:p>910004183</text:p>
          </table:table-cell>
          <table:table-cell office:value-type="string" table:style-name="ce1">
            <text:p>TITANIUM SPORK, SIL, NOS</text:p>
          </table:table-cell>
          <table:table-cell office:value-type="string" table:style-name="ce1">
            <text:p>TITANIUM-SPORK,-SIL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99" table:style-name="ce2">
            <text:p>910004199</text:p>
          </table:table-cell>
          <table:table-cell office:value-type="string" table:style-name="ce1">
            <text:p>HIKEHOLIC LUNARIS 35, BLU, NOS</text:p>
          </table:table-cell>
          <table:table-cell office:value-type="string" table:style-name="ce1">
            <text:p>HIKEHOLIC-LUNARIS-35,-BLU,-NOS</text:p>
          </table:table-cell>
          <table:table-cell office:value-type="float" office:value="1149000" table:style-name="ce1">
            <text:p>1149000</text:p>
          </table:table-cell>
          <table:table-cell office:value-type="float" office:value="1149000" table:style-name="ce1">
            <text:p>1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00" table:style-name="ce2">
            <text:p>910004200</text:p>
          </table:table-cell>
          <table:table-cell office:value-type="string" table:style-name="ce1">
            <text:p>EQUATOR TREK 65, GRY, NOS</text:p>
          </table:table-cell>
          <table:table-cell office:value-type="string" table:style-name="ce1">
            <text:p>EQUATOR-TREK-65,-GRY,-NOS</text:p>
          </table:table-cell>
          <table:table-cell office:value-type="float" office:value="1749000" table:style-name="ce1">
            <text:p>1749000</text:p>
          </table:table-cell>
          <table:table-cell office:value-type="float" office:value="1749000" table:style-name="ce1">
            <text:p>17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04" table:style-name="ce2">
            <text:p>910004204</text:p>
          </table:table-cell>
          <table:table-cell office:value-type="string" table:style-name="ce1">
            <text:p>HIKEHOLIC 30 1.0 SEMI CARRIER, GRY, NOS</text:p>
          </table:table-cell>
          <table:table-cell office:value-type="string" table:style-name="ce1">
            <text:p>HIKEHOLIC-30-1.0-SEMI-CARRIER,-GRY,-NOS</text:p>
          </table:table-cell>
          <table:table-cell office:value-type="float" office:value="999000" table:style-name="ce1">
            <text:p>999000</text:p>
          </table:table-cell>
          <table:table-cell office:value-type="float" office:value="999000" table:style-name="ce1">
            <text:p>9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10" table:style-name="ce2">
            <text:p>910004210</text:p>
          </table:table-cell>
          <table:table-cell office:value-type="string" table:style-name="ce1">
            <text:p>TIMBER MOUNTAINEERING SOCKS, GRY, S</text:p>
          </table:table-cell>
          <table:table-cell office:value-type="string" table:style-name="ce1">
            <text:p>TIMBER-MOUNTAINEERING-SOCKS,-GRY,-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14" table:style-name="ce2">
            <text:p>910004214</text:p>
          </table:table-cell>
          <table:table-cell office:value-type="string" table:style-name="ce1">
            <text:p>INDONESIA L/S T-SHIRT, BLK, S</text:p>
          </table:table-cell>
          <table:table-cell office:value-type="string" table:style-name="ce1">
            <text:p>INDONESIA-L/S-T-SHIRT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18" table:style-name="ce2">
            <text:p>910004218</text:p>
          </table:table-cell>
          <table:table-cell office:value-type="string" table:style-name="ce1">
            <text:p>COMVEE L/S T-SHIRT 89, BLK, S</text:p>
          </table:table-cell>
          <table:table-cell office:value-type="string" table:style-name="ce1">
            <text:p>COMVEE-L/S-T-SHIRT-89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25" table:style-name="ce2">
            <text:p>910004225</text:p>
          </table:table-cell>
          <table:table-cell office:value-type="string" table:style-name="ce1">
            <text:p>TRAILHAWK HAT, BRW, L</text:p>
          </table:table-cell>
          <table:table-cell office:value-type="string" table:style-name="ce1">
            <text:p>TRAILHAWK-HAT,-BRW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27" table:style-name="ce2">
            <text:p>910004227</text:p>
          </table:table-cell>
          <table:table-cell office:value-type="string" table:style-name="ce1">
            <text:p>STONE COLD BALACLAVA, BLK, NOS</text:p>
          </table:table-cell>
          <table:table-cell office:value-type="string" table:style-name="ce1">
            <text:p>STONE-COLD-BALACLAVA,-BLK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44" table:style-name="ce2">
            <text:p>910004244</text:p>
          </table:table-cell>
          <table:table-cell office:value-type="string" table:style-name="ce1">
            <text:p>CUSTOM MACHINE S/S TEES RD, BLK, S</text:p>
          </table:table-cell>
          <table:table-cell office:value-type="string" table:style-name="ce1">
            <text:p>CUSTOM-MACHINE-S/S-TEES-RD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55" table:style-name="ce2">
            <text:p>910004255</text:p>
          </table:table-cell>
          <table:table-cell office:value-type="string" table:style-name="ce1">
            <text:p>MALEO W FOLDED WAISTBAG, BLK, NOS</text:p>
          </table:table-cell>
          <table:table-cell office:value-type="string" table:style-name="ce1">
            <text:p>MALEO-W-FOLDED-WAISTBAG,-BLK,-NO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66" table:style-name="ce2">
            <text:p>910004266</text:p>
          </table:table-cell>
          <table:table-cell office:value-type="string" table:style-name="ce1">
            <text:p>TRACKER 3.0 SHORTPANTS, GRE, 29</text:p>
          </table:table-cell>
          <table:table-cell office:value-type="string" table:style-name="ce1">
            <text:p>TRACKER-3.0-SHORTPANTS,-GRE,-29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70" table:style-name="ce2">
            <text:p>910004270</text:p>
          </table:table-cell>
          <table:table-cell office:value-type="string" table:style-name="ce1">
            <text:p>COLLECTO BRACELET 89, NOC, NOS</text:p>
          </table:table-cell>
          <table:table-cell office:value-type="string" table:style-name="ce1">
            <text:p>COLLECTO-BRACELET-89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71" table:style-name="ce2">
            <text:p>910004271</text:p>
          </table:table-cell>
          <table:table-cell office:value-type="string" table:style-name="ce1">
            <text:p>CORDIAL BRACELET 89, NOC, NOS</text:p>
          </table:table-cell>
          <table:table-cell office:value-type="string" table:style-name="ce1">
            <text:p>CORDIAL-BRACELET-89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72" table:style-name="ce2">
            <text:p>910004272</text:p>
          </table:table-cell>
          <table:table-cell office:value-type="string" table:style-name="ce1">
            <text:p>CABAL BRACELET 89, NOC, NOS</text:p>
          </table:table-cell>
          <table:table-cell office:value-type="string" table:style-name="ce1">
            <text:p>CABAL-BRACELET-89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73" table:style-name="ce2">
            <text:p>910004273</text:p>
          </table:table-cell>
          <table:table-cell office:value-type="string" table:style-name="ce1">
            <text:p>COLLEGIAL BRACELET 89, NOC, NOS</text:p>
          </table:table-cell>
          <table:table-cell office:value-type="string" table:style-name="ce1">
            <text:p>COLLEGIAL-BRACELET-89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82" table:style-name="ce2">
            <text:p>910004282</text:p>
          </table:table-cell>
          <table:table-cell office:value-type="string" table:style-name="ce1">
            <text:p>PRELIATOR LEGPACK RD, BLK, NOS</text:p>
          </table:table-cell>
          <table:table-cell office:value-type="string" table:style-name="ce1">
            <text:p>PRELIATOR-LEGPACK-RD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83" table:style-name="ce2">
            <text:p>910004283</text:p>
          </table:table-cell>
          <table:table-cell office:value-type="string" table:style-name="ce1">
            <text:p>STRADALE 1.1 LEGPACK RD, BLK, NOS</text:p>
          </table:table-cell>
          <table:table-cell office:value-type="string" table:style-name="ce1">
            <text:p>STRADALE-1.1-LEGPACK-RD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95" table:style-name="ce2">
            <text:p>910004295</text:p>
          </table:table-cell>
          <table:table-cell office:value-type="string" table:style-name="ce1">
            <text:p>SKODA 1.1 LEGPACK RD, CAF, NOS</text:p>
          </table:table-cell>
          <table:table-cell office:value-type="string" table:style-name="ce1">
            <text:p>SKODA-1.1-LEGPACK-RD,-CAF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09" table:style-name="ce2">
            <text:p>910004309</text:p>
          </table:table-cell>
          <table:table-cell office:value-type="string" table:style-name="ce1">
            <text:p>CORONET 1.1 WAISTBAG RD, CAF, NOS</text:p>
          </table:table-cell>
          <table:table-cell office:value-type="string" table:style-name="ce1">
            <text:p>CORONET-1.1-WAISTBAG-RD,-CAF,-NOS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31" table:style-name="ce2">
            <text:p>910004331</text:p>
          </table:table-cell>
          <table:table-cell office:value-type="string" table:style-name="ce1">
            <text:p>MALEO-S FOLDED SHOULDER, BLU, NOS</text:p>
          </table:table-cell>
          <table:table-cell office:value-type="string" table:style-name="ce1">
            <text:p>MALEO-S-FOLDED-SHOULDER,-BLU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43" table:style-name="ce2">
            <text:p>910004343</text:p>
          </table:table-cell>
          <table:table-cell office:value-type="string" table:style-name="ce1">
            <text:p>PASSAGE 2.0 15L LAPTOP DAYPACK, BLK, NOS</text:p>
          </table:table-cell>
          <table:table-cell office:value-type="string" table:style-name="ce1">
            <text:p>PASSAGE-2.0-15L-LAPTOP-DAYPACK,-BLK,-NOS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61" table:style-name="ce2">
            <text:p>910004361</text:p>
          </table:table-cell>
          <table:table-cell office:value-type="string" table:style-name="ce1">
            <text:p>FORERUNNER 8L H CAMOFLAGE, BLK, NOS</text:p>
          </table:table-cell>
          <table:table-cell office:value-type="string" table:style-name="ce1">
            <text:p>FORERUNNER-8L-H-CAMOFLAGE,-BLK,-NOS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73" table:style-name="ce2">
            <text:p>910004373</text:p>
          </table:table-cell>
          <table:table-cell office:value-type="string" table:style-name="ce1">
            <text:p>HERALD 5L V CROSS SLING BAG, BLK, NOS</text:p>
          </table:table-cell>
          <table:table-cell office:value-type="string" table:style-name="ce1">
            <text:p>HERALD-5L-V-CROSS-SLING-BAG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93" table:style-name="ce2">
            <text:p>910004393</text:p>
          </table:table-cell>
          <table:table-cell office:value-type="string" table:style-name="ce1">
            <text:p>DESCENT 3.0 BASIC SHOULDER BAG, BLK, NOS</text:p>
          </table:table-cell>
          <table:table-cell office:value-type="string" table:style-name="ce1">
            <text:p>DESCENT-3.0-BASIC-SHOULDER-BAG,-BLK,-NOS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96" table:style-name="ce2">
            <text:p>910004396</text:p>
          </table:table-cell>
          <table:table-cell office:value-type="string" table:style-name="ce1">
            <text:p>AMORBA MF BANDANA, BRW, NOS</text:p>
          </table:table-cell>
          <table:table-cell office:value-type="string" table:style-name="ce1">
            <text:p>AMORBA-MF-BANDANA,-BRW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97" table:style-name="ce2">
            <text:p>910004397</text:p>
          </table:table-cell>
          <table:table-cell office:value-type="string" table:style-name="ce1">
            <text:p>MERIDIAN RHYTHM, GRE, NOS</text:p>
          </table:table-cell>
          <table:table-cell office:value-type="string" table:style-name="ce1">
            <text:p>MERIDIAN-RHYTHM,-GRE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03" table:style-name="ce2">
            <text:p>910004403</text:p>
          </table:table-cell>
          <table:table-cell office:value-type="string" table:style-name="ce1">
            <text:p>DERNY SOCKS, BLK, S</text:p>
          </table:table-cell>
          <table:table-cell office:value-type="string" table:style-name="ce1">
            <text:p>DERNY-SOCKS,-BLK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05" table:style-name="ce2">
            <text:p>910004405</text:p>
          </table:table-cell>
          <table:table-cell office:value-type="string" table:style-name="ce1">
            <text:p>INLANDER DRY SEASON JACKET, BLK, S</text:p>
          </table:table-cell>
          <table:table-cell office:value-type="string" table:style-name="ce1">
            <text:p>INLANDER-DRY-SEASON-JACKET,-BLK,-S</text:p>
          </table:table-cell>
          <table:table-cell office:value-type="float" office:value="519000" table:style-name="ce1">
            <text:p>519000</text:p>
          </table:table-cell>
          <table:table-cell office:value-type="float" office:value="519000" table:style-name="ce1">
            <text:p>5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06" table:style-name="ce2">
            <text:p>910004406</text:p>
          </table:table-cell>
          <table:table-cell office:value-type="string" table:style-name="ce1">
            <text:p>EIGER MAKASSAR S/S T-SHIRT, BLK, S</text:p>
          </table:table-cell>
          <table:table-cell office:value-type="string" table:style-name="ce1">
            <text:p>EIGER-MAKASSAR-S/S-T-SHIRT,-BLK,-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07" table:style-name="ce2">
            <text:p>910004407</text:p>
          </table:table-cell>
          <table:table-cell office:value-type="string" table:style-name="ce1">
            <text:p>FEMME NOMADS SWEATER (WS), BLU, S</text:p>
          </table:table-cell>
          <table:table-cell office:value-type="string" table:style-name="ce1">
            <text:p>FEMME-NOMADS-SWEATER-(WS),-BLU,-S</text:p>
          </table:table-cell>
          <table:table-cell office:value-type="float" office:value="360000" table:style-name="ce1">
            <text:p>360000</text:p>
          </table:table-cell>
          <table:table-cell office:value-type="float" office:value="360000" table:style-name="ce1">
            <text:p>360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22" table:style-name="ce2">
            <text:p>910004422</text:p>
          </table:table-cell>
          <table:table-cell office:value-type="string" table:style-name="ce1">
            <text:p>AXIAL PRO, ORA, NOS</text:p>
          </table:table-cell>
          <table:table-cell office:value-type="string" table:style-name="ce1">
            <text:p>AXIAL-PRO,-ORA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27" table:style-name="ce2">
            <text:p>910004427</text:p>
          </table:table-cell>
          <table:table-cell office:value-type="string" table:style-name="ce1">
            <text:p>BLANFORD SOCKS, BLK, S</text:p>
          </table:table-cell>
          <table:table-cell office:value-type="string" table:style-name="ce1">
            <text:p>BLANFORD-SOCKS,-BLK,-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33" table:style-name="ce2">
            <text:p>910004433</text:p>
          </table:table-cell>
          <table:table-cell office:value-type="string" table:style-name="ce1">
            <text:p>VIOLATION WS, BLK, L</text:p>
          </table:table-cell>
          <table:table-cell office:value-type="string" table:style-name="ce1">
            <text:p>VIOLATION-WS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35" table:style-name="ce2">
            <text:p>910004435</text:p>
          </table:table-cell>
          <table:table-cell office:value-type="string" table:style-name="ce1">
            <text:p>EIGER JOGJA, BLK, S</text:p>
          </table:table-cell>
          <table:table-cell office:value-type="string" table:style-name="ce1">
            <text:p>EIGER-JOGJA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37" table:style-name="ce2">
            <text:p>910004437</text:p>
          </table:table-cell>
          <table:table-cell office:value-type="string" table:style-name="ce1">
            <text:p>EIGER BALI, BLK, S</text:p>
          </table:table-cell>
          <table:table-cell office:value-type="string" table:style-name="ce1">
            <text:p>EIGER-BALI,-BLK,-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56" table:style-name="ce2">
            <text:p>910004456</text:p>
          </table:table-cell>
          <table:table-cell office:value-type="string" table:style-name="ce1">
            <text:p>NATIVO TRUCKER CAP, NAV, L</text:p>
          </table:table-cell>
          <table:table-cell office:value-type="string" table:style-name="ce1">
            <text:p>NATIVO-TRUCKER-CAP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79" table:style-name="ce2">
            <text:p>910004479</text:p>
          </table:table-cell>
          <table:table-cell office:value-type="string" table:style-name="ce1">
            <text:p>FORERUNNER 8L H, BLK, NOS</text:p>
          </table:table-cell>
          <table:table-cell office:value-type="string" table:style-name="ce1">
            <text:p>FORERUNNER-8L-H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86" table:style-name="ce2">
            <text:p>910004486</text:p>
          </table:table-cell>
          <table:table-cell office:value-type="string" table:style-name="ce1">
            <text:p>ALPACA LITE 10, BLK, NOS</text:p>
          </table:table-cell>
          <table:table-cell office:value-type="string" table:style-name="ce1">
            <text:p>ALPACA-LITE-10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87" table:style-name="ce2">
            <text:p>910004487</text:p>
          </table:table-cell>
          <table:table-cell office:value-type="string" table:style-name="ce1">
            <text:p>APPALACHIA 45, BLK, NOS</text:p>
          </table:table-cell>
          <table:table-cell office:value-type="string" table:style-name="ce1">
            <text:p>APPALACHIA-45,-BLK,-NOS</text:p>
          </table:table-cell>
          <table:table-cell office:value-type="float" office:value="1100000" table:style-name="ce1">
            <text:p>1100000</text:p>
          </table:table-cell>
          <table:table-cell office:value-type="float" office:value="1100000" table:style-name="ce1">
            <text:p>1100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91" table:style-name="ce2">
            <text:p>910004491</text:p>
          </table:table-cell>
          <table:table-cell office:value-type="string" table:style-name="ce1">
            <text:p>CORONET 1.1 CAMOUFLAGE, CAF, NOS</text:p>
          </table:table-cell>
          <table:table-cell office:value-type="string" table:style-name="ce1">
            <text:p>CORONET-1.1-CAMOUFLAGE,-CAF,-NOS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96" table:style-name="ce2">
            <text:p>910004496</text:p>
          </table:table-cell>
          <table:table-cell office:value-type="string" table:style-name="ce1">
            <text:p>CRUISER 2.0 BACKPACK 25L, BLK, NOS</text:p>
          </table:table-cell>
          <table:table-cell office:value-type="string" table:style-name="ce1">
            <text:p>CRUISER-2.0-BACKPACK-25L,-BLK,-NOS</text:p>
          </table:table-cell>
          <table:table-cell office:value-type="float" office:value="569000" table:style-name="ce1">
            <text:p>569000</text:p>
          </table:table-cell>
          <table:table-cell office:value-type="float" office:value="569000" table:style-name="ce1">
            <text:p>5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07" table:style-name="ce2">
            <text:p>910004507</text:p>
          </table:table-cell>
          <table:table-cell office:value-type="string" table:style-name="ce1">
            <text:p>ABS TRAVEL LOCK, RED, NOS</text:p>
          </table:table-cell>
          <table:table-cell office:value-type="string" table:style-name="ce1">
            <text:p>ABS-TRAVEL-LOCK,-RED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08" table:style-name="ce2">
            <text:p>910004508</text:p>
          </table:table-cell>
          <table:table-cell office:value-type="string" table:style-name="ce1">
            <text:p>ZINC TRAVEL LOCK, BLK, NOS</text:p>
          </table:table-cell>
          <table:table-cell office:value-type="string" table:style-name="ce1">
            <text:p>ZINC-TRAVEL-LOCK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12" table:style-name="ce2">
            <text:p>910004512</text:p>
          </table:table-cell>
          <table:table-cell office:value-type="string" table:style-name="ce1">
            <text:p>TRAVEL LOCK CABLE 1.0, GRE, NOS</text:p>
          </table:table-cell>
          <table:table-cell office:value-type="string" table:style-name="ce1">
            <text:p>TRAVEL-LOCK-CABLE-1.0,-GRE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16" table:style-name="ce2">
            <text:p>910004516</text:p>
          </table:table-cell>
          <table:table-cell office:value-type="string" table:style-name="ce1">
            <text:p>CASE PACK M DOUBLE, BLK, NOS</text:p>
          </table:table-cell>
          <table:table-cell office:value-type="string" table:style-name="ce1">
            <text:p>CASE-PACK-M-DOUBLE,-BLK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17" table:style-name="ce2">
            <text:p>910004517</text:p>
          </table:table-cell>
          <table:table-cell office:value-type="string" table:style-name="ce1">
            <text:p>CASE PACK M, BLK, NOS</text:p>
          </table:table-cell>
          <table:table-cell office:value-type="string" table:style-name="ce1">
            <text:p>CASE-PACK-M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18" table:style-name="ce2">
            <text:p>910004518</text:p>
          </table:table-cell>
          <table:table-cell office:value-type="string" table:style-name="ce1">
            <text:p>CASE PACK L, BLK, NOS</text:p>
          </table:table-cell>
          <table:table-cell office:value-type="string" table:style-name="ce1">
            <text:p>CASE-PACK-L,-BLK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19" table:style-name="ce2">
            <text:p>910004519</text:p>
          </table:table-cell>
          <table:table-cell office:value-type="string" table:style-name="ce1">
            <text:p>STASH PACK S MESH, BLK, NOS</text:p>
          </table:table-cell>
          <table:table-cell office:value-type="string" table:style-name="ce1">
            <text:p>STASH-PACK-S-MESH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20" table:style-name="ce2">
            <text:p>910004520</text:p>
          </table:table-cell>
          <table:table-cell office:value-type="string" table:style-name="ce1">
            <text:p>STASH PACK M, BLK, NOS</text:p>
          </table:table-cell>
          <table:table-cell office:value-type="string" table:style-name="ce1">
            <text:p>STASH-PACK-M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21" table:style-name="ce2">
            <text:p>910004521</text:p>
          </table:table-cell>
          <table:table-cell office:value-type="string" table:style-name="ce1">
            <text:p>NETS PACK, BLK, NOS</text:p>
          </table:table-cell>
          <table:table-cell office:value-type="string" table:style-name="ce1">
            <text:p>NETS-PACK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22" table:style-name="ce2">
            <text:p>910004522</text:p>
          </table:table-cell>
          <table:table-cell office:value-type="string" table:style-name="ce1">
            <text:p>KINGFISHER LITE 10, BLK, NOS</text:p>
          </table:table-cell>
          <table:table-cell office:value-type="string" table:style-name="ce1">
            <text:p>KINGFISHER-LITE-10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33" table:style-name="ce2">
            <text:p>910004533</text:p>
          </table:table-cell>
          <table:table-cell office:value-type="string" table:style-name="ce1">
            <text:p>28 GUNUNG LIST, BLK, S</text:p>
          </table:table-cell>
          <table:table-cell office:value-type="string" table:style-name="ce1">
            <text:p>28-GUNUNG-LIST,-BLK,-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37" table:style-name="ce2">
            <text:p>910004537</text:p>
          </table:table-cell>
          <table:table-cell office:value-type="string" table:style-name="ce1">
            <text:p>AMBITION TROPIC X28, BRW, S</text:p>
          </table:table-cell>
          <table:table-cell office:value-type="string" table:style-name="ce1">
            <text:p>AMBITION-TROPIC-X28,-BRW,-S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42" table:style-name="ce2">
            <text:p>910004542</text:p>
          </table:table-cell>
          <table:table-cell office:value-type="string" table:style-name="ce1">
            <text:p>PTS ENAMEL 2.0, OLI, NOS</text:p>
          </table:table-cell>
          <table:table-cell office:value-type="string" table:style-name="ce1">
            <text:p>PTS-ENAMEL-2.0,-OLI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56" table:style-name="ce2">
            <text:p>910004556</text:p>
          </table:table-cell>
          <table:table-cell office:value-type="string" table:style-name="ce1">
            <text:p>MATAO, OLI, S</text:p>
          </table:table-cell>
          <table:table-cell office:value-type="string" table:style-name="ce1">
            <text:p>MATAO,-OLI,-S</text:p>
          </table:table-cell>
          <table:table-cell office:value-type="float" office:value="375000" table:style-name="ce1">
            <text:p>375000</text:p>
          </table:table-cell>
          <table:table-cell office:value-type="float" office:value="375000" table:style-name="ce1">
            <text:p>375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57" table:style-name="ce2">
            <text:p>910004557</text:p>
          </table:table-cell>
          <table:table-cell office:value-type="string" table:style-name="ce1">
            <text:p>FRACTURAL POLAR, GRE, NOS</text:p>
          </table:table-cell>
          <table:table-cell office:value-type="string" table:style-name="ce1">
            <text:p>FRACTURAL-POLAR,-GRE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76" table:style-name="ce2">
            <text:p>910004576</text:p>
          </table:table-cell>
          <table:table-cell office:value-type="string" table:style-name="ce1">
            <text:p>HIMALAYAS 1.0, BLK, S</text:p>
          </table:table-cell>
          <table:table-cell office:value-type="string" table:style-name="ce1">
            <text:p>HIMALAYAS-1.0,-BLK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77" table:style-name="ce2">
            <text:p>910004577</text:p>
          </table:table-cell>
          <table:table-cell office:value-type="string" table:style-name="ce1">
            <text:p>LUCID 35 X, BLK, NOS</text:p>
          </table:table-cell>
          <table:table-cell office:value-type="string" table:style-name="ce1">
            <text:p>LUCID-35-X,-BLK,-NOS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89" table:style-name="ce2">
            <text:p>910004589</text:p>
          </table:table-cell>
          <table:table-cell office:value-type="string" table:style-name="ce1">
            <text:p>CLAVE, BLK, L</text:p>
          </table:table-cell>
          <table:table-cell office:value-type="string" table:style-name="ce1">
            <text:p>CLAVE,-BLK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90" table:style-name="ce2">
            <text:p>910004590</text:p>
          </table:table-cell>
          <table:table-cell office:value-type="string" table:style-name="ce1">
            <text:p>VERTICAL, BLK, L</text:p>
          </table:table-cell>
          <table:table-cell office:value-type="string" table:style-name="ce1">
            <text:p>VERTICAL,-BLK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95" table:style-name="ce2">
            <text:p>910004595</text:p>
          </table:table-cell>
          <table:table-cell office:value-type="string" table:style-name="ce1">
            <text:p>TIBETAN SOCKS, GRE, S</text:p>
          </table:table-cell>
          <table:table-cell office:value-type="string" table:style-name="ce1">
            <text:p>TIBETAN-SOCKS,-GRE,-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96" table:style-name="ce2">
            <text:p>910004596</text:p>
          </table:table-cell>
          <table:table-cell office:value-type="string" table:style-name="ce1">
            <text:p>RUPPEL SOCKS, BLU, S</text:p>
          </table:table-cell>
          <table:table-cell office:value-type="string" table:style-name="ce1">
            <text:p>RUPPEL-SOCKS,-BLU,-S</text:p>
          </table:table-cell>
          <table:table-cell office:value-type="float" office:value="55000" table:style-name="ce1">
            <text:p>55000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98" table:style-name="ce2">
            <text:p>910004598</text:p>
          </table:table-cell>
          <table:table-cell office:value-type="string" table:style-name="ce1">
            <text:p>ROUTER WAIST BAG, GRY, NOS</text:p>
          </table:table-cell>
          <table:table-cell office:value-type="string" table:style-name="ce1">
            <text:p>ROUTER-WAIST-BAG,-GRY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02" table:style-name="ce2">
            <text:p>910004602</text:p>
          </table:table-cell>
          <table:table-cell office:value-type="string" table:style-name="ce1">
            <text:p>WANDERPATH 18L, NAV, NOS</text:p>
          </table:table-cell>
          <table:table-cell office:value-type="string" table:style-name="ce1">
            <text:p>WANDERPATH-18L,-NAV,-NOS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03" table:style-name="ce2">
            <text:p>910004603</text:p>
          </table:table-cell>
          <table:table-cell office:value-type="string" table:style-name="ce1">
            <text:p>SECTOR-MT, BLK, S</text:p>
          </table:table-cell>
          <table:table-cell office:value-type="string" table:style-name="ce1">
            <text:p>SECTOR-MT,-BLK,-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06" table:style-name="ce2">
            <text:p>910004606</text:p>
          </table:table-cell>
          <table:table-cell office:value-type="string" table:style-name="ce1">
            <text:p>STINGRAY, BLK, 38</text:p>
          </table:table-cell>
          <table:table-cell office:value-type="string" table:style-name="ce1">
            <text:p>STINGRAY,-BLK,-38</text:p>
          </table:table-cell>
          <table:table-cell office:value-type="float" office:value="959000" table:style-name="ce1">
            <text:p>959000</text:p>
          </table:table-cell>
          <table:table-cell office:value-type="float" office:value="959000" table:style-name="ce1">
            <text:p>9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16" table:style-name="ce2">
            <text:p>910004616</text:p>
          </table:table-cell>
          <table:table-cell office:value-type="string" table:style-name="ce1">
            <text:p>28 GUNUNG HEXARASTER MULTIFUC , BLU, NOS</text:p>
          </table:table-cell>
          <table:table-cell office:value-type="string" table:style-name="ce1">
            <text:p>28-GUNUNG-HEXARASTER-MULTIFUC-,-BLU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17" table:style-name="ce2">
            <text:p>910004617</text:p>
          </table:table-cell>
          <table:table-cell office:value-type="string" table:style-name="ce1">
            <text:p>28 GUNUNG MULTIFUCTION BANDANA, BLK, NOS</text:p>
          </table:table-cell>
          <table:table-cell office:value-type="string" table:style-name="ce1">
            <text:p>28-GUNUNG-MULTIFUCTION-BANDANA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20" table:style-name="ce2">
            <text:p>910004620</text:p>
          </table:table-cell>
          <table:table-cell office:value-type="string" table:style-name="ce1">
            <text:p>SHIRA 1P, BLU, NOS</text:p>
          </table:table-cell>
          <table:table-cell office:value-type="string" table:style-name="ce1">
            <text:p>SHIRA-1P,-BLU,-NOS</text:p>
          </table:table-cell>
          <table:table-cell office:value-type="float" office:value="1349000" table:style-name="ce1">
            <text:p>1349000</text:p>
          </table:table-cell>
          <table:table-cell office:value-type="float" office:value="1349000" table:style-name="ce1">
            <text:p>13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21" table:style-name="ce2">
            <text:p>910004621</text:p>
          </table:table-cell>
          <table:table-cell office:value-type="string" table:style-name="ce1">
            <text:p>FLASH 2P, BLU, NOS</text:p>
          </table:table-cell>
          <table:table-cell office:value-type="string" table:style-name="ce1">
            <text:p>FLASH-2P,-BLU,-NOS</text:p>
          </table:table-cell>
          <table:table-cell office:value-type="float" office:value="1379000" table:style-name="ce1">
            <text:p>1379000</text:p>
          </table:table-cell>
          <table:table-cell office:value-type="float" office:value="1379000" table:style-name="ce1">
            <text:p>13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37" table:style-name="ce2">
            <text:p>910004637</text:p>
          </table:table-cell>
          <table:table-cell office:value-type="string" table:style-name="ce1">
            <text:p>MOUNTAIN CITY, BLK, S</text:p>
          </table:table-cell>
          <table:table-cell office:value-type="string" table:style-name="ce1">
            <text:p>MOUNTAIN-CITY,-BLK,-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49" table:style-name="ce2">
            <text:p>910004649</text:p>
          </table:table-cell>
          <table:table-cell office:value-type="string" table:style-name="ce1">
            <text:p>COVERLET, BLU, NOS</text:p>
          </table:table-cell>
          <table:table-cell office:value-type="string" table:style-name="ce1">
            <text:p>COVERLET,-BLU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51" table:style-name="ce2">
            <text:p>910004651</text:p>
          </table:table-cell>
          <table:table-cell office:value-type="string" table:style-name="ce1">
            <text:p>ROPE-X, BLU, S</text:p>
          </table:table-cell>
          <table:table-cell office:value-type="string" table:style-name="ce1">
            <text:p>ROPE-X,-BLU,-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53" table:style-name="ce2">
            <text:p>910004653</text:p>
          </table:table-cell>
          <table:table-cell office:value-type="string" table:style-name="ce1">
            <text:p>EXPEDITOR X28, BLK, S</text:p>
          </table:table-cell>
          <table:table-cell office:value-type="string" table:style-name="ce1">
            <text:p>EXPEDITOR-X28,-BLK,-S</text:p>
          </table:table-cell>
          <table:table-cell office:value-type="float" office:value="649000" table:style-name="ce1">
            <text:p>649000</text:p>
          </table:table-cell>
          <table:table-cell office:value-type="float" office:value="649000" table:style-name="ce1">
            <text:p>6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54" table:style-name="ce2">
            <text:p>910004654</text:p>
          </table:table-cell>
          <table:table-cell office:value-type="string" table:style-name="ce1">
            <text:p>WANDERER POUCH, BLK, NOS</text:p>
          </table:table-cell>
          <table:table-cell office:value-type="string" table:style-name="ce1">
            <text:p>WANDERER-POUCH,-BLK,-NOS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58" table:style-name="ce2">
            <text:p>910004658</text:p>
          </table:table-cell>
          <table:table-cell office:value-type="string" table:style-name="ce1">
            <text:p>SHADOW BALACLAVA, BLK, NOS</text:p>
          </table:table-cell>
          <table:table-cell office:value-type="string" table:style-name="ce1">
            <text:p>SHADOW-BALACLAVA,-BLK,-NO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59" table:style-name="ce2">
            <text:p>910004659</text:p>
          </table:table-cell>
          <table:table-cell office:value-type="string" table:style-name="ce1">
            <text:p>HIDDEN BALACLAVA, BLK, NOS</text:p>
          </table:table-cell>
          <table:table-cell office:value-type="string" table:style-name="ce1">
            <text:p>HIDDEN-BALACLAVA,-BLK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81" table:style-name="ce2">
            <text:p>910004681</text:p>
          </table:table-cell>
          <table:table-cell office:value-type="string" table:style-name="ce1">
            <text:p>SWIFTNESS X, BLK, S</text:p>
          </table:table-cell>
          <table:table-cell office:value-type="string" table:style-name="ce1">
            <text:p>SWIFTNESS-X,-BLK,-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88" table:style-name="ce2">
            <text:p>910004688</text:p>
          </table:table-cell>
          <table:table-cell office:value-type="string" table:style-name="ce1">
            <text:p>WALEETKA WALLET, BLK, NOS</text:p>
          </table:table-cell>
          <table:table-cell office:value-type="string" table:style-name="ce1">
            <text:p>WALEETKA-WALLET,-BLK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00" table:style-name="ce2">
            <text:p>910004700</text:p>
          </table:table-cell>
          <table:table-cell office:value-type="string" table:style-name="ce1">
            <text:p>CAMPO WALLET 1.1, BLK, NOS</text:p>
          </table:table-cell>
          <table:table-cell office:value-type="string" table:style-name="ce1">
            <text:p>CAMPO-WALLET-1.1,-BLK,-NO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05" table:style-name="ce2">
            <text:p>910004705</text:p>
          </table:table-cell>
          <table:table-cell office:value-type="string" table:style-name="ce1">
            <text:p>CUTLERY SET SS, RED, NOS</text:p>
          </table:table-cell>
          <table:table-cell office:value-type="string" table:style-name="ce1">
            <text:p>CUTLERY-SET-SS,-RED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11" table:style-name="ce2">
            <text:p>910004711</text:p>
          </table:table-cell>
          <table:table-cell office:value-type="string" table:style-name="ce1">
            <text:p>JANGGI LS, BRW, S</text:p>
          </table:table-cell>
          <table:table-cell office:value-type="string" table:style-name="ce1">
            <text:p>JANGGI-LS,-BRW,-S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19" table:style-name="ce2">
            <text:p>910004719</text:p>
          </table:table-cell>
          <table:table-cell office:value-type="string" table:style-name="ce1">
            <text:p>EIGER INFLUENTIAL, BLK, S</text:p>
          </table:table-cell>
          <table:table-cell office:value-type="string" table:style-name="ce1">
            <text:p>EIGER-INFLUENTIAL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23" table:style-name="ce2">
            <text:p>910004723</text:p>
          </table:table-cell>
          <table:table-cell office:value-type="string" table:style-name="ce1">
            <text:p>RETRO ADVENTURE, KHK, L</text:p>
          </table:table-cell>
          <table:table-cell office:value-type="string" table:style-name="ce1">
            <text:p>RETRO-ADVENTURE,-KH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28" table:style-name="ce2">
            <text:p>910004728</text:p>
          </table:table-cell>
          <table:table-cell office:value-type="string" table:style-name="ce1">
            <text:p>COPPER, BRW, NOS</text:p>
          </table:table-cell>
          <table:table-cell office:value-type="string" table:style-name="ce1">
            <text:p>COPPER,-BRW,-NOS</text:p>
          </table:table-cell>
          <table:table-cell office:value-type="float" office:value="519000" table:style-name="ce1">
            <text:p>519000</text:p>
          </table:table-cell>
          <table:table-cell office:value-type="float" office:value="519000" table:style-name="ce1">
            <text:p>5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29" table:style-name="ce2">
            <text:p>910004729</text:p>
          </table:table-cell>
          <table:table-cell office:value-type="string" table:style-name="ce1">
            <text:p>FASTEST, BLK, S</text:p>
          </table:table-cell>
          <table:table-cell office:value-type="string" table:style-name="ce1">
            <text:p>FASTEST,-BLK,-S</text:p>
          </table:table-cell>
          <table:table-cell office:value-type="float" office:value="495000" table:style-name="ce1">
            <text:p>495000</text:p>
          </table:table-cell>
          <table:table-cell office:value-type="float" office:value="495000" table:style-name="ce1">
            <text:p>495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37" table:style-name="ce2">
            <text:p>910004737</text:p>
          </table:table-cell>
          <table:table-cell office:value-type="string" table:style-name="ce1">
            <text:p>CAMPGEAR 1.0, BLK, L</text:p>
          </table:table-cell>
          <table:table-cell office:value-type="string" table:style-name="ce1">
            <text:p>CAMPGEAR-1.0,-BLK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38" table:style-name="ce2">
            <text:p>910004738</text:p>
          </table:table-cell>
          <table:table-cell office:value-type="string" table:style-name="ce1">
            <text:p>VERSATILE TENT KIT, BLK, NOS</text:p>
          </table:table-cell>
          <table:table-cell office:value-type="string" table:style-name="ce1">
            <text:p>VERSATILE-TENT-KIT,-BLK,-NOS</text:p>
          </table:table-cell>
          <table:table-cell office:value-type="float" office:value="325000" table:style-name="ce1">
            <text:p>325000</text:p>
          </table:table-cell>
          <table:table-cell office:value-type="float" office:value="325000" table:style-name="ce1">
            <text:p>325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48" table:style-name="ce2">
            <text:p>910004748</text:p>
          </table:table-cell>
          <table:table-cell office:value-type="string" table:style-name="ce1">
            <text:p>TRAVER, GRE, L</text:p>
          </table:table-cell>
          <table:table-cell office:value-type="string" table:style-name="ce1">
            <text:p>TRAVER,-GRE,-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51" table:style-name="ce2">
            <text:p>910004751</text:p>
          </table:table-cell>
          <table:table-cell office:value-type="string" table:style-name="ce1">
            <text:p>COMPACT COOLING TOWEL, BLU, NOS</text:p>
          </table:table-cell>
          <table:table-cell office:value-type="string" table:style-name="ce1">
            <text:p>COMPACT-COOLING-TOWEL,-BLU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53" table:style-name="ce2">
            <text:p>910004753</text:p>
          </table:table-cell>
          <table:table-cell office:value-type="string" table:style-name="ce1">
            <text:p>OLIVANT CARABINER, BLK, NOS</text:p>
          </table:table-cell>
          <table:table-cell office:value-type="string" table:style-name="ce1">
            <text:p>OLIVANT-CARABINER,-BLK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54" table:style-name="ce2">
            <text:p>910004754</text:p>
          </table:table-cell>
          <table:table-cell office:value-type="string" table:style-name="ce1">
            <text:p>OCHAIN CARABINER, BLK, NOS</text:p>
          </table:table-cell>
          <table:table-cell office:value-type="string" table:style-name="ce1">
            <text:p>OCHAIN-CARABINER,-BLK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64" table:style-name="ce2">
            <text:p>910004764</text:p>
          </table:table-cell>
          <table:table-cell office:value-type="string" table:style-name="ce1">
            <text:p>CAMOLLET, CAF, NOS</text:p>
          </table:table-cell>
          <table:table-cell office:value-type="string" table:style-name="ce1">
            <text:p>CAMOLLET,-CAF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71" table:style-name="ce2">
            <text:p>910004771</text:p>
          </table:table-cell>
          <table:table-cell office:value-type="string" table:style-name="ce1">
            <text:p>SPARKS, NAV, S</text:p>
          </table:table-cell>
          <table:table-cell office:value-type="string" table:style-name="ce1">
            <text:p>SPARKS,-NAV,-S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75" table:style-name="ce2">
            <text:p>910004775</text:p>
          </table:table-cell>
          <table:table-cell office:value-type="string" table:style-name="ce1">
            <text:p>MICHIGAN HOODIE, NAV, S</text:p>
          </table:table-cell>
          <table:table-cell office:value-type="string" table:style-name="ce1">
            <text:p>MICHIGAN-HOODIE,-NAV,-S</text:p>
          </table:table-cell>
          <table:table-cell office:value-type="float" office:value="479000" table:style-name="ce1">
            <text:p>479000</text:p>
          </table:table-cell>
          <table:table-cell office:value-type="float" office:value="479000" table:style-name="ce1">
            <text:p>4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86" table:style-name="ce2">
            <text:p>910004786</text:p>
          </table:table-cell>
          <table:table-cell office:value-type="string" table:style-name="ce1">
            <text:p>ADVENTURE EXPLORATION, BLK, S</text:p>
          </table:table-cell>
          <table:table-cell office:value-type="string" table:style-name="ce1">
            <text:p>ADVENTURE-EXPLORATION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90" table:style-name="ce2">
            <text:p>910004790</text:p>
          </table:table-cell>
          <table:table-cell office:value-type="string" table:style-name="ce1">
            <text:p>RIDE-ON LANDSCAPE 1.1, BRW, NOS</text:p>
          </table:table-cell>
          <table:table-cell office:value-type="string" table:style-name="ce1">
            <text:p>RIDE-ON-LANDSCAPE-1.1,-BRW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91" table:style-name="ce2">
            <text:p>910004791</text:p>
          </table:table-cell>
          <table:table-cell office:value-type="string" table:style-name="ce1">
            <text:p>RIDE-ON POTRAIT 1.1, BRW, NOS</text:p>
          </table:table-cell>
          <table:table-cell office:value-type="string" table:style-name="ce1">
            <text:p>RIDE-ON-POTRAIT-1.1,-BRW,-NOS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92" table:style-name="ce2">
            <text:p>910004792</text:p>
          </table:table-cell>
          <table:table-cell office:value-type="string" table:style-name="ce1">
            <text:p>ACTIEVE HIJAB SPORT, BLK, L</text:p>
          </table:table-cell>
          <table:table-cell office:value-type="string" table:style-name="ce1">
            <text:p>ACTIEVE-HIJAB-SPORT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94" table:style-name="ce2">
            <text:p>910004794</text:p>
          </table:table-cell>
          <table:table-cell office:value-type="string" table:style-name="ce1">
            <text:p>MAJESTIC-MT, BLK, S</text:p>
          </table:table-cell>
          <table:table-cell office:value-type="string" table:style-name="ce1">
            <text:p>MAJESTIC-MT,-BLK,-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03" table:style-name="ce2">
            <text:p>910004803</text:p>
          </table:table-cell>
          <table:table-cell office:value-type="string" table:style-name="ce1">
            <text:p>GO RIDE LOGO, BLK, S</text:p>
          </table:table-cell>
          <table:table-cell office:value-type="string" table:style-name="ce1">
            <text:p>GO-RIDE-LOGO,-BLK,-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07" table:style-name="ce2">
            <text:p>910004807</text:p>
          </table:table-cell>
          <table:table-cell office:value-type="string" table:style-name="ce1">
            <text:p>VALLEY-X, NAV, S</text:p>
          </table:table-cell>
          <table:table-cell office:value-type="string" table:style-name="ce1">
            <text:p>VALLEY-X,-NAV,-S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10" table:style-name="ce2">
            <text:p>910004810</text:p>
          </table:table-cell>
          <table:table-cell office:value-type="string" table:style-name="ce1">
            <text:p>AZTEC TRIFOLD 1.0, BLK, NOS</text:p>
          </table:table-cell>
          <table:table-cell office:value-type="string" table:style-name="ce1">
            <text:p>AZTEC-TRIFOLD-1.0,-BLK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12" table:style-name="ce2">
            <text:p>910004812</text:p>
          </table:table-cell>
          <table:table-cell office:value-type="string" table:style-name="ce1">
            <text:p>HIKING HIGH SOCKS, GRY, S</text:p>
          </table:table-cell>
          <table:table-cell office:value-type="string" table:style-name="ce1">
            <text:p>HIKING-HIGH-SOCKS,-GRY,-S</text:p>
          </table:table-cell>
          <table:table-cell office:value-type="float" office:value="65000" table:style-name="ce1">
            <text:p>65000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13" table:style-name="ce2">
            <text:p>910004813</text:p>
          </table:table-cell>
          <table:table-cell office:value-type="string" table:style-name="ce1">
            <text:p>HIKING MID SOCKS 1.0, GRY, S</text:p>
          </table:table-cell>
          <table:table-cell office:value-type="string" table:style-name="ce1">
            <text:p>HIKING-MID-SOCKS-1.0,-GRY,-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19" table:style-name="ce2">
            <text:p>910004819</text:p>
          </table:table-cell>
          <table:table-cell office:value-type="string" table:style-name="ce1">
            <text:p>BANDANA 2 WARNA 1.1, NAV, NOS</text:p>
          </table:table-cell>
          <table:table-cell office:value-type="string" table:style-name="ce1">
            <text:p>BANDANA-2-WARNA-1.1,-NAV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20" table:style-name="ce2">
            <text:p>910004820</text:p>
          </table:table-cell>
          <table:table-cell office:value-type="string" table:style-name="ce1">
            <text:p>BANDANA 1 WARNA 1.1, NAV, NOS</text:p>
          </table:table-cell>
          <table:table-cell office:value-type="string" table:style-name="ce1">
            <text:p>BANDANA-1-WARNA-1.1,-NAV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41" table:style-name="ce2">
            <text:p>910004841</text:p>
          </table:table-cell>
          <table:table-cell office:value-type="string" table:style-name="ce1">
            <text:p>TAHOMA, MAR, S</text:p>
          </table:table-cell>
          <table:table-cell office:value-type="string" table:style-name="ce1">
            <text:p>TAHOMA,-MAR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45" table:style-name="ce2">
            <text:p>910004845</text:p>
          </table:table-cell>
          <table:table-cell office:value-type="string" table:style-name="ce1">
            <text:p>DELNICE JACKET-X, BLK, S</text:p>
          </table:table-cell>
          <table:table-cell office:value-type="string" table:style-name="ce1">
            <text:p>DELNICE-JACKET-X,-BLK,-S</text:p>
          </table:table-cell>
          <table:table-cell office:value-type="float" office:value="549000" table:style-name="ce1">
            <text:p>549000</text:p>
          </table:table-cell>
          <table:table-cell office:value-type="float" office:value="549000" table:style-name="ce1">
            <text:p>5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50" table:style-name="ce2">
            <text:p>910004850</text:p>
          </table:table-cell>
          <table:table-cell office:value-type="string" table:style-name="ce1">
            <text:p>GAEA MID, BLK, 40</text:p>
          </table:table-cell>
          <table:table-cell office:value-type="string" table:style-name="ce1">
            <text:p>GAEA-MID,-BLK,-40</text:p>
          </table:table-cell>
          <table:table-cell office:value-type="float" office:value="699000" table:style-name="ce1">
            <text:p>699000</text:p>
          </table:table-cell>
          <table:table-cell office:value-type="float" office:value="699000" table:style-name="ce1">
            <text:p>6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54" table:style-name="ce2">
            <text:p>910004854</text:p>
          </table:table-cell>
          <table:table-cell office:value-type="string" table:style-name="ce1">
            <text:p>CAMOTRUCK X, BLK, L</text:p>
          </table:table-cell>
          <table:table-cell office:value-type="string" table:style-name="ce1">
            <text:p>CAMOTRUCK-X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55" table:style-name="ce2">
            <text:p>910004855</text:p>
          </table:table-cell>
          <table:table-cell office:value-type="string" table:style-name="ce1">
            <text:p>ROC EXP 1.0, BLK, 29</text:p>
          </table:table-cell>
          <table:table-cell office:value-type="string" table:style-name="ce1">
            <text:p>ROC-EXP-1.0,-BLK,-29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59" table:style-name="ce2">
            <text:p>910004859</text:p>
          </table:table-cell>
          <table:table-cell office:value-type="string" table:style-name="ce1">
            <text:p>TROCADERO OLEANDER 1.0 SOL OLI, BLK, 37</text:p>
          </table:table-cell>
          <table:table-cell office:value-type="string" table:style-name="ce1">
            <text:p>TROCADERO-OLEANDER-1.0-SOL-OLI,-BLK,-37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60" table:style-name="ce2">
            <text:p>910004860</text:p>
          </table:table-cell>
          <table:table-cell office:value-type="string" table:style-name="ce1">
            <text:p>TROCADERO OLEANDER 1.0 SOL BLK, OLI, 37</text:p>
          </table:table-cell>
          <table:table-cell office:value-type="string" table:style-name="ce1">
            <text:p>TROCADERO-OLEANDER-1.0-SOL-BLK,-OLI,-37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62" table:style-name="ce2">
            <text:p>910004862</text:p>
          </table:table-cell>
          <table:table-cell office:value-type="string" table:style-name="ce1">
            <text:p>CHARMELEON 1.0, BLK, 37</text:p>
          </table:table-cell>
          <table:table-cell office:value-type="string" table:style-name="ce1">
            <text:p>CHARMELEON-1.0,-BLK,-37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64" table:style-name="ce2">
            <text:p>910004864</text:p>
          </table:table-cell>
          <table:table-cell office:value-type="string" table:style-name="ce1">
            <text:p>CALDERA MEN 1.0 SOL D.GRY PATTE, BLU, 37</text:p>
          </table:table-cell>
          <table:table-cell office:value-type="string" table:style-name="ce1">
            <text:p>CALDERA-MEN-1.0-SOL-D.GRY-PATTE,-BLU,-37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65" table:style-name="ce2">
            <text:p>910004865</text:p>
          </table:table-cell>
          <table:table-cell office:value-type="string" table:style-name="ce1">
            <text:p>CALDERA MEN 1.0 SOL BLACK PATTE, BLK, 37</text:p>
          </table:table-cell>
          <table:table-cell office:value-type="string" table:style-name="ce1">
            <text:p>CALDERA-MEN-1.0-SOL-BLACK-PATTE,-BLK,-37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67" table:style-name="ce2">
            <text:p>910004867</text:p>
          </table:table-cell>
          <table:table-cell office:value-type="string" table:style-name="ce1">
            <text:p>CALDERA PINCH 1.0 SOL BLACK PAT, BLK, 37</text:p>
          </table:table-cell>
          <table:table-cell office:value-type="string" table:style-name="ce1">
            <text:p>CALDERA-PINCH-1.0-SOL-BLACK-PAT,-BLK,-37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91" table:style-name="ce2">
            <text:p>910004891</text:p>
          </table:table-cell>
          <table:table-cell office:value-type="string" table:style-name="ce1">
            <text:p>SENARU 2P, ORA, NOS</text:p>
          </table:table-cell>
          <table:table-cell office:value-type="string" table:style-name="ce1">
            <text:p>SENARU-2P,-ORA,-NOS</text:p>
          </table:table-cell>
          <table:table-cell office:value-type="float" office:value="1189000" table:style-name="ce1">
            <text:p>1189000</text:p>
          </table:table-cell>
          <table:table-cell office:value-type="float" office:value="1189000" table:style-name="ce1">
            <text:p>1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92" table:style-name="ce2">
            <text:p>910004892</text:p>
          </table:table-cell>
          <table:table-cell office:value-type="string" table:style-name="ce1">
            <text:p>STOVER 4P, RED, NOS</text:p>
          </table:table-cell>
          <table:table-cell office:value-type="string" table:style-name="ce1">
            <text:p>STOVER-4P,-RED,-NOS</text:p>
          </table:table-cell>
          <table:table-cell office:value-type="float" office:value="2119000" table:style-name="ce1">
            <text:p>2119000</text:p>
          </table:table-cell>
          <table:table-cell office:value-type="float" office:value="2119000" table:style-name="ce1">
            <text:p>2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93" table:style-name="ce2">
            <text:p>910004893</text:p>
          </table:table-cell>
          <table:table-cell office:value-type="string" table:style-name="ce1">
            <text:p>SHIPTON 3P, ORA, NOS</text:p>
          </table:table-cell>
          <table:table-cell office:value-type="string" table:style-name="ce1">
            <text:p>SHIPTON-3P,-ORA,-NOS</text:p>
          </table:table-cell>
          <table:table-cell office:value-type="float" office:value="1859000" table:style-name="ce1">
            <text:p>1859000</text:p>
          </table:table-cell>
          <table:table-cell office:value-type="float" office:value="1859000" table:style-name="ce1">
            <text:p>18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99" table:style-name="ce2">
            <text:p>910004899</text:p>
          </table:table-cell>
          <table:table-cell office:value-type="string" table:style-name="ce1">
            <text:p>SKETCH GEOMETRIC, MAR, S</text:p>
          </table:table-cell>
          <table:table-cell office:value-type="string" table:style-name="ce1">
            <text:p>SKETCH-GEOMETRIC,-MAR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03" table:style-name="ce2">
            <text:p>910004903</text:p>
          </table:table-cell>
          <table:table-cell office:value-type="string" table:style-name="ce1">
            <text:p>POLLOCK 2.0 28 GUNUNG, BUR, 38</text:p>
          </table:table-cell>
          <table:table-cell office:value-type="string" table:style-name="ce1">
            <text:p>POLLOCK-2.0-28-GUNUNG,-BUR,-38</text:p>
          </table:table-cell>
          <table:table-cell office:value-type="float" office:value="1249000" table:style-name="ce1">
            <text:p>1249000</text:p>
          </table:table-cell>
          <table:table-cell office:value-type="float" office:value="1249000" table:style-name="ce1">
            <text:p>1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09" table:style-name="ce2">
            <text:p>910004909</text:p>
          </table:table-cell>
          <table:table-cell office:value-type="string" table:style-name="ce1">
            <text:p>TROCADERO AZTECA 1.0 SOL BLACK, OLI, 37</text:p>
          </table:table-cell>
          <table:table-cell office:value-type="string" table:style-name="ce1">
            <text:p>TROCADERO-AZTECA-1.0-SOL-BLACK,-OLI,-37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10" table:style-name="ce2">
            <text:p>910004910</text:p>
          </table:table-cell>
          <table:table-cell office:value-type="string" table:style-name="ce1">
            <text:p>TROCADERO AZTECA 1.0 SOL OLIVE, BLK, 37</text:p>
          </table:table-cell>
          <table:table-cell office:value-type="string" table:style-name="ce1">
            <text:p>TROCADERO-AZTECA-1.0-SOL-OLIVE,-BLK,-37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12" table:style-name="ce2">
            <text:p>910004912</text:p>
          </table:table-cell>
          <table:table-cell office:value-type="string" table:style-name="ce1">
            <text:p>BORDER ROLLING DUFFEL 60L, BLK, NOS</text:p>
          </table:table-cell>
          <table:table-cell office:value-type="string" table:style-name="ce1">
            <text:p>BORDER-ROLLING-DUFFEL-60L,-BLK,-NOS</text:p>
          </table:table-cell>
          <table:table-cell office:value-type="float" office:value="1399000" table:style-name="ce1">
            <text:p>1399000</text:p>
          </table:table-cell>
          <table:table-cell office:value-type="float" office:value="1399000" table:style-name="ce1">
            <text:p>1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0" table:style-name="ce2">
            <text:p>910004930</text:p>
          </table:table-cell>
          <table:table-cell office:value-type="string" table:style-name="ce1">
            <text:p>DAWSON, OLI, NOS</text:p>
          </table:table-cell>
          <table:table-cell office:value-type="string" table:style-name="ce1">
            <text:p>DAWSON,-OLI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2" table:style-name="ce2">
            <text:p>910004932</text:p>
          </table:table-cell>
          <table:table-cell office:value-type="string" table:style-name="ce1">
            <text:p>MOTION, BLK, NOS</text:p>
          </table:table-cell>
          <table:table-cell office:value-type="string" table:style-name="ce1">
            <text:p>MOTION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3" table:style-name="ce2">
            <text:p>910004933</text:p>
          </table:table-cell>
          <table:table-cell office:value-type="string" table:style-name="ce1">
            <text:p>WINDWARD AVIATOR, BLK, NOS</text:p>
          </table:table-cell>
          <table:table-cell office:value-type="string" table:style-name="ce1">
            <text:p>WINDWARD-AVIATOR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4" table:style-name="ce2">
            <text:p>910004934</text:p>
          </table:table-cell>
          <table:table-cell office:value-type="string" table:style-name="ce1">
            <text:p>LEEWARD WAYFARER, BRW, NOS</text:p>
          </table:table-cell>
          <table:table-cell office:value-type="string" table:style-name="ce1">
            <text:p>LEEWARD-WAYFARER,-BRW,-NO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5" table:style-name="ce2">
            <text:p>910004935</text:p>
          </table:table-cell>
          <table:table-cell office:value-type="string" table:style-name="ce1">
            <text:p>ROLLICK., BLK, NOS</text:p>
          </table:table-cell>
          <table:table-cell office:value-type="string" table:style-name="ce1">
            <text:p>ROLLICK.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6" table:style-name="ce2">
            <text:p>910004936</text:p>
          </table:table-cell>
          <table:table-cell office:value-type="string" table:style-name="ce1">
            <text:p>QUEST 20, BLK, 29</text:p>
          </table:table-cell>
          <table:table-cell office:value-type="string" table:style-name="ce1">
            <text:p>QUEST-20,-BLK,-29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8" table:style-name="ce2">
            <text:p>910004938</text:p>
          </table:table-cell>
          <table:table-cell office:value-type="string" table:style-name="ce1">
            <text:p>GAIA SWEATER, BLU, S</text:p>
          </table:table-cell>
          <table:table-cell office:value-type="string" table:style-name="ce1">
            <text:p>GAIA-SWEATER,-BLU,-S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45" table:style-name="ce2">
            <text:p>910004945</text:p>
          </table:table-cell>
          <table:table-cell office:value-type="string" table:style-name="ce1">
            <text:p>TWO SIDE COLOUR MT, MAR, S</text:p>
          </table:table-cell>
          <table:table-cell office:value-type="string" table:style-name="ce1">
            <text:p>TWO-SIDE-COLOUR-MT,-MAR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52" table:style-name="ce2">
            <text:p>910004952</text:p>
          </table:table-cell>
          <table:table-cell office:value-type="string" table:style-name="ce1">
            <text:p>BAKUMPAY X28, RED, S</text:p>
          </table:table-cell>
          <table:table-cell office:value-type="string" table:style-name="ce1">
            <text:p>BAKUMPAY-X28,-RED,-S</text:p>
          </table:table-cell>
          <table:table-cell office:value-type="float" office:value="649000" table:style-name="ce1">
            <text:p>649000</text:p>
          </table:table-cell>
          <table:table-cell office:value-type="float" office:value="649000" table:style-name="ce1">
            <text:p>6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54" table:style-name="ce2">
            <text:p>910004954</text:p>
          </table:table-cell>
          <table:table-cell office:value-type="string" table:style-name="ce1">
            <text:p>ESTABLISHED LOGO, NAV, S</text:p>
          </table:table-cell>
          <table:table-cell office:value-type="string" table:style-name="ce1">
            <text:p>ESTABLISHED-LOGO,-NAV,-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66" table:style-name="ce2">
            <text:p>910004966</text:p>
          </table:table-cell>
          <table:table-cell office:value-type="string" table:style-name="ce1">
            <text:p>ILLINOA-RIDING HIGHCUT SOCKS 1.0, BLK, S</text:p>
          </table:table-cell>
          <table:table-cell office:value-type="string" table:style-name="ce1">
            <text:p>ILLINOA-RIDING-HIGHCUT-SOCKS-1.0,-BLK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74" table:style-name="ce2">
            <text:p>910004974</text:p>
          </table:table-cell>
          <table:table-cell office:value-type="string" table:style-name="ce1">
            <text:p>EMISSARY 3L, BLK, NOS</text:p>
          </table:table-cell>
          <table:table-cell office:value-type="string" table:style-name="ce1">
            <text:p>EMISSARY-3L,-BLK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76" table:style-name="ce2">
            <text:p>910004976</text:p>
          </table:table-cell>
          <table:table-cell office:value-type="string" table:style-name="ce1">
            <text:p>CHROMATIC WAVES, BLK, S</text:p>
          </table:table-cell>
          <table:table-cell office:value-type="string" table:style-name="ce1">
            <text:p>CHROMATIC-WAVES,-BLK,-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80" table:style-name="ce2">
            <text:p>910004980</text:p>
          </table:table-cell>
          <table:table-cell office:value-type="string" table:style-name="ce1">
            <text:p>CLOUDRUN 2.0, BLU, 40</text:p>
          </table:table-cell>
          <table:table-cell office:value-type="string" table:style-name="ce1">
            <text:p>CLOUDRUN-2.0,-BLU,-40</text:p>
          </table:table-cell>
          <table:table-cell office:value-type="float" office:value="559000" table:style-name="ce1">
            <text:p>559000</text:p>
          </table:table-cell>
          <table:table-cell office:value-type="float" office:value="559000" table:style-name="ce1">
            <text:p>5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89" table:style-name="ce2">
            <text:p>910004989</text:p>
          </table:table-cell>
          <table:table-cell office:value-type="string" table:style-name="ce1">
            <text:p>HORAGALLES, BLK, NOS</text:p>
          </table:table-cell>
          <table:table-cell office:value-type="string" table:style-name="ce1">
            <text:p>HORAGALLES,-BLK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92" table:style-name="ce2">
            <text:p>910004992</text:p>
          </table:table-cell>
          <table:table-cell office:value-type="string" table:style-name="ce1">
            <text:p>IRIDIUM 2L FOLDABLE WB, BLK, NOS</text:p>
          </table:table-cell>
          <table:table-cell office:value-type="string" table:style-name="ce1">
            <text:p>IRIDIUM-2L-FOLDABLE-WB,-BL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98" table:style-name="ce2">
            <text:p>910004998</text:p>
          </table:table-cell>
          <table:table-cell office:value-type="string" table:style-name="ce1">
            <text:p>ANGREB, BLK, L</text:p>
          </table:table-cell>
          <table:table-cell office:value-type="string" table:style-name="ce1">
            <text:p>ANGREB,-BLK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00" table:style-name="ce2">
            <text:p>910005000</text:p>
          </table:table-cell>
          <table:table-cell office:value-type="string" table:style-name="ce1">
            <text:p>BAMARS MULTIFUNCTION BANDANA, NAV, NOS</text:p>
          </table:table-cell>
          <table:table-cell office:value-type="string" table:style-name="ce1">
            <text:p>BAMARS-MULTIFUNCTION-BANDANA,-NAV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03" table:style-name="ce2">
            <text:p>910005003</text:p>
          </table:table-cell>
          <table:table-cell office:value-type="string" table:style-name="ce1">
            <text:p>ACRYLIC ZAKAT 1.0, BLK, L</text:p>
          </table:table-cell>
          <table:table-cell office:value-type="string" table:style-name="ce1">
            <text:p>ACRYLIC-ZAKAT-1.0,-BLK,-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04" table:style-name="ce2">
            <text:p>910005004</text:p>
          </table:table-cell>
          <table:table-cell office:value-type="string" table:style-name="ce1">
            <text:p>MOTORCYCLES, BLK, S</text:p>
          </table:table-cell>
          <table:table-cell office:value-type="string" table:style-name="ce1">
            <text:p>MOTORCYCLES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08" table:style-name="ce2">
            <text:p>910005008</text:p>
          </table:table-cell>
          <table:table-cell office:value-type="string" table:style-name="ce1">
            <text:p>BARRIER, BLK, L</text:p>
          </table:table-cell>
          <table:table-cell office:value-type="string" table:style-name="ce1">
            <text:p>BARRIER,-BLK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09" table:style-name="ce2">
            <text:p>910005009</text:p>
          </table:table-cell>
          <table:table-cell office:value-type="string" table:style-name="ce1">
            <text:p>X-GONIO 03, BLK, NOS</text:p>
          </table:table-cell>
          <table:table-cell office:value-type="string" table:style-name="ce1">
            <text:p>X-GONIO-03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11" table:style-name="ce2">
            <text:p>910005011</text:p>
          </table:table-cell>
          <table:table-cell office:value-type="string" table:style-name="ce1">
            <text:p>CERVUS, BLK, NOS</text:p>
          </table:table-cell>
          <table:table-cell office:value-type="string" table:style-name="ce1">
            <text:p>CERVUS,-BL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15" table:style-name="ce2">
            <text:p>910005015</text:p>
          </table:table-cell>
          <table:table-cell office:value-type="string" table:style-name="ce1">
            <text:p>PACKERBASE 2.0 DOPP KIT, BLK, NOS</text:p>
          </table:table-cell>
          <table:table-cell office:value-type="string" table:style-name="ce1">
            <text:p>PACKERBASE-2.0-DOPP-KIT,-BLK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17" table:style-name="ce2">
            <text:p>910005017</text:p>
          </table:table-cell>
          <table:table-cell office:value-type="string" table:style-name="ce1">
            <text:p>GRAVEL 8.0, BLK, NOS</text:p>
          </table:table-cell>
          <table:table-cell office:value-type="string" table:style-name="ce1">
            <text:p>GRAVEL-8.0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19" table:style-name="ce2">
            <text:p>910005019</text:p>
          </table:table-cell>
          <table:table-cell office:value-type="string" table:style-name="ce1">
            <text:p>SHOE PACK, BLK, NOS</text:p>
          </table:table-cell>
          <table:table-cell office:value-type="string" table:style-name="ce1">
            <text:p>SHOE-PACK,-BLK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31" table:style-name="ce2">
            <text:p>910005031</text:p>
          </table:table-cell>
          <table:table-cell office:value-type="string" table:style-name="ce1">
            <text:p>X-ARISE RIDE, BLK, S</text:p>
          </table:table-cell>
          <table:table-cell office:value-type="string" table:style-name="ce1">
            <text:p>X-ARISE-RIDE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43" table:style-name="ce2">
            <text:p>910005043</text:p>
          </table:table-cell>
          <table:table-cell office:value-type="string" table:style-name="ce1">
            <text:p>X PLAIN TEES, BLK, S</text:p>
          </table:table-cell>
          <table:table-cell office:value-type="string" table:style-name="ce1">
            <text:p>X-PLAIN-TEES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50" table:style-name="ce2">
            <text:p>910005050</text:p>
          </table:table-cell>
          <table:table-cell office:value-type="string" table:style-name="ce1">
            <text:p>MACACA 12, BLK, NOS</text:p>
          </table:table-cell>
          <table:table-cell office:value-type="string" table:style-name="ce1">
            <text:p>MACACA-12,-BLK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58" table:style-name="ce2">
            <text:p>910005058</text:p>
          </table:table-cell>
          <table:table-cell office:value-type="string" table:style-name="ce1">
            <text:p>X-JOURNAL POUCH-3WAY, BLK, NOS</text:p>
          </table:table-cell>
          <table:table-cell office:value-type="string" table:style-name="ce1">
            <text:p>X-JOURNAL-POUCH-3WAY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64" table:style-name="ce2">
            <text:p>910005064</text:p>
          </table:table-cell>
          <table:table-cell office:value-type="string" table:style-name="ce1">
            <text:p>BARRAGE, BLK, L</text:p>
          </table:table-cell>
          <table:table-cell office:value-type="string" table:style-name="ce1">
            <text:p>BARRAGE,-BLK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77" table:style-name="ce2">
            <text:p>910005077</text:p>
          </table:table-cell>
          <table:table-cell office:value-type="string" table:style-name="ce1">
            <text:p>GRAPNEL POUCH, BLK, NOS</text:p>
          </table:table-cell>
          <table:table-cell office:value-type="string" table:style-name="ce1">
            <text:p>GRAPNEL-POUCH,-BLK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78" table:style-name="ce2">
            <text:p>910005078</text:p>
          </table:table-cell>
          <table:table-cell office:value-type="string" table:style-name="ce1">
            <text:p>GRAPNEL WAISTBAG, BLK, NOS</text:p>
          </table:table-cell>
          <table:table-cell office:value-type="string" table:style-name="ce1">
            <text:p>GRAPNEL-WAISTBAG,-BLK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80" table:style-name="ce2">
            <text:p>910005080</text:p>
          </table:table-cell>
          <table:table-cell office:value-type="string" table:style-name="ce1">
            <text:p>X-PORTEGE CAMERA POUCH, BLK, NOS</text:p>
          </table:table-cell>
          <table:table-cell office:value-type="string" table:style-name="ce1">
            <text:p>X-PORTEGE-CAMERA-POUCH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81" table:style-name="ce2">
            <text:p>910005081</text:p>
          </table:table-cell>
          <table:table-cell office:value-type="string" table:style-name="ce1">
            <text:p>X-PORTEGE CONCEAL SLING, BLK, NOS</text:p>
          </table:table-cell>
          <table:table-cell office:value-type="string" table:style-name="ce1">
            <text:p>X-PORTEGE-CONCEAL-SLING,-BLK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87" table:style-name="ce2">
            <text:p>910005087</text:p>
          </table:table-cell>
          <table:table-cell office:value-type="string" table:style-name="ce1">
            <text:p>ATACA 4.1, BLK, NOS</text:p>
          </table:table-cell>
          <table:table-cell office:value-type="string" table:style-name="ce1">
            <text:p>ATACA-4.1,-BLK,-NOS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88" table:style-name="ce2">
            <text:p>910005088</text:p>
          </table:table-cell>
          <table:table-cell office:value-type="string" table:style-name="ce1">
            <text:p>GLASTONBURY, BLK, NOS</text:p>
          </table:table-cell>
          <table:table-cell office:value-type="string" table:style-name="ce1">
            <text:p>GLASTONBURY,-BLK,-NOS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89" table:style-name="ce2">
            <text:p>910005089</text:p>
          </table:table-cell>
          <table:table-cell office:value-type="string" table:style-name="ce1">
            <text:p>HELICON, BLK, NOS</text:p>
          </table:table-cell>
          <table:table-cell office:value-type="string" table:style-name="ce1">
            <text:p>HELICON,-BLK,-NOS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90" table:style-name="ce2">
            <text:p>910005090</text:p>
          </table:table-cell>
          <table:table-cell office:value-type="string" table:style-name="ce1">
            <text:p>CRESTON, GRE, NOS</text:p>
          </table:table-cell>
          <table:table-cell office:value-type="string" table:style-name="ce1">
            <text:p>CRESTON,-GRE,-NOS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91" table:style-name="ce2">
            <text:p>910005091</text:p>
          </table:table-cell>
          <table:table-cell office:value-type="string" table:style-name="ce1">
            <text:p>LINVILLE, BLK, NOS</text:p>
          </table:table-cell>
          <table:table-cell office:value-type="string" table:style-name="ce1">
            <text:p>LINVILLE,-BLK,-NOS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92" table:style-name="ce2">
            <text:p>910005092</text:p>
          </table:table-cell>
          <table:table-cell office:value-type="string" table:style-name="ce1">
            <text:p>PROVO, BLK, NOS</text:p>
          </table:table-cell>
          <table:table-cell office:value-type="string" table:style-name="ce1">
            <text:p>PROVO,-BLK,-NOS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96" table:style-name="ce2">
            <text:p>910005096</text:p>
          </table:table-cell>
          <table:table-cell office:value-type="string" table:style-name="ce1">
            <text:p>WERA WOMAN SERIES, GRY, L</text:p>
          </table:table-cell>
          <table:table-cell office:value-type="string" table:style-name="ce1">
            <text:p>WERA-WOMAN-SERIES,-GRY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97" table:style-name="ce2">
            <text:p>910005097</text:p>
          </table:table-cell>
          <table:table-cell office:value-type="string" table:style-name="ce1">
            <text:p>INCURSION, BLK, L</text:p>
          </table:table-cell>
          <table:table-cell office:value-type="string" table:style-name="ce1">
            <text:p>INCURSION,-BLK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14" table:style-name="ce2">
            <text:p>910005114</text:p>
          </table:table-cell>
          <table:table-cell office:value-type="string" table:style-name="ce1">
            <text:p>RIBS TRANS CARGO, BLK, 29</text:p>
          </table:table-cell>
          <table:table-cell office:value-type="string" table:style-name="ce1">
            <text:p>RIBS-TRANS-CARGO,-BLK,-29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16" table:style-name="ce2">
            <text:p>910005116</text:p>
          </table:table-cell>
          <table:table-cell office:value-type="string" table:style-name="ce1">
            <text:p>DERAIL SHOULDER, KHK, NOS</text:p>
          </table:table-cell>
          <table:table-cell office:value-type="string" table:style-name="ce1">
            <text:p>DERAIL-SHOULDER,-KHK,-NOS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22" table:style-name="ce2">
            <text:p>910005122</text:p>
          </table:table-cell>
          <table:table-cell office:value-type="string" table:style-name="ce1">
            <text:p>HOARY SOCKS, BLU, S</text:p>
          </table:table-cell>
          <table:table-cell office:value-type="string" table:style-name="ce1">
            <text:p>HOARY-SOCKS,-BLU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25" table:style-name="ce2">
            <text:p>910005125</text:p>
          </table:table-cell>
          <table:table-cell office:value-type="string" table:style-name="ce1">
            <text:p>X MT BLANC, NAV, S</text:p>
          </table:table-cell>
          <table:table-cell office:value-type="string" table:style-name="ce1">
            <text:p>X-MT-BLANC,-NAV,-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26" table:style-name="ce2">
            <text:p>910005126</text:p>
          </table:table-cell>
          <table:table-cell office:value-type="string" table:style-name="ce1">
            <text:p>HAZRA, NAV, NOS</text:p>
          </table:table-cell>
          <table:table-cell office:value-type="string" table:style-name="ce1">
            <text:p>HAZRA,-NAV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28" table:style-name="ce2">
            <text:p>910005128</text:p>
          </table:table-cell>
          <table:table-cell office:value-type="string" table:style-name="ce1">
            <text:p>ENAMEL MUG 3.0, OWH, NOS</text:p>
          </table:table-cell>
          <table:table-cell office:value-type="string" table:style-name="ce1">
            <text:p>ENAMEL-MUG-3.0,-OWH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31" table:style-name="ce2">
            <text:p>910005131</text:p>
          </table:table-cell>
          <table:table-cell office:value-type="string" table:style-name="ce1">
            <text:p>STAND PACK 10L, GRY, NOS</text:p>
          </table:table-cell>
          <table:table-cell office:value-type="string" table:style-name="ce1">
            <text:p>STAND-PACK-10L,-GRY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32" table:style-name="ce2">
            <text:p>910005132</text:p>
          </table:table-cell>
          <table:table-cell office:value-type="string" table:style-name="ce1">
            <text:p>X-FULL PRINT EIGER, BLK, S</text:p>
          </table:table-cell>
          <table:table-cell office:value-type="string" table:style-name="ce1">
            <text:p>X-FULL-PRINT-EIGER,-BLK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35" table:style-name="ce2">
            <text:p>910005135</text:p>
          </table:table-cell>
          <table:table-cell office:value-type="string" table:style-name="ce1">
            <text:p>SUKELA, BLK, L</text:p>
          </table:table-cell>
          <table:table-cell office:value-type="string" table:style-name="ce1">
            <text:p>SUKELA,-BLK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47" table:style-name="ce2">
            <text:p>910005147</text:p>
          </table:table-cell>
          <table:table-cell office:value-type="string" table:style-name="ce1">
            <text:p>VERTICAL CANVAS 1.1, NAV, NOS</text:p>
          </table:table-cell>
          <table:table-cell office:value-type="string" table:style-name="ce1">
            <text:p>VERTICAL-CANVAS-1.1,-NAV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60" table:style-name="ce2">
            <text:p>910005160</text:p>
          </table:table-cell>
          <table:table-cell office:value-type="string" table:style-name="ce1">
            <text:p>EAGLE PLUM 2.0, BLK, 38</text:p>
          </table:table-cell>
          <table:table-cell office:value-type="string" table:style-name="ce1">
            <text:p>EAGLE-PLUM-2.0,-BLK,-38</text:p>
          </table:table-cell>
          <table:table-cell office:value-type="float" office:value="1489000" table:style-name="ce1">
            <text:p>1489000</text:p>
          </table:table-cell>
          <table:table-cell office:value-type="float" office:value="1489000" table:style-name="ce1">
            <text:p>14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65" table:style-name="ce2">
            <text:p>910005165</text:p>
          </table:table-cell>
          <table:table-cell office:value-type="string" table:style-name="ce1">
            <text:p>X-ROCHESTER CYCLING, BLU, NOS</text:p>
          </table:table-cell>
          <table:table-cell office:value-type="string" table:style-name="ce1">
            <text:p>X-ROCHESTER-CYCLING,-BLU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66" table:style-name="ce2">
            <text:p>910005166</text:p>
          </table:table-cell>
          <table:table-cell office:value-type="string" table:style-name="ce1">
            <text:p>X-GLITCH CYCLING, GRY, NOS</text:p>
          </table:table-cell>
          <table:table-cell office:value-type="string" table:style-name="ce1">
            <text:p>X-GLITCH-CYCLING,-GRY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67" table:style-name="ce2">
            <text:p>910005167</text:p>
          </table:table-cell>
          <table:table-cell office:value-type="string" table:style-name="ce1">
            <text:p>X-TRIATRIC CYCLING, GRY, NOS</text:p>
          </table:table-cell>
          <table:table-cell office:value-type="string" table:style-name="ce1">
            <text:p>X-TRIATRIC-CYCLING,-GRY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80" table:style-name="ce2">
            <text:p>910005180</text:p>
          </table:table-cell>
          <table:table-cell office:value-type="string" table:style-name="ce1">
            <text:p>VALMONT WALLET, BRW, NOS</text:p>
          </table:table-cell>
          <table:table-cell office:value-type="string" table:style-name="ce1">
            <text:p>VALMONT-WALLET,-BRW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81" table:style-name="ce2">
            <text:p>910005181</text:p>
          </table:table-cell>
          <table:table-cell office:value-type="string" table:style-name="ce1">
            <text:p>NATIVA WALLET WS, OLI, NOS</text:p>
          </table:table-cell>
          <table:table-cell office:value-type="string" table:style-name="ce1">
            <text:p>NATIVA-WALLET-WS,-OLI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82" table:style-name="ce2">
            <text:p>910005182</text:p>
          </table:table-cell>
          <table:table-cell office:value-type="string" table:style-name="ce1">
            <text:p>TREKKER 2.0, GRE, S</text:p>
          </table:table-cell>
          <table:table-cell office:value-type="string" table:style-name="ce1">
            <text:p>TREKKER-2.0,-GRE,-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95" table:style-name="ce2">
            <text:p>910005195</text:p>
          </table:table-cell>
          <table:table-cell office:value-type="string" table:style-name="ce1">
            <text:p>M'BOZ MT, BLU, S</text:p>
          </table:table-cell>
          <table:table-cell office:value-type="string" table:style-name="ce1">
            <text:p>M'BOZ-MT,-BLU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96" table:style-name="ce2">
            <text:p>910005196</text:p>
          </table:table-cell>
          <table:table-cell office:value-type="string" table:style-name="ce1">
            <text:p>TROPEEZ MT, BLK, S</text:p>
          </table:table-cell>
          <table:table-cell office:value-type="string" table:style-name="ce1">
            <text:p>TROPEEZ-MT,-BLK,-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97" table:style-name="ce2">
            <text:p>910005197</text:p>
          </table:table-cell>
          <table:table-cell office:value-type="string" table:style-name="ce1">
            <text:p>K'LEMANTAN MT, BLK, S</text:p>
          </table:table-cell>
          <table:table-cell office:value-type="string" table:style-name="ce1">
            <text:p>K'LEMANTAN-MT,-BLK,-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98" table:style-name="ce2">
            <text:p>910005198</text:p>
          </table:table-cell>
          <table:table-cell office:value-type="string" table:style-name="ce1">
            <text:p>TWO PATH MT, BLK, S</text:p>
          </table:table-cell>
          <table:table-cell office:value-type="string" table:style-name="ce1">
            <text:p>TWO-PATH-MT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99" table:style-name="ce2">
            <text:p>910005199</text:p>
          </table:table-cell>
          <table:table-cell office:value-type="string" table:style-name="ce1">
            <text:p>IRON STEEL, BLK, S</text:p>
          </table:table-cell>
          <table:table-cell office:value-type="string" table:style-name="ce1">
            <text:p>IRON-STEEL,-BLK,-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00" table:style-name="ce2">
            <text:p>910005200</text:p>
          </table:table-cell>
          <table:table-cell office:value-type="string" table:style-name="ce1">
            <text:p>EXPEDITIOUS, BLK, S</text:p>
          </table:table-cell>
          <table:table-cell office:value-type="string" table:style-name="ce1">
            <text:p>EXPEDITIOUS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01" table:style-name="ce2">
            <text:p>910005201</text:p>
          </table:table-cell>
          <table:table-cell office:value-type="string" table:style-name="ce1">
            <text:p>UPLAND MT, BLK, S</text:p>
          </table:table-cell>
          <table:table-cell office:value-type="string" table:style-name="ce1">
            <text:p>UPLAND-MT,-BLK,-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02" table:style-name="ce2">
            <text:p>910005202</text:p>
          </table:table-cell>
          <table:table-cell office:value-type="string" table:style-name="ce1">
            <text:p>EL TIGRE, BUR, S</text:p>
          </table:table-cell>
          <table:table-cell office:value-type="string" table:style-name="ce1">
            <text:p>EL-TIGRE,-BUR,-S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03" table:style-name="ce2">
            <text:p>910005203</text:p>
          </table:table-cell>
          <table:table-cell office:value-type="string" table:style-name="ce1">
            <text:p>JOURNEY END, BLK, S</text:p>
          </table:table-cell>
          <table:table-cell office:value-type="string" table:style-name="ce1">
            <text:p>JOURNEY-END,-BLK,-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04" table:style-name="ce2">
            <text:p>910005204</text:p>
          </table:table-cell>
          <table:table-cell office:value-type="string" table:style-name="ce1">
            <text:p>EXPEDITION ROUTE MT, BLK, S</text:p>
          </table:table-cell>
          <table:table-cell office:value-type="string" table:style-name="ce1">
            <text:p>EXPEDITION-ROUTE-MT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13" table:style-name="ce2">
            <text:p>910005213</text:p>
          </table:table-cell>
          <table:table-cell office:value-type="string" table:style-name="ce1">
            <text:p>EXCELSIOR 75+15L 1F, BLK, NOS</text:p>
          </table:table-cell>
          <table:table-cell office:value-type="string" table:style-name="ce1">
            <text:p>EXCELSIOR-75+15L-1F,-BLK,-NOS</text:p>
          </table:table-cell>
          <table:table-cell office:value-type="float" office:value="1999000" table:style-name="ce1">
            <text:p>1999000</text:p>
          </table:table-cell>
          <table:table-cell office:value-type="float" office:value="1999000" table:style-name="ce1">
            <text:p>19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16" table:style-name="ce2">
            <text:p>910005216</text:p>
          </table:table-cell>
          <table:table-cell office:value-type="string" table:style-name="ce1">
            <text:p>HUAKI, BLK, S</text:p>
          </table:table-cell>
          <table:table-cell office:value-type="string" table:style-name="ce1">
            <text:p>HUAKI,-BLK,-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1" table:style-name="ce2">
            <text:p>910005231</text:p>
          </table:table-cell>
          <table:table-cell office:value-type="string" table:style-name="ce1">
            <text:p>X CAMIONERO 1.0, GRY, L</text:p>
          </table:table-cell>
          <table:table-cell office:value-type="string" table:style-name="ce1">
            <text:p>X-CAMIONERO-1.0,-GRY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2" table:style-name="ce2">
            <text:p>910005232</text:p>
          </table:table-cell>
          <table:table-cell office:value-type="string" table:style-name="ce1">
            <text:p>X CLASSIC BASEBALL, DGR, L</text:p>
          </table:table-cell>
          <table:table-cell office:value-type="string" table:style-name="ce1">
            <text:p>X-CLASSIC-BASEBALL,-DGR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3" table:style-name="ce2">
            <text:p>910005233</text:p>
          </table:table-cell>
          <table:table-cell office:value-type="string" table:style-name="ce1">
            <text:p>INVOLUCRE, RED, NOS</text:p>
          </table:table-cell>
          <table:table-cell office:value-type="string" table:style-name="ce1">
            <text:p>INVOLUCRE,-RED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4" table:style-name="ce2">
            <text:p>910005234</text:p>
          </table:table-cell>
          <table:table-cell office:value-type="string" table:style-name="ce1">
            <text:p>MACHINE 1.1, BLK, NOS</text:p>
          </table:table-cell>
          <table:table-cell office:value-type="string" table:style-name="ce1">
            <text:p>MACHINE-1.1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7" table:style-name="ce2">
            <text:p>910005237</text:p>
          </table:table-cell>
          <table:table-cell office:value-type="string" table:style-name="ce1">
            <text:p>DISTANT SHOULDER BAG, BLK, NOS</text:p>
          </table:table-cell>
          <table:table-cell office:value-type="string" table:style-name="ce1">
            <text:p>DISTANT-SHOULDER-BAG,-BLK,-NO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8" table:style-name="ce2">
            <text:p>910005238</text:p>
          </table:table-cell>
          <table:table-cell office:value-type="string" table:style-name="ce1">
            <text:p>TOURER SHOULDER BAG, NAV, NOS</text:p>
          </table:table-cell>
          <table:table-cell office:value-type="string" table:style-name="ce1">
            <text:p>TOURER-SHOULDER-BAG,-NAV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9" table:style-name="ce2">
            <text:p>910005239</text:p>
          </table:table-cell>
          <table:table-cell office:value-type="string" table:style-name="ce1">
            <text:p>BRIG SLIM WAIST R, NAV, NOS</text:p>
          </table:table-cell>
          <table:table-cell office:value-type="string" table:style-name="ce1">
            <text:p>BRIG-SLIM-WAIST-R,-NAV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40" table:style-name="ce2">
            <text:p>910005240</text:p>
          </table:table-cell>
          <table:table-cell office:value-type="string" table:style-name="ce1">
            <text:p>PATHWAY SHOULDER BAG S, NAV, NOS</text:p>
          </table:table-cell>
          <table:table-cell office:value-type="string" table:style-name="ce1">
            <text:p>PATHWAY-SHOULDER-BAG-S,-NAV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41" table:style-name="ce2">
            <text:p>910005241</text:p>
          </table:table-cell>
          <table:table-cell office:value-type="string" table:style-name="ce1">
            <text:p>BORDERCROSS SLING R, BLK, NOS</text:p>
          </table:table-cell>
          <table:table-cell office:value-type="string" table:style-name="ce1">
            <text:p>BORDERCROSS-SLING-R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46" table:style-name="ce2">
            <text:p>910005246</text:p>
          </table:table-cell>
          <table:table-cell office:value-type="string" table:style-name="ce1">
            <text:p>T.LS.BASEBALL 1989 1.1, BLK, L</text:p>
          </table:table-cell>
          <table:table-cell office:value-type="string" table:style-name="ce1">
            <text:p>T.LS.BASEBALL-1989-1.1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58" table:style-name="ce2">
            <text:p>910005258</text:p>
          </table:table-cell>
          <table:table-cell office:value-type="string" table:style-name="ce1">
            <text:p>HOVERLAND 1F, BLU, NOS</text:p>
          </table:table-cell>
          <table:table-cell office:value-type="string" table:style-name="ce1">
            <text:p>HOVERLAND-1F,-BLU,-NO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69" table:style-name="ce2">
            <text:p>910005269</text:p>
          </table:table-cell>
          <table:table-cell office:value-type="string" table:style-name="ce1">
            <text:p>T.S NEO GABRO 1F, BLK, NOS</text:p>
          </table:table-cell>
          <table:table-cell office:value-type="string" table:style-name="ce1">
            <text:p>T.S-NEO-GABRO-1F,-BLK,-NOS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73" table:style-name="ce2">
            <text:p>910005273</text:p>
          </table:table-cell>
          <table:table-cell office:value-type="string" table:style-name="ce1">
            <text:p>WAIST BAG WALL RUN 1A, BLK, NOS</text:p>
          </table:table-cell>
          <table:table-cell office:value-type="string" table:style-name="ce1">
            <text:p>WAIST-BAG-WALL-RUN-1A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75" table:style-name="ce2">
            <text:p>910005275</text:p>
          </table:table-cell>
          <table:table-cell office:value-type="string" table:style-name="ce1">
            <text:p>CARABINER MUG 1.0, BLK, NOS</text:p>
          </table:table-cell>
          <table:table-cell office:value-type="string" table:style-name="ce1">
            <text:p>CARABINER-MUG-1.0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76" table:style-name="ce2">
            <text:p>910005276</text:p>
          </table:table-cell>
          <table:table-cell office:value-type="string" table:style-name="ce1">
            <text:p>ESCALATE MUG 1.0, SIL, NOS</text:p>
          </table:table-cell>
          <table:table-cell office:value-type="string" table:style-name="ce1">
            <text:p>ESCALATE-MUG-1.0,-SIL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77" table:style-name="ce2">
            <text:p>910005277</text:p>
          </table:table-cell>
          <table:table-cell office:value-type="string" table:style-name="ce1">
            <text:p>T.PAHA HITAM 1A, BLK, NOS</text:p>
          </table:table-cell>
          <table:table-cell office:value-type="string" table:style-name="ce1">
            <text:p>T.PAHA-HITAM-1A,-BLK,-NO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89" table:style-name="ce2">
            <text:p>910005289</text:p>
          </table:table-cell>
          <table:table-cell office:value-type="string" table:style-name="ce1">
            <text:p>ANACONDA 2.5 CAMOUFLAGE, BLK, 38</text:p>
          </table:table-cell>
          <table:table-cell office:value-type="string" table:style-name="ce1">
            <text:p>ANACONDA-2.5-CAMOUFLAGE,-BLK,-38</text:p>
          </table:table-cell>
          <table:table-cell office:value-type="float" office:value="1159000" table:style-name="ce1">
            <text:p>1159000</text:p>
          </table:table-cell>
          <table:table-cell office:value-type="float" office:value="1159000" table:style-name="ce1">
            <text:p>1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91" table:style-name="ce2">
            <text:p>910005291</text:p>
          </table:table-cell>
          <table:table-cell office:value-type="string" table:style-name="ce1">
            <text:p>X PULSERA 1.0, GRY, NOS</text:p>
          </table:table-cell>
          <table:table-cell office:value-type="string" table:style-name="ce1">
            <text:p>X-PULSERA-1.0,-GRY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92" table:style-name="ce2">
            <text:p>910005292</text:p>
          </table:table-cell>
          <table:table-cell office:value-type="string" table:style-name="ce1">
            <text:p>X PULSERA 2.0, BLK, NOS</text:p>
          </table:table-cell>
          <table:table-cell office:value-type="string" table:style-name="ce1">
            <text:p>X-PULSERA-2.0,-BLK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97" table:style-name="ce2">
            <text:p>910005297</text:p>
          </table:table-cell>
          <table:table-cell office:value-type="string" table:style-name="ce1">
            <text:p>SENDER ARC 3.0 POUCH 4L, KHK, NOS</text:p>
          </table:table-cell>
          <table:table-cell office:value-type="string" table:style-name="ce1">
            <text:p>SENDER-ARC-3.0-POUCH-4L,-KHK,-NO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07" table:style-name="ce2">
            <text:p>910005307</text:p>
          </table:table-cell>
          <table:table-cell office:value-type="string" table:style-name="ce1">
            <text:p>NATIVER WAISTBAG, NAV, NOS</text:p>
          </table:table-cell>
          <table:table-cell office:value-type="string" table:style-name="ce1">
            <text:p>NATIVER-WAISTBAG,-NAV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11" table:style-name="ce2">
            <text:p>910005311</text:p>
          </table:table-cell>
          <table:table-cell office:value-type="string" table:style-name="ce1">
            <text:p>CROSSROAD SV 1F, BLK, NOS</text:p>
          </table:table-cell>
          <table:table-cell office:value-type="string" table:style-name="ce1">
            <text:p>CROSSROAD-SV-1F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31" table:style-name="ce2">
            <text:p>910005331</text:p>
          </table:table-cell>
          <table:table-cell office:value-type="string" table:style-name="ce1">
            <text:p>X-FOOTSTEP, BLK, S</text:p>
          </table:table-cell>
          <table:table-cell office:value-type="string" table:style-name="ce1">
            <text:p>X-FOOTSTEP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33" table:style-name="ce2">
            <text:p>910005333</text:p>
          </table:table-cell>
          <table:table-cell office:value-type="string" table:style-name="ce1">
            <text:p>X-MISTY RAINFOREST, BLK, S</text:p>
          </table:table-cell>
          <table:table-cell office:value-type="string" table:style-name="ce1">
            <text:p>X-MISTY-RAINFOREST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34" table:style-name="ce2">
            <text:p>910005334</text:p>
          </table:table-cell>
          <table:table-cell office:value-type="string" table:style-name="ce1">
            <text:p>X-FLOCKING FOREST, GRY, S</text:p>
          </table:table-cell>
          <table:table-cell office:value-type="string" table:style-name="ce1">
            <text:p>X-FLOCKING-FOREST,-GRY,-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36" table:style-name="ce2">
            <text:p>910005336</text:p>
          </table:table-cell>
          <table:table-cell office:value-type="string" table:style-name="ce1">
            <text:p>COMMANDER MT, BLK, S</text:p>
          </table:table-cell>
          <table:table-cell office:value-type="string" table:style-name="ce1">
            <text:p>COMMANDER-MT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38" table:style-name="ce2">
            <text:p>910005338</text:p>
          </table:table-cell>
          <table:table-cell office:value-type="string" table:style-name="ce1">
            <text:p>WANDERDRIFT 4.0 WAIST, BLK, 8L</text:p>
          </table:table-cell>
          <table:table-cell office:value-type="string" table:style-name="ce1">
            <text:p>WANDERDRIFT-4.0-WAIST,-BLK,-8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40" table:style-name="ce2">
            <text:p>910005340</text:p>
          </table:table-cell>
          <table:table-cell office:value-type="string" table:style-name="ce1">
            <text:p>SENDER 3.0 WAIST, NAV, 2L</text:p>
          </table:table-cell>
          <table:table-cell office:value-type="string" table:style-name="ce1">
            <text:p>SENDER-3.0-WAIST,-NAV,-2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42" table:style-name="ce2">
            <text:p>910005342</text:p>
          </table:table-cell>
          <table:table-cell office:value-type="string" table:style-name="ce1">
            <text:p>SEAWAY POUCH LANDSCAPE, GRE, 3L</text:p>
          </table:table-cell>
          <table:table-cell office:value-type="string" table:style-name="ce1">
            <text:p>SEAWAY-POUCH-LANDSCAPE,-GRE,-3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43" table:style-name="ce2">
            <text:p>910005343</text:p>
          </table:table-cell>
          <table:table-cell office:value-type="string" table:style-name="ce1">
            <text:p>SEAWAY 2.0 POUCH, GRE, 2XL</text:p>
          </table:table-cell>
          <table:table-cell office:value-type="string" table:style-name="ce1">
            <text:p>SEAWAY-2.0-POUCH,-GRE,-2X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48" table:style-name="ce2">
            <text:p>910005348</text:p>
          </table:table-cell>
          <table:table-cell office:value-type="string" table:style-name="ce1">
            <text:p>SENDER 3.0 SHOULDER WAIST, NAV, 5L</text:p>
          </table:table-cell>
          <table:table-cell office:value-type="string" table:style-name="ce1">
            <text:p>SENDER-3.0-SHOULDER-WAIST,-NAV,-5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53" table:style-name="ce2">
            <text:p>910005353</text:p>
          </table:table-cell>
          <table:table-cell office:value-type="string" table:style-name="ce1">
            <text:p>OSBERT FLASHLIGHT, BLK, NOS</text:p>
          </table:table-cell>
          <table:table-cell office:value-type="string" table:style-name="ce1">
            <text:p>OSBERT-FLASHLIGHT,-BL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55" table:style-name="ce2">
            <text:p>910005355</text:p>
          </table:table-cell>
          <table:table-cell office:value-type="string" table:style-name="ce1">
            <text:p>LENKA FLASHLIGHT, BLK, NOS</text:p>
          </table:table-cell>
          <table:table-cell office:value-type="string" table:style-name="ce1">
            <text:p>LENKA-FLASHLIGHT,-BLK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62" table:style-name="ce2">
            <text:p>910005362</text:p>
          </table:table-cell>
          <table:table-cell office:value-type="string" table:style-name="ce1">
            <text:p>TEPORE 1.0, BLK, S</text:p>
          </table:table-cell>
          <table:table-cell office:value-type="string" table:style-name="ce1">
            <text:p>TEPORE-1.0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63" table:style-name="ce2">
            <text:p>910005363</text:p>
          </table:table-cell>
          <table:table-cell office:value-type="string" table:style-name="ce1">
            <text:p>SCALDINO 2.0, BLK, S</text:p>
          </table:table-cell>
          <table:table-cell office:value-type="string" table:style-name="ce1">
            <text:p>SCALDINO-2.0,-BLK,-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64" table:style-name="ce2">
            <text:p>910005364</text:p>
          </table:table-cell>
          <table:table-cell office:value-type="string" table:style-name="ce1">
            <text:p>CALIDEZ MITTENS 1.0, BLK, S</text:p>
          </table:table-cell>
          <table:table-cell office:value-type="string" table:style-name="ce1">
            <text:p>CALIDEZ-MITTENS-1.0,-BLK,-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67" table:style-name="ce2">
            <text:p>910005367</text:p>
          </table:table-cell>
          <table:table-cell office:value-type="string" table:style-name="ce1">
            <text:p>MIST FOREST 1.1, BRW, NOS</text:p>
          </table:table-cell>
          <table:table-cell office:value-type="string" table:style-name="ce1">
            <text:p>MIST-FOREST-1.1,-BRW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68" table:style-name="ce2">
            <text:p>910005368</text:p>
          </table:table-cell>
          <table:table-cell office:value-type="string" table:style-name="ce1">
            <text:p>CANVAS HORIZONTAL 1.1, NAV, NOS</text:p>
          </table:table-cell>
          <table:table-cell office:value-type="string" table:style-name="ce1">
            <text:p>CANVAS-HORIZONTAL-1.1,-NAV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73" table:style-name="ce2">
            <text:p>910005373</text:p>
          </table:table-cell>
          <table:table-cell office:value-type="string" table:style-name="ce1">
            <text:p>NERVE, OLI, NOS</text:p>
          </table:table-cell>
          <table:table-cell office:value-type="string" table:style-name="ce1">
            <text:p>NERVE,-OLI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74" table:style-name="ce2">
            <text:p>910005374</text:p>
          </table:table-cell>
          <table:table-cell office:value-type="string" table:style-name="ce1">
            <text:p>MACULA, BLK, NOS</text:p>
          </table:table-cell>
          <table:table-cell office:value-type="string" table:style-name="ce1">
            <text:p>MACULA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78" table:style-name="ce2">
            <text:p>910005378</text:p>
          </table:table-cell>
          <table:table-cell office:value-type="string" table:style-name="ce1">
            <text:p>J.DNA ACTIVE-XT, BLK, S</text:p>
          </table:table-cell>
          <table:table-cell office:value-type="string" table:style-name="ce1">
            <text:p>J.DNA-ACTIVE-XT,-BLK,-S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81" table:style-name="ce2">
            <text:p>910005381</text:p>
          </table:table-cell>
          <table:table-cell office:value-type="string" table:style-name="ce1">
            <text:p>PACER BELT RUNNING 1F, RED, 1L</text:p>
          </table:table-cell>
          <table:table-cell office:value-type="string" table:style-name="ce1">
            <text:p>PACER-BELT-RUNNING-1F,-RED,-1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89" table:style-name="ce2">
            <text:p>910005389</text:p>
          </table:table-cell>
          <table:table-cell office:value-type="string" table:style-name="ce1">
            <text:p>VESSEL SLING 1F, NAV, NOS</text:p>
          </table:table-cell>
          <table:table-cell office:value-type="string" table:style-name="ce1">
            <text:p>VESSEL-SLING-1F,-NAV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95" table:style-name="ce2">
            <text:p>910005395</text:p>
          </table:table-cell>
          <table:table-cell office:value-type="string" table:style-name="ce1">
            <text:p>XCELERATE BELT 1FA, BLK, NOS</text:p>
          </table:table-cell>
          <table:table-cell office:value-type="string" table:style-name="ce1">
            <text:p>XCELERATE-BELT-1FA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97" table:style-name="ce2">
            <text:p>910005397</text:p>
          </table:table-cell>
          <table:table-cell office:value-type="string" table:style-name="ce1">
            <text:p>DISPATCH PHONECASE 1F, BLK, NOS</text:p>
          </table:table-cell>
          <table:table-cell office:value-type="string" table:style-name="ce1">
            <text:p>DISPATCH-PHONECASE-1F,-BL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05" table:style-name="ce2">
            <text:p>910005405</text:p>
          </table:table-cell>
          <table:table-cell office:value-type="string" table:style-name="ce1">
            <text:p>RAMBLER 2.0, BLK, 5L</text:p>
          </table:table-cell>
          <table:table-cell office:value-type="string" table:style-name="ce1">
            <text:p>RAMBLER-2.0,-BLK,-5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09" table:style-name="ce2">
            <text:p>910005409</text:p>
          </table:table-cell>
          <table:table-cell office:value-type="string" table:style-name="ce1">
            <text:p>TRAVEL POUCH 2F, BLK, 3L</text:p>
          </table:table-cell>
          <table:table-cell office:value-type="string" table:style-name="ce1">
            <text:p>TRAVEL-POUCH-2F,-BLK,-3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10" table:style-name="ce2">
            <text:p>910005410</text:p>
          </table:table-cell>
          <table:table-cell office:value-type="string" table:style-name="ce1">
            <text:p>SHOULDER BAG SIMPLE MEDIUM 2F, BLK, 3L</text:p>
          </table:table-cell>
          <table:table-cell office:value-type="string" table:style-name="ce1">
            <text:p>SHOULDER-BAG-SIMPLE-MEDIUM-2F,-BLK,-3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13" table:style-name="ce2">
            <text:p>910005413</text:p>
          </table:table-cell>
          <table:table-cell office:value-type="string" table:style-name="ce1">
            <text:p>GRADIENT L 1F, BLK, 3L</text:p>
          </table:table-cell>
          <table:table-cell office:value-type="string" table:style-name="ce1">
            <text:p>GRADIENT-L-1F,-BLK,-3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14" table:style-name="ce2">
            <text:p>910005414</text:p>
          </table:table-cell>
          <table:table-cell office:value-type="string" table:style-name="ce1">
            <text:p>AMAZONAS L 1F, BLK, 3L</text:p>
          </table:table-cell>
          <table:table-cell office:value-type="string" table:style-name="ce1">
            <text:p>AMAZONAS-L-1F,-BLK,-3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23" table:style-name="ce2">
            <text:p>910005423</text:p>
          </table:table-cell>
          <table:table-cell office:value-type="string" table:style-name="ce1">
            <text:p>CHROME WELL, BLK, S</text:p>
          </table:table-cell>
          <table:table-cell office:value-type="string" table:style-name="ce1">
            <text:p>CHROME-WELL,-BLK,-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31" table:style-name="ce2">
            <text:p>910005431</text:p>
          </table:table-cell>
          <table:table-cell office:value-type="string" table:style-name="ce1">
            <text:p>CONSERVE 2.0, BLK, 1L</text:p>
          </table:table-cell>
          <table:table-cell office:value-type="string" table:style-name="ce1">
            <text:p>CONSERVE-2.0,-BLK,-1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39" table:style-name="ce2">
            <text:p>910005439</text:p>
          </table:table-cell>
          <table:table-cell office:value-type="string" table:style-name="ce1">
            <text:p>CLEEVE, PUR, NOS</text:p>
          </table:table-cell>
          <table:table-cell office:value-type="string" table:style-name="ce1">
            <text:p>CLEEVE,-PUR,-NOS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40" table:style-name="ce2">
            <text:p>910005440</text:p>
          </table:table-cell>
          <table:table-cell office:value-type="string" table:style-name="ce1">
            <text:p>SNEFFELS, GRY, NOS</text:p>
          </table:table-cell>
          <table:table-cell office:value-type="string" table:style-name="ce1">
            <text:p>SNEFFELS,-GRY,-NOS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41" table:style-name="ce2">
            <text:p>910005441</text:p>
          </table:table-cell>
          <table:table-cell office:value-type="string" table:style-name="ce1">
            <text:p>AUTODROMO, BLK, NOS</text:p>
          </table:table-cell>
          <table:table-cell office:value-type="string" table:style-name="ce1">
            <text:p>AUTODROMO,-BLK,-NOS</text:p>
          </table:table-cell>
          <table:table-cell office:value-type="float" office:value="509000" table:style-name="ce1">
            <text:p>509000</text:p>
          </table:table-cell>
          <table:table-cell office:value-type="float" office:value="509000" table:style-name="ce1">
            <text:p>5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43" table:style-name="ce2">
            <text:p>910005443</text:p>
          </table:table-cell>
          <table:table-cell office:value-type="string" table:style-name="ce1">
            <text:p>WHITNEY, GRY, NOS</text:p>
          </table:table-cell>
          <table:table-cell office:value-type="string" table:style-name="ce1">
            <text:p>WHITNEY,-GRY,-NO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44" table:style-name="ce2">
            <text:p>910005444</text:p>
          </table:table-cell>
          <table:table-cell office:value-type="string" table:style-name="ce1">
            <text:p>ANTERO, BLK, NOS</text:p>
          </table:table-cell>
          <table:table-cell office:value-type="string" table:style-name="ce1">
            <text:p>ANTERO,-BLK,-NOS</text:p>
          </table:table-cell>
          <table:table-cell office:value-type="float" office:value="659000" table:style-name="ce1">
            <text:p>659000</text:p>
          </table:table-cell>
          <table:table-cell office:value-type="float" office:value="659000" table:style-name="ce1">
            <text:p>6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45" table:style-name="ce2">
            <text:p>910005445</text:p>
          </table:table-cell>
          <table:table-cell office:value-type="string" table:style-name="ce1">
            <text:p>CLENT, GRY, NOS</text:p>
          </table:table-cell>
          <table:table-cell office:value-type="string" table:style-name="ce1">
            <text:p>CLENT,-GRY,-NOS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57" table:style-name="ce2">
            <text:p>910005457</text:p>
          </table:table-cell>
          <table:table-cell office:value-type="string" table:style-name="ce1">
            <text:p>ESCALADE 2.0, GRY, S</text:p>
          </table:table-cell>
          <table:table-cell office:value-type="string" table:style-name="ce1">
            <text:p>ESCALADE-2.0,-GRY,-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58" table:style-name="ce2">
            <text:p>910005458</text:p>
          </table:table-cell>
          <table:table-cell office:value-type="string" table:style-name="ce1">
            <text:p>ESCALADE 1.0, GRY, S</text:p>
          </table:table-cell>
          <table:table-cell office:value-type="string" table:style-name="ce1">
            <text:p>ESCALADE-1.0,-GRY,-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60" table:style-name="ce2">
            <text:p>910005460</text:p>
          </table:table-cell>
          <table:table-cell office:value-type="string" table:style-name="ce1">
            <text:p>COVERBAG L, FLO, L</text:p>
          </table:table-cell>
          <table:table-cell office:value-type="string" table:style-name="ce1">
            <text:p>COVERBAG-L,-FLO,-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61" table:style-name="ce2">
            <text:p>910005461</text:p>
          </table:table-cell>
          <table:table-cell office:value-type="string" table:style-name="ce1">
            <text:p>COVERBAG M, FLO, M</text:p>
          </table:table-cell>
          <table:table-cell office:value-type="string" table:style-name="ce1">
            <text:p>COVERBAG-M,-FLO,-M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62" table:style-name="ce2">
            <text:p>910005462</text:p>
          </table:table-cell>
          <table:table-cell office:value-type="string" table:style-name="ce1">
            <text:p>COVERBAG S, FLO, S</text:p>
          </table:table-cell>
          <table:table-cell office:value-type="string" table:style-name="ce1">
            <text:p>COVERBAG-S,-FLO,-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63" table:style-name="ce2">
            <text:p>910005463</text:p>
          </table:table-cell>
          <table:table-cell office:value-type="string" table:style-name="ce1">
            <text:p>COVERBAG XL, FLO, XL</text:p>
          </table:table-cell>
          <table:table-cell office:value-type="string" table:style-name="ce1">
            <text:p>COVERBAG-XL,-FLO,-X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65" table:style-name="ce2">
            <text:p>910005465</text:p>
          </table:table-cell>
          <table:table-cell office:value-type="string" table:style-name="ce1">
            <text:p>TRANSPARENT RAINCOVER M 30-35L, BLK, M</text:p>
          </table:table-cell>
          <table:table-cell office:value-type="string" table:style-name="ce1">
            <text:p>TRANSPARENT-RAINCOVER-M-30-35L,-BLK,-M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70" table:style-name="ce2">
            <text:p>910005470</text:p>
          </table:table-cell>
          <table:table-cell office:value-type="string" table:style-name="ce1">
            <text:p>X-DUBLIN, BLK, S</text:p>
          </table:table-cell>
          <table:table-cell office:value-type="string" table:style-name="ce1">
            <text:p>X-DUBLIN,-BLK,-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74" table:style-name="ce2">
            <text:p>910005474</text:p>
          </table:table-cell>
          <table:table-cell office:value-type="string" table:style-name="ce1">
            <text:p>SHACK TENT 2P, GRE, NOS</text:p>
          </table:table-cell>
          <table:table-cell office:value-type="string" table:style-name="ce1">
            <text:p>SHACK-TENT-2P,-GRE,-NOS</text:p>
          </table:table-cell>
          <table:table-cell office:value-type="float" office:value="1499000" table:style-name="ce1">
            <text:p>1499000</text:p>
          </table:table-cell>
          <table:table-cell office:value-type="float" office:value="1499000" table:style-name="ce1">
            <text:p>1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75" table:style-name="ce2">
            <text:p>910005475</text:p>
          </table:table-cell>
          <table:table-cell office:value-type="string" table:style-name="ce1">
            <text:p>NEBULOUS, NAV, S</text:p>
          </table:table-cell>
          <table:table-cell office:value-type="string" table:style-name="ce1">
            <text:p>NEBULOUS,-NAV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77" table:style-name="ce2">
            <text:p>910005477</text:p>
          </table:table-cell>
          <table:table-cell office:value-type="string" table:style-name="ce1">
            <text:p>WAITANGI, MAR, S</text:p>
          </table:table-cell>
          <table:table-cell office:value-type="string" table:style-name="ce1">
            <text:p>WAITANGI,-MAR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78" table:style-name="ce2">
            <text:p>910005478</text:p>
          </table:table-cell>
          <table:table-cell office:value-type="string" table:style-name="ce1">
            <text:p>X-PATCH RIDE, BLK, S</text:p>
          </table:table-cell>
          <table:table-cell office:value-type="string" table:style-name="ce1">
            <text:p>X-PATCH-RIDE,-BLK,-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80" table:style-name="ce2">
            <text:p>910005480</text:p>
          </table:table-cell>
          <table:table-cell office:value-type="string" table:style-name="ce1">
            <text:p>SPEED RIDE, BLK, S</text:p>
          </table:table-cell>
          <table:table-cell office:value-type="string" table:style-name="ce1">
            <text:p>SPEED-RIDE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81" table:style-name="ce2">
            <text:p>910005481</text:p>
          </table:table-cell>
          <table:table-cell office:value-type="string" table:style-name="ce1">
            <text:p>RIDE LIVE, BLK, S</text:p>
          </table:table-cell>
          <table:table-cell office:value-type="string" table:style-name="ce1">
            <text:p>RIDE-LIVE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86" table:style-name="ce2">
            <text:p>910005486</text:p>
          </table:table-cell>
          <table:table-cell office:value-type="string" table:style-name="ce1">
            <text:p>CITYROUTE 10L, BLK, 10L</text:p>
          </table:table-cell>
          <table:table-cell office:value-type="string" table:style-name="ce1">
            <text:p>CITYROUTE-10L,-BLK,-10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89" table:style-name="ce2">
            <text:p>910005489</text:p>
          </table:table-cell>
          <table:table-cell office:value-type="string" table:style-name="ce1">
            <text:p>STRAIGHT RIDE, BLK, S</text:p>
          </table:table-cell>
          <table:table-cell office:value-type="string" table:style-name="ce1">
            <text:p>STRAIGHT-RIDE,-BLK,-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90" table:style-name="ce2">
            <text:p>910005490</text:p>
          </table:table-cell>
          <table:table-cell office:value-type="string" table:style-name="ce1">
            <text:p>NEOGA WALLET, NAV, NOS</text:p>
          </table:table-cell>
          <table:table-cell office:value-type="string" table:style-name="ce1">
            <text:p>NEOGA-WALLET,-NAV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93" table:style-name="ce2">
            <text:p>910005493</text:p>
          </table:table-cell>
          <table:table-cell office:value-type="string" table:style-name="ce1">
            <text:p>X-INVIERNO, BLK, L</text:p>
          </table:table-cell>
          <table:table-cell office:value-type="string" table:style-name="ce1">
            <text:p>X-INVIERNO,-BLK,-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98" table:style-name="ce2">
            <text:p>910005498</text:p>
          </table:table-cell>
          <table:table-cell office:value-type="string" table:style-name="ce1">
            <text:p>OREGON SOCKS, NAV, S</text:p>
          </table:table-cell>
          <table:table-cell office:value-type="string" table:style-name="ce1">
            <text:p>OREGON-SOCKS,-NAV,-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99" table:style-name="ce2">
            <text:p>910005499</text:p>
          </table:table-cell>
          <table:table-cell office:value-type="string" table:style-name="ce1">
            <text:p>CAMPERS PARACORD, SIL, NOS</text:p>
          </table:table-cell>
          <table:table-cell office:value-type="string" table:style-name="ce1">
            <text:p>CAMPERS-PARACORD,-SIL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03" table:style-name="ce2">
            <text:p>910005503</text:p>
          </table:table-cell>
          <table:table-cell office:value-type="string" table:style-name="ce1">
            <text:p>GRAPNEL PACKABLE WAIST 3L, NAV, 3L</text:p>
          </table:table-cell>
          <table:table-cell office:value-type="string" table:style-name="ce1">
            <text:p>GRAPNEL-PACKABLE-WAIST-3L,-NAV,-3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06" table:style-name="ce2">
            <text:p>910005506</text:p>
          </table:table-cell>
          <table:table-cell office:value-type="string" table:style-name="ce1">
            <text:p>EDSEL 5L H WIA SLING, BLK, 5L</text:p>
          </table:table-cell>
          <table:table-cell office:value-type="string" table:style-name="ce1">
            <text:p>EDSEL-5L-H-WIA-SLING,-BLK,-5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10" table:style-name="ce2">
            <text:p>910005510</text:p>
          </table:table-cell>
          <table:table-cell office:value-type="string" table:style-name="ce1">
            <text:p>X-CHATTANOOGA, GRE, S</text:p>
          </table:table-cell>
          <table:table-cell office:value-type="string" table:style-name="ce1">
            <text:p>X-CHATTANOOGA,-GRE,-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25" table:style-name="ce2">
            <text:p>910005525</text:p>
          </table:table-cell>
          <table:table-cell office:value-type="string" table:style-name="ce1">
            <text:p>ROCLIGHT SS, BLU, S</text:p>
          </table:table-cell>
          <table:table-cell office:value-type="string" table:style-name="ce1">
            <text:p>ROCLIGHT-SS,-BLU,-S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26" table:style-name="ce2">
            <text:p>910005526</text:p>
          </table:table-cell>
          <table:table-cell office:value-type="string" table:style-name="ce1">
            <text:p>FUND, BRW, NOS</text:p>
          </table:table-cell>
          <table:table-cell office:value-type="string" table:style-name="ce1">
            <text:p>FUND,-BRW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27" table:style-name="ce2">
            <text:p>910005527</text:p>
          </table:table-cell>
          <table:table-cell office:value-type="string" table:style-name="ce1">
            <text:p>MAZARINE PANTS, BLK, S</text:p>
          </table:table-cell>
          <table:table-cell office:value-type="string" table:style-name="ce1">
            <text:p>MAZARINE-PANTS,-BLK,-S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46" table:style-name="ce2">
            <text:p>910005546</text:p>
          </table:table-cell>
          <table:table-cell office:value-type="string" table:style-name="ce1">
            <text:p>COPPER LAD LS TEES, BLK, XS</text:p>
          </table:table-cell>
          <table:table-cell office:value-type="string" table:style-name="ce1">
            <text:p>COPPER-LAD-LS-TEES,-BLK,-X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50" table:style-name="ce2">
            <text:p>910005550</text:p>
          </table:table-cell>
          <table:table-cell office:value-type="string" table:style-name="ce1">
            <text:p>EQUATORIDE TANK BAG L, BLK, 12L</text:p>
          </table:table-cell>
          <table:table-cell office:value-type="string" table:style-name="ce1">
            <text:p>EQUATORIDE-TANK-BAG-L,-BLK,-12L</text:p>
          </table:table-cell>
          <table:table-cell office:value-type="float" office:value="999000" table:style-name="ce1">
            <text:p>999000</text:p>
          </table:table-cell>
          <table:table-cell office:value-type="float" office:value="999000" table:style-name="ce1">
            <text:p>9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53" table:style-name="ce2">
            <text:p>910005553</text:p>
          </table:table-cell>
          <table:table-cell office:value-type="string" table:style-name="ce1">
            <text:p>SPACE TRUCKER 1.1, BLK, L</text:p>
          </table:table-cell>
          <table:table-cell office:value-type="string" table:style-name="ce1">
            <text:p>SPACE-TRUCKER-1.1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59" table:style-name="ce2">
            <text:p>910005559</text:p>
          </table:table-cell>
          <table:table-cell office:value-type="string" table:style-name="ce1">
            <text:p>NOMADDICT, BLK, S</text:p>
          </table:table-cell>
          <table:table-cell office:value-type="string" table:style-name="ce1">
            <text:p>NOMADDICT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60" table:style-name="ce2">
            <text:p>910005560</text:p>
          </table:table-cell>
          <table:table-cell office:value-type="string" table:style-name="ce1">
            <text:p>LIGHTNING LINE, BLK, S</text:p>
          </table:table-cell>
          <table:table-cell office:value-type="string" table:style-name="ce1">
            <text:p>LIGHTNING-LINE,-BLK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64" table:style-name="ce2">
            <text:p>910005564</text:p>
          </table:table-cell>
          <table:table-cell office:value-type="string" table:style-name="ce1">
            <text:p>PERCHA, BLK, NOS</text:p>
          </table:table-cell>
          <table:table-cell office:value-type="string" table:style-name="ce1">
            <text:p>PERCHA,-BLK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66" table:style-name="ce2">
            <text:p>910005566</text:p>
          </table:table-cell>
          <table:table-cell office:value-type="string" table:style-name="ce1">
            <text:p>TOMAHAWK PINCH BLACK, BLK, 38</text:p>
          </table:table-cell>
          <table:table-cell office:value-type="string" table:style-name="ce1">
            <text:p>TOMAHAWK-PINCH-BLACK,-BLK,-38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68" table:style-name="ce2">
            <text:p>910005568</text:p>
          </table:table-cell>
          <table:table-cell office:value-type="string" table:style-name="ce1">
            <text:p>TOMAHAWK ROLL STRAP BLACK, BLK, 38</text:p>
          </table:table-cell>
          <table:table-cell office:value-type="string" table:style-name="ce1">
            <text:p>TOMAHAWK-ROLL-STRAP-BLACK,-BLK,-38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72" table:style-name="ce2">
            <text:p>910005572</text:p>
          </table:table-cell>
          <table:table-cell office:value-type="string" table:style-name="ce1">
            <text:p>CABIN FRENZY JS, BLU, NOS</text:p>
          </table:table-cell>
          <table:table-cell office:value-type="string" table:style-name="ce1">
            <text:p>CABIN-FRENZY-JS,-BLU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73" table:style-name="ce2">
            <text:p>910005573</text:p>
          </table:table-cell>
          <table:table-cell office:value-type="string" table:style-name="ce1">
            <text:p>CHERRYSTONE WS, BLS, NOS</text:p>
          </table:table-cell>
          <table:table-cell office:value-type="string" table:style-name="ce1">
            <text:p>CHERRYSTONE-WS,-BLS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83" table:style-name="ce2">
            <text:p>910005583</text:p>
          </table:table-cell>
          <table:table-cell office:value-type="string" table:style-name="ce1">
            <text:p>TOPOGRAPHIC MAPS, BLK, S</text:p>
          </table:table-cell>
          <table:table-cell office:value-type="string" table:style-name="ce1">
            <text:p>TOPOGRAPHIC-MAPS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86" table:style-name="ce2">
            <text:p>910005586</text:p>
          </table:table-cell>
          <table:table-cell office:value-type="string" table:style-name="ce1">
            <text:p>HOMETOWN PACKABLE SAJADAH, MAR, NOS</text:p>
          </table:table-cell>
          <table:table-cell office:value-type="string" table:style-name="ce1">
            <text:p>HOMETOWN-PACKABLE-SAJADAH,-MAR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88" table:style-name="ce2">
            <text:p>910005588</text:p>
          </table:table-cell>
          <table:table-cell office:value-type="string" table:style-name="ce1">
            <text:p>MILD RACE, BLK, S</text:p>
          </table:table-cell>
          <table:table-cell office:value-type="string" table:style-name="ce1">
            <text:p>MILD-RACE,-BLK,-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97" table:style-name="ce2">
            <text:p>910005597</text:p>
          </table:table-cell>
          <table:table-cell office:value-type="string" table:style-name="ce1">
            <text:p>X-CYPRUS XTRA 60, BLK, 60L</text:p>
          </table:table-cell>
          <table:table-cell office:value-type="string" table:style-name="ce1">
            <text:p>X-CYPRUS-XTRA-60,-BLK,-60L</text:p>
          </table:table-cell>
          <table:table-cell office:value-type="float" office:value="1599000" table:style-name="ce1">
            <text:p>1599000</text:p>
          </table:table-cell>
          <table:table-cell office:value-type="float" office:value="1599000" table:style-name="ce1">
            <text:p>15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00" table:style-name="ce2">
            <text:p>910005600</text:p>
          </table:table-cell>
          <table:table-cell office:value-type="string" table:style-name="ce1">
            <text:p>LAYOVER 70, BLK, 70L</text:p>
          </table:table-cell>
          <table:table-cell office:value-type="string" table:style-name="ce1">
            <text:p>LAYOVER-70,-BLK,-70L</text:p>
          </table:table-cell>
          <table:table-cell office:value-type="float" office:value="999000" table:style-name="ce1">
            <text:p>999000</text:p>
          </table:table-cell>
          <table:table-cell office:value-type="float" office:value="999000" table:style-name="ce1">
            <text:p>9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01" table:style-name="ce2">
            <text:p>910005601</text:p>
          </table:table-cell>
          <table:table-cell office:value-type="string" table:style-name="ce1">
            <text:p>LAYOVER 50, BLK, 50L</text:p>
          </table:table-cell>
          <table:table-cell office:value-type="string" table:style-name="ce1">
            <text:p>LAYOVER-50,-BLK,-50L</text:p>
          </table:table-cell>
          <table:table-cell office:value-type="float" office:value="899000" table:style-name="ce1">
            <text:p>899000</text:p>
          </table:table-cell>
          <table:table-cell office:value-type="float" office:value="899000" table:style-name="ce1">
            <text:p>8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02" table:style-name="ce2">
            <text:p>910005602</text:p>
          </table:table-cell>
          <table:table-cell office:value-type="string" table:style-name="ce1">
            <text:p>LAYOVER 30, BLK, 30L</text:p>
          </table:table-cell>
          <table:table-cell office:value-type="string" table:style-name="ce1">
            <text:p>LAYOVER-30,-BLK,-30L</text:p>
          </table:table-cell>
          <table:table-cell office:value-type="float" office:value="799000" table:style-name="ce1">
            <text:p>799000</text:p>
          </table:table-cell>
          <table:table-cell office:value-type="float" office:value="799000" table:style-name="ce1">
            <text:p>7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03" table:style-name="ce2">
            <text:p>910005603</text:p>
          </table:table-cell>
          <table:table-cell office:value-type="string" table:style-name="ce1">
            <text:p>SQUAD 30, BLU, 30L</text:p>
          </table:table-cell>
          <table:table-cell office:value-type="string" table:style-name="ce1">
            <text:p>SQUAD-30,-BLU,-30L</text:p>
          </table:table-cell>
          <table:table-cell office:value-type="float" office:value="999000" table:style-name="ce1">
            <text:p>999000</text:p>
          </table:table-cell>
          <table:table-cell office:value-type="float" office:value="999000" table:style-name="ce1">
            <text:p>9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04" table:style-name="ce2">
            <text:p>910005604</text:p>
          </table:table-cell>
          <table:table-cell office:value-type="string" table:style-name="ce1">
            <text:p>HYPERLITE SUMMIT 35, BLU, 35L</text:p>
          </table:table-cell>
          <table:table-cell office:value-type="string" table:style-name="ce1">
            <text:p>HYPERLITE-SUMMIT-35,-BLU,-35L</text:p>
          </table:table-cell>
          <table:table-cell office:value-type="float" office:value="1299000" table:style-name="ce1">
            <text:p>1299000</text:p>
          </table:table-cell>
          <table:table-cell office:value-type="float" office:value="1299000" table:style-name="ce1">
            <text:p>1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21" table:style-name="ce2">
            <text:p>910005621</text:p>
          </table:table-cell>
          <table:table-cell office:value-type="string" table:style-name="ce1">
            <text:p>X-CLUTCH, MAR, S</text:p>
          </table:table-cell>
          <table:table-cell office:value-type="string" table:style-name="ce1">
            <text:p>X-CLUTCH,-MAR,-S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22" table:style-name="ce2">
            <text:p>910005622</text:p>
          </table:table-cell>
          <table:table-cell office:value-type="string" table:style-name="ce1">
            <text:p>KINKAJOU PINCH 2.0, BLK, 39</text:p>
          </table:table-cell>
          <table:table-cell office:value-type="string" table:style-name="ce1">
            <text:p>KINKAJOU-PINCH-2.0,-BLK,-39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23" table:style-name="ce2">
            <text:p>910005623</text:p>
          </table:table-cell>
          <table:table-cell office:value-type="string" table:style-name="ce1">
            <text:p>TROPIC TRIP 1.0, BLK, L</text:p>
          </table:table-cell>
          <table:table-cell office:value-type="string" table:style-name="ce1">
            <text:p>TROPIC-TRIP-1.0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27" table:style-name="ce2">
            <text:p>910005627</text:p>
          </table:table-cell>
          <table:table-cell office:value-type="string" table:style-name="ce1">
            <text:p>KINKAJOU ROLL STRAP 2.0, BLK, 38</text:p>
          </table:table-cell>
          <table:table-cell office:value-type="string" table:style-name="ce1">
            <text:p>KINKAJOU-ROLL-STRAP-2.0,-BLK,-38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29" table:style-name="ce2">
            <text:p>910005629</text:p>
          </table:table-cell>
          <table:table-cell office:value-type="string" table:style-name="ce1">
            <text:p>LANZAROTE, GRY, S</text:p>
          </table:table-cell>
          <table:table-cell office:value-type="string" table:style-name="ce1">
            <text:p>LANZAROTE,-GRY,-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30" table:style-name="ce2">
            <text:p>910005630</text:p>
          </table:table-cell>
          <table:table-cell office:value-type="string" table:style-name="ce1">
            <text:p>X-GLINT, GRE, S</text:p>
          </table:table-cell>
          <table:table-cell office:value-type="string" table:style-name="ce1">
            <text:p>X-GLINT,-GRE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31" table:style-name="ce2">
            <text:p>910005631</text:p>
          </table:table-cell>
          <table:table-cell office:value-type="string" table:style-name="ce1">
            <text:p>X-STREAK RIDE, BLK, S</text:p>
          </table:table-cell>
          <table:table-cell office:value-type="string" table:style-name="ce1">
            <text:p>X-STREAK-RIDE,-BLK,-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34" table:style-name="ce2">
            <text:p>910005634</text:p>
          </table:table-cell>
          <table:table-cell office:value-type="string" table:style-name="ce1">
            <text:p>X-VIBED, BLK, S</text:p>
          </table:table-cell>
          <table:table-cell office:value-type="string" table:style-name="ce1">
            <text:p>X-VIBED,-BLK,-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35" table:style-name="ce2">
            <text:p>910005635</text:p>
          </table:table-cell>
          <table:table-cell office:value-type="string" table:style-name="ce1">
            <text:p>X-APPEAR, BLK, S</text:p>
          </table:table-cell>
          <table:table-cell office:value-type="string" table:style-name="ce1">
            <text:p>X-APPEAR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37" table:style-name="ce2">
            <text:p>910005637</text:p>
          </table:table-cell>
          <table:table-cell office:value-type="string" table:style-name="ce1">
            <text:p>EIGER LOGO KEYCHAIN, BLK, NOS</text:p>
          </table:table-cell>
          <table:table-cell office:value-type="string" table:style-name="ce1">
            <text:p>EIGER-LOGO-KEYCHAIN,-BLK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48" table:style-name="ce2">
            <text:p>910005648</text:p>
          </table:table-cell>
          <table:table-cell office:value-type="string" table:style-name="ce1">
            <text:p>X-PARINACOTTA, BLU, S</text:p>
          </table:table-cell>
          <table:table-cell office:value-type="string" table:style-name="ce1">
            <text:p>X-PARINACOTTA,-BLU,-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49" table:style-name="ce2">
            <text:p>910005649</text:p>
          </table:table-cell>
          <table:table-cell office:value-type="string" table:style-name="ce1">
            <text:p>TROUVAILLE RANIA, TAU, NOS</text:p>
          </table:table-cell>
          <table:table-cell office:value-type="string" table:style-name="ce1">
            <text:p>TROUVAILLE-RANIA,-TAU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52" table:style-name="ce2">
            <text:p>910005652</text:p>
          </table:table-cell>
          <table:table-cell office:value-type="string" table:style-name="ce1">
            <text:p>ARCADIAN PANTS, BLK, S</text:p>
          </table:table-cell>
          <table:table-cell office:value-type="string" table:style-name="ce1">
            <text:p>ARCADIAN-PANTS,-BLK,-S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59" table:style-name="ce2">
            <text:p>910005659</text:p>
          </table:table-cell>
          <table:table-cell office:value-type="string" table:style-name="ce1">
            <text:p>HEXACAMOU, GRE, S</text:p>
          </table:table-cell>
          <table:table-cell office:value-type="string" table:style-name="ce1">
            <text:p>HEXACAMOU,-GRE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61" table:style-name="ce2">
            <text:p>910005661</text:p>
          </table:table-cell>
          <table:table-cell office:value-type="string" table:style-name="ce1">
            <text:p>SAVE RAINFOREST SS TEES, GRE, S</text:p>
          </table:table-cell>
          <table:table-cell office:value-type="string" table:style-name="ce1">
            <text:p>SAVE-RAINFOREST-SS-TEES,-GRE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62" table:style-name="ce2">
            <text:p>910005662</text:p>
          </table:table-cell>
          <table:table-cell office:value-type="string" table:style-name="ce1">
            <text:p>STOP PLASTIC WASTE SS TEES, NAV, S</text:p>
          </table:table-cell>
          <table:table-cell office:value-type="string" table:style-name="ce1">
            <text:p>STOP-PLASTIC-WASTE-SS-TEES,-NAV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63" table:style-name="ce2">
            <text:p>910005663</text:p>
          </table:table-cell>
          <table:table-cell office:value-type="string" table:style-name="ce1">
            <text:p>X-MOVETRACK, BLK, S</text:p>
          </table:table-cell>
          <table:table-cell office:value-type="string" table:style-name="ce1">
            <text:p>X-MOVETRACK,-BLK,-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76" table:style-name="ce2">
            <text:p>910005676</text:p>
          </table:table-cell>
          <table:table-cell office:value-type="string" table:style-name="ce1">
            <text:p>UNION PAISLAY 1.0, BLK, NOS</text:p>
          </table:table-cell>
          <table:table-cell office:value-type="string" table:style-name="ce1">
            <text:p>UNION-PAISLAY-1.0,-BLK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77" table:style-name="ce2">
            <text:p>910005677</text:p>
          </table:table-cell>
          <table:table-cell office:value-type="string" table:style-name="ce1">
            <text:p>SQUADRON, BLK, L</text:p>
          </table:table-cell>
          <table:table-cell office:value-type="string" table:style-name="ce1">
            <text:p>SQUADRON,-BLK,-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79" table:style-name="ce2">
            <text:p>910005679</text:p>
          </table:table-cell>
          <table:table-cell office:value-type="string" table:style-name="ce1">
            <text:p>HOMETOWN FOXTROT PANTS, BLU, S</text:p>
          </table:table-cell>
          <table:table-cell office:value-type="string" table:style-name="ce1">
            <text:p>HOMETOWN-FOXTROT-PANTS,-BLU,-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81" table:style-name="ce2">
            <text:p>910005681</text:p>
          </table:table-cell>
          <table:table-cell office:value-type="string" table:style-name="ce1">
            <text:p>SIERRA 1.0, BLK, S</text:p>
          </table:table-cell>
          <table:table-cell office:value-type="string" table:style-name="ce1">
            <text:p>SIERRA-1.0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82" table:style-name="ce2">
            <text:p>910005682</text:p>
          </table:table-cell>
          <table:table-cell office:value-type="string" table:style-name="ce1">
            <text:p>X-TRACER WS, BLK, S</text:p>
          </table:table-cell>
          <table:table-cell office:value-type="string" table:style-name="ce1">
            <text:p>X-TRACER-WS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90" table:style-name="ce2">
            <text:p>910005690</text:p>
          </table:table-cell>
          <table:table-cell office:value-type="string" table:style-name="ce1">
            <text:p>GRAPHON VERTICAL V.2 1F, BLK, 1L</text:p>
          </table:table-cell>
          <table:table-cell office:value-type="string" table:style-name="ce1">
            <text:p>GRAPHON-VERTICAL-V.2-1F,-BLK,-1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94" table:style-name="ce2">
            <text:p>910005694</text:p>
          </table:table-cell>
          <table:table-cell office:value-type="string" table:style-name="ce1">
            <text:p>STRIKE, GRY, L</text:p>
          </table:table-cell>
          <table:table-cell office:value-type="string" table:style-name="ce1">
            <text:p>STRIKE,-GRY,-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95" table:style-name="ce2">
            <text:p>910005695</text:p>
          </table:table-cell>
          <table:table-cell office:value-type="string" table:style-name="ce1">
            <text:p>ASSAULT, BLK, L</text:p>
          </table:table-cell>
          <table:table-cell office:value-type="string" table:style-name="ce1">
            <text:p>ASSAULT,-BLK,-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96" table:style-name="ce2">
            <text:p>910005696</text:p>
          </table:table-cell>
          <table:table-cell office:value-type="string" table:style-name="ce1">
            <text:p>PENUMBRA WS, PUR, NOS</text:p>
          </table:table-cell>
          <table:table-cell office:value-type="string" table:style-name="ce1">
            <text:p>PENUMBRA-WS,-PUR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00" table:style-name="ce2">
            <text:p>910005700</text:p>
          </table:table-cell>
          <table:table-cell office:value-type="string" table:style-name="ce1">
            <text:p>CROSSBODY 7 2.0, BLK, 7L</text:p>
          </table:table-cell>
          <table:table-cell office:value-type="string" table:style-name="ce1">
            <text:p>CROSSBODY-7-2.0,-BLK,-7L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04" table:style-name="ce2">
            <text:p>910005704</text:p>
          </table:table-cell>
          <table:table-cell office:value-type="string" table:style-name="ce1">
            <text:p>EXCURSION AVIATOR, BLK, NOS</text:p>
          </table:table-cell>
          <table:table-cell office:value-type="string" table:style-name="ce1">
            <text:p>EXCURSION-AVIATOR,-BLK,-NOS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05" table:style-name="ce2">
            <text:p>910005705</text:p>
          </table:table-cell>
          <table:table-cell office:value-type="string" table:style-name="ce1">
            <text:p>VOYAGE AVIATOR, BLK, NOS</text:p>
          </table:table-cell>
          <table:table-cell office:value-type="string" table:style-name="ce1">
            <text:p>VOYAGE-AVIATOR,-BLK,-NO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07" table:style-name="ce2">
            <text:p>910005707</text:p>
          </table:table-cell>
          <table:table-cell office:value-type="string" table:style-name="ce1">
            <text:p>HALLER, BLK, NOS</text:p>
          </table:table-cell>
          <table:table-cell office:value-type="string" table:style-name="ce1">
            <text:p>HALLER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08" table:style-name="ce2">
            <text:p>910005708</text:p>
          </table:table-cell>
          <table:table-cell office:value-type="string" table:style-name="ce1">
            <text:p>SATTLER, NAV, NOS</text:p>
          </table:table-cell>
          <table:table-cell office:value-type="string" table:style-name="ce1">
            <text:p>SATTLER,-NAV,-NO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10" table:style-name="ce2">
            <text:p>910005710</text:p>
          </table:table-cell>
          <table:table-cell office:value-type="string" table:style-name="ce1">
            <text:p>VISION, BLK, NOS</text:p>
          </table:table-cell>
          <table:table-cell office:value-type="string" table:style-name="ce1">
            <text:p>VISION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11" table:style-name="ce2">
            <text:p>910005711</text:p>
          </table:table-cell>
          <table:table-cell office:value-type="string" table:style-name="ce1">
            <text:p>GLANCE WAYFARER, BRW, NOS</text:p>
          </table:table-cell>
          <table:table-cell office:value-type="string" table:style-name="ce1">
            <text:p>GLANCE-WAYFARER,-BRW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18" table:style-name="ce2">
            <text:p>910005718</text:p>
          </table:table-cell>
          <table:table-cell office:value-type="string" table:style-name="ce1">
            <text:p>BOMBYX 18 1.0, BLK, 18L</text:p>
          </table:table-cell>
          <table:table-cell office:value-type="string" table:style-name="ce1">
            <text:p>BOMBYX-18-1.0,-BLK,-18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19" table:style-name="ce2">
            <text:p>910005719</text:p>
          </table:table-cell>
          <table:table-cell office:value-type="string" table:style-name="ce1">
            <text:p>CROWNTAIL, NAV, 1L</text:p>
          </table:table-cell>
          <table:table-cell office:value-type="string" table:style-name="ce1">
            <text:p>CROWNTAIL,-NAV,-1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21" table:style-name="ce2">
            <text:p>910005721</text:p>
          </table:table-cell>
          <table:table-cell office:value-type="string" table:style-name="ce1">
            <text:p>KURUVINDA 2 2.0, BLK, 2L</text:p>
          </table:table-cell>
          <table:table-cell office:value-type="string" table:style-name="ce1">
            <text:p>KURUVINDA-2-2.0,-BLK,-2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28" table:style-name="ce2">
            <text:p>910005728</text:p>
          </table:table-cell>
          <table:table-cell office:value-type="string" table:style-name="ce1">
            <text:p>VESSEL 1F, BLK, 1L</text:p>
          </table:table-cell>
          <table:table-cell office:value-type="string" table:style-name="ce1">
            <text:p>VESSEL-1F,-BLK,-1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0" table:style-name="ce2">
            <text:p>910005730</text:p>
          </table:table-cell>
          <table:table-cell office:value-type="string" table:style-name="ce1">
            <text:p>DOBERAI 3 1.0, BLK, 3L</text:p>
          </table:table-cell>
          <table:table-cell office:value-type="string" table:style-name="ce1">
            <text:p>DOBERAI-3-1.0,-BLK,-3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1" table:style-name="ce2">
            <text:p>910005731</text:p>
          </table:table-cell>
          <table:table-cell office:value-type="string" table:style-name="ce1">
            <text:p>MAVERIC 2, BLK, 1L</text:p>
          </table:table-cell>
          <table:table-cell office:value-type="string" table:style-name="ce1">
            <text:p>MAVERIC-2,-BLK,-1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2" table:style-name="ce2">
            <text:p>910005732</text:p>
          </table:table-cell>
          <table:table-cell office:value-type="string" table:style-name="ce1">
            <text:p>NICASIO, KHK, L</text:p>
          </table:table-cell>
          <table:table-cell office:value-type="string" table:style-name="ce1">
            <text:p>NICASIO,-KH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3" table:style-name="ce2">
            <text:p>910005733</text:p>
          </table:table-cell>
          <table:table-cell office:value-type="string" table:style-name="ce1">
            <text:p>YACARE, BLK, 38</text:p>
          </table:table-cell>
          <table:table-cell office:value-type="string" table:style-name="ce1">
            <text:p>YACARE,-BLK,-38</text:p>
          </table:table-cell>
          <table:table-cell office:value-type="float" office:value="809000" table:style-name="ce1">
            <text:p>809000</text:p>
          </table:table-cell>
          <table:table-cell office:value-type="float" office:value="809000" table:style-name="ce1">
            <text:p>8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4" table:style-name="ce2">
            <text:p>910005734</text:p>
          </table:table-cell>
          <table:table-cell office:value-type="string" table:style-name="ce1">
            <text:p>ADDER KIDS, BLK, 32</text:p>
          </table:table-cell>
          <table:table-cell office:value-type="string" table:style-name="ce1">
            <text:p>ADDER-KIDS,-BLK,-32</text:p>
          </table:table-cell>
          <table:table-cell office:value-type="float" office:value="589000" table:style-name="ce1">
            <text:p>589000</text:p>
          </table:table-cell>
          <table:table-cell office:value-type="float" office:value="589000" table:style-name="ce1">
            <text:p>5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5" table:style-name="ce2">
            <text:p>910005735</text:p>
          </table:table-cell>
          <table:table-cell office:value-type="string" table:style-name="ce1">
            <text:p>RANTEMARIO, NAV, L</text:p>
          </table:table-cell>
          <table:table-cell office:value-type="string" table:style-name="ce1">
            <text:p>RANTEMARIO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7" table:style-name="ce2">
            <text:p>910005737</text:p>
          </table:table-cell>
          <table:table-cell office:value-type="string" table:style-name="ce1">
            <text:p>ASKOV, NAV, L</text:p>
          </table:table-cell>
          <table:table-cell office:value-type="string" table:style-name="ce1">
            <text:p>ASKOV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8" table:style-name="ce2">
            <text:p>910005738</text:p>
          </table:table-cell>
          <table:table-cell office:value-type="string" table:style-name="ce1">
            <text:p>ASKERI, BLK, L</text:p>
          </table:table-cell>
          <table:table-cell office:value-type="string" table:style-name="ce1">
            <text:p>ASKERI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41" table:style-name="ce2">
            <text:p>910005741</text:p>
          </table:table-cell>
          <table:table-cell office:value-type="string" table:style-name="ce1">
            <text:p>NETRA, BLK, NOS</text:p>
          </table:table-cell>
          <table:table-cell office:value-type="string" table:style-name="ce1">
            <text:p>NETRA,-BLK,-NO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42" table:style-name="ce2">
            <text:p>910005742</text:p>
          </table:table-cell>
          <table:table-cell office:value-type="string" table:style-name="ce1">
            <text:p>VANGUARD WAYFARER, BLK, NOS</text:p>
          </table:table-cell>
          <table:table-cell office:value-type="string" table:style-name="ce1">
            <text:p>VANGUARD-WAYFARER,-BLK,-NOS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46" table:style-name="ce2">
            <text:p>910005746</text:p>
          </table:table-cell>
          <table:table-cell office:value-type="string" table:style-name="ce1">
            <text:p>TRANAVA ANORAK JACKET, NAV, S</text:p>
          </table:table-cell>
          <table:table-cell office:value-type="string" table:style-name="ce1">
            <text:p>TRANAVA-ANORAK-JACKET,-NAV,-S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49" table:style-name="ce2">
            <text:p>910005749</text:p>
          </table:table-cell>
          <table:table-cell office:value-type="string" table:style-name="ce1">
            <text:p>ALVERSTONE, BLK, NOS</text:p>
          </table:table-cell>
          <table:table-cell office:value-type="string" table:style-name="ce1">
            <text:p>ALVERSTONE,-BLK,-NOS</text:p>
          </table:table-cell>
          <table:table-cell office:value-type="float" office:value="629000" table:style-name="ce1">
            <text:p>629000</text:p>
          </table:table-cell>
          <table:table-cell office:value-type="float" office:value="629000" table:style-name="ce1">
            <text:p>6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52" table:style-name="ce2">
            <text:p>910005752</text:p>
          </table:table-cell>
          <table:table-cell office:value-type="string" table:style-name="ce1">
            <text:p>X-PINEROW, BLK, S</text:p>
          </table:table-cell>
          <table:table-cell office:value-type="string" table:style-name="ce1">
            <text:p>X-PINEROW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57" table:style-name="ce2">
            <text:p>910005757</text:p>
          </table:table-cell>
          <table:table-cell office:value-type="string" table:style-name="ce1">
            <text:p>CONCORD BRACELET 89 1.0, NOC, NOS</text:p>
          </table:table-cell>
          <table:table-cell office:value-type="string" table:style-name="ce1">
            <text:p>CONCORD-BRACELET-89-1.0,-NOC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63" table:style-name="ce2">
            <text:p>910005763</text:p>
          </table:table-cell>
          <table:table-cell office:value-type="string" table:style-name="ce1">
            <text:p>KANAWA COMMUTE WINDPROOF, BLK, S</text:p>
          </table:table-cell>
          <table:table-cell office:value-type="string" table:style-name="ce1">
            <text:p>KANAWA-COMMUTE-WINDPROOF,-BLK,-S</text:p>
          </table:table-cell>
          <table:table-cell office:value-type="float" office:value="619000" table:style-name="ce1">
            <text:p>619000</text:p>
          </table:table-cell>
          <table:table-cell office:value-type="float" office:value="619000" table:style-name="ce1">
            <text:p>6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65" table:style-name="ce2">
            <text:p>910005765</text:p>
          </table:table-cell>
          <table:table-cell office:value-type="string" table:style-name="ce1">
            <text:p>SALAMANCA COACH JACKET, BLK, S</text:p>
          </table:table-cell>
          <table:table-cell office:value-type="string" table:style-name="ce1">
            <text:p>SALAMANCA-COACH-JACKET,-BLK,-S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66" table:style-name="ce2">
            <text:p>910005766</text:p>
          </table:table-cell>
          <table:table-cell office:value-type="string" table:style-name="ce1">
            <text:p>X-HEAVY DEW PANTS, BLK, S</text:p>
          </table:table-cell>
          <table:table-cell office:value-type="string" table:style-name="ce1">
            <text:p>X-HEAVY-DEW-PANTS,-BLK,-S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67" table:style-name="ce2">
            <text:p>910005767</text:p>
          </table:table-cell>
          <table:table-cell office:value-type="string" table:style-name="ce1">
            <text:p>CUSTOM GARAGE 1.1, BLK, L</text:p>
          </table:table-cell>
          <table:table-cell office:value-type="string" table:style-name="ce1">
            <text:p>CUSTOM-GARAGE-1.1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68" table:style-name="ce2">
            <text:p>910005768</text:p>
          </table:table-cell>
          <table:table-cell office:value-type="string" table:style-name="ce1">
            <text:p>HIKELAND, NAV, S</text:p>
          </table:table-cell>
          <table:table-cell office:value-type="string" table:style-name="ce1">
            <text:p>HIKELAND,-NAV,-S</text:p>
          </table:table-cell>
          <table:table-cell office:value-type="float" office:value="509000" table:style-name="ce1">
            <text:p>509000</text:p>
          </table:table-cell>
          <table:table-cell office:value-type="float" office:value="509000" table:style-name="ce1">
            <text:p>5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70" table:style-name="ce2">
            <text:p>910005770</text:p>
          </table:table-cell>
          <table:table-cell office:value-type="string" table:style-name="ce1">
            <text:p>X-TYRANNO WS, BRW, 36</text:p>
          </table:table-cell>
          <table:table-cell office:value-type="string" table:style-name="ce1">
            <text:p>X-TYRANNO-WS,-BRW,-36</text:p>
          </table:table-cell>
          <table:table-cell office:value-type="float" office:value="999000" table:style-name="ce1">
            <text:p>999000</text:p>
          </table:table-cell>
          <table:table-cell office:value-type="float" office:value="999000" table:style-name="ce1">
            <text:p>9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71" table:style-name="ce2">
            <text:p>910005771</text:p>
          </table:table-cell>
          <table:table-cell office:value-type="string" table:style-name="ce1">
            <text:p>HAVASU, DGR, NOS</text:p>
          </table:table-cell>
          <table:table-cell office:value-type="string" table:style-name="ce1">
            <text:p>HAVASU,-DGR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74" table:style-name="ce2">
            <text:p>910005774</text:p>
          </table:table-cell>
          <table:table-cell office:value-type="string" table:style-name="ce1">
            <text:p>SELFOSS, BLK, NOS</text:p>
          </table:table-cell>
          <table:table-cell office:value-type="string" table:style-name="ce1">
            <text:p>SELFOSS,-BLK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76" table:style-name="ce2">
            <text:p>910005776</text:p>
          </table:table-cell>
          <table:table-cell office:value-type="string" table:style-name="ce1">
            <text:p>BHARDEV PINCH SOLE BLACK, BLK, 38</text:p>
          </table:table-cell>
          <table:table-cell office:value-type="string" table:style-name="ce1">
            <text:p>BHARDEV-PINCH-SOLE-BLACK,-BLK,-38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77" table:style-name="ce2">
            <text:p>910005777</text:p>
          </table:table-cell>
          <table:table-cell office:value-type="string" table:style-name="ce1">
            <text:p>BHARDEV ROLL STRAP SOLE BLK, BLK, 38</text:p>
          </table:table-cell>
          <table:table-cell office:value-type="string" table:style-name="ce1">
            <text:p>BHARDEV-ROLL-STRAP-SOLE-BLK,-BLK,-38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78" table:style-name="ce2">
            <text:p>910005778</text:p>
          </table:table-cell>
          <table:table-cell office:value-type="string" table:style-name="ce1">
            <text:p>X-URBAN RAPTOR, BLK, 38</text:p>
          </table:table-cell>
          <table:table-cell office:value-type="string" table:style-name="ce1">
            <text:p>X-URBAN-RAPTOR,-BLK,-38</text:p>
          </table:table-cell>
          <table:table-cell office:value-type="float" office:value="999000" table:style-name="ce1">
            <text:p>999000</text:p>
          </table:table-cell>
          <table:table-cell office:value-type="float" office:value="999000" table:style-name="ce1">
            <text:p>9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81" table:style-name="ce2">
            <text:p>910005781</text:p>
          </table:table-cell>
          <table:table-cell office:value-type="string" table:style-name="ce1">
            <text:p>WHEELS 3L PACKABLE WB, BLK, 3L</text:p>
          </table:table-cell>
          <table:table-cell office:value-type="string" table:style-name="ce1">
            <text:p>WHEELS-3L-PACKABLE-WB,-BLK,-3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83" table:style-name="ce2">
            <text:p>910005783</text:p>
          </table:table-cell>
          <table:table-cell office:value-type="string" table:style-name="ce1">
            <text:p>VALLEJO, BLK, S</text:p>
          </table:table-cell>
          <table:table-cell office:value-type="string" table:style-name="ce1">
            <text:p>VALLEJO,-BLK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84" table:style-name="ce2">
            <text:p>910005784</text:p>
          </table:table-cell>
          <table:table-cell office:value-type="string" table:style-name="ce1">
            <text:p>SHAMROCK, BLK, L</text:p>
          </table:table-cell>
          <table:table-cell office:value-type="string" table:style-name="ce1">
            <text:p>SHAMROCK,-BLK,-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85" table:style-name="ce2">
            <text:p>910005785</text:p>
          </table:table-cell>
          <table:table-cell office:value-type="string" table:style-name="ce1">
            <text:p>NOVIS CAP, BLK, L</text:p>
          </table:table-cell>
          <table:table-cell office:value-type="string" table:style-name="ce1">
            <text:p>NOVIS-CAP,-BLK,-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86" table:style-name="ce2">
            <text:p>910005786</text:p>
          </table:table-cell>
          <table:table-cell office:value-type="string" table:style-name="ce1">
            <text:p>X-SHELTERED, BLK, NOS</text:p>
          </table:table-cell>
          <table:table-cell office:value-type="string" table:style-name="ce1">
            <text:p>X-SHELTERED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88" table:style-name="ce2">
            <text:p>910005788</text:p>
          </table:table-cell>
          <table:table-cell office:value-type="string" table:style-name="ce1">
            <text:p>X-OCCULT, BLK, NOS</text:p>
          </table:table-cell>
          <table:table-cell office:value-type="string" table:style-name="ce1">
            <text:p>X-OCCULT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93" table:style-name="ce2">
            <text:p>910005793</text:p>
          </table:table-cell>
          <table:table-cell office:value-type="string" table:style-name="ce1">
            <text:p>MONTEZUMMA 1.0, BLK, L</text:p>
          </table:table-cell>
          <table:table-cell office:value-type="string" table:style-name="ce1">
            <text:p>MONTEZUMMA-1.0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94" table:style-name="ce2">
            <text:p>910005794</text:p>
          </table:table-cell>
          <table:table-cell office:value-type="string" table:style-name="ce1">
            <text:p>X-SKIDDAW SS, BLK, S</text:p>
          </table:table-cell>
          <table:table-cell office:value-type="string" table:style-name="ce1">
            <text:p>X-SKIDDAW-SS,-BLK,-S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96" table:style-name="ce2">
            <text:p>910005796</text:p>
          </table:table-cell>
          <table:table-cell office:value-type="string" table:style-name="ce1">
            <text:p>X-SKIDDAW LS, BLK, S</text:p>
          </table:table-cell>
          <table:table-cell office:value-type="string" table:style-name="ce1">
            <text:p>X-SKIDDAW-LS,-BLK,-S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97" table:style-name="ce2">
            <text:p>910005797</text:p>
          </table:table-cell>
          <table:table-cell office:value-type="string" table:style-name="ce1">
            <text:p>X-MESSY STRIPER SS SHIRTS, BLU, S</text:p>
          </table:table-cell>
          <table:table-cell office:value-type="string" table:style-name="ce1">
            <text:p>X-MESSY-STRIPER-SS-SHIRTS,-BLU,-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99" table:style-name="ce2">
            <text:p>910005799</text:p>
          </table:table-cell>
          <table:table-cell office:value-type="string" table:style-name="ce1">
            <text:p>KANAWA PANTS, BLK, 29</text:p>
          </table:table-cell>
          <table:table-cell office:value-type="string" table:style-name="ce1">
            <text:p>KANAWA-PANTS,-BLK,-29</text:p>
          </table:table-cell>
          <table:table-cell office:value-type="float" office:value="579000" table:style-name="ce1">
            <text:p>579000</text:p>
          </table:table-cell>
          <table:table-cell office:value-type="float" office:value="579000" table:style-name="ce1">
            <text:p>5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01" table:style-name="ce2">
            <text:p>910005801</text:p>
          </table:table-cell>
          <table:table-cell office:value-type="string" table:style-name="ce1">
            <text:p>DRASTIC PLASTIC, BLU, S</text:p>
          </table:table-cell>
          <table:table-cell office:value-type="string" table:style-name="ce1">
            <text:p>DRASTIC-PLASTIC,-BLU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05" table:style-name="ce2">
            <text:p>910005805</text:p>
          </table:table-cell>
          <table:table-cell office:value-type="string" table:style-name="ce1">
            <text:p>X-CRUISAGE CANVAS 20L, BLK, 22L</text:p>
          </table:table-cell>
          <table:table-cell office:value-type="string" table:style-name="ce1">
            <text:p>X-CRUISAGE-CANVAS-20L,-BLK,-22L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06" table:style-name="ce2">
            <text:p>910005806</text:p>
          </table:table-cell>
          <table:table-cell office:value-type="string" table:style-name="ce1">
            <text:p>X-CARAVEL CANVAS 20L, BLK, 22L</text:p>
          </table:table-cell>
          <table:table-cell office:value-type="string" table:style-name="ce1">
            <text:p>X-CARAVEL-CANVAS-20L,-BLK,-22L</text:p>
          </table:table-cell>
          <table:table-cell office:value-type="float" office:value="509000" table:style-name="ce1">
            <text:p>509000</text:p>
          </table:table-cell>
          <table:table-cell office:value-type="float" office:value="509000" table:style-name="ce1">
            <text:p>5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07" table:style-name="ce2">
            <text:p>910005807</text:p>
          </table:table-cell>
          <table:table-cell office:value-type="string" table:style-name="ce1">
            <text:p>NURTURE NATURE, BLU, S</text:p>
          </table:table-cell>
          <table:table-cell office:value-type="string" table:style-name="ce1">
            <text:p>NURTURE-NATURE,-BLU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08" table:style-name="ce2">
            <text:p>910005808</text:p>
          </table:table-cell>
          <table:table-cell office:value-type="string" table:style-name="ce1">
            <text:p>X-NIVALE SS TEES, BLU, S</text:p>
          </table:table-cell>
          <table:table-cell office:value-type="string" table:style-name="ce1">
            <text:p>X-NIVALE-SS-TEES,-BLU,-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09" table:style-name="ce2">
            <text:p>910005809</text:p>
          </table:table-cell>
          <table:table-cell office:value-type="string" table:style-name="ce1">
            <text:p>HUJUM (EQUATORIDE GLOVE), BLK, L</text:p>
          </table:table-cell>
          <table:table-cell office:value-type="string" table:style-name="ce1">
            <text:p>HUJUM-(EQUATORIDE-GLOVE),-BLK,-L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10" table:style-name="ce2">
            <text:p>910005810</text:p>
          </table:table-cell>
          <table:table-cell office:value-type="string" table:style-name="ce1">
            <text:p>MUST VASK, BLK, 29</text:p>
          </table:table-cell>
          <table:table-cell office:value-type="string" table:style-name="ce1">
            <text:p>MUST-VASK,-BLK,-29</text:p>
          </table:table-cell>
          <table:table-cell office:value-type="float" office:value="619000" table:style-name="ce1">
            <text:p>619000</text:p>
          </table:table-cell>
          <table:table-cell office:value-type="float" office:value="619000" table:style-name="ce1">
            <text:p>6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12" table:style-name="ce2">
            <text:p>910005812</text:p>
          </table:table-cell>
          <table:table-cell office:value-type="string" table:style-name="ce1">
            <text:p>MOXIE PANTS, BLU, S</text:p>
          </table:table-cell>
          <table:table-cell office:value-type="string" table:style-name="ce1">
            <text:p>MOXIE-PANTS,-BLU,-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16" table:style-name="ce2">
            <text:p>910005816</text:p>
          </table:table-cell>
          <table:table-cell office:value-type="string" table:style-name="ce1">
            <text:p>X-ZOMER, BLK, S</text:p>
          </table:table-cell>
          <table:table-cell office:value-type="string" table:style-name="ce1">
            <text:p>X-ZOMER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18" table:style-name="ce2">
            <text:p>910005818</text:p>
          </table:table-cell>
          <table:table-cell office:value-type="string" table:style-name="ce1">
            <text:p>URBAN X 1.0 LS, BLK, S</text:p>
          </table:table-cell>
          <table:table-cell office:value-type="string" table:style-name="ce1">
            <text:p>URBAN-X-1.0-LS,-BLK,-S</text:p>
          </table:table-cell>
          <table:table-cell office:value-type="float" office:value="479000" table:style-name="ce1">
            <text:p>479000</text:p>
          </table:table-cell>
          <table:table-cell office:value-type="float" office:value="479000" table:style-name="ce1">
            <text:p>4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20" table:style-name="ce2">
            <text:p>910005820</text:p>
          </table:table-cell>
          <table:table-cell office:value-type="string" table:style-name="ce1">
            <text:p>NEPENTHES 1.0, BLU, L</text:p>
          </table:table-cell>
          <table:table-cell office:value-type="string" table:style-name="ce1">
            <text:p>NEPENTHES-1.0,-BLU,-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22" table:style-name="ce2">
            <text:p>910005822</text:p>
          </table:table-cell>
          <table:table-cell office:value-type="string" table:style-name="ce1">
            <text:p>X-CALENTADORES, BLU, NOS</text:p>
          </table:table-cell>
          <table:table-cell office:value-type="string" table:style-name="ce1">
            <text:p>X-CALENTADORES,-BLU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23" table:style-name="ce2">
            <text:p>910005823</text:p>
          </table:table-cell>
          <table:table-cell office:value-type="string" table:style-name="ce1">
            <text:p>BHARDEV ROLLSTRAP SOLE OLIVE, OLI, 38</text:p>
          </table:table-cell>
          <table:table-cell office:value-type="string" table:style-name="ce1">
            <text:p>BHARDEV-ROLLSTRAP-SOLE-OLIVE,-OLI,-38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24" table:style-name="ce2">
            <text:p>910005824</text:p>
          </table:table-cell>
          <table:table-cell office:value-type="string" table:style-name="ce1">
            <text:p>BHARDEV PINCH SOLE OLIVE, OLI, 38</text:p>
          </table:table-cell>
          <table:table-cell office:value-type="string" table:style-name="ce1">
            <text:p>BHARDEV-PINCH-SOLE-OLIVE,-OLI,-38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28" table:style-name="ce2">
            <text:p>910005828</text:p>
          </table:table-cell>
          <table:table-cell office:value-type="string" table:style-name="ce1">
            <text:p>TRUCULENT WARMER JACKET, BLU, S</text:p>
          </table:table-cell>
          <table:table-cell office:value-type="string" table:style-name="ce1">
            <text:p>TRUCULENT-WARMER-JACKET,-BLU,-S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31" table:style-name="ce2">
            <text:p>910005831</text:p>
          </table:table-cell>
          <table:table-cell office:value-type="string" table:style-name="ce1">
            <text:p>X-BONNEVILLE RIDE, BLK, L</text:p>
          </table:table-cell>
          <table:table-cell office:value-type="string" table:style-name="ce1">
            <text:p>X-BONNEVILLE-RIDE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36" table:style-name="ce2">
            <text:p>910005836</text:p>
          </table:table-cell>
          <table:table-cell office:value-type="string" table:style-name="ce1">
            <text:p>X-CRYSTALLIN WS, CHR, 3L</text:p>
          </table:table-cell>
          <table:table-cell office:value-type="string" table:style-name="ce1">
            <text:p>X-CRYSTALLIN-WS,-CHR,-3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37" table:style-name="ce2">
            <text:p>910005837</text:p>
          </table:table-cell>
          <table:table-cell office:value-type="string" table:style-name="ce1">
            <text:p>TIGRE SANDAL HOMETOWN SERIES, BLK, 38</text:p>
          </table:table-cell>
          <table:table-cell office:value-type="string" table:style-name="ce1">
            <text:p>TIGRE-SANDAL-HOMETOWN-SERIES,-BLK,-38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39" table:style-name="ce2">
            <text:p>910005839</text:p>
          </table:table-cell>
          <table:table-cell office:value-type="string" table:style-name="ce1">
            <text:p>X-CAMPSHIRE, BLK, S</text:p>
          </table:table-cell>
          <table:table-cell office:value-type="string" table:style-name="ce1">
            <text:p>X-CAMPSHIRE,-BLK,-S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48" table:style-name="ce2">
            <text:p>910005848</text:p>
          </table:table-cell>
          <table:table-cell office:value-type="string" table:style-name="ce1">
            <text:p>VIATOREM, BLK, L</text:p>
          </table:table-cell>
          <table:table-cell office:value-type="string" table:style-name="ce1">
            <text:p>VIATOREM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49" table:style-name="ce2">
            <text:p>910005849</text:p>
          </table:table-cell>
          <table:table-cell office:value-type="string" table:style-name="ce1">
            <text:p>BOOT SHOES BAG 1.0, BLK, 14L</text:p>
          </table:table-cell>
          <table:table-cell office:value-type="string" table:style-name="ce1">
            <text:p>BOOT-SHOES-BAG-1.0,-BLK,-14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53" table:style-name="ce2">
            <text:p>910005853</text:p>
          </table:table-cell>
          <table:table-cell office:value-type="string" table:style-name="ce1">
            <text:p>ELGON, BRW, 38</text:p>
          </table:table-cell>
          <table:table-cell office:value-type="string" table:style-name="ce1">
            <text:p>ELGON,-BRW,-38</text:p>
          </table:table-cell>
          <table:table-cell office:value-type="float" office:value="1059000" table:style-name="ce1">
            <text:p>1059000</text:p>
          </table:table-cell>
          <table:table-cell office:value-type="float" office:value="1059000" table:style-name="ce1">
            <text:p>10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59" table:style-name="ce2">
            <text:p>910005859</text:p>
          </table:table-cell>
          <table:table-cell office:value-type="string" table:style-name="ce1">
            <text:p>X MOJAVE LINN, BLK, S</text:p>
          </table:table-cell>
          <table:table-cell office:value-type="string" table:style-name="ce1">
            <text:p>X-MOJAVE-LINN,-BLK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60" table:style-name="ce2">
            <text:p>910005860</text:p>
          </table:table-cell>
          <table:table-cell office:value-type="string" table:style-name="ce1">
            <text:p>TOMAHAWK SLIP ON BLACK, BLK, 38</text:p>
          </table:table-cell>
          <table:table-cell office:value-type="string" table:style-name="ce1">
            <text:p>TOMAHAWK-SLIP-ON-BLACK,-BLK,-38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61" table:style-name="ce2">
            <text:p>910005861</text:p>
          </table:table-cell>
          <table:table-cell office:value-type="string" table:style-name="ce1">
            <text:p>KAVERY 1.0, BLK, 38</text:p>
          </table:table-cell>
          <table:table-cell office:value-type="string" table:style-name="ce1">
            <text:p>KAVERY-1.0,-BLK,-38</text:p>
          </table:table-cell>
          <table:table-cell office:value-type="float" office:value="679000" table:style-name="ce1">
            <text:p>679000</text:p>
          </table:table-cell>
          <table:table-cell office:value-type="float" office:value="679000" table:style-name="ce1">
            <text:p>6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65" table:style-name="ce2">
            <text:p>910005865</text:p>
          </table:table-cell>
          <table:table-cell office:value-type="string" table:style-name="ce1">
            <text:p>ROUNTER WAIST 4L, OLI, 4L</text:p>
          </table:table-cell>
          <table:table-cell office:value-type="string" table:style-name="ce1">
            <text:p>ROUNTER-WAIST-4L,-OLI,-4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76" table:style-name="ce2">
            <text:p>910005876</text:p>
          </table:table-cell>
          <table:table-cell office:value-type="string" table:style-name="ce1">
            <text:p>X-CAMO TRUCKER CAP 1.0, BLK, L</text:p>
          </table:table-cell>
          <table:table-cell office:value-type="string" table:style-name="ce1">
            <text:p>X-CAMO-TRUCKER-CAP-1.0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77" table:style-name="ce2">
            <text:p>910005877</text:p>
          </table:table-cell>
          <table:table-cell office:value-type="string" table:style-name="ce1">
            <text:p>OBLIVION CARSON, BLK, 37</text:p>
          </table:table-cell>
          <table:table-cell office:value-type="string" table:style-name="ce1">
            <text:p>OBLIVION-CARSON,-BLK,-37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79" table:style-name="ce2">
            <text:p>910005879</text:p>
          </table:table-cell>
          <table:table-cell office:value-type="string" table:style-name="ce1">
            <text:p>PORTEGE LANDSCAPE 2.0 POUCH, NAV, 1L</text:p>
          </table:table-cell>
          <table:table-cell office:value-type="string" table:style-name="ce1">
            <text:p>PORTEGE-LANDSCAPE-2.0-POUCH,-NAV,-1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83" table:style-name="ce2">
            <text:p>910005883</text:p>
          </table:table-cell>
          <table:table-cell office:value-type="string" table:style-name="ce1">
            <text:p>PORTEGE VERTICAL POUCH, BLK, 1L</text:p>
          </table:table-cell>
          <table:table-cell office:value-type="string" table:style-name="ce1">
            <text:p>PORTEGE-VERTICAL-POUCH,-BLK,-1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84" table:style-name="ce2">
            <text:p>910005884</text:p>
          </table:table-cell>
          <table:table-cell office:value-type="string" table:style-name="ce1">
            <text:p>CONCEAL 2.0, MAR, 13L</text:p>
          </table:table-cell>
          <table:table-cell office:value-type="string" table:style-name="ce1">
            <text:p>CONCEAL-2.0,-MAR,-13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85" table:style-name="ce2">
            <text:p>910005885</text:p>
          </table:table-cell>
          <table:table-cell office:value-type="string" table:style-name="ce1">
            <text:p>PASSPORT 2.0 POUCH, BLK, 1L</text:p>
          </table:table-cell>
          <table:table-cell office:value-type="string" table:style-name="ce1">
            <text:p>PASSPORT-2.0-POUCH,-BLK,-1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97" table:style-name="ce2">
            <text:p>910005897</text:p>
          </table:table-cell>
          <table:table-cell office:value-type="string" table:style-name="ce1">
            <text:p>CRANKCASE TOOLS BAG 3L, BLK, 3L</text:p>
          </table:table-cell>
          <table:table-cell office:value-type="string" table:style-name="ce1">
            <text:p>CRANKCASE-TOOLS-BAG-3L,-BLK,-3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11" table:style-name="ce2">
            <text:p>910005911</text:p>
          </table:table-cell>
          <table:table-cell office:value-type="string" table:style-name="ce1">
            <text:p>PACEMAKER 10 1.0, BLK, 10L</text:p>
          </table:table-cell>
          <table:table-cell office:value-type="string" table:style-name="ce1">
            <text:p>PACEMAKER-10-1.0,-BLK,-10L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20" table:style-name="ce2">
            <text:p>910005920</text:p>
          </table:table-cell>
          <table:table-cell office:value-type="string" table:style-name="ce1">
            <text:p>WANDER POCKET S, BLU, 10L</text:p>
          </table:table-cell>
          <table:table-cell office:value-type="string" table:style-name="ce1">
            <text:p>WANDER-POCKET-S,-BLU,-10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21" table:style-name="ce2">
            <text:p>910005921</text:p>
          </table:table-cell>
          <table:table-cell office:value-type="string" table:style-name="ce1">
            <text:p>WANDER POCKET M, BLU, 13L</text:p>
          </table:table-cell>
          <table:table-cell office:value-type="string" table:style-name="ce1">
            <text:p>WANDER-POCKET-M,-BLU,-13L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22" table:style-name="ce2">
            <text:p>910005922</text:p>
          </table:table-cell>
          <table:table-cell office:value-type="string" table:style-name="ce1">
            <text:p>WANDER POCKET L (EXPAND), BLU, 20L</text:p>
          </table:table-cell>
          <table:table-cell office:value-type="string" table:style-name="ce1">
            <text:p>WANDER-POCKET-L-(EXPAND),-BLU,-20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25" table:style-name="ce2">
            <text:p>910005925</text:p>
          </table:table-cell>
          <table:table-cell office:value-type="string" table:style-name="ce1">
            <text:p>X-FORMOSA SLIM, BLK, 29</text:p>
          </table:table-cell>
          <table:table-cell office:value-type="string" table:style-name="ce1">
            <text:p>X-FORMOSA-SLIM,-BLK,-29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28" table:style-name="ce2">
            <text:p>910005928</text:p>
          </table:table-cell>
          <table:table-cell office:value-type="string" table:style-name="ce1">
            <text:p>X-VOYAGE 1.0, BLK, S</text:p>
          </table:table-cell>
          <table:table-cell office:value-type="string" table:style-name="ce1">
            <text:p>X-VOYAGE-1.0,-BLK,-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35" table:style-name="ce2">
            <text:p>910005935</text:p>
          </table:table-cell>
          <table:table-cell office:value-type="string" table:style-name="ce1">
            <text:p>TIGRE SHOES HOMETOWN SERIES, BLK, 38</text:p>
          </table:table-cell>
          <table:table-cell office:value-type="string" table:style-name="ce1">
            <text:p>TIGRE-SHOES-HOMETOWN-SERIES,-BLK,-38</text:p>
          </table:table-cell>
          <table:table-cell office:value-type="float" office:value="769000" table:style-name="ce1">
            <text:p>769000</text:p>
          </table:table-cell>
          <table:table-cell office:value-type="float" office:value="769000" table:style-name="ce1">
            <text:p>7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37" table:style-name="ce2">
            <text:p>910005937</text:p>
          </table:table-cell>
          <table:table-cell office:value-type="string" table:style-name="ce1">
            <text:p>PARADISE 1.0, BLK, 2L</text:p>
          </table:table-cell>
          <table:table-cell office:value-type="string" table:style-name="ce1">
            <text:p>PARADISE-1.0,-BLK,-2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43" table:style-name="ce2">
            <text:p>910005943</text:p>
          </table:table-cell>
          <table:table-cell office:value-type="string" table:style-name="ce1">
            <text:p>MARMOSET 10 1.0, BLK, 10L</text:p>
          </table:table-cell>
          <table:table-cell office:value-type="string" table:style-name="ce1">
            <text:p>MARMOSET-10-1.0,-BLK,-10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46" table:style-name="ce2">
            <text:p>910005946</text:p>
          </table:table-cell>
          <table:table-cell office:value-type="string" table:style-name="ce1">
            <text:p>X-TIMBERJACK, GRY, S</text:p>
          </table:table-cell>
          <table:table-cell office:value-type="string" table:style-name="ce1">
            <text:p>X-TIMBERJACK,-GRY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0" table:style-name="ce2">
            <text:p>910005950</text:p>
          </table:table-cell>
          <table:table-cell office:value-type="string" table:style-name="ce1">
            <text:p>X-VOYAGE CAP 1.0, BLK, M</text:p>
          </table:table-cell>
          <table:table-cell office:value-type="string" table:style-name="ce1">
            <text:p>X-VOYAGE-CAP-1.0,-BLK,-M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1" table:style-name="ce2">
            <text:p>910005951</text:p>
          </table:table-cell>
          <table:table-cell office:value-type="string" table:style-name="ce1">
            <text:p>ILLINOIS, BLK, M</text:p>
          </table:table-cell>
          <table:table-cell office:value-type="string" table:style-name="ce1">
            <text:p>ILLINOIS,-BLK,-M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2" table:style-name="ce2">
            <text:p>910005952</text:p>
          </table:table-cell>
          <table:table-cell office:value-type="string" table:style-name="ce1">
            <text:p>DENIM TRUCKER 1.2, BLU, M</text:p>
          </table:table-cell>
          <table:table-cell office:value-type="string" table:style-name="ce1">
            <text:p>DENIM-TRUCKER-1.2,-BLU,-M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3" table:style-name="ce2">
            <text:p>910005953</text:p>
          </table:table-cell>
          <table:table-cell office:value-type="string" table:style-name="ce1">
            <text:p>#ERROR!</text:p>
          </table:table-cell>
          <table:table-cell office:value-type="string" table:style-name="ce1">
            <text:p>#ERROR!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4" table:style-name="ce2">
            <text:p>910005954</text:p>
          </table:table-cell>
          <table:table-cell office:value-type="string" table:style-name="ce1">
            <text:p>LINDEN 1.0, BUR, 2L</text:p>
          </table:table-cell>
          <table:table-cell office:value-type="string" table:style-name="ce1">
            <text:p>LINDEN-1.0,-BUR,-2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5" table:style-name="ce2">
            <text:p>910005955</text:p>
          </table:table-cell>
          <table:table-cell office:value-type="string" table:style-name="ce1">
            <text:p>X-PATAGON, MAR, S</text:p>
          </table:table-cell>
          <table:table-cell office:value-type="string" table:style-name="ce1">
            <text:p>X-PATAGON,-MAR,-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7" table:style-name="ce2">
            <text:p>910005957</text:p>
          </table:table-cell>
          <table:table-cell office:value-type="string" table:style-name="ce1">
            <text:p>X-SONORA, BLK, S</text:p>
          </table:table-cell>
          <table:table-cell office:value-type="string" table:style-name="ce1">
            <text:p>X-SONORA,-BLK,-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8" table:style-name="ce2">
            <text:p>910005958</text:p>
          </table:table-cell>
          <table:table-cell office:value-type="string" table:style-name="ce1">
            <text:p>CORE 15, BLK, 15L</text:p>
          </table:table-cell>
          <table:table-cell office:value-type="string" table:style-name="ce1">
            <text:p>CORE-15,-BLK,-15L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9" table:style-name="ce2">
            <text:p>910005959</text:p>
          </table:table-cell>
          <table:table-cell office:value-type="string" table:style-name="ce1">
            <text:p>X-FLIGHTLESS, BLU, 1L</text:p>
          </table:table-cell>
          <table:table-cell office:value-type="string" table:style-name="ce1">
            <text:p>X-FLIGHTLESS,-BLU,-1L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72" table:style-name="ce2">
            <text:p>910005972</text:p>
          </table:table-cell>
          <table:table-cell office:value-type="string" table:style-name="ce1">
            <text:p>CRYSTALIN 2A, BLU, 1L</text:p>
          </table:table-cell>
          <table:table-cell office:value-type="string" table:style-name="ce1">
            <text:p>CRYSTALIN-2A,-BLU,-1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93" table:style-name="ce2">
            <text:p>910005993</text:p>
          </table:table-cell>
          <table:table-cell office:value-type="string" table:style-name="ce1">
            <text:p>PELLEWALLET, BLK, NOS</text:p>
          </table:table-cell>
          <table:table-cell office:value-type="string" table:style-name="ce1">
            <text:p>PELLEWALLET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01" table:style-name="ce2">
            <text:p>910006001</text:p>
          </table:table-cell>
          <table:table-cell office:value-type="string" table:style-name="ce1">
            <text:p>OUTSIDERS, BLK, S</text:p>
          </table:table-cell>
          <table:table-cell office:value-type="string" table:style-name="ce1">
            <text:p>OUTSIDERS,-BLK,-S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21" table:style-name="ce2">
            <text:p>910006021</text:p>
          </table:table-cell>
          <table:table-cell office:value-type="string" table:style-name="ce1">
            <text:p>TADULOKA SS, KHK, S</text:p>
          </table:table-cell>
          <table:table-cell office:value-type="string" table:style-name="ce1">
            <text:p>TADULOKA-SS,-KHK,-S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24" table:style-name="ce2">
            <text:p>910006024</text:p>
          </table:table-cell>
          <table:table-cell office:value-type="string" table:style-name="ce1">
            <text:p>RECON 2 1F, BLK, NOS</text:p>
          </table:table-cell>
          <table:table-cell office:value-type="string" table:style-name="ce1">
            <text:p>RECON-2-1F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28" table:style-name="ce2">
            <text:p>910006028</text:p>
          </table:table-cell>
          <table:table-cell office:value-type="string" table:style-name="ce1">
            <text:p>WAIST BAG 4A, BLU, 4L</text:p>
          </table:table-cell>
          <table:table-cell office:value-type="string" table:style-name="ce1">
            <text:p>WAIST-BAG-4A,-BLU,-4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36" table:style-name="ce2">
            <text:p>910006036</text:p>
          </table:table-cell>
          <table:table-cell office:value-type="string" table:style-name="ce1">
            <text:p>STRIDER 6L 2A, BLK, 6L</text:p>
          </table:table-cell>
          <table:table-cell office:value-type="string" table:style-name="ce1">
            <text:p>STRIDER-6L-2A,-BLK,-6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38" table:style-name="ce2">
            <text:p>910006038</text:p>
          </table:table-cell>
          <table:table-cell office:value-type="string" table:style-name="ce1">
            <text:p>WAIST BAG MEDIUM 3A, BLK, 2L</text:p>
          </table:table-cell>
          <table:table-cell office:value-type="string" table:style-name="ce1">
            <text:p>WAIST-BAG-MEDIUM-3A,-BLK,-2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39" table:style-name="ce2">
            <text:p>910006039</text:p>
          </table:table-cell>
          <table:table-cell office:value-type="string" table:style-name="ce1">
            <text:p>HADES, BLK, 40</text:p>
          </table:table-cell>
          <table:table-cell office:value-type="string" table:style-name="ce1">
            <text:p>HADES,-BLK,-40</text:p>
          </table:table-cell>
          <table:table-cell office:value-type="float" office:value="1349000" table:style-name="ce1">
            <text:p>1349000</text:p>
          </table:table-cell>
          <table:table-cell office:value-type="float" office:value="1349000" table:style-name="ce1">
            <text:p>13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41" table:style-name="ce2">
            <text:p>910006041</text:p>
          </table:table-cell>
          <table:table-cell office:value-type="string" table:style-name="ce1">
            <text:p>SNELLER 1.5 HF, BLK, M</text:p>
          </table:table-cell>
          <table:table-cell office:value-type="string" table:style-name="ce1">
            <text:p>SNELLER-1.5-HF,-BLK,-M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42" table:style-name="ce2">
            <text:p>910006042</text:p>
          </table:table-cell>
          <table:table-cell office:value-type="string" table:style-name="ce1">
            <text:p>SNELLER 1.0 FF, BLK, M</text:p>
          </table:table-cell>
          <table:table-cell office:value-type="string" table:style-name="ce1">
            <text:p>SNELLER-1.0-FF,-BLK,-M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43" table:style-name="ce2">
            <text:p>910006043</text:p>
          </table:table-cell>
          <table:table-cell office:value-type="string" table:style-name="ce1">
            <text:p>X-RAPIDEZ 1.0 FF, BLK, M</text:p>
          </table:table-cell>
          <table:table-cell office:value-type="string" table:style-name="ce1">
            <text:p>X-RAPIDEZ-1.0-FF,-BLK,-M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44" table:style-name="ce2">
            <text:p>910006044</text:p>
          </table:table-cell>
          <table:table-cell office:value-type="string" table:style-name="ce1">
            <text:p>X-RAPIDEZ 1.5 HF, BLK, M</text:p>
          </table:table-cell>
          <table:table-cell office:value-type="string" table:style-name="ce1">
            <text:p>X-RAPIDEZ-1.5-HF,-BLK,-M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46" table:style-name="ce2">
            <text:p>910006046</text:p>
          </table:table-cell>
          <table:table-cell office:value-type="string" table:style-name="ce1">
            <text:p>X-CHIMBALI WS, BLK, M</text:p>
          </table:table-cell>
          <table:table-cell office:value-type="string" table:style-name="ce1">
            <text:p>X-CHIMBALI-WS,-BLK,-M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57" table:style-name="ce2">
            <text:p>910006057</text:p>
          </table:table-cell>
          <table:table-cell office:value-type="string" table:style-name="ce1">
            <text:p>E89 PATTERN FACE MASK, BLK, NOS</text:p>
          </table:table-cell>
          <table:table-cell office:value-type="string" table:style-name="ce1">
            <text:p>E89-PATTERN-FACE-MASK,-BLK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64" table:style-name="ce2">
            <text:p>910006064</text:p>
          </table:table-cell>
          <table:table-cell office:value-type="string" table:style-name="ce1">
            <text:p>PACK IT 3.0 TRAVEL TOILETRY, NAV, NOS</text:p>
          </table:table-cell>
          <table:table-cell office:value-type="string" table:style-name="ce1">
            <text:p>PACK-IT-3.0-TRAVEL-TOILETRY,-NAV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65" table:style-name="ce2">
            <text:p>910006065</text:p>
          </table:table-cell>
          <table:table-cell office:value-type="string" table:style-name="ce1">
            <text:p>TRAV PAC VARY 40 1.0, BLK, 40L</text:p>
          </table:table-cell>
          <table:table-cell office:value-type="string" table:style-name="ce1">
            <text:p>TRAV-PAC-VARY-40-1.0,-BLK,-40L</text:p>
          </table:table-cell>
          <table:table-cell office:value-type="float" office:value="1039000" table:style-name="ce1">
            <text:p>1039000</text:p>
          </table:table-cell>
          <table:table-cell office:value-type="float" office:value="1039000" table:style-name="ce1">
            <text:p>10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68" table:style-name="ce2">
            <text:p>910006068</text:p>
          </table:table-cell>
          <table:table-cell office:value-type="string" table:style-name="ce1">
            <text:p>UNISEX HAZMAT SCUBA JACKET, BLK, NOS</text:p>
          </table:table-cell>
          <table:table-cell office:value-type="string" table:style-name="ce1">
            <text:p>UNISEX-HAZMAT-SCUBA-JACKET,-BLK,-NO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79" table:style-name="ce2">
            <text:p>910006079</text:p>
          </table:table-cell>
          <table:table-cell office:value-type="string" table:style-name="ce1">
            <text:p>EG-PRO COVERALL (C+B) LR, WHT, 150</text:p>
          </table:table-cell>
          <table:table-cell office:value-type="string" table:style-name="ce1">
            <text:p>EG-PRO-COVERALL-(C+B)-LR,-WHT,-150</text:p>
          </table:table-cell>
          <table:table-cell office:value-type="float" office:value="450000" table:style-name="ce1">
            <text:p>450000</text:p>
          </table:table-cell>
          <table:table-cell office:value-type="float" office:value="450000" table:style-name="ce1">
            <text:p>450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80" table:style-name="ce2">
            <text:p>910006080</text:p>
          </table:table-cell>
          <table:table-cell office:value-type="string" table:style-name="ce1">
            <text:p>EG-PRO COVERALL (C+B) LD, WHT, 150</text:p>
          </table:table-cell>
          <table:table-cell office:value-type="string" table:style-name="ce1">
            <text:p>EG-PRO-COVERALL-(C+B)-LD,-WHT,-150</text:p>
          </table:table-cell>
          <table:table-cell office:value-type="float" office:value="450000" table:style-name="ce1">
            <text:p>450000</text:p>
          </table:table-cell>
          <table:table-cell office:value-type="float" office:value="450000" table:style-name="ce1">
            <text:p>450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81" table:style-name="ce2">
            <text:p>910006081</text:p>
          </table:table-cell>
          <table:table-cell office:value-type="string" table:style-name="ce1">
            <text:p>EG-PRO COVERALL (C+B) ER, WHT, 150</text:p>
          </table:table-cell>
          <table:table-cell office:value-type="string" table:style-name="ce1">
            <text:p>EG-PRO-COVERALL-(C+B)-ER,-WHT,-150</text:p>
          </table:table-cell>
          <table:table-cell office:value-type="float" office:value="300000" table:style-name="ce1">
            <text:p>300000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88" table:style-name="ce2">
            <text:p>910006088</text:p>
          </table:table-cell>
          <table:table-cell office:value-type="string" table:style-name="ce1">
            <text:p>X-PATRON MASK, BLU, NOS</text:p>
          </table:table-cell>
          <table:table-cell office:value-type="string" table:style-name="ce1">
            <text:p>X-PATRON-MASK,-BLU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90" table:style-name="ce2">
            <text:p>910006090</text:p>
          </table:table-cell>
          <table:table-cell office:value-type="string" table:style-name="ce1">
            <text:p>CHELINE, CRE, 36</text:p>
          </table:table-cell>
          <table:table-cell office:value-type="string" table:style-name="ce1">
            <text:p>CHELINE,-CRE,-36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92" table:style-name="ce2">
            <text:p>910006092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6"/>
        </table:table-row>
        <table:table-row table:style-name="ro1">
          <table:table-cell office:value-type="float" office:value="910006093" table:style-name="ce2">
            <text:p>910006093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6"/>
        </table:table-row>
        <table:table-row table:style-name="ro1">
          <table:table-cell office:value-type="float" office:value="910006095" table:style-name="ce2">
            <text:p>910006095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6"/>
        </table:table-row>
        <table:table-row table:style-name="ro1">
          <table:table-cell office:value-type="float" office:value="910006098" table:style-name="ce2">
            <text:p>910006098</text:p>
          </table:table-cell>
          <table:table-cell office:value-type="string" table:style-name="ce1">
            <text:p>FACE MASK 1.6, BLK, NOS</text:p>
          </table:table-cell>
          <table:table-cell office:value-type="string" table:style-name="ce1">
            <text:p>FACE-MASK-1.6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99" table:style-name="ce2">
            <text:p>910006099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76"/>
        </table:table-row>
        <table:table-row table:style-name="ro1">
          <table:table-cell office:value-type="float" office:value="910006101" table:style-name="ce2">
            <text:p>910006101</text:p>
          </table:table-cell>
          <table:table-cell office:value-type="string" table:style-name="ce1">
            <text:p>X-ACCONA, BLK, S</text:p>
          </table:table-cell>
          <table:table-cell office:value-type="string" table:style-name="ce1">
            <text:p>X-ACCONA,-BLK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03" table:style-name="ce2">
            <text:p>910006103</text:p>
          </table:table-cell>
          <table:table-cell office:value-type="string" table:style-name="ce1">
            <text:p>X-ATACAMA RAYO, DGR, S</text:p>
          </table:table-cell>
          <table:table-cell office:value-type="string" table:style-name="ce1">
            <text:p>X-ATACAMA-RAYO,-DGR,-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15" table:style-name="ce2">
            <text:p>910006115</text:p>
          </table:table-cell>
          <table:table-cell office:value-type="string" table:style-name="ce1">
            <text:p>STANFORD, DBR, 38</text:p>
          </table:table-cell>
          <table:table-cell office:value-type="string" table:style-name="ce1">
            <text:p>STANFORD,-DBR,-38</text:p>
          </table:table-cell>
          <table:table-cell office:value-type="float" office:value="659000" table:style-name="ce1">
            <text:p>659000</text:p>
          </table:table-cell>
          <table:table-cell office:value-type="float" office:value="659000" table:style-name="ce1">
            <text:p>6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20" table:style-name="ce2">
            <text:p>910006120</text:p>
          </table:table-cell>
          <table:table-cell office:value-type="string" table:style-name="ce1">
            <text:p>X-VB ROADRAD LS TEES, PNK, S</text:p>
          </table:table-cell>
          <table:table-cell office:value-type="string" table:style-name="ce1">
            <text:p>X-VB-ROADRAD-LS-TEES,-PNK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22" table:style-name="ce2">
            <text:p>910006122</text:p>
          </table:table-cell>
          <table:table-cell office:value-type="string" table:style-name="ce1">
            <text:p>X-VB MOUNTSIDE SS TSHIRT, BLK, S</text:p>
          </table:table-cell>
          <table:table-cell office:value-type="string" table:style-name="ce1">
            <text:p>X-VB-MOUNTSIDE-SS-TSHIRT,-BLK,-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31" table:style-name="ce2">
            <text:p>910006131</text:p>
          </table:table-cell>
          <table:table-cell office:value-type="string" table:style-name="ce1">
            <text:p>X-EYE PROTECTOR 1.0, OLI, NOS</text:p>
          </table:table-cell>
          <table:table-cell office:value-type="string" table:style-name="ce1">
            <text:p>X-EYE-PROTECTOR-1.0,-OLI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40" table:style-name="ce2">
            <text:p>910006140</text:p>
          </table:table-cell>
          <table:table-cell office:value-type="string" table:style-name="ce1">
            <text:p>X-STERIPAC 01, BLK, 1L</text:p>
          </table:table-cell>
          <table:table-cell office:value-type="string" table:style-name="ce1">
            <text:p>X-STERIPAC-01,-BLK,-1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41" table:style-name="ce2">
            <text:p>910006141</text:p>
          </table:table-cell>
          <table:table-cell office:value-type="string" table:style-name="ce1">
            <text:p>X-HYGIENE POUCH KIT.1, BLK, 1L</text:p>
          </table:table-cell>
          <table:table-cell office:value-type="string" table:style-name="ce1">
            <text:p>X-HYGIENE-POUCH-KIT.1,-BLK,-1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42" table:style-name="ce2">
            <text:p>910006142</text:p>
          </table:table-cell>
          <table:table-cell office:value-type="string" table:style-name="ce1">
            <text:p>X-CLIP HOLDER, BLK, 1L</text:p>
          </table:table-cell>
          <table:table-cell office:value-type="string" table:style-name="ce1">
            <text:p>X-CLIP-HOLDER,-BLK,-1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46" table:style-name="ce2">
            <text:p>910006146</text:p>
          </table:table-cell>
          <table:table-cell office:value-type="string" table:style-name="ce1">
            <text:p>X-HYGIENE COVER SACK 25L, BLK, 25L</text:p>
          </table:table-cell>
          <table:table-cell office:value-type="string" table:style-name="ce1">
            <text:p>X-HYGIENE-COVER-SACK-25L,-BLK,-25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47" table:style-name="ce2">
            <text:p>910006147</text:p>
          </table:table-cell>
          <table:table-cell office:value-type="string" table:style-name="ce1">
            <text:p>AV JUMPER TEES, BLK, S</text:p>
          </table:table-cell>
          <table:table-cell office:value-type="string" table:style-name="ce1">
            <text:p>AV-JUMPER-TEES,-BLK,-S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48" table:style-name="ce2">
            <text:p>910006148</text:p>
          </table:table-cell>
          <table:table-cell office:value-type="string" table:style-name="ce1">
            <text:p>AV SS TEES, BLK, S</text:p>
          </table:table-cell>
          <table:table-cell office:value-type="string" table:style-name="ce1">
            <text:p>AV-SS-TEES,-BLK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32" table:style-name="ce2">
            <text:p>910006432</text:p>
          </table:table-cell>
          <table:table-cell office:value-type="string" table:style-name="ce1">
            <text:p>X-PALMERA PANTS, NAV, L</text:p>
          </table:table-cell>
          <table:table-cell office:value-type="string" table:style-name="ce1">
            <text:p>X-PALMERA-PANTS,-NAV,-L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33" table:style-name="ce2">
            <text:p>910006433</text:p>
          </table:table-cell>
          <table:table-cell office:value-type="string" table:style-name="ce1">
            <text:p>X-CANYON, NAV, L</text:p>
          </table:table-cell>
          <table:table-cell office:value-type="string" table:style-name="ce1">
            <text:p>X-CANYON,-NAV,-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34" table:style-name="ce2">
            <text:p>910006434</text:p>
          </table:table-cell>
          <table:table-cell office:value-type="string" table:style-name="ce1">
            <text:p>X-SANSERIA SWEATSHORTS, CRE, L</text:p>
          </table:table-cell>
          <table:table-cell office:value-type="string" table:style-name="ce1">
            <text:p>X-SANSERIA-SWEATSHORTS,-CRE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35" table:style-name="ce2">
            <text:p>910006435</text:p>
          </table:table-cell>
          <table:table-cell office:value-type="string" table:style-name="ce1">
            <text:p>X-SANSERIA PULLOVER, CRE, L</text:p>
          </table:table-cell>
          <table:table-cell office:value-type="string" table:style-name="ce1">
            <text:p>X-SANSERIA-PULLOVER,-CRE,-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39" table:style-name="ce2">
            <text:p>910006439</text:p>
          </table:table-cell>
          <table:table-cell office:value-type="string" table:style-name="ce1">
            <text:p>X-TROPIC MONSTERA SHIRT, DBL, L</text:p>
          </table:table-cell>
          <table:table-cell office:value-type="string" table:style-name="ce1">
            <text:p>X-TROPIC-MONSTERA-SHIRT,-DBL,-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42" table:style-name="ce2">
            <text:p>910006442</text:p>
          </table:table-cell>
          <table:table-cell office:value-type="string" table:style-name="ce1">
            <text:p>TOMAHAWK ROLL STRAP PATTERN 2, GRY, 38</text:p>
          </table:table-cell>
          <table:table-cell office:value-type="string" table:style-name="ce1">
            <text:p>TOMAHAWK-ROLL-STRAP-PATTERN-2,-GRY,-38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43" table:style-name="ce2">
            <text:p>910006443</text:p>
          </table:table-cell>
          <table:table-cell office:value-type="string" table:style-name="ce1">
            <text:p>TOMAHAWK PINCH STRAP PATTERN 2, GRY, 38</text:p>
          </table:table-cell>
          <table:table-cell office:value-type="string" table:style-name="ce1">
            <text:p>TOMAHAWK-PINCH-STRAP-PATTERN-2,-GRY,-38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48" table:style-name="ce2">
            <text:p>910006448</text:p>
          </table:table-cell>
          <table:table-cell office:value-type="string" table:style-name="ce1">
            <text:p>AZURE, OLI, NOS</text:p>
          </table:table-cell>
          <table:table-cell office:value-type="string" table:style-name="ce1">
            <text:p>AZURE,-OLI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49" table:style-name="ce2">
            <text:p>910006449</text:p>
          </table:table-cell>
          <table:table-cell office:value-type="string" table:style-name="ce1">
            <text:p>HAZEL SRL, OLI, NOS</text:p>
          </table:table-cell>
          <table:table-cell office:value-type="string" table:style-name="ce1">
            <text:p>HAZEL-SRL,-OLI,-NOS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52" table:style-name="ce2">
            <text:p>910006452</text:p>
          </table:table-cell>
          <table:table-cell office:value-type="string" table:style-name="ce1">
            <text:p>MARSHALL MEN, OLI, 38</text:p>
          </table:table-cell>
          <table:table-cell office:value-type="string" table:style-name="ce1">
            <text:p>MARSHALL-MEN,-OLI,-38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55" table:style-name="ce2">
            <text:p>910006455</text:p>
          </table:table-cell>
          <table:table-cell office:value-type="string" table:style-name="ce1">
            <text:p>X-ADAPTEREN, BRW, NOS</text:p>
          </table:table-cell>
          <table:table-cell office:value-type="string" table:style-name="ce1">
            <text:p>X-ADAPTEREN,-BRW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63" table:style-name="ce2">
            <text:p>910006463</text:p>
          </table:table-cell>
          <table:table-cell office:value-type="string" table:style-name="ce1">
            <text:p>X-BIKE HANDLEPACK WAIST, BLK, 4L</text:p>
          </table:table-cell>
          <table:table-cell office:value-type="string" table:style-name="ce1">
            <text:p>X-BIKE-HANDLEPACK-WAIST,-BLK,-4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64" table:style-name="ce2">
            <text:p>910006464</text:p>
          </table:table-cell>
          <table:table-cell office:value-type="string" table:style-name="ce1">
            <text:p>X-BIKE SEATPACK, BLK, 1L</text:p>
          </table:table-cell>
          <table:table-cell office:value-type="string" table:style-name="ce1">
            <text:p>X-BIKE-SEATPACK,-BLK,-1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65" table:style-name="ce2">
            <text:p>910006465</text:p>
          </table:table-cell>
          <table:table-cell office:value-type="string" table:style-name="ce1">
            <text:p>X-BIKE TUBE BAG, BLK, 1L</text:p>
          </table:table-cell>
          <table:table-cell office:value-type="string" table:style-name="ce1">
            <text:p>X-BIKE-TUBE-BAG,-BLK,-1L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67" table:style-name="ce2">
            <text:p>910006467</text:p>
          </table:table-cell>
          <table:table-cell office:value-type="string" table:style-name="ce1">
            <text:p>X-CARD HOLDER MULTI, MAR, 1L</text:p>
          </table:table-cell>
          <table:table-cell office:value-type="string" table:style-name="ce1">
            <text:p>X-CARD-HOLDER-MULTI,-MAR,-1L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68" table:style-name="ce2">
            <text:p>910006468</text:p>
          </table:table-cell>
          <table:table-cell office:value-type="string" table:style-name="ce1">
            <text:p>X-MARKET POUCH, NAV, 1L</text:p>
          </table:table-cell>
          <table:table-cell office:value-type="string" table:style-name="ce1">
            <text:p>X-MARKET-POUCH,-NAV,-1L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69" table:style-name="ce2">
            <text:p>910006469</text:p>
          </table:table-cell>
          <table:table-cell office:value-type="string" table:style-name="ce1">
            <text:p>X-BIKE RIDERPACK, BLK, 2L</text:p>
          </table:table-cell>
          <table:table-cell office:value-type="string" table:style-name="ce1">
            <text:p>X-BIKE-RIDERPACK,-BLK,-2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72" table:style-name="ce2">
            <text:p>910006472</text:p>
          </table:table-cell>
          <table:table-cell office:value-type="string" table:style-name="ce1">
            <text:p>ALOR VEST, NAV, L</text:p>
          </table:table-cell>
          <table:table-cell office:value-type="string" table:style-name="ce1">
            <text:p>ALOR-VEST,-NAV,-L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73" table:style-name="ce2">
            <text:p>910006473</text:p>
          </table:table-cell>
          <table:table-cell office:value-type="string" table:style-name="ce1">
            <text:p>X-BEANICITY, MAR, NOS</text:p>
          </table:table-cell>
          <table:table-cell office:value-type="string" table:style-name="ce1">
            <text:p>X-BEANICITY,-MAR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81" table:style-name="ce2">
            <text:p>910006481</text:p>
          </table:table-cell>
          <table:table-cell office:value-type="string" table:style-name="ce1">
            <text:p>X-GRIPPER, BLK, NOS</text:p>
          </table:table-cell>
          <table:table-cell office:value-type="string" table:style-name="ce1">
            <text:p>X-GRIPPER,-BLK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82" table:style-name="ce2">
            <text:p>910006482</text:p>
          </table:table-cell>
          <table:table-cell office:value-type="string" table:style-name="ce1">
            <text:p>X-ZIP STRING, LIM, NOS</text:p>
          </table:table-cell>
          <table:table-cell office:value-type="string" table:style-name="ce1">
            <text:p>X-ZIP-STRING,-LIM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85" table:style-name="ce2">
            <text:p>910006485</text:p>
          </table:table-cell>
          <table:table-cell office:value-type="string" table:style-name="ce1">
            <text:p>COFETE MEN, TER, L</text:p>
          </table:table-cell>
          <table:table-cell office:value-type="string" table:style-name="ce1">
            <text:p>COFETE-MEN,-TER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90" table:style-name="ce2">
            <text:p>910006490</text:p>
          </table:table-cell>
          <table:table-cell office:value-type="string" table:style-name="ce1">
            <text:p>MARSHALL WS, CRE, 36</text:p>
          </table:table-cell>
          <table:table-cell office:value-type="string" table:style-name="ce1">
            <text:p>MARSHALL-WS,-CRE,-36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92" table:style-name="ce2">
            <text:p>910006492</text:p>
          </table:table-cell>
          <table:table-cell office:value-type="string" table:style-name="ce1">
            <text:p>FIVEC CYCLE, OLI, L</text:p>
          </table:table-cell>
          <table:table-cell office:value-type="string" table:style-name="ce1">
            <text:p>FIVEC-CYCLE,-OLI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95" table:style-name="ce2">
            <text:p>910006495</text:p>
          </table:table-cell>
          <table:table-cell office:value-type="string" table:style-name="ce1">
            <text:p>X-TATTICO, GRY, L</text:p>
          </table:table-cell>
          <table:table-cell office:value-type="string" table:style-name="ce1">
            <text:p>X-TATTICO,-GRY,-L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96" table:style-name="ce2">
            <text:p>910006496</text:p>
          </table:table-cell>
          <table:table-cell office:value-type="string" table:style-name="ce1">
            <text:p>PINEWOOD TOILETRY S 1F, MAR, 2L</text:p>
          </table:table-cell>
          <table:table-cell office:value-type="string" table:style-name="ce1">
            <text:p>PINEWOOD-TOILETRY-S-1F,-MAR,-2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98" table:style-name="ce2">
            <text:p>910006498</text:p>
          </table:table-cell>
          <table:table-cell office:value-type="string" table:style-name="ce1">
            <text:p>OBLIVION BURGHAM PINCH 1.0, CRE, 36</text:p>
          </table:table-cell>
          <table:table-cell office:value-type="string" table:style-name="ce1">
            <text:p>OBLIVION-BURGHAM-PINCH-1.0,-CRE,-36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99" table:style-name="ce2">
            <text:p>910006499</text:p>
          </table:table-cell>
          <table:table-cell office:value-type="string" table:style-name="ce1">
            <text:p>OBLIVION MAVERICK PINCH 1.0, DGR, 37</text:p>
          </table:table-cell>
          <table:table-cell office:value-type="string" table:style-name="ce1">
            <text:p>OBLIVION-MAVERICK-PINCH-1.0,-DGR,-37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00" table:style-name="ce2">
            <text:p>910006500</text:p>
          </table:table-cell>
          <table:table-cell office:value-type="string" table:style-name="ce1">
            <text:p>X-BOULEVARD MID, MGY, L</text:p>
          </table:table-cell>
          <table:table-cell office:value-type="string" table:style-name="ce1">
            <text:p>X-BOULEVARD-MID,-MGY,-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04" table:style-name="ce2">
            <text:p>910006504</text:p>
          </table:table-cell>
          <table:table-cell office:value-type="string" table:style-name="ce1">
            <text:p>X-PROTECTEUR, BLK, L</text:p>
          </table:table-cell>
          <table:table-cell office:value-type="string" table:style-name="ce1">
            <text:p>X-PROTECTEUR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05" table:style-name="ce2">
            <text:p>910006505</text:p>
          </table:table-cell>
          <table:table-cell office:value-type="string" table:style-name="ce1">
            <text:p>HYDRA-RCW, BLK, NOS</text:p>
          </table:table-cell>
          <table:table-cell office:value-type="string" table:style-name="ce1">
            <text:p>HYDRA-RCW,-BLK,-NOS</text:p>
          </table:table-cell>
          <table:table-cell office:value-type="float" office:value="1029000" table:style-name="ce1">
            <text:p>1029000</text:p>
          </table:table-cell>
          <table:table-cell office:value-type="float" office:value="1029000" table:style-name="ce1">
            <text:p>10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06" table:style-name="ce2">
            <text:p>910006506</text:p>
          </table:table-cell>
          <table:table-cell office:value-type="string" table:style-name="ce1">
            <text:p>VERDON-LAW, BLK, NOS</text:p>
          </table:table-cell>
          <table:table-cell office:value-type="string" table:style-name="ce1">
            <text:p>VERDON-LAW,-BLK,-NOS</text:p>
          </table:table-cell>
          <table:table-cell office:value-type="float" office:value="689000" table:style-name="ce1">
            <text:p>689000</text:p>
          </table:table-cell>
          <table:table-cell office:value-type="float" office:value="689000" table:style-name="ce1">
            <text:p>6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09" table:style-name="ce2">
            <text:p>910006509</text:p>
          </table:table-cell>
          <table:table-cell office:value-type="string" table:style-name="ce1">
            <text:p>BLANCA-MDW, NAV, NOS</text:p>
          </table:table-cell>
          <table:table-cell office:value-type="string" table:style-name="ce1">
            <text:p>BLANCA-MDW,-NAV,-NOS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10" table:style-name="ce2">
            <text:p>910006510</text:p>
          </table:table-cell>
          <table:table-cell office:value-type="string" table:style-name="ce1">
            <text:p>SHASTA WS-MDW, GRY, NOS</text:p>
          </table:table-cell>
          <table:table-cell office:value-type="string" table:style-name="ce1">
            <text:p>SHASTA-WS-MDW,-GRY,-NOS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20" table:style-name="ce2">
            <text:p>910006520</text:p>
          </table:table-cell>
          <table:table-cell office:value-type="string" table:style-name="ce1">
            <text:p>OBLIVION BURGHAM ROLL STRAP 1.0, CRE, 36</text:p>
          </table:table-cell>
          <table:table-cell office:value-type="string" table:style-name="ce1">
            <text:p>OBLIVION-BURGHAM-ROLL-STRAP-1.0,-CRE,-36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21" table:style-name="ce2">
            <text:p>910006521</text:p>
          </table:table-cell>
          <table:table-cell office:value-type="string" table:style-name="ce1">
            <text:p>OBLIVION MAVERICK ROLL STRAP 1., DGR, 37</text:p>
          </table:table-cell>
          <table:table-cell office:value-type="string" table:style-name="ce1">
            <text:p>OBLIVION-MAVERICK-ROLL-STRAP-1.,-DGR,-37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24" table:style-name="ce2">
            <text:p>910006524</text:p>
          </table:table-cell>
          <table:table-cell office:value-type="string" table:style-name="ce1">
            <text:p>X-BARDENAS INVISIBLE, DGR, L</text:p>
          </table:table-cell>
          <table:table-cell office:value-type="string" table:style-name="ce1">
            <text:p>X-BARDENAS-INVISIBLE,-DGR,-L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27" table:style-name="ce2">
            <text:p>910006527</text:p>
          </table:table-cell>
          <table:table-cell office:value-type="string" table:style-name="ce1">
            <text:p>X-COARSE, OLI, 29</text:p>
          </table:table-cell>
          <table:table-cell office:value-type="string" table:style-name="ce1">
            <text:p>X-COARSE,-OLI,-29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29" table:style-name="ce2">
            <text:p>910006529</text:p>
          </table:table-cell>
          <table:table-cell office:value-type="string" table:style-name="ce1">
            <text:p>BARDENAS 1.0, NAV, L</text:p>
          </table:table-cell>
          <table:table-cell office:value-type="string" table:style-name="ce1">
            <text:p>BARDENAS-1.0,-NAV,-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30" table:style-name="ce2">
            <text:p>910006530</text:p>
          </table:table-cell>
          <table:table-cell office:value-type="string" table:style-name="ce1">
            <text:p>COMMANDO CADET 1.0, NAV, L</text:p>
          </table:table-cell>
          <table:table-cell office:value-type="string" table:style-name="ce1">
            <text:p>COMMANDO-CADET-1.0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34" table:style-name="ce2">
            <text:p>910006534</text:p>
          </table:table-cell>
          <table:table-cell office:value-type="string" table:style-name="ce1">
            <text:p>X-VELO POUCH, BLK, 1L</text:p>
          </table:table-cell>
          <table:table-cell office:value-type="string" table:style-name="ce1">
            <text:p>X-VELO-POUCH,-BLK,-1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38" table:style-name="ce2">
            <text:p>910006538</text:p>
          </table:table-cell>
          <table:table-cell office:value-type="string" table:style-name="ce1">
            <text:p>AVILES-LAW, DGR, NOS</text:p>
          </table:table-cell>
          <table:table-cell office:value-type="string" table:style-name="ce1">
            <text:p>AVILES-LAW,-DGR,-NOS</text:p>
          </table:table-cell>
          <table:table-cell office:value-type="float" office:value="699000" table:style-name="ce1">
            <text:p>699000</text:p>
          </table:table-cell>
          <table:table-cell office:value-type="float" office:value="699000" table:style-name="ce1">
            <text:p>6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1" table:style-name="ce2">
            <text:p>910006541</text:p>
          </table:table-cell>
          <table:table-cell office:value-type="string" table:style-name="ce1">
            <text:p>CARABINER WATCH, BLK, NOS</text:p>
          </table:table-cell>
          <table:table-cell office:value-type="string" table:style-name="ce1">
            <text:p>CARABINER-WATCH,-BLK,-NOS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2" table:style-name="ce2">
            <text:p>910006542</text:p>
          </table:table-cell>
          <table:table-cell office:value-type="string" table:style-name="ce1">
            <text:p>X-RUSTLE, DGR, L</text:p>
          </table:table-cell>
          <table:table-cell office:value-type="string" table:style-name="ce1">
            <text:p>X-RUSTLE,-DGR,-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3" table:style-name="ce2">
            <text:p>910006543</text:p>
          </table:table-cell>
          <table:table-cell office:value-type="string" table:style-name="ce1">
            <text:p>X-KLEIN, NAV, L</text:p>
          </table:table-cell>
          <table:table-cell office:value-type="string" table:style-name="ce1">
            <text:p>X-KLEIN,-NAV,-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4" table:style-name="ce2">
            <text:p>910006544</text:p>
          </table:table-cell>
          <table:table-cell office:value-type="string" table:style-name="ce1">
            <text:p>X-KAMAKOU, DGR, 29</text:p>
          </table:table-cell>
          <table:table-cell office:value-type="string" table:style-name="ce1">
            <text:p>X-KAMAKOU,-DGR,-29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6" table:style-name="ce2">
            <text:p>910006546</text:p>
          </table:table-cell>
          <table:table-cell office:value-type="string" table:style-name="ce1">
            <text:p>X-RUNLETIC SWEAT PANT, DGR, L</text:p>
          </table:table-cell>
          <table:table-cell office:value-type="string" table:style-name="ce1">
            <text:p>X-RUNLETIC-SWEAT-PANT,-DGR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7" table:style-name="ce2">
            <text:p>910006547</text:p>
          </table:table-cell>
          <table:table-cell office:value-type="string" table:style-name="ce1">
            <text:p>X-MATTERLEY, DGR, L</text:p>
          </table:table-cell>
          <table:table-cell office:value-type="string" table:style-name="ce1">
            <text:p>X-MATTERLEY,-DGR,-L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8" table:style-name="ce2">
            <text:p>910006548</text:p>
          </table:table-cell>
          <table:table-cell office:value-type="string" table:style-name="ce1">
            <text:p>X-FLORENCE WALLET, NAV, NOS</text:p>
          </table:table-cell>
          <table:table-cell office:value-type="string" table:style-name="ce1">
            <text:p>X-FLORENCE-WALLET,-NAV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51" table:style-name="ce2">
            <text:p>910006551</text:p>
          </table:table-cell>
          <table:table-cell office:value-type="string" table:style-name="ce1">
            <text:p>UNIVERSAL SOLDIER 1.0, KHK, L</text:p>
          </table:table-cell>
          <table:table-cell office:value-type="string" table:style-name="ce1">
            <text:p>UNIVERSAL-SOLDIER-1.0,-KH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52" table:style-name="ce2">
            <text:p>910006552</text:p>
          </table:table-cell>
          <table:table-cell office:value-type="string" table:style-name="ce1">
            <text:p>COMMANDO METAL 1.0, NAV, L</text:p>
          </table:table-cell>
          <table:table-cell office:value-type="string" table:style-name="ce1">
            <text:p>COMMANDO-METAL-1.0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56" table:style-name="ce2">
            <text:p>910006556</text:p>
          </table:table-cell>
          <table:table-cell office:value-type="string" table:style-name="ce1">
            <text:p>CORTINA 76, GRY, NOS</text:p>
          </table:table-cell>
          <table:table-cell office:value-type="string" table:style-name="ce1">
            <text:p>CORTINA-76,-GRY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59" table:style-name="ce2">
            <text:p>910006559</text:p>
          </table:table-cell>
          <table:table-cell office:value-type="string" table:style-name="ce1">
            <text:p>X-CUSHION PROTECT, BLK, L</text:p>
          </table:table-cell>
          <table:table-cell office:value-type="string" table:style-name="ce1">
            <text:p>X-CUSHION-PROTECT,-BLK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63" table:style-name="ce2">
            <text:p>910006563</text:p>
          </table:table-cell>
          <table:table-cell office:value-type="string" table:style-name="ce1">
            <text:p>RIDE &amp; CAMP DENIM TRUCKER, BLK, L</text:p>
          </table:table-cell>
          <table:table-cell office:value-type="string" table:style-name="ce1">
            <text:p>RIDE-&amp;-CAMP-DENIM-TRUCKER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66" table:style-name="ce2">
            <text:p>910006566</text:p>
          </table:table-cell>
          <table:table-cell office:value-type="string" table:style-name="ce1">
            <text:p>X-FEEDBAG, BLK, 2L</text:p>
          </table:table-cell>
          <table:table-cell office:value-type="string" table:style-name="ce1">
            <text:p>X-FEEDBAG,-BLK,-2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67" table:style-name="ce2">
            <text:p>910006567</text:p>
          </table:table-cell>
          <table:table-cell office:value-type="string" table:style-name="ce1">
            <text:p>KAMAKOU 1.0, OLI, L</text:p>
          </table:table-cell>
          <table:table-cell office:value-type="string" table:style-name="ce1">
            <text:p>KAMAKOU-1.0,-OLI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68" table:style-name="ce2">
            <text:p>910006568</text:p>
          </table:table-cell>
          <table:table-cell office:value-type="string" table:style-name="ce1">
            <text:p>RIDE LOGO 1.0, NAV, L</text:p>
          </table:table-cell>
          <table:table-cell office:value-type="string" table:style-name="ce1">
            <text:p>RIDE-LOGO-1.0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79" table:style-name="ce2">
            <text:p>910006579</text:p>
          </table:table-cell>
          <table:table-cell office:value-type="string" table:style-name="ce1">
            <text:p>X-TROPLE HOODIE, OLI, L</text:p>
          </table:table-cell>
          <table:table-cell office:value-type="string" table:style-name="ce1">
            <text:p>X-TROPLE-HOODIE,-OLI,-L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0" table:style-name="ce2">
            <text:p>910006580</text:p>
          </table:table-cell>
          <table:table-cell office:value-type="string" table:style-name="ce1">
            <text:p>X-ANATOMIC 1.0, GRY, L</text:p>
          </table:table-cell>
          <table:table-cell office:value-type="string" table:style-name="ce1">
            <text:p>X-ANATOMIC-1.0,-GRY,-L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1" table:style-name="ce2">
            <text:p>910006581</text:p>
          </table:table-cell>
          <table:table-cell office:value-type="string" table:style-name="ce1">
            <text:p>X-BUSY BEE ACTIVE TEES, DGR, L</text:p>
          </table:table-cell>
          <table:table-cell office:value-type="string" table:style-name="ce1">
            <text:p>X-BUSY-BEE-ACTIVE-TEES,-DGR,-L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2" table:style-name="ce2">
            <text:p>910006582</text:p>
          </table:table-cell>
          <table:table-cell office:value-type="string" table:style-name="ce1">
            <text:p>FLECKEN CARD WALLET, NOC, NOS</text:p>
          </table:table-cell>
          <table:table-cell office:value-type="string" table:style-name="ce1">
            <text:p>FLECKEN-CARD-WALLET,-NOC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3" table:style-name="ce2">
            <text:p>910006583</text:p>
          </table:table-cell>
          <table:table-cell office:value-type="string" table:style-name="ce1">
            <text:p>FLECKEN LANDSCAPE WALLET, MAR, NOS</text:p>
          </table:table-cell>
          <table:table-cell office:value-type="string" table:style-name="ce1">
            <text:p>FLECKEN-LANDSCAPE-WALLET,-MAR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4" table:style-name="ce2">
            <text:p>910006584</text:p>
          </table:table-cell>
          <table:table-cell office:value-type="string" table:style-name="ce1">
            <text:p>X-CICLISMO MID SOCK, DGR, L</text:p>
          </table:table-cell>
          <table:table-cell office:value-type="string" table:style-name="ce1">
            <text:p>X-CICLISMO-MID-SOCK,-DGR,-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7" table:style-name="ce2">
            <text:p>910006587</text:p>
          </table:table-cell>
          <table:table-cell office:value-type="string" table:style-name="ce1">
            <text:p>X-GO GETTER ANKLE PANTS, GRY, L</text:p>
          </table:table-cell>
          <table:table-cell office:value-type="string" table:style-name="ce1">
            <text:p>X-GO-GETTER-ANKLE-PANTS,-GRY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9" table:style-name="ce2">
            <text:p>910006589</text:p>
          </table:table-cell>
          <table:table-cell office:value-type="string" table:style-name="ce1">
            <text:p>OVERLANDER LS T-SHIRT, OLI, L</text:p>
          </table:table-cell>
          <table:table-cell office:value-type="string" table:style-name="ce1">
            <text:p>OVERLANDER-LS-T-SHIRT,-OLI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91" table:style-name="ce2">
            <text:p>910006591</text:p>
          </table:table-cell>
          <table:table-cell office:value-type="string" table:style-name="ce1">
            <text:p>MOAMBA MID CUT BOOTS, NAV, 38</text:p>
          </table:table-cell>
          <table:table-cell office:value-type="string" table:style-name="ce1">
            <text:p>MOAMBA-MID-CUT-BOOTS,-NAV,-38</text:p>
          </table:table-cell>
          <table:table-cell office:value-type="float" office:value="789000" table:style-name="ce1">
            <text:p>789000</text:p>
          </table:table-cell>
          <table:table-cell office:value-type="float" office:value="789000" table:style-name="ce1">
            <text:p>7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92" table:style-name="ce2">
            <text:p>910006592</text:p>
          </table:table-cell>
          <table:table-cell office:value-type="string" table:style-name="ce1">
            <text:p>X-ELASTIC LINK, OLI, NOS</text:p>
          </table:table-cell>
          <table:table-cell office:value-type="string" table:style-name="ce1">
            <text:p>X-ELASTIC-LINK,-OLI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95" table:style-name="ce2">
            <text:p>910006595</text:p>
          </table:table-cell>
          <table:table-cell office:value-type="string" table:style-name="ce1">
            <text:p>FREMONT SS, OLI, L</text:p>
          </table:table-cell>
          <table:table-cell office:value-type="string" table:style-name="ce1">
            <text:p>FREMONT-SS,-OLI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96" table:style-name="ce2">
            <text:p>910006596</text:p>
          </table:table-cell>
          <table:table-cell office:value-type="string" table:style-name="ce1">
            <text:p>X-GORDIAN VEST, OLI, L</text:p>
          </table:table-cell>
          <table:table-cell office:value-type="string" table:style-name="ce1">
            <text:p>X-GORDIAN-VEST,-OLI,-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0" table:style-name="ce2">
            <text:p>910006600</text:p>
          </table:table-cell>
          <table:table-cell office:value-type="string" table:style-name="ce1">
            <text:p>FLORENCE LOW CUT SHOES, CRE, 36</text:p>
          </table:table-cell>
          <table:table-cell office:value-type="string" table:style-name="ce1">
            <text:p>FLORENCE-LOW-CUT-SHOES,-CRE,-36</text:p>
          </table:table-cell>
          <table:table-cell office:value-type="float" office:value="679000" table:style-name="ce1">
            <text:p>679000</text:p>
          </table:table-cell>
          <table:table-cell office:value-type="float" office:value="679000" table:style-name="ce1">
            <text:p>6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1" table:style-name="ce2">
            <text:p>910006601</text:p>
          </table:table-cell>
          <table:table-cell office:value-type="string" table:style-name="ce1">
            <text:p>FLECKEN LONG WALLET WS, MAR, NOS</text:p>
          </table:table-cell>
          <table:table-cell office:value-type="string" table:style-name="ce1">
            <text:p>FLECKEN-LONG-WALLET-WS,-MAR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4" table:style-name="ce2">
            <text:p>910006604</text:p>
          </table:table-cell>
          <table:table-cell office:value-type="string" table:style-name="ce1">
            <text:p>LANDY ROAD LS T-SHIRT, NAV, L</text:p>
          </table:table-cell>
          <table:table-cell office:value-type="string" table:style-name="ce1">
            <text:p>LANDY-ROAD-LS-T-SHIRT,-NAV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5" table:style-name="ce2">
            <text:p>910006605</text:p>
          </table:table-cell>
          <table:table-cell office:value-type="string" table:style-name="ce1">
            <text:p>X-CORDYLINE WALLET, NAV, NOS</text:p>
          </table:table-cell>
          <table:table-cell office:value-type="string" table:style-name="ce1">
            <text:p>X-CORDYLINE-WALLET,-NAV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6" table:style-name="ce2">
            <text:p>910006606</text:p>
          </table:table-cell>
          <table:table-cell office:value-type="string" table:style-name="ce1">
            <text:p>ETNISCH LS T-SHIRT, MAR, L</text:p>
          </table:table-cell>
          <table:table-cell office:value-type="string" table:style-name="ce1">
            <text:p>ETNISCH-LS-T-SHIRT,-MAR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7" table:style-name="ce2">
            <text:p>910006607</text:p>
          </table:table-cell>
          <table:table-cell office:value-type="string" table:style-name="ce1">
            <text:p>CAMPFIRE 1989 1.0, MGY, L</text:p>
          </table:table-cell>
          <table:table-cell office:value-type="string" table:style-name="ce1">
            <text:p>CAMPFIRE-1989-1.0,-MGY,-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9" table:style-name="ce2">
            <text:p>910006609</text:p>
          </table:table-cell>
          <table:table-cell office:value-type="string" table:style-name="ce1">
            <text:p>X-MONTEROSSA WALLET, BLU, NOS</text:p>
          </table:table-cell>
          <table:table-cell office:value-type="string" table:style-name="ce1">
            <text:p>X-MONTEROSSA-WALLET,-BLU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17" table:style-name="ce2">
            <text:p>910006617</text:p>
          </table:table-cell>
          <table:table-cell office:value-type="string" table:style-name="ce1">
            <text:p>BORN TO RIDE, GRE, L</text:p>
          </table:table-cell>
          <table:table-cell office:value-type="string" table:style-name="ce1">
            <text:p>BORN-TO-RIDE,-GRE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19" table:style-name="ce2">
            <text:p>910006619</text:p>
          </table:table-cell>
          <table:table-cell office:value-type="string" table:style-name="ce1">
            <text:p>ZULU CHUKKA BOOTS, BRW, 39</text:p>
          </table:table-cell>
          <table:table-cell office:value-type="string" table:style-name="ce1">
            <text:p>ZULU-CHUKKA-BOOTS,-BRW,-39</text:p>
          </table:table-cell>
          <table:table-cell office:value-type="float" office:value="919000" table:style-name="ce1">
            <text:p>919000</text:p>
          </table:table-cell>
          <table:table-cell office:value-type="float" office:value="919000" table:style-name="ce1">
            <text:p>9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25" table:style-name="ce2">
            <text:p>910006625</text:p>
          </table:table-cell>
          <table:table-cell office:value-type="string" table:style-name="ce1">
            <text:p>X-PARNASSUS, NAV, NOS</text:p>
          </table:table-cell>
          <table:table-cell office:value-type="string" table:style-name="ce1">
            <text:p>X-PARNASSUS,-NAV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27" table:style-name="ce2">
            <text:p>910006627</text:p>
          </table:table-cell>
          <table:table-cell office:value-type="string" table:style-name="ce1">
            <text:p>KARAKORAM 2.0 LP, GRY, L</text:p>
          </table:table-cell>
          <table:table-cell office:value-type="string" table:style-name="ce1">
            <text:p>KARAKORAM-2.0-LP,-GRY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29" table:style-name="ce2">
            <text:p>910006629</text:p>
          </table:table-cell>
          <table:table-cell office:value-type="string" table:style-name="ce1">
            <text:p>MUIZENBERG WS, LGY, 36</text:p>
          </table:table-cell>
          <table:table-cell office:value-type="string" table:style-name="ce1">
            <text:p>MUIZENBERG-WS,-LGY,-36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30" table:style-name="ce2">
            <text:p>910006630</text:p>
          </table:table-cell>
          <table:table-cell office:value-type="string" table:style-name="ce1">
            <text:p>MUIZENBERG MEN, OLI, 38</text:p>
          </table:table-cell>
          <table:table-cell office:value-type="string" table:style-name="ce1">
            <text:p>MUIZENBERG-MEN,-OLI,-38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38" table:style-name="ce2">
            <text:p>910006638</text:p>
          </table:table-cell>
          <table:table-cell office:value-type="string" table:style-name="ce1">
            <text:p>MOTO GARAGE 1.0, MAR, NOS</text:p>
          </table:table-cell>
          <table:table-cell office:value-type="string" table:style-name="ce1">
            <text:p>MOTO-GARAGE-1.0,-MAR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42" table:style-name="ce2">
            <text:p>910006642</text:p>
          </table:table-cell>
          <table:table-cell office:value-type="string" table:style-name="ce1">
            <text:p>X-SYNCLINE WINDBREAKER, DGR, L</text:p>
          </table:table-cell>
          <table:table-cell office:value-type="string" table:style-name="ce1">
            <text:p>X-SYNCLINE-WINDBREAKER,-DGR,-L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44" table:style-name="ce2">
            <text:p>910006644</text:p>
          </table:table-cell>
          <table:table-cell office:value-type="string" table:style-name="ce1">
            <text:p>X-ROADTRIP TISSUE CASE, BLK, 1L</text:p>
          </table:table-cell>
          <table:table-cell office:value-type="string" table:style-name="ce1">
            <text:p>X-ROADTRIP-TISSUE-CASE,-BLK,-1L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45" table:style-name="ce2">
            <text:p>910006645</text:p>
          </table:table-cell>
          <table:table-cell office:value-type="string" table:style-name="ce1">
            <text:p>X-ROADTRIP VISOR ORGANIZER, BLK, 1L</text:p>
          </table:table-cell>
          <table:table-cell office:value-type="string" table:style-name="ce1">
            <text:p>X-ROADTRIP-VISOR-ORGANIZER,-BLK,-1L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46" table:style-name="ce2">
            <text:p>910006646</text:p>
          </table:table-cell>
          <table:table-cell office:value-type="string" table:style-name="ce1">
            <text:p>X-ROADTRIP SEAT ORGANIZER, BLK, 3L</text:p>
          </table:table-cell>
          <table:table-cell office:value-type="string" table:style-name="ce1">
            <text:p>X-ROADTRIP-SEAT-ORGANIZER,-BLK,-3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51" table:style-name="ce2">
            <text:p>910006651</text:p>
          </table:table-cell>
          <table:table-cell office:value-type="string" table:style-name="ce1">
            <text:p>X-ROADTRIP TRUNK ORGANIZER, BLK, 70L</text:p>
          </table:table-cell>
          <table:table-cell office:value-type="string" table:style-name="ce1">
            <text:p>X-ROADTRIP-TRUNK-ORGANIZER,-BLK,-70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53" table:style-name="ce2">
            <text:p>910006653</text:p>
          </table:table-cell>
          <table:table-cell office:value-type="string" table:style-name="ce1">
            <text:p>X-TRUNK BAG 1.0, BLK, 10L</text:p>
          </table:table-cell>
          <table:table-cell office:value-type="string" table:style-name="ce1">
            <text:p>X-TRUNK-BAG-1.0,-BLK,-10L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54" table:style-name="ce2">
            <text:p>910006654</text:p>
          </table:table-cell>
          <table:table-cell office:value-type="string" table:style-name="ce1">
            <text:p>X-MINI FRAME BAG 1.0, BLK, 2L</text:p>
          </table:table-cell>
          <table:table-cell office:value-type="string" table:style-name="ce1">
            <text:p>X-MINI-FRAME-BAG-1.0,-BLK,-2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59" table:style-name="ce2">
            <text:p>910006659</text:p>
          </table:table-cell>
          <table:table-cell office:value-type="string" table:style-name="ce1">
            <text:p>OMNIUM INNER BIKE PAD, BLK, L</text:p>
          </table:table-cell>
          <table:table-cell office:value-type="string" table:style-name="ce1">
            <text:p>OMNIUM-INNER-BIKE-PAD,-BLK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1" table:style-name="ce2">
            <text:p>910006661</text:p>
          </table:table-cell>
          <table:table-cell office:value-type="string" table:style-name="ce1">
            <text:p>TYRONE CAP, GRY, L</text:p>
          </table:table-cell>
          <table:table-cell office:value-type="string" table:style-name="ce1">
            <text:p>TYRONE-CAP,-GRY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2" table:style-name="ce2">
            <text:p>910006662</text:p>
          </table:table-cell>
          <table:table-cell office:value-type="string" table:style-name="ce1">
            <text:p>ABSTRICKO BUCKET HAT JS, KHK, L</text:p>
          </table:table-cell>
          <table:table-cell office:value-type="string" table:style-name="ce1">
            <text:p>ABSTRICKO-BUCKET-HAT-JS,-KH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3" table:style-name="ce2">
            <text:p>910006663</text:p>
          </table:table-cell>
          <table:table-cell office:value-type="string" table:style-name="ce1">
            <text:p>TROUVIS BUCKET HAT WS, LBL, L</text:p>
          </table:table-cell>
          <table:table-cell office:value-type="string" table:style-name="ce1">
            <text:p>TROUVIS-BUCKET-HAT-WS,-LBL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4" table:style-name="ce2">
            <text:p>910006664</text:p>
          </table:table-cell>
          <table:table-cell office:value-type="string" table:style-name="ce1">
            <text:p>ELASTIC EAR PROTECTOR, NOC, NOS</text:p>
          </table:table-cell>
          <table:table-cell office:value-type="string" table:style-name="ce1">
            <text:p>ELASTIC-EAR-PROTECTOR,-NOC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5" table:style-name="ce2">
            <text:p>910006665</text:p>
          </table:table-cell>
          <table:table-cell office:value-type="string" table:style-name="ce1">
            <text:p>BINER POUCH, DBL, 1L</text:p>
          </table:table-cell>
          <table:table-cell office:value-type="string" table:style-name="ce1">
            <text:p>BINER-POUCH,-DBL,-1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7" table:style-name="ce2">
            <text:p>910006667</text:p>
          </table:table-cell>
          <table:table-cell office:value-type="string" table:style-name="ce1">
            <text:p>RECLINE SHELTER, CAF, NOS</text:p>
          </table:table-cell>
          <table:table-cell office:value-type="string" table:style-name="ce1">
            <text:p>RECLINE-SHELTER,-CAF,-NOS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8" table:style-name="ce2">
            <text:p>910006668</text:p>
          </table:table-cell>
          <table:table-cell office:value-type="string" table:style-name="ce1">
            <text:p>CORREDOR, GRY, L</text:p>
          </table:table-cell>
          <table:table-cell office:value-type="string" table:style-name="ce1">
            <text:p>CORREDOR,-GRY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9" table:style-name="ce2">
            <text:p>910006669</text:p>
          </table:table-cell>
          <table:table-cell office:value-type="string" table:style-name="ce1">
            <text:p>CIVILIAN, OLI, L</text:p>
          </table:table-cell>
          <table:table-cell office:value-type="string" table:style-name="ce1">
            <text:p>CIVILIAN,-OLI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70" table:style-name="ce2">
            <text:p>910006670</text:p>
          </table:table-cell>
          <table:table-cell office:value-type="string" table:style-name="ce1">
            <text:p>TROEPEN, GRY, L</text:p>
          </table:table-cell>
          <table:table-cell office:value-type="string" table:style-name="ce1">
            <text:p>TROEPEN,-GRY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76" table:style-name="ce2">
            <text:p>910006676</text:p>
          </table:table-cell>
          <table:table-cell office:value-type="string" table:style-name="ce1">
            <text:p>COMVEE CAP 1.0, OLI, L</text:p>
          </table:table-cell>
          <table:table-cell office:value-type="string" table:style-name="ce1">
            <text:p>COMVEE-CAP-1.0,-OLI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77" table:style-name="ce2">
            <text:p>910006677</text:p>
          </table:table-cell>
          <table:table-cell office:value-type="string" table:style-name="ce1">
            <text:p>FETTER RIDE, GRY, NOS</text:p>
          </table:table-cell>
          <table:table-cell office:value-type="string" table:style-name="ce1">
            <text:p>FETTER-RIDE,-GRY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78" table:style-name="ce2">
            <text:p>910006678</text:p>
          </table:table-cell>
          <table:table-cell office:value-type="string" table:style-name="ce1">
            <text:p>ROADTRIP SHOULDER WAIST 5L, BLK, 5L</text:p>
          </table:table-cell>
          <table:table-cell office:value-type="string" table:style-name="ce1">
            <text:p>ROADTRIP-SHOULDER-WAIST-5L,-BLK,-5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79" table:style-name="ce2">
            <text:p>910006679</text:p>
          </table:table-cell>
          <table:table-cell office:value-type="string" table:style-name="ce1">
            <text:p>CARAVEL BASE 2.0 15L, NAV, 15L</text:p>
          </table:table-cell>
          <table:table-cell office:value-type="string" table:style-name="ce1">
            <text:p>CARAVEL-BASE-2.0-15L,-NAV,-15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84" table:style-name="ce2">
            <text:p>910006684</text:p>
          </table:table-cell>
          <table:table-cell office:value-type="string" table:style-name="ce1">
            <text:p>CHRYSLER 2.0, OLI, 8L</text:p>
          </table:table-cell>
          <table:table-cell office:value-type="string" table:style-name="ce1">
            <text:p>CHRYSLER-2.0,-OLI,-8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87" table:style-name="ce2">
            <text:p>910006687</text:p>
          </table:table-cell>
          <table:table-cell office:value-type="string" table:style-name="ce1">
            <text:p>X-FASTENER, BLK, L</text:p>
          </table:table-cell>
          <table:table-cell office:value-type="string" table:style-name="ce1">
            <text:p>X-FASTENER,-BLK,-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89" table:style-name="ce2">
            <text:p>910006689</text:p>
          </table:table-cell>
          <table:table-cell office:value-type="string" table:style-name="ce1">
            <text:p>GRAVITAS CONVERTIBLE JACKET, BLK, L</text:p>
          </table:table-cell>
          <table:table-cell office:value-type="string" table:style-name="ce1">
            <text:p>GRAVITAS-CONVERTIBLE-JACKET,-BLK,-L</text:p>
          </table:table-cell>
          <table:table-cell office:value-type="float" office:value="569000" table:style-name="ce1">
            <text:p>569000</text:p>
          </table:table-cell>
          <table:table-cell office:value-type="float" office:value="569000" table:style-name="ce1">
            <text:p>5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91" table:style-name="ce2">
            <text:p>910006691</text:p>
          </table:table-cell>
          <table:table-cell office:value-type="string" table:style-name="ce1">
            <text:p>EARTHY WS, NAV, M</text:p>
          </table:table-cell>
          <table:table-cell office:value-type="string" table:style-name="ce1">
            <text:p>EARTHY-WS,-NAV,-M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92" table:style-name="ce2">
            <text:p>910006692</text:p>
          </table:table-cell>
          <table:table-cell office:value-type="string" table:style-name="ce1">
            <text:p>WANDERDRIFT 3.1 POUCH, NAV, 2L</text:p>
          </table:table-cell>
          <table:table-cell office:value-type="string" table:style-name="ce1">
            <text:p>WANDERDRIFT-3.1-POUCH,-NAV,-2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00" table:style-name="ce2">
            <text:p>910006700</text:p>
          </table:table-cell>
          <table:table-cell office:value-type="string" table:style-name="ce1">
            <text:p>T.12S.0091 TRUCKER CAP 1.0, NAV, L</text:p>
          </table:table-cell>
          <table:table-cell office:value-type="string" table:style-name="ce1">
            <text:p>T.12S.0091-TRUCKER-CAP-1.0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01" table:style-name="ce2">
            <text:p>910006701</text:p>
          </table:table-cell>
          <table:table-cell office:value-type="string" table:style-name="ce1">
            <text:p>MIKIFLEECE, LGY, L</text:p>
          </table:table-cell>
          <table:table-cell office:value-type="string" table:style-name="ce1">
            <text:p>MIKIFLEECE,-LGY,-L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03" table:style-name="ce2">
            <text:p>910006703</text:p>
          </table:table-cell>
          <table:table-cell office:value-type="string" table:style-name="ce1">
            <text:p>ROADTRIP FOLD TOTE 15, BLK, 15L</text:p>
          </table:table-cell>
          <table:table-cell office:value-type="string" table:style-name="ce1">
            <text:p>ROADTRIP-FOLD-TOTE-15,-BLK,-15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06" table:style-name="ce2">
            <text:p>910006706</text:p>
          </table:table-cell>
          <table:table-cell office:value-type="string" table:style-name="ce1">
            <text:p>PORTLAND POUCH, NAV, 2L</text:p>
          </table:table-cell>
          <table:table-cell office:value-type="string" table:style-name="ce1">
            <text:p>PORTLAND-POUCH,-NAV,-2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08" table:style-name="ce2">
            <text:p>910006708</text:p>
          </table:table-cell>
          <table:table-cell office:value-type="string" table:style-name="ce1">
            <text:p>DEBONAIR WS, GRY, L</text:p>
          </table:table-cell>
          <table:table-cell office:value-type="string" table:style-name="ce1">
            <text:p>DEBONAIR-WS,-GRY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14" table:style-name="ce2">
            <text:p>910006714</text:p>
          </table:table-cell>
          <table:table-cell office:value-type="string" table:style-name="ce1">
            <text:p>GEORGIA STREET, GRY, L</text:p>
          </table:table-cell>
          <table:table-cell office:value-type="string" table:style-name="ce1">
            <text:p>GEORGIA-STREET,-GRY,-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15" table:style-name="ce2">
            <text:p>910006715</text:p>
          </table:table-cell>
          <table:table-cell office:value-type="string" table:style-name="ce1">
            <text:p>SAMBISA, KHK, L</text:p>
          </table:table-cell>
          <table:table-cell office:value-type="string" table:style-name="ce1">
            <text:p>SAMBISA,-KHK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19" table:style-name="ce2">
            <text:p>910006719</text:p>
          </table:table-cell>
          <table:table-cell office:value-type="string" table:style-name="ce1">
            <text:p>MANUPEU WS HIKING PANTS, NAV, L</text:p>
          </table:table-cell>
          <table:table-cell office:value-type="string" table:style-name="ce1">
            <text:p>MANUPEU-WS-HIKING-PANTS,-NAV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22" table:style-name="ce2">
            <text:p>910006722</text:p>
          </table:table-cell>
          <table:table-cell office:value-type="string" table:style-name="ce1">
            <text:p>WILDERNESS, BLK, L</text:p>
          </table:table-cell>
          <table:table-cell office:value-type="string" table:style-name="ce1">
            <text:p>WILDERNESS,-BLK,-L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26" table:style-name="ce2">
            <text:p>910006726</text:p>
          </table:table-cell>
          <table:table-cell office:value-type="string" table:style-name="ce1">
            <text:p>NEIGHBORLY, BLK, L</text:p>
          </table:table-cell>
          <table:table-cell office:value-type="string" table:style-name="ce1">
            <text:p>NEIGHBORLY,-BLK,-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27" table:style-name="ce2">
            <text:p>910006727</text:p>
          </table:table-cell>
          <table:table-cell office:value-type="string" table:style-name="ce1">
            <text:p>SPECTRAL, RED, L</text:p>
          </table:table-cell>
          <table:table-cell office:value-type="string" table:style-name="ce1">
            <text:p>SPECTRAL,-RED,-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28" table:style-name="ce2">
            <text:p>910006728</text:p>
          </table:table-cell>
          <table:table-cell office:value-type="string" table:style-name="ce1">
            <text:p>MOREA PINCH, GRY, L</text:p>
          </table:table-cell>
          <table:table-cell office:value-type="string" table:style-name="ce1">
            <text:p>MOREA-PINCH,-GRY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29" table:style-name="ce2">
            <text:p>910006729</text:p>
          </table:table-cell>
          <table:table-cell office:value-type="string" table:style-name="ce1">
            <text:p>DUBLIN SLIP ON, BLK, 37</text:p>
          </table:table-cell>
          <table:table-cell office:value-type="string" table:style-name="ce1">
            <text:p>DUBLIN-SLIP-ON,-BLK,-37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32" table:style-name="ce2">
            <text:p>910006732</text:p>
          </table:table-cell>
          <table:table-cell office:value-type="string" table:style-name="ce1">
            <text:p>JOURNAL CABLE BAG, KHK, 2L</text:p>
          </table:table-cell>
          <table:table-cell office:value-type="string" table:style-name="ce1">
            <text:p>JOURNAL-CABLE-BAG,-KHK,-2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34" table:style-name="ce2">
            <text:p>910006734</text:p>
          </table:table-cell>
          <table:table-cell office:value-type="string" table:style-name="ce1">
            <text:p>STRUGA JACKET, OLI, L</text:p>
          </table:table-cell>
          <table:table-cell office:value-type="string" table:style-name="ce1">
            <text:p>STRUGA-JACKET,-OLI,-L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36" table:style-name="ce2">
            <text:p>910006736</text:p>
          </table:table-cell>
          <table:table-cell office:value-type="string" table:style-name="ce1">
            <text:p>SPINDLE WORK OVERSHIRT, NAV, L</text:p>
          </table:table-cell>
          <table:table-cell office:value-type="string" table:style-name="ce1">
            <text:p>SPINDLE-WORK-OVERSHIRT,-NAV,-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37" table:style-name="ce2">
            <text:p>910006737</text:p>
          </table:table-cell>
          <table:table-cell office:value-type="string" table:style-name="ce1">
            <text:p>SINKA LS ACTIVE TEES WS, GRY, L</text:p>
          </table:table-cell>
          <table:table-cell office:value-type="string" table:style-name="ce1">
            <text:p>SINKA-LS-ACTIVE-TEES-WS,-GRY,-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38" table:style-name="ce2">
            <text:p>910006738</text:p>
          </table:table-cell>
          <table:table-cell office:value-type="string" table:style-name="ce1">
            <text:p>NIGHT SPARKLE 1.0, MAR, L</text:p>
          </table:table-cell>
          <table:table-cell office:value-type="string" table:style-name="ce1">
            <text:p>NIGHT-SPARKLE-1.0,-MAR,-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39" table:style-name="ce2">
            <text:p>910006739</text:p>
          </table:table-cell>
          <table:table-cell office:value-type="string" table:style-name="ce1">
            <text:p>AESESA LS PLAID SHIRT, NAV, L</text:p>
          </table:table-cell>
          <table:table-cell office:value-type="string" table:style-name="ce1">
            <text:p>AESESA-LS-PLAID-SHIRT,-NAV,-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40" table:style-name="ce2">
            <text:p>910006740</text:p>
          </table:table-cell>
          <table:table-cell office:value-type="string" table:style-name="ce1">
            <text:p>WEEKENDER, KHK, 29</text:p>
          </table:table-cell>
          <table:table-cell office:value-type="string" table:style-name="ce1">
            <text:p>WEEKENDER,-KHK,-29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42" table:style-name="ce2">
            <text:p>910006742</text:p>
          </table:table-cell>
          <table:table-cell office:value-type="string" table:style-name="ce1">
            <text:p>RAVA 1.0, KHK, 29</text:p>
          </table:table-cell>
          <table:table-cell office:value-type="string" table:style-name="ce1">
            <text:p>RAVA-1.0,-KHK,-29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44" table:style-name="ce2">
            <text:p>910006744</text:p>
          </table:table-cell>
          <table:table-cell office:value-type="string" table:style-name="ce1">
            <text:p>COMFREY SHIRT, NAV, L</text:p>
          </table:table-cell>
          <table:table-cell office:value-type="string" table:style-name="ce1">
            <text:p>COMFREY-SHIRT,-NAV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47" table:style-name="ce2">
            <text:p>910006747</text:p>
          </table:table-cell>
          <table:table-cell office:value-type="string" table:style-name="ce1">
            <text:p>PIEST SS T-SHIRT, NAV, L</text:p>
          </table:table-cell>
          <table:table-cell office:value-type="string" table:style-name="ce1">
            <text:p>PIEST-SS-T-SHIRT,-NAV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48" table:style-name="ce2">
            <text:p>910006748</text:p>
          </table:table-cell>
          <table:table-cell office:value-type="string" table:style-name="ce1">
            <text:p>RESLUST SS TSHIRT, GRY, L</text:p>
          </table:table-cell>
          <table:table-cell office:value-type="string" table:style-name="ce1">
            <text:p>RESLUST-SS-TSHIRT,-GRY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49" table:style-name="ce2">
            <text:p>910006749</text:p>
          </table:table-cell>
          <table:table-cell office:value-type="string" table:style-name="ce1">
            <text:p>LA STRADA LS TSHIRT, GRY, L</text:p>
          </table:table-cell>
          <table:table-cell office:value-type="string" table:style-name="ce1">
            <text:p>LA-STRADA-LS-TSHIRT,-GRY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1" table:style-name="ce2">
            <text:p>910006751</text:p>
          </table:table-cell>
          <table:table-cell office:value-type="string" table:style-name="ce1">
            <text:p>TRVLR WS SS TSHIRT, MAR, L</text:p>
          </table:table-cell>
          <table:table-cell office:value-type="string" table:style-name="ce1">
            <text:p>TRVLR-WS-SS-TSHIRT,-MAR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2" table:style-name="ce2">
            <text:p>910006752</text:p>
          </table:table-cell>
          <table:table-cell office:value-type="string" table:style-name="ce1">
            <text:p>RICAMP MINI SIDE BAG 1.0, BLK, 7L</text:p>
          </table:table-cell>
          <table:table-cell office:value-type="string" table:style-name="ce1">
            <text:p>RICAMP-MINI-SIDE-BAG-1.0,-BLK,-7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3" table:style-name="ce2">
            <text:p>910006753</text:p>
          </table:table-cell>
          <table:table-cell office:value-type="string" table:style-name="ce1">
            <text:p>TROCADERO AZTECA 2.0, OLI, 37</text:p>
          </table:table-cell>
          <table:table-cell office:value-type="string" table:style-name="ce1">
            <text:p>TROCADERO-AZTECA-2.0,-OLI,-37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4" table:style-name="ce2">
            <text:p>910006754</text:p>
          </table:table-cell>
          <table:table-cell office:value-type="string" table:style-name="ce1">
            <text:p>TROCADERO OLEANDER 2.0, OLI, 37</text:p>
          </table:table-cell>
          <table:table-cell office:value-type="string" table:style-name="ce1">
            <text:p>TROCADERO-OLEANDER-2.0,-OLI,-37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5" table:style-name="ce2">
            <text:p>910006755</text:p>
          </table:table-cell>
          <table:table-cell office:value-type="string" table:style-name="ce1">
            <text:p>GENCIVE LS TSHIRT, GRE, L</text:p>
          </table:table-cell>
          <table:table-cell office:value-type="string" table:style-name="ce1">
            <text:p>GENCIVE-LS-TSHIRT,-GRE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6" table:style-name="ce2">
            <text:p>910006756</text:p>
          </table:table-cell>
          <table:table-cell office:value-type="string" table:style-name="ce1">
            <text:p>GENCIVE JR SS TSHIRT, GRE, L</text:p>
          </table:table-cell>
          <table:table-cell office:value-type="string" table:style-name="ce1">
            <text:p>GENCIVE-JR-SS-TSHIRT,-GRE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8" table:style-name="ce2">
            <text:p>910006758</text:p>
          </table:table-cell>
          <table:table-cell office:value-type="string" table:style-name="ce1">
            <text:p>DAMIER LS TSHIRT, GRY, L</text:p>
          </table:table-cell>
          <table:table-cell office:value-type="string" table:style-name="ce1">
            <text:p>DAMIER-LS-TSHIRT,-GRY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9" table:style-name="ce2">
            <text:p>910006759</text:p>
          </table:table-cell>
          <table:table-cell office:value-type="string" table:style-name="ce1">
            <text:p>SPECTER LS TSHIRT, GRY, L</text:p>
          </table:table-cell>
          <table:table-cell office:value-type="string" table:style-name="ce1">
            <text:p>SPECTER-LS-TSHIRT,-GRY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62" table:style-name="ce2">
            <text:p>910006762</text:p>
          </table:table-cell>
          <table:table-cell office:value-type="string" table:style-name="ce1">
            <text:p>BOULDERING SS TSHIRT, DGR, L</text:p>
          </table:table-cell>
          <table:table-cell office:value-type="string" table:style-name="ce1">
            <text:p>BOULDERING-SS-TSHIRT,-DGR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63" table:style-name="ce2">
            <text:p>910006763</text:p>
          </table:table-cell>
          <table:table-cell office:value-type="string" table:style-name="ce1">
            <text:p>ROZMER LS TSHIRT, GRE, L</text:p>
          </table:table-cell>
          <table:table-cell office:value-type="string" table:style-name="ce1">
            <text:p>ROZMER-LS-TSHIRT,-GRE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65" table:style-name="ce2">
            <text:p>910006765</text:p>
          </table:table-cell>
          <table:table-cell office:value-type="string" table:style-name="ce1">
            <text:p>CAVALEIRO TSHIRT, GRY, L</text:p>
          </table:table-cell>
          <table:table-cell office:value-type="string" table:style-name="ce1">
            <text:p>CAVALEIRO-TSHIRT,-GRY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66" table:style-name="ce2">
            <text:p>910006766</text:p>
          </table:table-cell>
          <table:table-cell office:value-type="string" table:style-name="ce1">
            <text:p>SINKA SS ACTIVE TEES WS, GRY, L</text:p>
          </table:table-cell>
          <table:table-cell office:value-type="string" table:style-name="ce1">
            <text:p>SINKA-SS-ACTIVE-TEES-WS,-GRY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0" table:style-name="ce2">
            <text:p>910006770</text:p>
          </table:table-cell>
          <table:table-cell office:value-type="string" table:style-name="ce1">
            <text:p>SHOOTER XT JS JACKET 2.0, YEL, M</text:p>
          </table:table-cell>
          <table:table-cell office:value-type="string" table:style-name="ce1">
            <text:p>SHOOTER-XT-JS-JACKET-2.0,-YEL,-M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1" table:style-name="ce2">
            <text:p>910006771</text:p>
          </table:table-cell>
          <table:table-cell office:value-type="string" table:style-name="ce1">
            <text:p>PAXICAP, GLD, L</text:p>
          </table:table-cell>
          <table:table-cell office:value-type="string" table:style-name="ce1">
            <text:p>PAXICAP,-GLD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3" table:style-name="ce2">
            <text:p>910006773</text:p>
          </table:table-cell>
          <table:table-cell office:value-type="string" table:style-name="ce1">
            <text:p>MARAMBA SHIRT 2.0, NAV, L</text:p>
          </table:table-cell>
          <table:table-cell office:value-type="string" table:style-name="ce1">
            <text:p>MARAMBA-SHIRT-2.0,-NAV,-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4" table:style-name="ce2">
            <text:p>910006774</text:p>
          </table:table-cell>
          <table:table-cell office:value-type="string" table:style-name="ce1">
            <text:p>HALURA, BLK, L</text:p>
          </table:table-cell>
          <table:table-cell office:value-type="string" table:style-name="ce1">
            <text:p>HALURA,-BLK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5" table:style-name="ce2">
            <text:p>910006775</text:p>
          </table:table-cell>
          <table:table-cell office:value-type="string" table:style-name="ce1">
            <text:p>STRAIGHTLINE XT 2.0 WINDPROOF, OLI, L</text:p>
          </table:table-cell>
          <table:table-cell office:value-type="string" table:style-name="ce1">
            <text:p>STRAIGHTLINE-XT-2.0-WINDPROOF,-OLI,-L</text:p>
          </table:table-cell>
          <table:table-cell office:value-type="float" office:value="629000" table:style-name="ce1">
            <text:p>629000</text:p>
          </table:table-cell>
          <table:table-cell office:value-type="float" office:value="629000" table:style-name="ce1">
            <text:p>6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7" table:style-name="ce2">
            <text:p>910006777</text:p>
          </table:table-cell>
          <table:table-cell office:value-type="string" table:style-name="ce1">
            <text:p>CORNER INC, GRY, L</text:p>
          </table:table-cell>
          <table:table-cell office:value-type="string" table:style-name="ce1">
            <text:p>CORNER-INC,-GRY,-L</text:p>
          </table:table-cell>
          <table:table-cell office:value-type="float" office:value="539000" table:style-name="ce1">
            <text:p>539000</text:p>
          </table:table-cell>
          <table:table-cell office:value-type="float" office:value="539000" table:style-name="ce1">
            <text:p>5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8" table:style-name="ce2">
            <text:p>910006778</text:p>
          </table:table-cell>
          <table:table-cell office:value-type="string" table:style-name="ce1">
            <text:p>ACROSS 1.2 WINDPROOF, OLI, L</text:p>
          </table:table-cell>
          <table:table-cell office:value-type="string" table:style-name="ce1">
            <text:p>ACROSS-1.2-WINDPROOF,-OLI,-L</text:p>
          </table:table-cell>
          <table:table-cell office:value-type="float" office:value="569000" table:style-name="ce1">
            <text:p>569000</text:p>
          </table:table-cell>
          <table:table-cell office:value-type="float" office:value="569000" table:style-name="ce1">
            <text:p>5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0" table:style-name="ce2">
            <text:p>910006780</text:p>
          </table:table-cell>
          <table:table-cell office:value-type="string" table:style-name="ce1">
            <text:p>TRIPPER, GRE, 29</text:p>
          </table:table-cell>
          <table:table-cell office:value-type="string" table:style-name="ce1">
            <text:p>TRIPPER,-GRE,-29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3" table:style-name="ce2">
            <text:p>910006783</text:p>
          </table:table-cell>
          <table:table-cell office:value-type="string" table:style-name="ce1">
            <text:p>CAMOULEAF LS TSHIRT, NAV, L</text:p>
          </table:table-cell>
          <table:table-cell office:value-type="string" table:style-name="ce1">
            <text:p>CAMOULEAF-LS-TSHIRT,-NAV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4" table:style-name="ce2">
            <text:p>910006784</text:p>
          </table:table-cell>
          <table:table-cell office:value-type="string" table:style-name="ce1">
            <text:p>LIGHT WAVE SS TSHIRT WS, OWH, L</text:p>
          </table:table-cell>
          <table:table-cell office:value-type="string" table:style-name="ce1">
            <text:p>LIGHT-WAVE-SS-TSHIRT-WS,-OWH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5" table:style-name="ce2">
            <text:p>910006785</text:p>
          </table:table-cell>
          <table:table-cell office:value-type="string" table:style-name="ce1">
            <text:p>FLEUR LOGO SS TSHIRT WS, GRE, L</text:p>
          </table:table-cell>
          <table:table-cell office:value-type="string" table:style-name="ce1">
            <text:p>FLEUR-LOGO-SS-TSHIRT-WS,-GRE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6" table:style-name="ce2">
            <text:p>910006786</text:p>
          </table:table-cell>
          <table:table-cell office:value-type="string" table:style-name="ce1">
            <text:p>WAMBA POLO, OLI, L</text:p>
          </table:table-cell>
          <table:table-cell office:value-type="string" table:style-name="ce1">
            <text:p>WAMBA-POLO,-OLI,-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7" table:style-name="ce2">
            <text:p>910006787</text:p>
          </table:table-cell>
          <table:table-cell office:value-type="string" table:style-name="ce1">
            <text:p>STOWE WS, GRY, L</text:p>
          </table:table-cell>
          <table:table-cell office:value-type="string" table:style-name="ce1">
            <text:p>STOWE-WS,-GRY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8" table:style-name="ce2">
            <text:p>910006788</text:p>
          </table:table-cell>
          <table:table-cell office:value-type="string" table:style-name="ce1">
            <text:p>PUNAN MT POLO SHIRT, OLI, L</text:p>
          </table:table-cell>
          <table:table-cell office:value-type="string" table:style-name="ce1">
            <text:p>PUNAN-MT-POLO-SHIRT,-OLI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9" table:style-name="ce2">
            <text:p>910006789</text:p>
          </table:table-cell>
          <table:table-cell office:value-type="string" table:style-name="ce1">
            <text:p>VANLIFE SS TSHIRT, OWH, L</text:p>
          </table:table-cell>
          <table:table-cell office:value-type="string" table:style-name="ce1">
            <text:p>VANLIFE-SS-TSHIRT,-OWH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91" table:style-name="ce2">
            <text:p>910006791</text:p>
          </table:table-cell>
          <table:table-cell office:value-type="string" table:style-name="ce1">
            <text:p>MIDLAND VEST, OLI, L</text:p>
          </table:table-cell>
          <table:table-cell office:value-type="string" table:style-name="ce1">
            <text:p>MIDLAND-VEST,-OLI,-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94" table:style-name="ce2">
            <text:p>910006794</text:p>
          </table:table-cell>
          <table:table-cell office:value-type="string" table:style-name="ce1">
            <text:p>BOULDER HARRINGTON JACKET, BLK, L</text:p>
          </table:table-cell>
          <table:table-cell office:value-type="string" table:style-name="ce1">
            <text:p>BOULDER-HARRINGTON-JACKET,-BLK,-L</text:p>
          </table:table-cell>
          <table:table-cell office:value-type="float" office:value="639000" table:style-name="ce1">
            <text:p>639000</text:p>
          </table:table-cell>
          <table:table-cell office:value-type="float" office:value="639000" table:style-name="ce1">
            <text:p>6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96" table:style-name="ce2">
            <text:p>910006796</text:p>
          </table:table-cell>
          <table:table-cell office:value-type="string" table:style-name="ce1">
            <text:p>OZONIC XT LIGHT WARMER, GRY, L</text:p>
          </table:table-cell>
          <table:table-cell office:value-type="string" table:style-name="ce1">
            <text:p>OZONIC-XT-LIGHT-WARMER,-GRY,-L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97" table:style-name="ce2">
            <text:p>910006797</text:p>
          </table:table-cell>
          <table:table-cell office:value-type="string" table:style-name="ce1">
            <text:p>TALON TENT ORG, ORA, NOS</text:p>
          </table:table-cell>
          <table:table-cell office:value-type="string" table:style-name="ce1">
            <text:p>TALON-TENT-ORG,-ORA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98" table:style-name="ce2">
            <text:p>910006798</text:p>
          </table:table-cell>
          <table:table-cell office:value-type="string" table:style-name="ce1">
            <text:p>BAMBINI JS, DGR, NOS</text:p>
          </table:table-cell>
          <table:table-cell office:value-type="string" table:style-name="ce1">
            <text:p>BAMBINI-JS,-DGR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99" table:style-name="ce2">
            <text:p>910006799</text:p>
          </table:table-cell>
          <table:table-cell office:value-type="string" table:style-name="ce1">
            <text:p>BLUMEN PAISLEY SHIRT, NAV, L</text:p>
          </table:table-cell>
          <table:table-cell office:value-type="string" table:style-name="ce1">
            <text:p>BLUMEN-PAISLEY-SHIRT,-NAV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0" table:style-name="ce2">
            <text:p>910006800</text:p>
          </table:table-cell>
          <table:table-cell office:value-type="string" table:style-name="ce1">
            <text:p>TAKIAN SHIRT 2.0, BLK, L</text:p>
          </table:table-cell>
          <table:table-cell office:value-type="string" table:style-name="ce1">
            <text:p>TAKIAN-SHIRT-2.0,-BLK,-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1" table:style-name="ce2">
            <text:p>910006801</text:p>
          </table:table-cell>
          <table:table-cell office:value-type="string" table:style-name="ce1">
            <text:p>BOGOTA WORK JACKET, DGR, L</text:p>
          </table:table-cell>
          <table:table-cell office:value-type="string" table:style-name="ce1">
            <text:p>BOGOTA-WORK-JACKET,-DGR,-L</text:p>
          </table:table-cell>
          <table:table-cell office:value-type="float" office:value="539000" table:style-name="ce1">
            <text:p>539000</text:p>
          </table:table-cell>
          <table:table-cell office:value-type="float" office:value="539000" table:style-name="ce1">
            <text:p>5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3" table:style-name="ce2">
            <text:p>910006803</text:p>
          </table:table-cell>
          <table:table-cell office:value-type="string" table:style-name="ce1">
            <text:p>HYPERLINE XT LS ACTIVE TEES, GRY, L</text:p>
          </table:table-cell>
          <table:table-cell office:value-type="string" table:style-name="ce1">
            <text:p>HYPERLINE-XT-LS-ACTIVE-TEES,-GRY,-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5" table:style-name="ce2">
            <text:p>910006805</text:p>
          </table:table-cell>
          <table:table-cell office:value-type="string" table:style-name="ce1">
            <text:p>VIGOR WAIST BAG, BLK, 2L</text:p>
          </table:table-cell>
          <table:table-cell office:value-type="string" table:style-name="ce1">
            <text:p>VIGOR-WAIST-BAG,-BLK,-2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6" table:style-name="ce2">
            <text:p>910006806</text:p>
          </table:table-cell>
          <table:table-cell office:value-type="string" table:style-name="ce1">
            <text:p>SENTINEL POUCH, GRE, 1L</text:p>
          </table:table-cell>
          <table:table-cell office:value-type="string" table:style-name="ce1">
            <text:p>SENTINEL-POUCH,-GRE,-1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7" table:style-name="ce2">
            <text:p>910006807</text:p>
          </table:table-cell>
          <table:table-cell office:value-type="string" table:style-name="ce1">
            <text:p>DEKLA WS, DGR, NOS</text:p>
          </table:table-cell>
          <table:table-cell office:value-type="string" table:style-name="ce1">
            <text:p>DEKLA-WS,-DGR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8" table:style-name="ce2">
            <text:p>910006808</text:p>
          </table:table-cell>
          <table:table-cell office:value-type="string" table:style-name="ce1">
            <text:p>HEI MAHI LS, GRY, L</text:p>
          </table:table-cell>
          <table:table-cell office:value-type="string" table:style-name="ce1">
            <text:p>HEI-MAHI-LS,-GRY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9" table:style-name="ce2">
            <text:p>910006809</text:p>
          </table:table-cell>
          <table:table-cell office:value-type="string" table:style-name="ce1">
            <text:p>VAUXHALL STREET, GRY, L</text:p>
          </table:table-cell>
          <table:table-cell office:value-type="string" table:style-name="ce1">
            <text:p>VAUXHALL-STREET,-GRY,-L</text:p>
          </table:table-cell>
          <table:table-cell office:value-type="float" office:value="559000" table:style-name="ce1">
            <text:p>559000</text:p>
          </table:table-cell>
          <table:table-cell office:value-type="float" office:value="559000" table:style-name="ce1">
            <text:p>5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10" table:style-name="ce2">
            <text:p>910006810</text:p>
          </table:table-cell>
          <table:table-cell office:value-type="string" table:style-name="ce1">
            <text:p>TREKKING SS TSHIRT, GRE, L</text:p>
          </table:table-cell>
          <table:table-cell office:value-type="string" table:style-name="ce1">
            <text:p>TREKKING-SS-TSHIRT,-GRE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11" table:style-name="ce2">
            <text:p>910006811</text:p>
          </table:table-cell>
          <table:table-cell office:value-type="string" table:style-name="ce1">
            <text:p>PAPANDAYAN SS TSHIRT, NAV, L</text:p>
          </table:table-cell>
          <table:table-cell office:value-type="string" table:style-name="ce1">
            <text:p>PAPANDAYAN-SS-TSHIRT,-NAV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15" table:style-name="ce2">
            <text:p>910006815</text:p>
          </table:table-cell>
          <table:table-cell office:value-type="string" table:style-name="ce1">
            <text:p>RICAMP HANDLEBAR BAG 1.0, BLK, 4L</text:p>
          </table:table-cell>
          <table:table-cell office:value-type="string" table:style-name="ce1">
            <text:p>RICAMP-HANDLEBAR-BAG-1.0,-BLK,-4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16" table:style-name="ce2">
            <text:p>910006816</text:p>
          </table:table-cell>
          <table:table-cell office:value-type="string" table:style-name="ce1">
            <text:p>GEAST SS ACTIVE TEES JR, RED, L</text:p>
          </table:table-cell>
          <table:table-cell office:value-type="string" table:style-name="ce1">
            <text:p>GEAST-SS-ACTIVE-TEES-JR,-RED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19" table:style-name="ce2">
            <text:p>910006819</text:p>
          </table:table-cell>
          <table:table-cell office:value-type="string" table:style-name="ce1">
            <text:p>GEAST LS ACTIVE TEES JR, DGR, L</text:p>
          </table:table-cell>
          <table:table-cell office:value-type="string" table:style-name="ce1">
            <text:p>GEAST-LS-ACTIVE-TEES-JR,-DGR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20" table:style-name="ce2">
            <text:p>910006820</text:p>
          </table:table-cell>
          <table:table-cell office:value-type="string" table:style-name="ce1">
            <text:p>HIMALAYAN NEPAL, NAV, L</text:p>
          </table:table-cell>
          <table:table-cell office:value-type="string" table:style-name="ce1">
            <text:p>HIMALAYAN-NEPAL,-NAV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21" table:style-name="ce2">
            <text:p>910006821</text:p>
          </table:table-cell>
          <table:table-cell office:value-type="string" table:style-name="ce1">
            <text:p>HYDRA 3L LUMBAR BAG, DGR, 3L</text:p>
          </table:table-cell>
          <table:table-cell office:value-type="string" table:style-name="ce1">
            <text:p>HYDRA-3L-LUMBAR-BAG,-DGR,-3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22" table:style-name="ce2">
            <text:p>910006822</text:p>
          </table:table-cell>
          <table:table-cell office:value-type="string" table:style-name="ce1">
            <text:p>RUSH SHORT TR, DGR, L</text:p>
          </table:table-cell>
          <table:table-cell office:value-type="string" table:style-name="ce1">
            <text:p>RUSH-SHORT-TR,-DGR,-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23" table:style-name="ce2">
            <text:p>910006823</text:p>
          </table:table-cell>
          <table:table-cell office:value-type="string" table:style-name="ce1">
            <text:p>EIGER NORDWAND LS TSHIRT, MAR, L</text:p>
          </table:table-cell>
          <table:table-cell office:value-type="string" table:style-name="ce1">
            <text:p>EIGER-NORDWAND-LS-TSHIRT,-MAR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27" table:style-name="ce2">
            <text:p>910006827</text:p>
          </table:table-cell>
          <table:table-cell office:value-type="string" table:style-name="ce1">
            <text:p>MANUPEU CONVERTIBLE HIKING, OLI, L</text:p>
          </table:table-cell>
          <table:table-cell office:value-type="string" table:style-name="ce1">
            <text:p>MANUPEU-CONVERTIBLE-HIKING,-OLI,-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30" table:style-name="ce2">
            <text:p>910006830</text:p>
          </table:table-cell>
          <table:table-cell office:value-type="string" table:style-name="ce1">
            <text:p>USNAVASTRA WARMER JACKET, GRY, L</text:p>
          </table:table-cell>
          <table:table-cell office:value-type="string" table:style-name="ce1">
            <text:p>USNAVASTRA-WARMER-JACKET,-GRY,-L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31" table:style-name="ce2">
            <text:p>910006831</text:p>
          </table:table-cell>
          <table:table-cell office:value-type="string" table:style-name="ce1">
            <text:p>KNIEVEL TRACK, GRY, 29</text:p>
          </table:table-cell>
          <table:table-cell office:value-type="string" table:style-name="ce1">
            <text:p>KNIEVEL-TRACK,-GRY,-29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34" table:style-name="ce2">
            <text:p>910006834</text:p>
          </table:table-cell>
          <table:table-cell office:value-type="string" table:style-name="ce1">
            <text:p>GROOT STEEL, OLI, 29</text:p>
          </table:table-cell>
          <table:table-cell office:value-type="string" table:style-name="ce1">
            <text:p>GROOT-STEEL,-OLI,-29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35" table:style-name="ce2">
            <text:p>910006835</text:p>
          </table:table-cell>
          <table:table-cell office:value-type="string" table:style-name="ce1">
            <text:p>SLAKA SHORT, OLI, 29</text:p>
          </table:table-cell>
          <table:table-cell office:value-type="string" table:style-name="ce1">
            <text:p>SLAKA-SHORT,-OLI,-29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37" table:style-name="ce2">
            <text:p>910006837</text:p>
          </table:table-cell>
          <table:table-cell office:value-type="string" table:style-name="ce1">
            <text:p>BEDROCK 1.0, KHK, 29</text:p>
          </table:table-cell>
          <table:table-cell office:value-type="string" table:style-name="ce1">
            <text:p>BEDROCK-1.0,-KHK,-29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38" table:style-name="ce2">
            <text:p>910006838</text:p>
          </table:table-cell>
          <table:table-cell office:value-type="string" table:style-name="ce1">
            <text:p>STRINGER SLEEVELESS, GRY, L</text:p>
          </table:table-cell>
          <table:table-cell office:value-type="string" table:style-name="ce1">
            <text:p>STRINGER-SLEEVELESS,-GRY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42" table:style-name="ce2">
            <text:p>910006842</text:p>
          </table:table-cell>
          <table:table-cell office:value-type="string" table:style-name="ce1">
            <text:p>HAINGANA WS, NAV, L</text:p>
          </table:table-cell>
          <table:table-cell office:value-type="string" table:style-name="ce1">
            <text:p>HAINGANA-WS,-NAV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43" table:style-name="ce2">
            <text:p>910006843</text:p>
          </table:table-cell>
          <table:table-cell office:value-type="string" table:style-name="ce1">
            <text:p>LINTANG WARMER JACKET, GRY, L</text:p>
          </table:table-cell>
          <table:table-cell office:value-type="string" table:style-name="ce1">
            <text:p>LINTANG-WARMER-JACKET,-GRY,-L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44" table:style-name="ce2">
            <text:p>910006844</text:p>
          </table:table-cell>
          <table:table-cell office:value-type="string" table:style-name="ce1">
            <text:p>SHOOTER 2.0 ANORAK, MUS, M</text:p>
          </table:table-cell>
          <table:table-cell office:value-type="string" table:style-name="ce1">
            <text:p>SHOOTER-2.0-ANORAK,-MUS,-M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47" table:style-name="ce2">
            <text:p>910006847</text:p>
          </table:table-cell>
          <table:table-cell office:value-type="string" table:style-name="ce1">
            <text:p>HYPERLINE XT SS ACTIVE TEES, GRY, L</text:p>
          </table:table-cell>
          <table:table-cell office:value-type="string" table:style-name="ce1">
            <text:p>HYPERLINE-XT-SS-ACTIVE-TEES,-GRY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48" table:style-name="ce2">
            <text:p>910006848</text:p>
          </table:table-cell>
          <table:table-cell office:value-type="string" table:style-name="ce1">
            <text:p>X-FRAME BAG DUAL, BLK, 2L</text:p>
          </table:table-cell>
          <table:table-cell office:value-type="string" table:style-name="ce1">
            <text:p>X-FRAME-BAG-DUAL,-BLK,-2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49" table:style-name="ce2">
            <text:p>910006849</text:p>
          </table:table-cell>
          <table:table-cell office:value-type="string" table:style-name="ce1">
            <text:p>X-HASTEN CROSSBODY, OLI, 1L</text:p>
          </table:table-cell>
          <table:table-cell office:value-type="string" table:style-name="ce1">
            <text:p>X-HASTEN-CROSSBODY,-OLI,-1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51" table:style-name="ce2">
            <text:p>910006851</text:p>
          </table:table-cell>
          <table:table-cell office:value-type="string" table:style-name="ce1">
            <text:p>SCIROCCO TOUR, DGR, L</text:p>
          </table:table-cell>
          <table:table-cell office:value-type="string" table:style-name="ce1">
            <text:p>SCIROCCO-TOUR,-DGR,-L</text:p>
          </table:table-cell>
          <table:table-cell office:value-type="float" office:value="539000" table:style-name="ce1">
            <text:p>539000</text:p>
          </table:table-cell>
          <table:table-cell office:value-type="float" office:value="539000" table:style-name="ce1">
            <text:p>5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52" table:style-name="ce2">
            <text:p>910006852</text:p>
          </table:table-cell>
          <table:table-cell office:value-type="string" table:style-name="ce1">
            <text:p>INLANDER BALD, DGR, L</text:p>
          </table:table-cell>
          <table:table-cell office:value-type="string" table:style-name="ce1">
            <text:p>INLANDER-BALD,-DGR,-L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53" table:style-name="ce2">
            <text:p>910006853</text:p>
          </table:table-cell>
          <table:table-cell office:value-type="string" table:style-name="ce1">
            <text:p>INLANDER BALD WS, DGR, L</text:p>
          </table:table-cell>
          <table:table-cell office:value-type="string" table:style-name="ce1">
            <text:p>INLANDER-BALD-WS,-DGR,-L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57" table:style-name="ce2">
            <text:p>910006857</text:p>
          </table:table-cell>
          <table:table-cell office:value-type="string" table:style-name="ce1">
            <text:p>SHOOTER LIGHTWEIGHT 2.0, RED, L</text:p>
          </table:table-cell>
          <table:table-cell office:value-type="string" table:style-name="ce1">
            <text:p>SHOOTER-LIGHTWEIGHT-2.0,-RED,-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61" table:style-name="ce2">
            <text:p>910006861</text:p>
          </table:table-cell>
          <table:table-cell office:value-type="string" table:style-name="ce1">
            <text:p>RUSH LOW CUT TR, DGR, L</text:p>
          </table:table-cell>
          <table:table-cell office:value-type="string" table:style-name="ce1">
            <text:p>RUSH-LOW-CUT-TR,-DGR,-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62" table:style-name="ce2">
            <text:p>910006862</text:p>
          </table:table-cell>
          <table:table-cell office:value-type="string" table:style-name="ce1">
            <text:p>MOUNTSIDE 1.0, GRE, L</text:p>
          </table:table-cell>
          <table:table-cell office:value-type="string" table:style-name="ce1">
            <text:p>MOUNTSIDE-1.0,-GRE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64" table:style-name="ce2">
            <text:p>910006864</text:p>
          </table:table-cell>
          <table:table-cell office:value-type="string" table:style-name="ce1">
            <text:p>BEAVER, NAV, L</text:p>
          </table:table-cell>
          <table:table-cell office:value-type="string" table:style-name="ce1">
            <text:p>BEAVER,-NAV,-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68" table:style-name="ce2">
            <text:p>910006868</text:p>
          </table:table-cell>
          <table:table-cell office:value-type="string" table:style-name="ce1">
            <text:p>REVERSIBLE ROUTE, NAV, L</text:p>
          </table:table-cell>
          <table:table-cell office:value-type="string" table:style-name="ce1">
            <text:p>REVERSIBLE-ROUTE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69" table:style-name="ce2">
            <text:p>910006869</text:p>
          </table:table-cell>
          <table:table-cell office:value-type="string" table:style-name="ce1">
            <text:p>X-RED N WHITE 1.0, GRY, L</text:p>
          </table:table-cell>
          <table:table-cell office:value-type="string" table:style-name="ce1">
            <text:p>X-RED-N-WHITE-1.0,-GRY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71" table:style-name="ce2">
            <text:p>910006871</text:p>
          </table:table-cell>
          <table:table-cell office:value-type="string" table:style-name="ce1">
            <text:p>TRIPWALK BACKPACK 20L, NAV, 20L</text:p>
          </table:table-cell>
          <table:table-cell office:value-type="string" table:style-name="ce1">
            <text:p>TRIPWALK-BACKPACK-20L,-NAV,-20L</text:p>
          </table:table-cell>
          <table:table-cell office:value-type="float" office:value="409000" table:style-name="ce1">
            <text:p>409000</text:p>
          </table:table-cell>
          <table:table-cell office:value-type="float" office:value="409000" table:style-name="ce1">
            <text:p>4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73" table:style-name="ce2">
            <text:p>910006873</text:p>
          </table:table-cell>
          <table:table-cell office:value-type="string" table:style-name="ce1">
            <text:p>CALABASH 1.5L, TRA, NOS</text:p>
          </table:table-cell>
          <table:table-cell office:value-type="string" table:style-name="ce1">
            <text:p>CALABASH-1.5L,-TRA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74" table:style-name="ce2">
            <text:p>910006874</text:p>
          </table:table-cell>
          <table:table-cell office:value-type="string" table:style-name="ce1">
            <text:p>TELLURIDE 1.1 35L, OLI, 35L</text:p>
          </table:table-cell>
          <table:table-cell office:value-type="string" table:style-name="ce1">
            <text:p>TELLURIDE-1.1-35L,-OLI,-35L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75" table:style-name="ce2">
            <text:p>910006875</text:p>
          </table:table-cell>
          <table:table-cell office:value-type="string" table:style-name="ce1">
            <text:p>TELLURIDE 1.1 25L, OLI, 25L</text:p>
          </table:table-cell>
          <table:table-cell office:value-type="string" table:style-name="ce1">
            <text:p>TELLURIDE-1.1-25L,-OLI,-25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79" table:style-name="ce2">
            <text:p>910006879</text:p>
          </table:table-cell>
          <table:table-cell office:value-type="string" table:style-name="ce1">
            <text:p>HYDRA 10, GRY, 10L</text:p>
          </table:table-cell>
          <table:table-cell office:value-type="string" table:style-name="ce1">
            <text:p>HYDRA-10,-GRY,-10L</text:p>
          </table:table-cell>
          <table:table-cell office:value-type="float" office:value="549000" table:style-name="ce1">
            <text:p>549000</text:p>
          </table:table-cell>
          <table:table-cell office:value-type="float" office:value="549000" table:style-name="ce1">
            <text:p>5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80" table:style-name="ce2">
            <text:p>910006880</text:p>
          </table:table-cell>
          <table:table-cell office:value-type="string" table:style-name="ce1">
            <text:p>BORDERPASS 3.0 TRILOGIC 15L, OLI, 15L</text:p>
          </table:table-cell>
          <table:table-cell office:value-type="string" table:style-name="ce1">
            <text:p>BORDERPASS-3.0-TRILOGIC-15L,-OLI,-15L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82" table:style-name="ce2">
            <text:p>910006882</text:p>
          </table:table-cell>
          <table:table-cell office:value-type="string" table:style-name="ce1">
            <text:p>HYDRA 15, GRY, 15L</text:p>
          </table:table-cell>
          <table:table-cell office:value-type="string" table:style-name="ce1">
            <text:p>HYDRA-15,-GRY,-15L</text:p>
          </table:table-cell>
          <table:table-cell office:value-type="float" office:value="649000" table:style-name="ce1">
            <text:p>649000</text:p>
          </table:table-cell>
          <table:table-cell office:value-type="float" office:value="649000" table:style-name="ce1">
            <text:p>6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83" table:style-name="ce2">
            <text:p>910006883</text:p>
          </table:table-cell>
          <table:table-cell office:value-type="string" table:style-name="ce1">
            <text:p>TRVLR CAP, NAV, L</text:p>
          </table:table-cell>
          <table:table-cell office:value-type="string" table:style-name="ce1">
            <text:p>TRVLR-CAP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86" table:style-name="ce2">
            <text:p>910006886</text:p>
          </table:table-cell>
          <table:table-cell office:value-type="string" table:style-name="ce1">
            <text:p>GLENWOOD LACW, SIL, NOS</text:p>
          </table:table-cell>
          <table:table-cell office:value-type="string" table:style-name="ce1">
            <text:p>GLENWOOD-LACW,-SIL,-NOS</text:p>
          </table:table-cell>
          <table:table-cell office:value-type="float" office:value="899000" table:style-name="ce1">
            <text:p>899000</text:p>
          </table:table-cell>
          <table:table-cell office:value-type="float" office:value="899000" table:style-name="ce1">
            <text:p>8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88" table:style-name="ce2">
            <text:p>910006888</text:p>
          </table:table-cell>
          <table:table-cell office:value-type="string" table:style-name="ce1">
            <text:p>PRINCETON MACW, BLK, NOS</text:p>
          </table:table-cell>
          <table:table-cell office:value-type="string" table:style-name="ce1">
            <text:p>PRINCETON-MACW,-BLK,-NOS</text:p>
          </table:table-cell>
          <table:table-cell office:value-type="float" office:value="1169000" table:style-name="ce1">
            <text:p>1169000</text:p>
          </table:table-cell>
          <table:table-cell office:value-type="float" office:value="1169000" table:style-name="ce1">
            <text:p>1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90" table:style-name="ce2">
            <text:p>910006890</text:p>
          </table:table-cell>
          <table:table-cell office:value-type="string" table:style-name="ce1">
            <text:p>HYDRA 5, GRY, 5L</text:p>
          </table:table-cell>
          <table:table-cell office:value-type="string" table:style-name="ce1">
            <text:p>HYDRA-5,-GRY,-5L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92" table:style-name="ce2">
            <text:p>910006892</text:p>
          </table:table-cell>
          <table:table-cell office:value-type="string" table:style-name="ce1">
            <text:p>GYRFALCON, MAG, 36</text:p>
          </table:table-cell>
          <table:table-cell office:value-type="string" table:style-name="ce1">
            <text:p>GYRFALCON,-MAG,-36</text:p>
          </table:table-cell>
          <table:table-cell office:value-type="float" office:value="729000" table:style-name="ce1">
            <text:p>729000</text:p>
          </table:table-cell>
          <table:table-cell office:value-type="float" office:value="729000" table:style-name="ce1">
            <text:p>7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94" table:style-name="ce2">
            <text:p>910006894</text:p>
          </table:table-cell>
          <table:table-cell office:value-type="string" table:style-name="ce1">
            <text:p>DHAULAGIRI, DGR, L</text:p>
          </table:table-cell>
          <table:table-cell office:value-type="string" table:style-name="ce1">
            <text:p>DHAULAGIRI,-DGR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95" table:style-name="ce2">
            <text:p>910006895</text:p>
          </table:table-cell>
          <table:table-cell office:value-type="string" table:style-name="ce1">
            <text:p>VENTURE LAPTOP SLEEVE, NAV, 1L</text:p>
          </table:table-cell>
          <table:table-cell office:value-type="string" table:style-name="ce1">
            <text:p>VENTURE-LAPTOP-SLEEVE,-NAV,-1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98" table:style-name="ce2">
            <text:p>910006898</text:p>
          </table:table-cell>
          <table:table-cell office:value-type="string" table:style-name="ce1">
            <text:p>X-RAINER STUFF SACK 16L, NAV, 16L</text:p>
          </table:table-cell>
          <table:table-cell office:value-type="string" table:style-name="ce1">
            <text:p>X-RAINER-STUFF-SACK-16L,-NAV,-16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99" table:style-name="ce2">
            <text:p>910006899</text:p>
          </table:table-cell>
          <table:table-cell office:value-type="string" table:style-name="ce1">
            <text:p>KETTING BRACELET, MAR, NOS</text:p>
          </table:table-cell>
          <table:table-cell office:value-type="string" table:style-name="ce1">
            <text:p>KETTING-BRACELET,-MAR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00" table:style-name="ce2">
            <text:p>910006900</text:p>
          </table:table-cell>
          <table:table-cell office:value-type="string" table:style-name="ce1">
            <text:p>WASTE SACK 12L, RED, 12L</text:p>
          </table:table-cell>
          <table:table-cell office:value-type="string" table:style-name="ce1">
            <text:p>WASTE-SACK-12L,-RED,-12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01" table:style-name="ce2">
            <text:p>910006901</text:p>
          </table:table-cell>
          <table:table-cell office:value-type="string" table:style-name="ce1">
            <text:p>MOZAMBIQUE WS, CRE, 36</text:p>
          </table:table-cell>
          <table:table-cell office:value-type="string" table:style-name="ce1">
            <text:p>MOZAMBIQUE-WS,-CRE,-36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02" table:style-name="ce2">
            <text:p>910006902</text:p>
          </table:table-cell>
          <table:table-cell office:value-type="string" table:style-name="ce1">
            <text:p>MOZAMBIQUE MEN, DGR, 38</text:p>
          </table:table-cell>
          <table:table-cell office:value-type="string" table:style-name="ce1">
            <text:p>MOZAMBIQUE-MEN,-DGR,-38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09" table:style-name="ce2">
            <text:p>910006909</text:p>
          </table:table-cell>
          <table:table-cell office:value-type="string" table:style-name="ce1">
            <text:p>SNOREBAND, GRY, L</text:p>
          </table:table-cell>
          <table:table-cell office:value-type="string" table:style-name="ce1">
            <text:p>SNOREBAND,-GRY,-L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10" table:style-name="ce2">
            <text:p>910006910</text:p>
          </table:table-cell>
          <table:table-cell office:value-type="string" table:style-name="ce1">
            <text:p>ARTE, NOC, NOS</text:p>
          </table:table-cell>
          <table:table-cell office:value-type="string" table:style-name="ce1">
            <text:p>ARTE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11" table:style-name="ce2">
            <text:p>910006911</text:p>
          </table:table-cell>
          <table:table-cell office:value-type="string" table:style-name="ce1">
            <text:p>CORDA, NOC, NOS</text:p>
          </table:table-cell>
          <table:table-cell office:value-type="string" table:style-name="ce1">
            <text:p>CORDA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12" table:style-name="ce2">
            <text:p>910006912</text:p>
          </table:table-cell>
          <table:table-cell office:value-type="string" table:style-name="ce1">
            <text:p>CRAFTO, NOC, NOS</text:p>
          </table:table-cell>
          <table:table-cell office:value-type="string" table:style-name="ce1">
            <text:p>CRAFTO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13" table:style-name="ce2">
            <text:p>910006913</text:p>
          </table:table-cell>
          <table:table-cell office:value-type="string" table:style-name="ce1">
            <text:p>ROPU, NOC, NOS</text:p>
          </table:table-cell>
          <table:table-cell office:value-type="string" table:style-name="ce1">
            <text:p>ROPU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14" table:style-name="ce2">
            <text:p>910006914</text:p>
          </table:table-cell>
          <table:table-cell office:value-type="string" table:style-name="ce1">
            <text:p>ARAGON 1.0, SIL, NOS</text:p>
          </table:table-cell>
          <table:table-cell office:value-type="string" table:style-name="ce1">
            <text:p>ARAGON-1.0,-SIL,-NOS</text:p>
          </table:table-cell>
          <table:table-cell office:value-type="float" office:value="749000" table:style-name="ce1">
            <text:p>749000</text:p>
          </table:table-cell>
          <table:table-cell office:value-type="float" office:value="749000" table:style-name="ce1">
            <text:p>7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19" table:style-name="ce2">
            <text:p>910006919</text:p>
          </table:table-cell>
          <table:table-cell office:value-type="string" table:style-name="ce1">
            <text:p>SCAWBY VERTICAL PHONE CASE, NAV, NOS</text:p>
          </table:table-cell>
          <table:table-cell office:value-type="string" table:style-name="ce1">
            <text:p>SCAWBY-VERTICAL-PHONE-CASE,-NAV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20" table:style-name="ce2">
            <text:p>910006920</text:p>
          </table:table-cell>
          <table:table-cell office:value-type="string" table:style-name="ce1">
            <text:p>SCAWBY HORIZONTAL PHONE CASE, NAV, NOS</text:p>
          </table:table-cell>
          <table:table-cell office:value-type="string" table:style-name="ce1">
            <text:p>SCAWBY-HORIZONTAL-PHONE-CASE,-NAV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24" table:style-name="ce2">
            <text:p>910006924</text:p>
          </table:table-cell>
          <table:table-cell office:value-type="string" table:style-name="ce1">
            <text:p>HIMOYACHI FACE MASK, MAR, NOS</text:p>
          </table:table-cell>
          <table:table-cell office:value-type="string" table:style-name="ce1">
            <text:p>HIMOYACHI-FACE-MASK,-MAR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29" table:style-name="ce2">
            <text:p>910006929</text:p>
          </table:table-cell>
          <table:table-cell office:value-type="string" table:style-name="ce1">
            <text:p>COBALT, BLK, NOS</text:p>
          </table:table-cell>
          <table:table-cell office:value-type="string" table:style-name="ce1">
            <text:p>COBALT,-BLK,-NOS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34" table:style-name="ce2">
            <text:p>910006934</text:p>
          </table:table-cell>
          <table:table-cell office:value-type="string" table:style-name="ce1">
            <text:p>DOLOMITE 1.0, DGR, NOS</text:p>
          </table:table-cell>
          <table:table-cell office:value-type="string" table:style-name="ce1">
            <text:p>DOLOMITE-1.0,-DGR,-NO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35" table:style-name="ce2">
            <text:p>910006935</text:p>
          </table:table-cell>
          <table:table-cell office:value-type="string" table:style-name="ce1">
            <text:p>CIAO 22L, LGY, 22L</text:p>
          </table:table-cell>
          <table:table-cell office:value-type="string" table:style-name="ce1">
            <text:p>CIAO-22L,-LGY,-22L</text:p>
          </table:table-cell>
          <table:table-cell office:value-type="float" office:value="699000" table:style-name="ce1">
            <text:p>699000</text:p>
          </table:table-cell>
          <table:table-cell office:value-type="float" office:value="699000" table:style-name="ce1">
            <text:p>6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36" table:style-name="ce2">
            <text:p>910006936</text:p>
          </table:table-cell>
          <table:table-cell office:value-type="string" table:style-name="ce1">
            <text:p>KANCHENJUNGA, NAV, NOS</text:p>
          </table:table-cell>
          <table:table-cell office:value-type="string" table:style-name="ce1">
            <text:p>KANCHENJUNGA,-NAV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42" table:style-name="ce2">
            <text:p>910006942</text:p>
          </table:table-cell>
          <table:table-cell office:value-type="string" table:style-name="ce1">
            <text:p>J.PERSEVERANCE 1.0, BLK, L</text:p>
          </table:table-cell>
          <table:table-cell office:value-type="string" table:style-name="ce1">
            <text:p>J.PERSEVERANCE-1.0,-BLK,-L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44" table:style-name="ce2">
            <text:p>910006944</text:p>
          </table:table-cell>
          <table:table-cell office:value-type="string" table:style-name="ce1">
            <text:p>LOCADARA LACES, GRY, NOS</text:p>
          </table:table-cell>
          <table:table-cell office:value-type="string" table:style-name="ce1">
            <text:p>LOCADARA-LACES,-GRY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45" table:style-name="ce2">
            <text:p>910006945</text:p>
          </table:table-cell>
          <table:table-cell office:value-type="string" table:style-name="ce1">
            <text:p>SLIDER VIPER 1989 1.0, MAR, NOS</text:p>
          </table:table-cell>
          <table:table-cell office:value-type="string" table:style-name="ce1">
            <text:p>SLIDER-VIPER-1989-1.0,-MAR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46" table:style-name="ce2">
            <text:p>910006946</text:p>
          </table:table-cell>
          <table:table-cell office:value-type="string" table:style-name="ce1">
            <text:p>KARERA ETHNIC MID, NAV, L</text:p>
          </table:table-cell>
          <table:table-cell office:value-type="string" table:style-name="ce1">
            <text:p>KARERA-ETHNIC-MID,-NAV,-L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47" table:style-name="ce2">
            <text:p>910006947</text:p>
          </table:table-cell>
          <table:table-cell office:value-type="string" table:style-name="ce1">
            <text:p>HARPOON, GRY, L</text:p>
          </table:table-cell>
          <table:table-cell office:value-type="string" table:style-name="ce1">
            <text:p>HARPOON,-GRY,-L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49" table:style-name="ce2">
            <text:p>910006949</text:p>
          </table:table-cell>
          <table:table-cell office:value-type="string" table:style-name="ce1">
            <text:p>PERSONAL WASTE SACK, OLI, 1L</text:p>
          </table:table-cell>
          <table:table-cell office:value-type="string" table:style-name="ce1">
            <text:p>PERSONAL-WASTE-SACK,-OLI,-1L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50" table:style-name="ce2">
            <text:p>910006950</text:p>
          </table:table-cell>
          <table:table-cell office:value-type="string" table:style-name="ce1">
            <text:p>ABSTRUCKER WS, NAV, L</text:p>
          </table:table-cell>
          <table:table-cell office:value-type="string" table:style-name="ce1">
            <text:p>ABSTRUCKER-WS,-NAV,-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54" table:style-name="ce2">
            <text:p>910006954</text:p>
          </table:table-cell>
          <table:table-cell office:value-type="string" table:style-name="ce1">
            <text:p>X-RASTER CC MTN, GRE, NOS</text:p>
          </table:table-cell>
          <table:table-cell office:value-type="string" table:style-name="ce1">
            <text:p>X-RASTER-CC-MTN,-GRE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55" table:style-name="ce2">
            <text:p>910006955</text:p>
          </table:table-cell>
          <table:table-cell office:value-type="string" table:style-name="ce1">
            <text:p>FRAIS CC, ORA, NOS</text:p>
          </table:table-cell>
          <table:table-cell office:value-type="string" table:style-name="ce1">
            <text:p>FRAIS-CC,-ORA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56" table:style-name="ce2">
            <text:p>910006956</text:p>
          </table:table-cell>
          <table:table-cell office:value-type="string" table:style-name="ce1">
            <text:p>FLECKEN CC, BLU, NOS</text:p>
          </table:table-cell>
          <table:table-cell office:value-type="string" table:style-name="ce1">
            <text:p>FLECKEN-CC,-BLU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60" table:style-name="ce2">
            <text:p>910006960</text:p>
          </table:table-cell>
          <table:table-cell office:value-type="string" table:style-name="ce1">
            <text:p>BLOSSOM 1.0 PINCH, CRE, 36</text:p>
          </table:table-cell>
          <table:table-cell office:value-type="string" table:style-name="ce1">
            <text:p>BLOSSOM-1.0-PINCH,-CRE,-36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61" table:style-name="ce2">
            <text:p>910006961</text:p>
          </table:table-cell>
          <table:table-cell office:value-type="string" table:style-name="ce1">
            <text:p>VASH ROLL STRAP, OLI, 37</text:p>
          </table:table-cell>
          <table:table-cell office:value-type="string" table:style-name="ce1">
            <text:p>VASH-ROLL-STRAP,-OLI,-37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66" table:style-name="ce2">
            <text:p>910006966</text:p>
          </table:table-cell>
          <table:table-cell office:value-type="string" table:style-name="ce1">
            <text:p>TRAVERSE 23 2A, BLK, 23L</text:p>
          </table:table-cell>
          <table:table-cell office:value-type="string" table:style-name="ce1">
            <text:p>TRAVERSE-23-2A,-BLK,-23L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73" table:style-name="ce2">
            <text:p>910006973</text:p>
          </table:table-cell>
          <table:table-cell office:value-type="string" table:style-name="ce1">
            <text:p>CALDERA MEN 2.0 ROLL STRAP, OLI, 38</text:p>
          </table:table-cell>
          <table:table-cell office:value-type="string" table:style-name="ce1">
            <text:p>CALDERA-MEN-2.0-ROLL-STRAP,-OLI,-38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74" table:style-name="ce2">
            <text:p>910006974</text:p>
          </table:table-cell>
          <table:table-cell office:value-type="string" table:style-name="ce1">
            <text:p>CALDERA PINCH 2.0, OLI, 38</text:p>
          </table:table-cell>
          <table:table-cell office:value-type="string" table:style-name="ce1">
            <text:p>CALDERA-PINCH-2.0,-OLI,-38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77" table:style-name="ce2">
            <text:p>910006977</text:p>
          </table:table-cell>
          <table:table-cell office:value-type="string" table:style-name="ce1">
            <text:p>FLAG RIDE 1.1, BLK, L</text:p>
          </table:table-cell>
          <table:table-cell office:value-type="string" table:style-name="ce1">
            <text:p>FLAG-RIDE-1.1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78" table:style-name="ce2">
            <text:p>910006978</text:p>
          </table:table-cell>
          <table:table-cell office:value-type="string" table:style-name="ce1">
            <text:p>ORKNEY, SIL, NOS</text:p>
          </table:table-cell>
          <table:table-cell office:value-type="string" table:style-name="ce1">
            <text:p>ORKNEY,-SIL,-NO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80" table:style-name="ce2">
            <text:p>910006980</text:p>
          </table:table-cell>
          <table:table-cell office:value-type="string" table:style-name="ce1">
            <text:p>X-WAYWARD TOP TUBE, BLK, 1L</text:p>
          </table:table-cell>
          <table:table-cell office:value-type="string" table:style-name="ce1">
            <text:p>X-WAYWARD-TOP-TUBE,-BLK,-1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81" table:style-name="ce2">
            <text:p>910006981</text:p>
          </table:table-cell>
          <table:table-cell office:value-type="string" table:style-name="ce1">
            <text:p>X-WAYWARD FRAME BAG, BLK, 4L</text:p>
          </table:table-cell>
          <table:table-cell office:value-type="string" table:style-name="ce1">
            <text:p>X-WAYWARD-FRAME-BAG,-BLK,-4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88" table:style-name="ce2">
            <text:p>910006988</text:p>
          </table:table-cell>
          <table:table-cell office:value-type="string" table:style-name="ce1">
            <text:p>CALDERA WS 2.0 ROLL STRAP, CRE, 36</text:p>
          </table:table-cell>
          <table:table-cell office:value-type="string" table:style-name="ce1">
            <text:p>CALDERA-WS-2.0-ROLL-STRAP,-CRE,-36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90" table:style-name="ce2">
            <text:p>910006990</text:p>
          </table:table-cell>
          <table:table-cell office:value-type="string" table:style-name="ce1">
            <text:p>X-SPARK PLUG 1.0, NAV, 4L</text:p>
          </table:table-cell>
          <table:table-cell office:value-type="string" table:style-name="ce1">
            <text:p>X-SPARK-PLUG-1.0,-NAV,-4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91" table:style-name="ce2">
            <text:p>910006991</text:p>
          </table:table-cell>
          <table:table-cell office:value-type="string" table:style-name="ce1">
            <text:p>X-PICK SMALL POUCH, OLI, 1L</text:p>
          </table:table-cell>
          <table:table-cell office:value-type="string" table:style-name="ce1">
            <text:p>X-PICK-SMALL-POUCH,-OLI,-1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96" table:style-name="ce2">
            <text:p>910006996</text:p>
          </table:table-cell>
          <table:table-cell office:value-type="string" table:style-name="ce1">
            <text:p>X-WOODMOUNT POLOSHIRT, GRY, L</text:p>
          </table:table-cell>
          <table:table-cell office:value-type="string" table:style-name="ce1">
            <text:p>X-WOODMOUNT-POLOSHIRT,-GRY,-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98" table:style-name="ce2">
            <text:p>910006998</text:p>
          </table:table-cell>
          <table:table-cell office:value-type="string" table:style-name="ce1">
            <text:p>GENCIVE JR, NAV, L</text:p>
          </table:table-cell>
          <table:table-cell office:value-type="string" table:style-name="ce1">
            <text:p>GENCIVE-JR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04" table:style-name="ce2">
            <text:p>910007004</text:p>
          </table:table-cell>
          <table:table-cell office:value-type="string" table:style-name="ce1">
            <text:p>T.FA374 MICRO FISH CAP 1.0, NAV, L</text:p>
          </table:table-cell>
          <table:table-cell office:value-type="string" table:style-name="ce1">
            <text:p>T.FA374-MICRO-FISH-CAP-1.0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07" table:style-name="ce2">
            <text:p>910007007</text:p>
          </table:table-cell>
          <table:table-cell office:value-type="string" table:style-name="ce1">
            <text:p>GRASSLAND NR 1.0, BLK, L</text:p>
          </table:table-cell>
          <table:table-cell office:value-type="string" table:style-name="ce1">
            <text:p>GRASSLAND-NR-1.0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08" table:style-name="ce2">
            <text:p>910007008</text:p>
          </table:table-cell>
          <table:table-cell office:value-type="string" table:style-name="ce1">
            <text:p>VULCAN XT JACKET HOODIE, LBL, L</text:p>
          </table:table-cell>
          <table:table-cell office:value-type="string" table:style-name="ce1">
            <text:p>VULCAN-XT-JACKET-HOODIE,-LBL,-L</text:p>
          </table:table-cell>
          <table:table-cell office:value-type="float" office:value="589000" table:style-name="ce1">
            <text:p>589000</text:p>
          </table:table-cell>
          <table:table-cell office:value-type="float" office:value="589000" table:style-name="ce1">
            <text:p>5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10" table:style-name="ce2">
            <text:p>910007010</text:p>
          </table:table-cell>
          <table:table-cell office:value-type="string" table:style-name="ce1">
            <text:p>X-BERGEN BELT, NAV, NOS</text:p>
          </table:table-cell>
          <table:table-cell office:value-type="string" table:style-name="ce1">
            <text:p>X-BERGEN-BELT,-NAV,-NO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11" table:style-name="ce2">
            <text:p>910007011</text:p>
          </table:table-cell>
          <table:table-cell office:value-type="string" table:style-name="ce1">
            <text:p>MICRO FISH HAT 1.0, NAV, L</text:p>
          </table:table-cell>
          <table:table-cell office:value-type="string" table:style-name="ce1">
            <text:p>MICRO-FISH-HAT-1.0,-NAV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12" table:style-name="ce2">
            <text:p>910007012</text:p>
          </table:table-cell>
          <table:table-cell office:value-type="string" table:style-name="ce1">
            <text:p>X-BRAIDED HEADBAND, KHK, NOS</text:p>
          </table:table-cell>
          <table:table-cell office:value-type="string" table:style-name="ce1">
            <text:p>X-BRAIDED-HEADBAND,-KH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14" table:style-name="ce2">
            <text:p>910007014</text:p>
          </table:table-cell>
          <table:table-cell office:value-type="string" table:style-name="ce1">
            <text:p>X-DIVISIBLE HEADBAND, GRE, NOS</text:p>
          </table:table-cell>
          <table:table-cell office:value-type="string" table:style-name="ce1">
            <text:p>X-DIVISIBLE-HEADBAND,-GRE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20" table:style-name="ce2">
            <text:p>910007020</text:p>
          </table:table-cell>
          <table:table-cell office:value-type="string" table:style-name="ce1">
            <text:p>X-PILE DIVISIBLE HEADBAND, DPI, NOS</text:p>
          </table:table-cell>
          <table:table-cell office:value-type="string" table:style-name="ce1">
            <text:p>X-PILE-DIVISIBLE-HEADBAND,-DPI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21" table:style-name="ce2">
            <text:p>910007021</text:p>
          </table:table-cell>
          <table:table-cell office:value-type="string" table:style-name="ce1">
            <text:p>THERNO 1200, NAV, NOS</text:p>
          </table:table-cell>
          <table:table-cell office:value-type="string" table:style-name="ce1">
            <text:p>THERNO-1200,-NAV,-NO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22" table:style-name="ce2">
            <text:p>910007022</text:p>
          </table:table-cell>
          <table:table-cell office:value-type="string" table:style-name="ce1">
            <text:p>THERNO 600, MAR, NOS</text:p>
          </table:table-cell>
          <table:table-cell office:value-type="string" table:style-name="ce1">
            <text:p>THERNO-600,-MAR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29" table:style-name="ce2">
            <text:p>910007029</text:p>
          </table:table-cell>
          <table:table-cell office:value-type="string" table:style-name="ce1">
            <text:p>FASTEST FAST, DGR, L</text:p>
          </table:table-cell>
          <table:table-cell office:value-type="string" table:style-name="ce1">
            <text:p>FASTEST-FAST,-DGR,-L</text:p>
          </table:table-cell>
          <table:table-cell office:value-type="float" office:value="549000" table:style-name="ce1">
            <text:p>549000</text:p>
          </table:table-cell>
          <table:table-cell office:value-type="float" office:value="549000" table:style-name="ce1">
            <text:p>5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0" table:style-name="ce2">
            <text:p>910007030</text:p>
          </table:table-cell>
          <table:table-cell office:value-type="string" table:style-name="ce1">
            <text:p>HI TRECK S, BLK, NOS</text:p>
          </table:table-cell>
          <table:table-cell office:value-type="string" table:style-name="ce1">
            <text:p>HI-TRECK-S,-BLK,-NOS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1" table:style-name="ce2">
            <text:p>910007031</text:p>
          </table:table-cell>
          <table:table-cell office:value-type="string" table:style-name="ce1">
            <text:p>BRAC HASP KRAIT 1989 1.0, MAR, NOS</text:p>
          </table:table-cell>
          <table:table-cell office:value-type="string" table:style-name="ce1">
            <text:p>BRAC-HASP-KRAIT-1989-1.0,-MAR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2" table:style-name="ce2">
            <text:p>910007032</text:p>
          </table:table-cell>
          <table:table-cell office:value-type="string" table:style-name="ce1">
            <text:p>BEAR UP, GRY, L</text:p>
          </table:table-cell>
          <table:table-cell office:value-type="string" table:style-name="ce1">
            <text:p>BEAR-UP,-GRY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3" table:style-name="ce2">
            <text:p>910007033</text:p>
          </table:table-cell>
          <table:table-cell office:value-type="string" table:style-name="ce1">
            <text:p>DEFEND, GRY, L</text:p>
          </table:table-cell>
          <table:table-cell office:value-type="string" table:style-name="ce1">
            <text:p>DEFEND,-GRY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5" table:style-name="ce2">
            <text:p>910007035</text:p>
          </table:table-cell>
          <table:table-cell office:value-type="string" table:style-name="ce1">
            <text:p>WITHSTAND, GRY, L</text:p>
          </table:table-cell>
          <table:table-cell office:value-type="string" table:style-name="ce1">
            <text:p>WITHSTAND,-GRY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6" table:style-name="ce2">
            <text:p>910007036</text:p>
          </table:table-cell>
          <table:table-cell office:value-type="string" table:style-name="ce1">
            <text:p>NORFOLK WALLET 1.0, OLI, NOS</text:p>
          </table:table-cell>
          <table:table-cell office:value-type="string" table:style-name="ce1">
            <text:p>NORFOLK-WALLET-1.0,-OLI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7" table:style-name="ce2">
            <text:p>910007037</text:p>
          </table:table-cell>
          <table:table-cell office:value-type="string" table:style-name="ce1">
            <text:p>FASTENING, BLK, L</text:p>
          </table:table-cell>
          <table:table-cell office:value-type="string" table:style-name="ce1">
            <text:p>FASTENING,-BLK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9" table:style-name="ce2">
            <text:p>910007039</text:p>
          </table:table-cell>
          <table:table-cell office:value-type="string" table:style-name="ce1">
            <text:p>LIVIA WS, MAR, NOS</text:p>
          </table:table-cell>
          <table:table-cell office:value-type="string" table:style-name="ce1">
            <text:p>LIVIA-WS,-MAR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42" table:style-name="ce2">
            <text:p>910007042</text:p>
          </table:table-cell>
          <table:table-cell office:value-type="string" table:style-name="ce1">
            <text:p>TREASURE, GRY, NOS</text:p>
          </table:table-cell>
          <table:table-cell office:value-type="string" table:style-name="ce1">
            <text:p>TREASURE,-GRY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43" table:style-name="ce2">
            <text:p>910007043</text:p>
          </table:table-cell>
          <table:table-cell office:value-type="string" table:style-name="ce1">
            <text:p>APAU KAYAN 1.0 WALLET, GRE, NOS</text:p>
          </table:table-cell>
          <table:table-cell office:value-type="string" table:style-name="ce1">
            <text:p>APAU-KAYAN-1.0-WALLET,-GRE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44" table:style-name="ce2">
            <text:p>910007044</text:p>
          </table:table-cell>
          <table:table-cell office:value-type="string" table:style-name="ce1">
            <text:p>GARNER, BLK, NOS</text:p>
          </table:table-cell>
          <table:table-cell office:value-type="string" table:style-name="ce1">
            <text:p>GARNER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45" table:style-name="ce2">
            <text:p>910007045</text:p>
          </table:table-cell>
          <table:table-cell office:value-type="string" table:style-name="ce1">
            <text:p>DENIMA 1.0, NAV, NOS</text:p>
          </table:table-cell>
          <table:table-cell office:value-type="string" table:style-name="ce1">
            <text:p>DENIMA-1.0,-NAV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51" table:style-name="ce2">
            <text:p>910007051</text:p>
          </table:table-cell>
          <table:table-cell office:value-type="string" table:style-name="ce1">
            <text:p>THRIFT, BRW, NOS</text:p>
          </table:table-cell>
          <table:table-cell office:value-type="string" table:style-name="ce1">
            <text:p>THRIFT,-BRW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52" table:style-name="ce2">
            <text:p>910007052</text:p>
          </table:table-cell>
          <table:table-cell office:value-type="string" table:style-name="ce1">
            <text:p>CLIFTON, BLK, 38</text:p>
          </table:table-cell>
          <table:table-cell office:value-type="string" table:style-name="ce1">
            <text:p>CLIFTON,-BLK,-38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54" table:style-name="ce2">
            <text:p>910007054</text:p>
          </table:table-cell>
          <table:table-cell office:value-type="string" table:style-name="ce1">
            <text:p>STANLEY, OLI, 38</text:p>
          </table:table-cell>
          <table:table-cell office:value-type="string" table:style-name="ce1">
            <text:p>STANLEY,-OLI,-38</text:p>
          </table:table-cell>
          <table:table-cell office:value-type="float" office:value="689000" table:style-name="ce1">
            <text:p>689000</text:p>
          </table:table-cell>
          <table:table-cell office:value-type="float" office:value="689000" table:style-name="ce1">
            <text:p>6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0" table:style-name="ce2">
            <text:p>910007060</text:p>
          </table:table-cell>
          <table:table-cell office:value-type="string" table:style-name="ce1">
            <text:p>FOREVER TWO WHEELS, CRE, NOS</text:p>
          </table:table-cell>
          <table:table-cell office:value-type="string" table:style-name="ce1">
            <text:p>FOREVER-TWO-WHEELS,-CRE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1" table:style-name="ce2">
            <text:p>910007061</text:p>
          </table:table-cell>
          <table:table-cell office:value-type="string" table:style-name="ce1">
            <text:p>GYROCOMPASS 1.0, NAV, NOS</text:p>
          </table:table-cell>
          <table:table-cell office:value-type="string" table:style-name="ce1">
            <text:p>GYROCOMPASS-1.0,-NAV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2" table:style-name="ce2">
            <text:p>910007062</text:p>
          </table:table-cell>
          <table:table-cell office:value-type="string" table:style-name="ce1">
            <text:p>MOUNTAIN WAVE, BLK, NOS</text:p>
          </table:table-cell>
          <table:table-cell office:value-type="string" table:style-name="ce1">
            <text:p>MOUNTAIN-WAVE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3" table:style-name="ce2">
            <text:p>910007063</text:p>
          </table:table-cell>
          <table:table-cell office:value-type="string" table:style-name="ce1">
            <text:p>D.THRONER 1.0, BLK, NOS</text:p>
          </table:table-cell>
          <table:table-cell office:value-type="string" table:style-name="ce1">
            <text:p>D.THRONER-1.0,-BLK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4" table:style-name="ce2">
            <text:p>910007064</text:p>
          </table:table-cell>
          <table:table-cell office:value-type="string" table:style-name="ce1">
            <text:p>FULL THROTTLE, GRY, NOS</text:p>
          </table:table-cell>
          <table:table-cell office:value-type="string" table:style-name="ce1">
            <text:p>FULL-THROTTLE,-GRY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6" table:style-name="ce2">
            <text:p>910007066</text:p>
          </table:table-cell>
          <table:table-cell office:value-type="string" table:style-name="ce1">
            <text:p>MONBELT, OLI, NOS</text:p>
          </table:table-cell>
          <table:table-cell office:value-type="string" table:style-name="ce1">
            <text:p>MONBELT,-OLI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7" table:style-name="ce2">
            <text:p>910007067</text:p>
          </table:table-cell>
          <table:table-cell office:value-type="string" table:style-name="ce1">
            <text:p>PISTON RIDE, CRE, NOS</text:p>
          </table:table-cell>
          <table:table-cell office:value-type="string" table:style-name="ce1">
            <text:p>PISTON-RIDE,-CRE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8" table:style-name="ce2">
            <text:p>910007068</text:p>
          </table:table-cell>
          <table:table-cell office:value-type="string" table:style-name="ce1">
            <text:p>PROWESS 2.0, MAR, 38</text:p>
          </table:table-cell>
          <table:table-cell office:value-type="string" table:style-name="ce1">
            <text:p>PROWESS-2.0,-MAR,-38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9" table:style-name="ce2">
            <text:p>910007069</text:p>
          </table:table-cell>
          <table:table-cell office:value-type="string" table:style-name="ce1">
            <text:p>X-89 CYCLING, ORA, NOS</text:p>
          </table:table-cell>
          <table:table-cell office:value-type="string" table:style-name="ce1">
            <text:p>X-89-CYCLING,-ORA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70" table:style-name="ce2">
            <text:p>910007070</text:p>
          </table:table-cell>
          <table:table-cell office:value-type="string" table:style-name="ce1">
            <text:p>X-TACTICAL CAPS II, NAV, L</text:p>
          </table:table-cell>
          <table:table-cell office:value-type="string" table:style-name="ce1">
            <text:p>X-TACTICAL-CAPS-II,-NAV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71" table:style-name="ce2">
            <text:p>910007071</text:p>
          </table:table-cell>
          <table:table-cell office:value-type="string" table:style-name="ce1">
            <text:p>DETOUR WAIST BAG 1.1 3L, OLI, 3L</text:p>
          </table:table-cell>
          <table:table-cell office:value-type="string" table:style-name="ce1">
            <text:p>DETOUR-WAIST-BAG-1.1-3L,-OLI,-3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72" table:style-name="ce2">
            <text:p>910007072</text:p>
          </table:table-cell>
          <table:table-cell office:value-type="string" table:style-name="ce1">
            <text:p>X-CLASSIC BELT MTN 3.0, NAV, L</text:p>
          </table:table-cell>
          <table:table-cell office:value-type="string" table:style-name="ce1">
            <text:p>X-CLASSIC-BELT-MTN-3.0,-NAV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73" table:style-name="ce2">
            <text:p>910007073</text:p>
          </table:table-cell>
          <table:table-cell office:value-type="string" table:style-name="ce1">
            <text:p>METAMORPH 8 7L, BLK, 15L</text:p>
          </table:table-cell>
          <table:table-cell office:value-type="string" table:style-name="ce1">
            <text:p>METAMORPH-8-7L,-BLK,-15L</text:p>
          </table:table-cell>
          <table:table-cell office:value-type="float" office:value="579000" table:style-name="ce1">
            <text:p>579000</text:p>
          </table:table-cell>
          <table:table-cell office:value-type="float" office:value="579000" table:style-name="ce1">
            <text:p>5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75" table:style-name="ce2">
            <text:p>910007075</text:p>
          </table:table-cell>
          <table:table-cell office:value-type="string" table:style-name="ce1">
            <text:p>X-MT BLANC PULLOVER, DGR, L</text:p>
          </table:table-cell>
          <table:table-cell office:value-type="string" table:style-name="ce1">
            <text:p>X-MT-BLANC-PULLOVER,-DGR,-L</text:p>
          </table:table-cell>
          <table:table-cell office:value-type="float" office:value="409000" table:style-name="ce1">
            <text:p>409000</text:p>
          </table:table-cell>
          <table:table-cell office:value-type="float" office:value="409000" table:style-name="ce1">
            <text:p>4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78" table:style-name="ce2">
            <text:p>910007078</text:p>
          </table:table-cell>
          <table:table-cell office:value-type="string" table:style-name="ce1">
            <text:p>X-SPEED UP, NAV, L</text:p>
          </table:table-cell>
          <table:table-cell office:value-type="string" table:style-name="ce1">
            <text:p>X-SPEED-UP,-NAV,-L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81" table:style-name="ce2">
            <text:p>910007081</text:p>
          </table:table-cell>
          <table:table-cell office:value-type="string" table:style-name="ce1">
            <text:p>X-MANGROVE 1.0 HOODIE, OLI, L</text:p>
          </table:table-cell>
          <table:table-cell office:value-type="string" table:style-name="ce1">
            <text:p>X-MANGROVE-1.0-HOODIE,-OLI,-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85" table:style-name="ce2">
            <text:p>910007085</text:p>
          </table:table-cell>
          <table:table-cell office:value-type="string" table:style-name="ce1">
            <text:p>SIERRA LS, OLI, L</text:p>
          </table:table-cell>
          <table:table-cell office:value-type="string" table:style-name="ce1">
            <text:p>SIERRA-LS,-OLI,-L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86" table:style-name="ce2">
            <text:p>910007086</text:p>
          </table:table-cell>
          <table:table-cell office:value-type="string" table:style-name="ce1">
            <text:p>SWIFTNESS 2.0, BLK, L</text:p>
          </table:table-cell>
          <table:table-cell office:value-type="string" table:style-name="ce1">
            <text:p>SWIFTNESS-2.0,-BLK,-L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87" table:style-name="ce2">
            <text:p>910007087</text:p>
          </table:table-cell>
          <table:table-cell office:value-type="string" table:style-name="ce1">
            <text:p>D.KLT WESTERN 2.0, BLK, NOS</text:p>
          </table:table-cell>
          <table:table-cell office:value-type="string" table:style-name="ce1">
            <text:p>D.KLT-WESTERN-2.0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88" table:style-name="ce2">
            <text:p>910007088</text:p>
          </table:table-cell>
          <table:table-cell office:value-type="string" table:style-name="ce1">
            <text:p>JOE DIRT 1.1, BLK, L</text:p>
          </table:table-cell>
          <table:table-cell office:value-type="string" table:style-name="ce1">
            <text:p>JOE-DIRT-1.1,-BLK,-L</text:p>
          </table:table-cell>
          <table:table-cell office:value-type="float" office:value="579000" table:style-name="ce1">
            <text:p>579000</text:p>
          </table:table-cell>
          <table:table-cell office:value-type="float" office:value="579000" table:style-name="ce1">
            <text:p>5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89" table:style-name="ce2">
            <text:p>910007089</text:p>
          </table:table-cell>
          <table:table-cell office:value-type="string" table:style-name="ce1">
            <text:p>KINKAJOU ROLL 3.0, OLI, 38</text:p>
          </table:table-cell>
          <table:table-cell office:value-type="string" table:style-name="ce1">
            <text:p>KINKAJOU-ROLL-3.0,-OLI,-38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90" table:style-name="ce2">
            <text:p>910007090</text:p>
          </table:table-cell>
          <table:table-cell office:value-type="string" table:style-name="ce1">
            <text:p>KINKAJOU PINCH 3.0, OLI, 38</text:p>
          </table:table-cell>
          <table:table-cell office:value-type="string" table:style-name="ce1">
            <text:p>KINKAJOU-PINCH-3.0,-OLI,-38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91" table:style-name="ce2">
            <text:p>910007091</text:p>
          </table:table-cell>
          <table:table-cell office:value-type="string" table:style-name="ce1">
            <text:p>TIGRE SANDAL 1.0, BLK, 38</text:p>
          </table:table-cell>
          <table:table-cell office:value-type="string" table:style-name="ce1">
            <text:p>TIGRE-SANDAL-1.0,-BLK,-38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92" table:style-name="ce2">
            <text:p>910007092</text:p>
          </table:table-cell>
          <table:table-cell office:value-type="string" table:style-name="ce1">
            <text:p>X-ROADIES ESSENTIAL SHORTS, BLK, L</text:p>
          </table:table-cell>
          <table:table-cell office:value-type="string" table:style-name="ce1">
            <text:p>X-ROADIES-ESSENTIAL-SHORTS,-BLK,-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94" table:style-name="ce2">
            <text:p>910007094</text:p>
          </table:table-cell>
          <table:table-cell office:value-type="string" table:style-name="ce1">
            <text:p>BALDR LOW CUT, OLI, 38</text:p>
          </table:table-cell>
          <table:table-cell office:value-type="string" table:style-name="ce1">
            <text:p>BALDR-LOW-CUT,-OLI,-38</text:p>
          </table:table-cell>
          <table:table-cell office:value-type="float" office:value="629000" table:style-name="ce1">
            <text:p>629000</text:p>
          </table:table-cell>
          <table:table-cell office:value-type="float" office:value="629000" table:style-name="ce1">
            <text:p>6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95" table:style-name="ce2">
            <text:p>910007095</text:p>
          </table:table-cell>
          <table:table-cell office:value-type="string" table:style-name="ce1">
            <text:p>BALDR MID CUT, OLI, 38</text:p>
          </table:table-cell>
          <table:table-cell office:value-type="string" table:style-name="ce1">
            <text:p>BALDR-MID-CUT,-OLI,-38</text:p>
          </table:table-cell>
          <table:table-cell office:value-type="float" office:value="649000" table:style-name="ce1">
            <text:p>649000</text:p>
          </table:table-cell>
          <table:table-cell office:value-type="float" office:value="649000" table:style-name="ce1">
            <text:p>6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97" table:style-name="ce2">
            <text:p>910007097</text:p>
          </table:table-cell>
          <table:table-cell office:value-type="string" table:style-name="ce1">
            <text:p>COFETE WS 1.0, GRE, L</text:p>
          </table:table-cell>
          <table:table-cell office:value-type="string" table:style-name="ce1">
            <text:p>COFETE-WS-1.0,-GRE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00" table:style-name="ce2">
            <text:p>910007100</text:p>
          </table:table-cell>
          <table:table-cell office:value-type="string" table:style-name="ce1">
            <text:p>J.LS.STRAND, DGR, L</text:p>
          </table:table-cell>
          <table:table-cell office:value-type="string" table:style-name="ce1">
            <text:p>J.LS.STRAND,-DGR,-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01" table:style-name="ce2">
            <text:p>910007101</text:p>
          </table:table-cell>
          <table:table-cell office:value-type="string" table:style-name="ce1">
            <text:p>MACHINE STREET, DGR, L</text:p>
          </table:table-cell>
          <table:table-cell office:value-type="string" table:style-name="ce1">
            <text:p>MACHINE-STREET,-DGR,-L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05" table:style-name="ce2">
            <text:p>910007105</text:p>
          </table:table-cell>
          <table:table-cell office:value-type="string" table:style-name="ce1">
            <text:p>TRUJILLO PAISLEY SHIRT, NAV, L</text:p>
          </table:table-cell>
          <table:table-cell office:value-type="string" table:style-name="ce1">
            <text:p>TRUJILLO-PAISLEY-SHIRT,-NAV,-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06" table:style-name="ce2">
            <text:p>910007106</text:p>
          </table:table-cell>
          <table:table-cell office:value-type="string" table:style-name="ce1">
            <text:p>RAWSON SS SHIRT, KHK, L</text:p>
          </table:table-cell>
          <table:table-cell office:value-type="string" table:style-name="ce1">
            <text:p>RAWSON-SS-SHIRT,-KHK,-L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07" table:style-name="ce2">
            <text:p>910007107</text:p>
          </table:table-cell>
          <table:table-cell office:value-type="string" table:style-name="ce1">
            <text:p>MORECAMBE, DGR, 29</text:p>
          </table:table-cell>
          <table:table-cell office:value-type="string" table:style-name="ce1">
            <text:p>MORECAMBE,-DGR,-29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09" table:style-name="ce2">
            <text:p>910007109</text:p>
          </table:table-cell>
          <table:table-cell office:value-type="string" table:style-name="ce1">
            <text:p>COMRADE PHONE POUCH, NAV, 1L</text:p>
          </table:table-cell>
          <table:table-cell office:value-type="string" table:style-name="ce1">
            <text:p>COMRADE-PHONE-POUCH,-NAV,-1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11" table:style-name="ce2">
            <text:p>910007111</text:p>
          </table:table-cell>
          <table:table-cell office:value-type="string" table:style-name="ce1">
            <text:p>SEQUOIA 1.0 NG, PUR, 5L</text:p>
          </table:table-cell>
          <table:table-cell office:value-type="string" table:style-name="ce1">
            <text:p>SEQUOIA-1.0-NG,-PUR,-5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15" table:style-name="ce2">
            <text:p>910007115</text:p>
          </table:table-cell>
          <table:table-cell office:value-type="string" table:style-name="ce1">
            <text:p>D.MOUNT TRACK LANDSCAPE 1.0, BRW, NOS</text:p>
          </table:table-cell>
          <table:table-cell office:value-type="string" table:style-name="ce1">
            <text:p>D.MOUNT-TRACK-LANDSCAPE-1.0,-BRW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17" table:style-name="ce2">
            <text:p>910007117</text:p>
          </table:table-cell>
          <table:table-cell office:value-type="string" table:style-name="ce1">
            <text:p>Z-WAIST BAG 4A SE, ORA, 3L</text:p>
          </table:table-cell>
          <table:table-cell office:value-type="string" table:style-name="ce1">
            <text:p>Z-WAIST-BAG-4A-SE,-ORA,-3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19" table:style-name="ce2">
            <text:p>910007119</text:p>
          </table:table-cell>
          <table:table-cell office:value-type="string" table:style-name="ce1">
            <text:p>EMERIA TOTE 12L, KHK, 12L</text:p>
          </table:table-cell>
          <table:table-cell office:value-type="string" table:style-name="ce1">
            <text:p>EMERIA-TOTE-12L,-KHK,-12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24" table:style-name="ce2">
            <text:p>910007124</text:p>
          </table:table-cell>
          <table:table-cell office:value-type="string" table:style-name="ce1">
            <text:p>FIORA HIP PACK, KHK, 2L</text:p>
          </table:table-cell>
          <table:table-cell office:value-type="string" table:style-name="ce1">
            <text:p>FIORA-HIP-PACK,-KHK,-2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30" table:style-name="ce2">
            <text:p>910007130</text:p>
          </table:table-cell>
          <table:table-cell office:value-type="string" table:style-name="ce1">
            <text:p>MAGNIFY CUP, GRY, 350ML</text:p>
          </table:table-cell>
          <table:table-cell office:value-type="string" table:style-name="ce1">
            <text:p>MAGNIFY-CUP,-GRY,-350M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31" table:style-name="ce2">
            <text:p>910007131</text:p>
          </table:table-cell>
          <table:table-cell office:value-type="string" table:style-name="ce1">
            <text:p>X-KUIN HOODIE JACKET WS, NAV, L</text:p>
          </table:table-cell>
          <table:table-cell office:value-type="string" table:style-name="ce1">
            <text:p>X-KUIN-HOODIE-JACKET-WS,-NAV,-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32" table:style-name="ce2">
            <text:p>910007132</text:p>
          </table:table-cell>
          <table:table-cell office:value-type="string" table:style-name="ce1">
            <text:p>STRATO, NAV, L</text:p>
          </table:table-cell>
          <table:table-cell office:value-type="string" table:style-name="ce1">
            <text:p>STRATO,-NAV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33" table:style-name="ce2">
            <text:p>910007133</text:p>
          </table:table-cell>
          <table:table-cell office:value-type="string" table:style-name="ce1">
            <text:p>COMRADE NECK WALLET, OLI, 1L</text:p>
          </table:table-cell>
          <table:table-cell office:value-type="string" table:style-name="ce1">
            <text:p>COMRADE-NECK-WALLET,-OLI,-1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38" table:style-name="ce2">
            <text:p>910007138</text:p>
          </table:table-cell>
          <table:table-cell office:value-type="string" table:style-name="ce1">
            <text:p>KAHUNA PARKA 2.0, GRY, L</text:p>
          </table:table-cell>
          <table:table-cell office:value-type="string" table:style-name="ce1">
            <text:p>KAHUNA-PARKA-2.0,-GRY,-L</text:p>
          </table:table-cell>
          <table:table-cell office:value-type="float" office:value="509000" table:style-name="ce1">
            <text:p>509000</text:p>
          </table:table-cell>
          <table:table-cell office:value-type="float" office:value="509000" table:style-name="ce1">
            <text:p>5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42" table:style-name="ce2">
            <text:p>910007142</text:p>
          </table:table-cell>
          <table:table-cell office:value-type="string" table:style-name="ce1">
            <text:p>GRANDE COURT, MUS, L</text:p>
          </table:table-cell>
          <table:table-cell office:value-type="string" table:style-name="ce1">
            <text:p>GRANDE-COURT,-MUS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43" table:style-name="ce2">
            <text:p>910007143</text:p>
          </table:table-cell>
          <table:table-cell office:value-type="string" table:style-name="ce1">
            <text:p>TRACES DE ROUES, MAR, L</text:p>
          </table:table-cell>
          <table:table-cell office:value-type="string" table:style-name="ce1">
            <text:p>TRACES-DE-ROUES,-MAR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51" table:style-name="ce2">
            <text:p>910007151</text:p>
          </table:table-cell>
          <table:table-cell office:value-type="string" table:style-name="ce1">
            <text:p>THUNDERBOLT, MAR, L</text:p>
          </table:table-cell>
          <table:table-cell office:value-type="string" table:style-name="ce1">
            <text:p>THUNDERBOLT,-MAR,-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53" table:style-name="ce2">
            <text:p>910007153</text:p>
          </table:table-cell>
          <table:table-cell office:value-type="string" table:style-name="ce1">
            <text:p>X-CASUARINA 6P, BLU, NOS</text:p>
          </table:table-cell>
          <table:table-cell office:value-type="string" table:style-name="ce1">
            <text:p>X-CASUARINA-6P,-BLU,-NOS</text:p>
          </table:table-cell>
          <table:table-cell office:value-type="float" office:value="1399000" table:style-name="ce1">
            <text:p>1399000</text:p>
          </table:table-cell>
          <table:table-cell office:value-type="float" office:value="1399000" table:style-name="ce1">
            <text:p>1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54" table:style-name="ce2">
            <text:p>910007154</text:p>
          </table:table-cell>
          <table:table-cell office:value-type="string" table:style-name="ce1">
            <text:p>X-BERGANOA 1P, ORA, NOS</text:p>
          </table:table-cell>
          <table:table-cell office:value-type="string" table:style-name="ce1">
            <text:p>X-BERGANOA-1P,-ORA,-NOS</text:p>
          </table:table-cell>
          <table:table-cell office:value-type="float" office:value="749000" table:style-name="ce1">
            <text:p>749000</text:p>
          </table:table-cell>
          <table:table-cell office:value-type="float" office:value="749000" table:style-name="ce1">
            <text:p>7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57" table:style-name="ce2">
            <text:p>910007157</text:p>
          </table:table-cell>
          <table:table-cell office:value-type="string" table:style-name="ce1">
            <text:p>AQUART NG, OLI, 1L</text:p>
          </table:table-cell>
          <table:table-cell office:value-type="string" table:style-name="ce1">
            <text:p>AQUART-NG,-OLI,-1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58" table:style-name="ce2">
            <text:p>910007158</text:p>
          </table:table-cell>
          <table:table-cell office:value-type="string" table:style-name="ce1">
            <text:p>LORENZT 25 1.0, NAV, 25L</text:p>
          </table:table-cell>
          <table:table-cell office:value-type="string" table:style-name="ce1">
            <text:p>LORENZT-25-1.0,-NAV,-25L</text:p>
          </table:table-cell>
          <table:table-cell office:value-type="float" office:value="679000" table:style-name="ce1">
            <text:p>679000</text:p>
          </table:table-cell>
          <table:table-cell office:value-type="float" office:value="679000" table:style-name="ce1">
            <text:p>6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60" table:style-name="ce2">
            <text:p>910007160</text:p>
          </table:table-cell>
          <table:table-cell office:value-type="string" table:style-name="ce1">
            <text:p>RIVERA POUCH , OLI, 3L</text:p>
          </table:table-cell>
          <table:table-cell office:value-type="string" table:style-name="ce1">
            <text:p>RIVERA-POUCH-,-OLI,-3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62" table:style-name="ce2">
            <text:p>910007162</text:p>
          </table:table-cell>
          <table:table-cell office:value-type="string" table:style-name="ce1">
            <text:p>ARCH 18, DGR, 18L</text:p>
          </table:table-cell>
          <table:table-cell office:value-type="string" table:style-name="ce1">
            <text:p>ARCH-18,-DGR,-18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63" table:style-name="ce2">
            <text:p>910007163</text:p>
          </table:table-cell>
          <table:table-cell office:value-type="string" table:style-name="ce1">
            <text:p>PATRONIZE SHOE SACK, GRY, 12L</text:p>
          </table:table-cell>
          <table:table-cell office:value-type="string" table:style-name="ce1">
            <text:p>PATRONIZE-SHOE-SACK,-GRY,-12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65" table:style-name="ce2">
            <text:p>910007165</text:p>
          </table:table-cell>
          <table:table-cell office:value-type="string" table:style-name="ce1">
            <text:p>MUSI WINDPROOF JACKET WS, GRY, L</text:p>
          </table:table-cell>
          <table:table-cell office:value-type="string" table:style-name="ce1">
            <text:p>MUSI-WINDPROOF-JACKET-WS,-GRY,-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68" table:style-name="ce2">
            <text:p>910007168</text:p>
          </table:table-cell>
          <table:table-cell office:value-type="string" table:style-name="ce1">
            <text:p>INNER BAG POUCH, TOS, 3L</text:p>
          </table:table-cell>
          <table:table-cell office:value-type="string" table:style-name="ce1">
            <text:p>INNER-BAG-POUCH,-TOS,-3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69" table:style-name="ce2">
            <text:p>910007169</text:p>
          </table:table-cell>
          <table:table-cell office:value-type="string" table:style-name="ce1">
            <text:p>JOURNAL 2.0 DOPP KIT, KHK, 2L</text:p>
          </table:table-cell>
          <table:table-cell office:value-type="string" table:style-name="ce1">
            <text:p>JOURNAL-2.0-DOPP-KIT,-KHK,-2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70" table:style-name="ce2">
            <text:p>910007170</text:p>
          </table:table-cell>
          <table:table-cell office:value-type="string" table:style-name="ce1">
            <text:p>DETOUR 2.0 CAMERA SLING, NAV, 5L</text:p>
          </table:table-cell>
          <table:table-cell office:value-type="string" table:style-name="ce1">
            <text:p>DETOUR-2.0-CAMERA-SLING,-NAV,-5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71" table:style-name="ce2">
            <text:p>910007171</text:p>
          </table:table-cell>
          <table:table-cell office:value-type="string" table:style-name="ce1">
            <text:p>VERSAPACK SACOCHE TOTE, TOS, 20L</text:p>
          </table:table-cell>
          <table:table-cell office:value-type="string" table:style-name="ce1">
            <text:p>VERSAPACK-SACOCHE-TOTE,-TOS,-20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73" table:style-name="ce2">
            <text:p>910007173</text:p>
          </table:table-cell>
          <table:table-cell office:value-type="string" table:style-name="ce1">
            <text:p>JOURNAL SACOCHE BAG, NAV, 2L</text:p>
          </table:table-cell>
          <table:table-cell office:value-type="string" table:style-name="ce1">
            <text:p>JOURNAL-SACOCHE-BAG,-NAV,-2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0" table:style-name="ce2">
            <text:p>910007180</text:p>
          </table:table-cell>
          <table:table-cell office:value-type="string" table:style-name="ce1">
            <text:p>VARSITY PACK 12L, NAV, 12L</text:p>
          </table:table-cell>
          <table:table-cell office:value-type="string" table:style-name="ce1">
            <text:p>VARSITY-PACK-12L,-NAV,-12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2" table:style-name="ce2">
            <text:p>910007182</text:p>
          </table:table-cell>
          <table:table-cell office:value-type="string" table:style-name="ce1">
            <text:p>VERSAPACK MODULAR 25L, BLK, 25L</text:p>
          </table:table-cell>
          <table:table-cell office:value-type="string" table:style-name="ce1">
            <text:p>VERSAPACK-MODULAR-25L,-BLK,-25L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3" table:style-name="ce2">
            <text:p>910007183</text:p>
          </table:table-cell>
          <table:table-cell office:value-type="string" table:style-name="ce1">
            <text:p>VERSAPACK WAIST PACK, GRE, 15L</text:p>
          </table:table-cell>
          <table:table-cell office:value-type="string" table:style-name="ce1">
            <text:p>VERSAPACK-WAIST-PACK,-GRE,-15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4" table:style-name="ce2">
            <text:p>910007184</text:p>
          </table:table-cell>
          <table:table-cell office:value-type="string" table:style-name="ce1">
            <text:p>RIVULET POUCH BAG, BLK, 2L</text:p>
          </table:table-cell>
          <table:table-cell office:value-type="string" table:style-name="ce1">
            <text:p>RIVULET-POUCH-BAG,-BLK,-2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5" table:style-name="ce2">
            <text:p>910007185</text:p>
          </table:table-cell>
          <table:table-cell office:value-type="string" table:style-name="ce1">
            <text:p>RIVULET PACK 25L, BLK, 25L</text:p>
          </table:table-cell>
          <table:table-cell office:value-type="string" table:style-name="ce1">
            <text:p>RIVULET-PACK-25L,-BLK,-25L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6" table:style-name="ce2">
            <text:p>910007186</text:p>
          </table:table-cell>
          <table:table-cell office:value-type="string" table:style-name="ce1">
            <text:p>RIVULET SACOCHE BAG, BLK, 5L</text:p>
          </table:table-cell>
          <table:table-cell office:value-type="string" table:style-name="ce1">
            <text:p>RIVULET-SACOCHE-BAG,-BLK,-5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7" table:style-name="ce2">
            <text:p>910007187</text:p>
          </table:table-cell>
          <table:table-cell office:value-type="string" table:style-name="ce1">
            <text:p>AIMAU CAPRI, GRE, L</text:p>
          </table:table-cell>
          <table:table-cell office:value-type="string" table:style-name="ce1">
            <text:p>AIMAU-CAPRI,-GRE,-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8" table:style-name="ce2">
            <text:p>910007188</text:p>
          </table:table-cell>
          <table:table-cell office:value-type="string" table:style-name="ce1">
            <text:p>BRAZZA PANTS, GRE, L</text:p>
          </table:table-cell>
          <table:table-cell office:value-type="string" table:style-name="ce1">
            <text:p>BRAZZA-PANTS,-GRE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90" table:style-name="ce2">
            <text:p>910007190</text:p>
          </table:table-cell>
          <table:table-cell office:value-type="string" table:style-name="ce1">
            <text:p>QUARTERMAN, BLK, NOS</text:p>
          </table:table-cell>
          <table:table-cell office:value-type="string" table:style-name="ce1">
            <text:p>QUARTERMAN,-BLK,-NO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92" table:style-name="ce2">
            <text:p>910007192</text:p>
          </table:table-cell>
          <table:table-cell office:value-type="string" table:style-name="ce1">
            <text:p>BANDANA 7 SUMMITS, NAV, NOS</text:p>
          </table:table-cell>
          <table:table-cell office:value-type="string" table:style-name="ce1">
            <text:p>BANDANA-7-SUMMITS,-NAV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93" table:style-name="ce2">
            <text:p>910007193</text:p>
          </table:table-cell>
          <table:table-cell office:value-type="string" table:style-name="ce1">
            <text:p>X-SEAT PACK 10L, BLK, 10L</text:p>
          </table:table-cell>
          <table:table-cell office:value-type="string" table:style-name="ce1">
            <text:p>X-SEAT-PACK-10L,-BLK,-10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94" table:style-name="ce2">
            <text:p>910007194</text:p>
          </table:table-cell>
          <table:table-cell office:value-type="string" table:style-name="ce1">
            <text:p>COMRADE SASOCHE, OLI, 4L</text:p>
          </table:table-cell>
          <table:table-cell office:value-type="string" table:style-name="ce1">
            <text:p>COMRADE-SASOCHE,-OLI,-4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99" table:style-name="ce2">
            <text:p>910007199</text:p>
          </table:table-cell>
          <table:table-cell office:value-type="string" table:style-name="ce1">
            <text:p>DIARIO LITE 19, MAR, 19L</text:p>
          </table:table-cell>
          <table:table-cell office:value-type="string" table:style-name="ce1">
            <text:p>DIARIO-LITE-19,-MAR,-19L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01" table:style-name="ce2">
            <text:p>910007201</text:p>
          </table:table-cell>
          <table:table-cell office:value-type="string" table:style-name="ce1">
            <text:p>RAKISH LP, GRY, 3L</text:p>
          </table:table-cell>
          <table:table-cell office:value-type="string" table:style-name="ce1">
            <text:p>RAKISH-LP,-GRY,-3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02" table:style-name="ce2">
            <text:p>910007202</text:p>
          </table:table-cell>
          <table:table-cell office:value-type="string" table:style-name="ce1">
            <text:p>ARETHA 1.0, OLI, 2L</text:p>
          </table:table-cell>
          <table:table-cell office:value-type="string" table:style-name="ce1">
            <text:p>ARETHA-1.0,-OLI,-2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03" table:style-name="ce2">
            <text:p>910007203</text:p>
          </table:table-cell>
          <table:table-cell office:value-type="string" table:style-name="ce1">
            <text:p>RAKISH TP, GRY, 3L</text:p>
          </table:table-cell>
          <table:table-cell office:value-type="string" table:style-name="ce1">
            <text:p>RAKISH-TP,-GRY,-3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07" table:style-name="ce2">
            <text:p>910007207</text:p>
          </table:table-cell>
          <table:table-cell office:value-type="string" table:style-name="ce1">
            <text:p>VERSA SWEATSHIRT, DGR, L</text:p>
          </table:table-cell>
          <table:table-cell office:value-type="string" table:style-name="ce1">
            <text:p>VERSA-SWEATSHIRT,-DGR,-L</text:p>
          </table:table-cell>
          <table:table-cell office:value-type="float" office:value="509000" table:style-name="ce1">
            <text:p>509000</text:p>
          </table:table-cell>
          <table:table-cell office:value-type="float" office:value="509000" table:style-name="ce1">
            <text:p>5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08" table:style-name="ce2">
            <text:p>910007208</text:p>
          </table:table-cell>
          <table:table-cell office:value-type="string" table:style-name="ce1">
            <text:p>FOLDABLE MATTRESS, MAR, NOS</text:p>
          </table:table-cell>
          <table:table-cell office:value-type="string" table:style-name="ce1">
            <text:p>FOLDABLE-MATTRESS,-MAR,-NO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09" table:style-name="ce2">
            <text:p>910007209</text:p>
          </table:table-cell>
          <table:table-cell office:value-type="string" table:style-name="ce1">
            <text:p>OUTLAND X28 PRO, OLI, 29</text:p>
          </table:table-cell>
          <table:table-cell office:value-type="string" table:style-name="ce1">
            <text:p>OUTLAND-X28-PRO,-OLI,-29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10" table:style-name="ce2">
            <text:p>910007210</text:p>
          </table:table-cell>
          <table:table-cell office:value-type="string" table:style-name="ce1">
            <text:p>SCAPULAR SHOULDER PAD, GRE, 1L</text:p>
          </table:table-cell>
          <table:table-cell office:value-type="string" table:style-name="ce1">
            <text:p>SCAPULAR-SHOULDER-PAD,-GRE,-1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13" table:style-name="ce2">
            <text:p>910007213</text:p>
          </table:table-cell>
          <table:table-cell office:value-type="string" table:style-name="ce1">
            <text:p>BASQIN FF, BLK, L</text:p>
          </table:table-cell>
          <table:table-cell office:value-type="string" table:style-name="ce1">
            <text:p>BASQIN-FF,-BLK,-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17" table:style-name="ce2">
            <text:p>910007217</text:p>
          </table:table-cell>
          <table:table-cell office:value-type="string" table:style-name="ce1">
            <text:p>RHOMBE LOW, GRY, L</text:p>
          </table:table-cell>
          <table:table-cell office:value-type="string" table:style-name="ce1">
            <text:p>RHOMBE-LOW,-GRY,-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20" table:style-name="ce2">
            <text:p>910007220</text:p>
          </table:table-cell>
          <table:table-cell office:value-type="string" table:style-name="ce1">
            <text:p>ALTIMA 2.0, BLK, 6L</text:p>
          </table:table-cell>
          <table:table-cell office:value-type="string" table:style-name="ce1">
            <text:p>ALTIMA-2.0,-BLK,-6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22" table:style-name="ce2">
            <text:p>910007222</text:p>
          </table:table-cell>
          <table:table-cell office:value-type="string" table:style-name="ce1">
            <text:p>RIVULET SHIRT, GRY, L</text:p>
          </table:table-cell>
          <table:table-cell office:value-type="string" table:style-name="ce1">
            <text:p>RIVULET-SHIRT,-GRY,-L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24" table:style-name="ce2">
            <text:p>910007224</text:p>
          </table:table-cell>
          <table:table-cell office:value-type="string" table:style-name="ce1">
            <text:p>CHRANIT PANT WS, MAR, L</text:p>
          </table:table-cell>
          <table:table-cell office:value-type="string" table:style-name="ce1">
            <text:p>CHRANIT-PANT-WS,-MAR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27" table:style-name="ce2">
            <text:p>910007227</text:p>
          </table:table-cell>
          <table:table-cell office:value-type="string" table:style-name="ce1">
            <text:p>JORGAN VEST, NAV, L</text:p>
          </table:table-cell>
          <table:table-cell office:value-type="string" table:style-name="ce1">
            <text:p>JORGAN-VEST,-NAV,-L</text:p>
          </table:table-cell>
          <table:table-cell office:value-type="float" office:value="479000" table:style-name="ce1">
            <text:p>479000</text:p>
          </table:table-cell>
          <table:table-cell office:value-type="float" office:value="479000" table:style-name="ce1">
            <text:p>4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28" table:style-name="ce2">
            <text:p>910007228</text:p>
          </table:table-cell>
          <table:table-cell office:value-type="string" table:style-name="ce1">
            <text:p>DEMI BOUTONS LS TEES, LIL, L</text:p>
          </table:table-cell>
          <table:table-cell office:value-type="string" table:style-name="ce1">
            <text:p>DEMI-BOUTONS-LS-TEES,-LIL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30" table:style-name="ce2">
            <text:p>910007230</text:p>
          </table:table-cell>
          <table:table-cell office:value-type="string" table:style-name="ce1">
            <text:p>HIRAYA INTO THE FOREST, OLI, L</text:p>
          </table:table-cell>
          <table:table-cell office:value-type="string" table:style-name="ce1">
            <text:p>HIRAYA-INTO-THE-FOREST,-OLI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33" table:style-name="ce2">
            <text:p>910007233</text:p>
          </table:table-cell>
          <table:table-cell office:value-type="string" table:style-name="ce1">
            <text:p>PIRANHA 1.0, BLK, 39</text:p>
          </table:table-cell>
          <table:table-cell office:value-type="string" table:style-name="ce1">
            <text:p>PIRANHA-1.0,-BLK,-39</text:p>
          </table:table-cell>
          <table:table-cell office:value-type="float" office:value="729000" table:style-name="ce1">
            <text:p>729000</text:p>
          </table:table-cell>
          <table:table-cell office:value-type="float" office:value="729000" table:style-name="ce1">
            <text:p>7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34" table:style-name="ce2">
            <text:p>910007234</text:p>
          </table:table-cell>
          <table:table-cell office:value-type="string" table:style-name="ce1">
            <text:p>CORE IRON 2.0, OLI, 29</text:p>
          </table:table-cell>
          <table:table-cell office:value-type="string" table:style-name="ce1">
            <text:p>CORE-IRON-2.0,-OLI,-29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38" table:style-name="ce2">
            <text:p>910007238</text:p>
          </table:table-cell>
          <table:table-cell office:value-type="string" table:style-name="ce1">
            <text:p>CORONET 2.0, NAV, 5L</text:p>
          </table:table-cell>
          <table:table-cell office:value-type="string" table:style-name="ce1">
            <text:p>CORONET-2.0,-NAV,-5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0" table:style-name="ce2">
            <text:p>910007240</text:p>
          </table:table-cell>
          <table:table-cell office:value-type="string" table:style-name="ce1">
            <text:p>HAVER CAP, YEL, L</text:p>
          </table:table-cell>
          <table:table-cell office:value-type="string" table:style-name="ce1">
            <text:p>HAVER-CAP,-YEL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1" table:style-name="ce2">
            <text:p>910007241</text:p>
          </table:table-cell>
          <table:table-cell office:value-type="string" table:style-name="ce1">
            <text:p>X-NAMBILLO, GRE, L</text:p>
          </table:table-cell>
          <table:table-cell office:value-type="string" table:style-name="ce1">
            <text:p>X-NAMBILLO,-GRE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2" table:style-name="ce2">
            <text:p>910007242</text:p>
          </table:table-cell>
          <table:table-cell office:value-type="string" table:style-name="ce1">
            <text:p>SEVILLE CAP, NAV, L</text:p>
          </table:table-cell>
          <table:table-cell office:value-type="string" table:style-name="ce1">
            <text:p>SEVILLE-CAP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3" table:style-name="ce2">
            <text:p>910007243</text:p>
          </table:table-cell>
          <table:table-cell office:value-type="string" table:style-name="ce1">
            <text:p>CRANIUM SHIRT 3.0, KHK, L</text:p>
          </table:table-cell>
          <table:table-cell office:value-type="string" table:style-name="ce1">
            <text:p>CRANIUM-SHIRT-3.0,-KHK,-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5" table:style-name="ce2">
            <text:p>910007245</text:p>
          </table:table-cell>
          <table:table-cell office:value-type="string" table:style-name="ce1">
            <text:p>MISSION SS, KHK, L</text:p>
          </table:table-cell>
          <table:table-cell office:value-type="string" table:style-name="ce1">
            <text:p>MISSION-SS,-KHK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6" table:style-name="ce2">
            <text:p>910007246</text:p>
          </table:table-cell>
          <table:table-cell office:value-type="string" table:style-name="ce1">
            <text:p>RALEIGH WORK SHIRT, MAR, L</text:p>
          </table:table-cell>
          <table:table-cell office:value-type="string" table:style-name="ce1">
            <text:p>RALEIGH-WORK-SHIRT,-MAR,-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7" table:style-name="ce2">
            <text:p>910007247</text:p>
          </table:table-cell>
          <table:table-cell office:value-type="string" table:style-name="ce1">
            <text:p>FARGO LONG SLEEVE, NAV, L</text:p>
          </table:table-cell>
          <table:table-cell office:value-type="string" table:style-name="ce1">
            <text:p>FARGO-LONG-SLEEVE,-NAV,-L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8" table:style-name="ce2">
            <text:p>910007248</text:p>
          </table:table-cell>
          <table:table-cell office:value-type="string" table:style-name="ce1">
            <text:p>MISSION LS, OLI, L</text:p>
          </table:table-cell>
          <table:table-cell office:value-type="string" table:style-name="ce1">
            <text:p>MISSION-LS,-OLI,-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9" table:style-name="ce2">
            <text:p>910007249</text:p>
          </table:table-cell>
          <table:table-cell office:value-type="string" table:style-name="ce1">
            <text:p>GRAVEL 2.0 X28 LS UPDATED, OLI, L</text:p>
          </table:table-cell>
          <table:table-cell office:value-type="string" table:style-name="ce1">
            <text:p>GRAVEL-2.0-X28-LS-UPDATED,-OLI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51" table:style-name="ce2">
            <text:p>910007251</text:p>
          </table:table-cell>
          <table:table-cell office:value-type="string" table:style-name="ce1">
            <text:p>KAWA LEGGING, BLK, L</text:p>
          </table:table-cell>
          <table:table-cell office:value-type="string" table:style-name="ce1">
            <text:p>KAWA-LEGGING,-BLK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52" table:style-name="ce2">
            <text:p>910007252</text:p>
          </table:table-cell>
          <table:table-cell office:value-type="string" table:style-name="ce1">
            <text:p>CI MENCEURI JACKET, GRE, L</text:p>
          </table:table-cell>
          <table:table-cell office:value-type="string" table:style-name="ce1">
            <text:p>CI-MENCEURI-JACKET,-GRE,-L</text:p>
          </table:table-cell>
          <table:table-cell office:value-type="float" office:value="779000" table:style-name="ce1">
            <text:p>779000</text:p>
          </table:table-cell>
          <table:table-cell office:value-type="float" office:value="779000" table:style-name="ce1">
            <text:p>7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56" table:style-name="ce2">
            <text:p>910007256</text:p>
          </table:table-cell>
          <table:table-cell office:value-type="string" table:style-name="ce1">
            <text:p>HIGHEST PEAK, GRY, L</text:p>
          </table:table-cell>
          <table:table-cell office:value-type="string" table:style-name="ce1">
            <text:p>HIGHEST-PEAK,-GRY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57" table:style-name="ce2">
            <text:p>910007257</text:p>
          </table:table-cell>
          <table:table-cell office:value-type="string" table:style-name="ce1">
            <text:p>MOUNTAIN SKETCHERS 2.0, NAV, L</text:p>
          </table:table-cell>
          <table:table-cell office:value-type="string" table:style-name="ce1">
            <text:p>MOUNTAIN-SKETCHERS-2.0,-NAV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59" table:style-name="ce2">
            <text:p>910007259</text:p>
          </table:table-cell>
          <table:table-cell office:value-type="string" table:style-name="ce1">
            <text:p>STARKREGEN, MAR, L</text:p>
          </table:table-cell>
          <table:table-cell office:value-type="string" table:style-name="ce1">
            <text:p>STARKREGEN,-MAR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0" table:style-name="ce2">
            <text:p>910007260</text:p>
          </table:table-cell>
          <table:table-cell office:value-type="string" table:style-name="ce1">
            <text:p>ENTIRE MULCH, MAR, L</text:p>
          </table:table-cell>
          <table:table-cell office:value-type="string" table:style-name="ce1">
            <text:p>ENTIRE-MULCH,-MAR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2" table:style-name="ce2">
            <text:p>910007262</text:p>
          </table:table-cell>
          <table:table-cell office:value-type="string" table:style-name="ce1">
            <text:p>RAINY VIBES SS TSHIRT, OLI, L</text:p>
          </table:table-cell>
          <table:table-cell office:value-type="string" table:style-name="ce1">
            <text:p>RAINY-VIBES-SS-TSHIRT,-OLI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4" table:style-name="ce2">
            <text:p>910007264</text:p>
          </table:table-cell>
          <table:table-cell office:value-type="string" table:style-name="ce1">
            <text:p>SERAYU SS TEES, NAV, L</text:p>
          </table:table-cell>
          <table:table-cell office:value-type="string" table:style-name="ce1">
            <text:p>SERAYU-SS-TEES,-NAV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5" table:style-name="ce2">
            <text:p>910007265</text:p>
          </table:table-cell>
          <table:table-cell office:value-type="string" table:style-name="ce1">
            <text:p>VENTRIX WP5K, RED, L</text:p>
          </table:table-cell>
          <table:table-cell office:value-type="string" table:style-name="ce1">
            <text:p>VENTRIX-WP5K,-RED,-L</text:p>
          </table:table-cell>
          <table:table-cell office:value-type="float" office:value="829000" table:style-name="ce1">
            <text:p>829000</text:p>
          </table:table-cell>
          <table:table-cell office:value-type="float" office:value="829000" table:style-name="ce1">
            <text:p>8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6" table:style-name="ce2">
            <text:p>910007266</text:p>
          </table:table-cell>
          <table:table-cell office:value-type="string" table:style-name="ce1">
            <text:p>EQUATOR LINE WALLET 1.0, GRY, NOS</text:p>
          </table:table-cell>
          <table:table-cell office:value-type="string" table:style-name="ce1">
            <text:p>EQUATOR-LINE-WALLET-1.0,-GRY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7" table:style-name="ce2">
            <text:p>910007267</text:p>
          </table:table-cell>
          <table:table-cell office:value-type="string" table:style-name="ce1">
            <text:p>THERMIC BOTTLE POUCH, OLI, 1L</text:p>
          </table:table-cell>
          <table:table-cell office:value-type="string" table:style-name="ce1">
            <text:p>THERMIC-BOTTLE-POUCH,-OLI,-1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8" table:style-name="ce2">
            <text:p>910007268</text:p>
          </table:table-cell>
          <table:table-cell office:value-type="string" table:style-name="ce1">
            <text:p>HIKE AND CAMP, DGN, 11</text:p>
          </table:table-cell>
          <table:table-cell office:value-type="string" table:style-name="ce1">
            <text:p>HIKE-AND-CAMP,-DGN,-11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72" table:style-name="ce2">
            <text:p>910007272</text:p>
          </table:table-cell>
          <table:table-cell office:value-type="string" table:style-name="ce1">
            <text:p>TOUCAN 2.0 WALLET, MAR, NOS</text:p>
          </table:table-cell>
          <table:table-cell office:value-type="string" table:style-name="ce1">
            <text:p>TOUCAN-2.0-WALLET,-MAR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74" table:style-name="ce2">
            <text:p>910007274</text:p>
          </table:table-cell>
          <table:table-cell office:value-type="string" table:style-name="ce1">
            <text:p>WOOD LOGO SS TSHIRT, NAV, L</text:p>
          </table:table-cell>
          <table:table-cell office:value-type="string" table:style-name="ce1">
            <text:p>WOOD-LOGO-SS-TSHIRT,-NAV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75" table:style-name="ce2">
            <text:p>910007275</text:p>
          </table:table-cell>
          <table:table-cell office:value-type="string" table:style-name="ce1">
            <text:p>CUVETTE, NAV, L</text:p>
          </table:table-cell>
          <table:table-cell office:value-type="string" table:style-name="ce1">
            <text:p>CUVETTE,-NAV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76" table:style-name="ce2">
            <text:p>910007276</text:p>
          </table:table-cell>
          <table:table-cell office:value-type="string" table:style-name="ce1">
            <text:p>RIVULET SS TEES, GRE, L</text:p>
          </table:table-cell>
          <table:table-cell office:value-type="string" table:style-name="ce1">
            <text:p>RIVULET-SS-TEES,-GRE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77" table:style-name="ce2">
            <text:p>910007277</text:p>
          </table:table-cell>
          <table:table-cell office:value-type="string" table:style-name="ce1">
            <text:p>ON CLOUD NINE, NAV, L</text:p>
          </table:table-cell>
          <table:table-cell office:value-type="string" table:style-name="ce1">
            <text:p>ON-CLOUD-NINE,-NAV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78" table:style-name="ce2">
            <text:p>910007278</text:p>
          </table:table-cell>
          <table:table-cell office:value-type="string" table:style-name="ce1">
            <text:p>ZIMMER MAN, NAV, L</text:p>
          </table:table-cell>
          <table:table-cell office:value-type="string" table:style-name="ce1">
            <text:p>ZIMMER-MAN,-NAV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1" table:style-name="ce2">
            <text:p>910007281</text:p>
          </table:table-cell>
          <table:table-cell office:value-type="string" table:style-name="ce1">
            <text:p>RIVULET PANT, NAV, 29</text:p>
          </table:table-cell>
          <table:table-cell office:value-type="string" table:style-name="ce1">
            <text:p>RIVULET-PANT,-NAV,-29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2" table:style-name="ce2">
            <text:p>910007282</text:p>
          </table:table-cell>
          <table:table-cell office:value-type="string" table:style-name="ce1">
            <text:p>ADVENTURIDE, OLI, L</text:p>
          </table:table-cell>
          <table:table-cell office:value-type="string" table:style-name="ce1">
            <text:p>ADVENTURIDE,-OLI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3" table:style-name="ce2">
            <text:p>910007283</text:p>
          </table:table-cell>
          <table:table-cell office:value-type="string" table:style-name="ce1">
            <text:p>LA VAGUE LS TEES, NAV, L</text:p>
          </table:table-cell>
          <table:table-cell office:value-type="string" table:style-name="ce1">
            <text:p>LA-VAGUE-LS-TEES,-NAV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4" table:style-name="ce2">
            <text:p>910007284</text:p>
          </table:table-cell>
          <table:table-cell office:value-type="string" table:style-name="ce1">
            <text:p>RIVULET LS TEES, GRE, L</text:p>
          </table:table-cell>
          <table:table-cell office:value-type="string" table:style-name="ce1">
            <text:p>RIVULET-LS-TEES,-GRE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5" table:style-name="ce2">
            <text:p>910007285</text:p>
          </table:table-cell>
          <table:table-cell office:value-type="string" table:style-name="ce1">
            <text:p>ADAPTOUR FRONT STORAGE BAG, BLK, 5L</text:p>
          </table:table-cell>
          <table:table-cell office:value-type="string" table:style-name="ce1">
            <text:p>ADAPTOUR-FRONT-STORAGE-BAG,-BLK,-5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7" table:style-name="ce2">
            <text:p>910007287</text:p>
          </table:table-cell>
          <table:table-cell office:value-type="string" table:style-name="ce1">
            <text:p>DALLAS VEST 2.0, MAR, L</text:p>
          </table:table-cell>
          <table:table-cell office:value-type="string" table:style-name="ce1">
            <text:p>DALLAS-VEST-2.0,-MAR,-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8" table:style-name="ce2">
            <text:p>910007288</text:p>
          </table:table-cell>
          <table:table-cell office:value-type="string" table:style-name="ce1">
            <text:p>DUNCAN JACKET 2.0, GRY, L</text:p>
          </table:table-cell>
          <table:table-cell office:value-type="string" table:style-name="ce1">
            <text:p>DUNCAN-JACKET-2.0,-GRY,-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9" table:style-name="ce2">
            <text:p>910007289</text:p>
          </table:table-cell>
          <table:table-cell office:value-type="string" table:style-name="ce1">
            <text:p>LINX JACKET 2.0, NAV, L</text:p>
          </table:table-cell>
          <table:table-cell office:value-type="string" table:style-name="ce1">
            <text:p>LINX-JACKET-2.0,-NAV,-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91" table:style-name="ce2">
            <text:p>910007291</text:p>
          </table:table-cell>
          <table:table-cell office:value-type="string" table:style-name="ce1">
            <text:p>BROME TEE, DGR, L</text:p>
          </table:table-cell>
          <table:table-cell office:value-type="string" table:style-name="ce1">
            <text:p>BROME-TEE,-DGR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93" table:style-name="ce2">
            <text:p>910007293</text:p>
          </table:table-cell>
          <table:table-cell office:value-type="string" table:style-name="ce1">
            <text:p>AGRESS ACT SP, OLI, L</text:p>
          </table:table-cell>
          <table:table-cell office:value-type="string" table:style-name="ce1">
            <text:p>AGRESS-ACT-SP,-OLI,-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94" table:style-name="ce2">
            <text:p>910007294</text:p>
          </table:table-cell>
          <table:table-cell office:value-type="string" table:style-name="ce1">
            <text:p>BALATON FULL PRINT TEES, LBR, L</text:p>
          </table:table-cell>
          <table:table-cell office:value-type="string" table:style-name="ce1">
            <text:p>BALATON-FULL-PRINT-TEES,-LBR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95" table:style-name="ce2">
            <text:p>910007295</text:p>
          </table:table-cell>
          <table:table-cell office:value-type="string" table:style-name="ce1">
            <text:p>CARABINER LOGO, BLK, L</text:p>
          </table:table-cell>
          <table:table-cell office:value-type="string" table:style-name="ce1">
            <text:p>CARABINER-LOGO,-BLK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98" table:style-name="ce2">
            <text:p>910007298</text:p>
          </table:table-cell>
          <table:table-cell office:value-type="string" table:style-name="ce1">
            <text:p>PATHWAYS 1.2 XT SP, DGR, L</text:p>
          </table:table-cell>
          <table:table-cell office:value-type="string" table:style-name="ce1">
            <text:p>PATHWAYS-1.2-XT-SP,-DGR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04" table:style-name="ce2">
            <text:p>910007304</text:p>
          </table:table-cell>
          <table:table-cell office:value-type="string" table:style-name="ce1">
            <text:p>FLOBAMORA XT, KHK, L</text:p>
          </table:table-cell>
          <table:table-cell office:value-type="string" table:style-name="ce1">
            <text:p>FLOBAMORA-XT,-KHK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08" table:style-name="ce2">
            <text:p>910007308</text:p>
          </table:table-cell>
          <table:table-cell office:value-type="string" table:style-name="ce1">
            <text:p>RAZZA SS TEES, LGY, L</text:p>
          </table:table-cell>
          <table:table-cell office:value-type="string" table:style-name="ce1">
            <text:p>RAZZA-SS-TEES,-LGY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09" table:style-name="ce2">
            <text:p>910007309</text:p>
          </table:table-cell>
          <table:table-cell office:value-type="string" table:style-name="ce1">
            <text:p>ELMETTO SS TEES, LGY, L</text:p>
          </table:table-cell>
          <table:table-cell office:value-type="string" table:style-name="ce1">
            <text:p>ELMETTO-SS-TEES,-LGY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10" table:style-name="ce2">
            <text:p>910007310</text:p>
          </table:table-cell>
          <table:table-cell office:value-type="string" table:style-name="ce1">
            <text:p>VOLANTE SS TEES, LGY, L</text:p>
          </table:table-cell>
          <table:table-cell office:value-type="string" table:style-name="ce1">
            <text:p>VOLANTE-SS-TEES,-LGY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11" table:style-name="ce2">
            <text:p>910007311</text:p>
          </table:table-cell>
          <table:table-cell office:value-type="string" table:style-name="ce1">
            <text:p>GRAVIER LS TEES, LBL, L</text:p>
          </table:table-cell>
          <table:table-cell office:value-type="string" table:style-name="ce1">
            <text:p>GRAVIER-LS-TEES,-LBL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12" table:style-name="ce2">
            <text:p>910007312</text:p>
          </table:table-cell>
          <table:table-cell office:value-type="string" table:style-name="ce1">
            <text:p>WAKATOBI XT, OLI, L</text:p>
          </table:table-cell>
          <table:table-cell office:value-type="string" table:style-name="ce1">
            <text:p>WAKATOBI-XT,-OLI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13" table:style-name="ce2">
            <text:p>910007313</text:p>
          </table:table-cell>
          <table:table-cell office:value-type="string" table:style-name="ce1">
            <text:p>HIKE XT 2.0 SP UPDATE, OLI, L</text:p>
          </table:table-cell>
          <table:table-cell office:value-type="string" table:style-name="ce1">
            <text:p>HIKE-XT-2.0-SP-UPDATE,-OLI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17" table:style-name="ce2">
            <text:p>910007317</text:p>
          </table:table-cell>
          <table:table-cell office:value-type="string" table:style-name="ce1">
            <text:p>AUTRA VEST, BLK, L</text:p>
          </table:table-cell>
          <table:table-cell office:value-type="string" table:style-name="ce1">
            <text:p>AUTRA-VEST,-BLK,-L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18" table:style-name="ce2">
            <text:p>910007318</text:p>
          </table:table-cell>
          <table:table-cell office:value-type="string" table:style-name="ce1">
            <text:p>CLAMWALL, OLI, NOS</text:p>
          </table:table-cell>
          <table:table-cell office:value-type="string" table:style-name="ce1">
            <text:p>CLAMWALL,-OLI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2" table:style-name="ce2">
            <text:p>910007322</text:p>
          </table:table-cell>
          <table:table-cell office:value-type="string" table:style-name="ce1">
            <text:p>KLENOVIK 1.0 PANTS, DGR, 29</text:p>
          </table:table-cell>
          <table:table-cell office:value-type="string" table:style-name="ce1">
            <text:p>KLENOVIK-1.0-PANTS,-DGR,-29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3" table:style-name="ce2">
            <text:p>910007323</text:p>
          </table:table-cell>
          <table:table-cell office:value-type="string" table:style-name="ce1">
            <text:p>RUGBY LS TSHIRT, NAV, L</text:p>
          </table:table-cell>
          <table:table-cell office:value-type="string" table:style-name="ce1">
            <text:p>RUGBY-LS-TSHIRT,-NAV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4" table:style-name="ce2">
            <text:p>910007324</text:p>
          </table:table-cell>
          <table:table-cell office:value-type="string" table:style-name="ce1">
            <text:p>RUGBY SS TSHIRT, NAV, L</text:p>
          </table:table-cell>
          <table:table-cell office:value-type="string" table:style-name="ce1">
            <text:p>RUGBY-SS-TSHIRT,-NAV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5" table:style-name="ce2">
            <text:p>910007325</text:p>
          </table:table-cell>
          <table:table-cell office:value-type="string" table:style-name="ce1">
            <text:p>X-THATCH STRAP, GRY, NOS</text:p>
          </table:table-cell>
          <table:table-cell office:value-type="string" table:style-name="ce1">
            <text:p>X-THATCH-STRAP,-GRY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6" table:style-name="ce2">
            <text:p>910007326</text:p>
          </table:table-cell>
          <table:table-cell office:value-type="string" table:style-name="ce1">
            <text:p>GEVAL PHONE CASE, GRY, NOS</text:p>
          </table:table-cell>
          <table:table-cell office:value-type="string" table:style-name="ce1">
            <text:p>GEVAL-PHONE-CASE,-GRY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7" table:style-name="ce2">
            <text:p>910007327</text:p>
          </table:table-cell>
          <table:table-cell office:value-type="string" table:style-name="ce1">
            <text:p>RIVULET WRM SS TEES, NAV, L</text:p>
          </table:table-cell>
          <table:table-cell office:value-type="string" table:style-name="ce1">
            <text:p>RIVULET-WRM-SS-TEES,-NAV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8" table:style-name="ce2">
            <text:p>910007328</text:p>
          </table:table-cell>
          <table:table-cell office:value-type="string" table:style-name="ce1">
            <text:p>LITRACK WINDPROOF JACKET, RED, L</text:p>
          </table:table-cell>
          <table:table-cell office:value-type="string" table:style-name="ce1">
            <text:p>LITRACK-WINDPROOF-JACKET,-RED,-L</text:p>
          </table:table-cell>
          <table:table-cell office:value-type="float" office:value="479000" table:style-name="ce1">
            <text:p>479000</text:p>
          </table:table-cell>
          <table:table-cell office:value-type="float" office:value="479000" table:style-name="ce1">
            <text:p>4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9" table:style-name="ce2">
            <text:p>910007329</text:p>
          </table:table-cell>
          <table:table-cell office:value-type="string" table:style-name="ce1">
            <text:p>RAIN COVER WASTE POCKET (45L-5, BLK, L</text:p>
          </table:table-cell>
          <table:table-cell office:value-type="string" table:style-name="ce1">
            <text:p>RAIN-COVER-WASTE-POCKET-(45L-5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30" table:style-name="ce2">
            <text:p>910007330</text:p>
          </table:table-cell>
          <table:table-cell office:value-type="string" table:style-name="ce1">
            <text:p>RAIN COVER WASTE POCKET (30L-3, BLK, M</text:p>
          </table:table-cell>
          <table:table-cell office:value-type="string" table:style-name="ce1">
            <text:p>RAIN-COVER-WASTE-POCKET-(30L-3,-BLK,-M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34" table:style-name="ce2">
            <text:p>910007334</text:p>
          </table:table-cell>
          <table:table-cell office:value-type="string" table:style-name="ce1">
            <text:p>SOUTH FORK 1.0, DGR, L</text:p>
          </table:table-cell>
          <table:table-cell office:value-type="string" table:style-name="ce1">
            <text:p>SOUTH-FORK-1.0,-DGR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35" table:style-name="ce2">
            <text:p>910007335</text:p>
          </table:table-cell>
          <table:table-cell office:value-type="string" table:style-name="ce1">
            <text:p>ALLENATORE 1.0, NAV, L</text:p>
          </table:table-cell>
          <table:table-cell office:value-type="string" table:style-name="ce1">
            <text:p>ALLENATORE-1.0,-NAV,-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39" table:style-name="ce2">
            <text:p>910007339</text:p>
          </table:table-cell>
          <table:table-cell office:value-type="string" table:style-name="ce1">
            <text:p>TIVER HENLEY LS, MAR, L</text:p>
          </table:table-cell>
          <table:table-cell office:value-type="string" table:style-name="ce1">
            <text:p>TIVER-HENLEY-LS,-MAR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0" table:style-name="ce2">
            <text:p>910007340</text:p>
          </table:table-cell>
          <table:table-cell office:value-type="string" table:style-name="ce1">
            <text:p>CASTMIRE PULLOVER HOODED, OLI, L</text:p>
          </table:table-cell>
          <table:table-cell office:value-type="string" table:style-name="ce1">
            <text:p>CASTMIRE-PULLOVER-HOODED,-OLI,-L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1" table:style-name="ce2">
            <text:p>910007341</text:p>
          </table:table-cell>
          <table:table-cell office:value-type="string" table:style-name="ce1">
            <text:p>OVERLAND SS TEES, RED, L</text:p>
          </table:table-cell>
          <table:table-cell office:value-type="string" table:style-name="ce1">
            <text:p>OVERLAND-SS-TEES,-RED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2" table:style-name="ce2">
            <text:p>910007342</text:p>
          </table:table-cell>
          <table:table-cell office:value-type="string" table:style-name="ce1">
            <text:p>SISSA SS TEES, DGR, L</text:p>
          </table:table-cell>
          <table:table-cell office:value-type="string" table:style-name="ce1">
            <text:p>SISSA-SS-TEES,-DGR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4" table:style-name="ce2">
            <text:p>910007344</text:p>
          </table:table-cell>
          <table:table-cell office:value-type="string" table:style-name="ce1">
            <text:p>CURL UP SOFT FLASK 500ML, TRA, NOS</text:p>
          </table:table-cell>
          <table:table-cell office:value-type="string" table:style-name="ce1">
            <text:p>CURL-UP-SOFT-FLASK-500ML,-TRA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5" table:style-name="ce2">
            <text:p>910007345</text:p>
          </table:table-cell>
          <table:table-cell office:value-type="string" table:style-name="ce1">
            <text:p>HYDROPHOBIC LS TEES, GRY, L</text:p>
          </table:table-cell>
          <table:table-cell office:value-type="string" table:style-name="ce1">
            <text:p>HYDROPHOBIC-LS-TEES,-GRY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6" table:style-name="ce2">
            <text:p>910007346</text:p>
          </table:table-cell>
          <table:table-cell office:value-type="string" table:style-name="ce1">
            <text:p>PRAVIDE LS TEES, MAR, L</text:p>
          </table:table-cell>
          <table:table-cell office:value-type="string" table:style-name="ce1">
            <text:p>PRAVIDE-LS-TEES,-MAR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7" table:style-name="ce2">
            <text:p>910007347</text:p>
          </table:table-cell>
          <table:table-cell office:value-type="string" table:style-name="ce1">
            <text:p>SISSA LS TEES, MAR, L</text:p>
          </table:table-cell>
          <table:table-cell office:value-type="string" table:style-name="ce1">
            <text:p>SISSA-LS-TEES,-MAR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9" table:style-name="ce2">
            <text:p>910007349</text:p>
          </table:table-cell>
          <table:table-cell office:value-type="string" table:style-name="ce1">
            <text:p>RAINY GRAPHIC LS TEES, NAV, L</text:p>
          </table:table-cell>
          <table:table-cell office:value-type="string" table:style-name="ce1">
            <text:p>RAINY-GRAPHIC-LS-TEES,-NAV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0" table:style-name="ce2">
            <text:p>910007350</text:p>
          </table:table-cell>
          <table:table-cell office:value-type="string" table:style-name="ce1">
            <text:p>HYDROPHOBIC SS TEES, GRY, L</text:p>
          </table:table-cell>
          <table:table-cell office:value-type="string" table:style-name="ce1">
            <text:p>HYDROPHOBIC-SS-TEES,-GRY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1" table:style-name="ce2">
            <text:p>910007351</text:p>
          </table:table-cell>
          <table:table-cell office:value-type="string" table:style-name="ce1">
            <text:p>C.SHORT DOBY AERO 1.1, GRY, L</text:p>
          </table:table-cell>
          <table:table-cell office:value-type="string" table:style-name="ce1">
            <text:p>C.SHORT-DOBY-AERO-1.1,-GRY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2" table:style-name="ce2">
            <text:p>910007352</text:p>
          </table:table-cell>
          <table:table-cell office:value-type="string" table:style-name="ce1">
            <text:p>ARTIC SHORT MIC FIBER 1.1, NAV, L</text:p>
          </table:table-cell>
          <table:table-cell office:value-type="string" table:style-name="ce1">
            <text:p>ARTIC-SHORT-MIC-FIBER-1.1,-NAV,-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3" table:style-name="ce2">
            <text:p>910007353</text:p>
          </table:table-cell>
          <table:table-cell office:value-type="string" table:style-name="ce1">
            <text:p>TRACKLINE SHORTPANTS 1.1, BLK, L</text:p>
          </table:table-cell>
          <table:table-cell office:value-type="string" table:style-name="ce1">
            <text:p>TRACKLINE-SHORTPANTS-1.1,-BLK,-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4" table:style-name="ce2">
            <text:p>910007354</text:p>
          </table:table-cell>
          <table:table-cell office:value-type="string" table:style-name="ce1">
            <text:p>VALMIERA JACKET 2.0, GRY, L</text:p>
          </table:table-cell>
          <table:table-cell office:value-type="string" table:style-name="ce1">
            <text:p>VALMIERA-JACKET-2.0,-GRY,-L</text:p>
          </table:table-cell>
          <table:table-cell office:value-type="float" office:value="519000" table:style-name="ce1">
            <text:p>519000</text:p>
          </table:table-cell>
          <table:table-cell office:value-type="float" office:value="519000" table:style-name="ce1">
            <text:p>5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5" table:style-name="ce2">
            <text:p>910007355</text:p>
          </table:table-cell>
          <table:table-cell office:value-type="string" table:style-name="ce1">
            <text:p>BORN TO ROAM TEES JS, MAR, 11</text:p>
          </table:table-cell>
          <table:table-cell office:value-type="string" table:style-name="ce1">
            <text:p>BORN-TO-ROAM-TEES-JS,-MAR,-11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6" table:style-name="ce2">
            <text:p>910007356</text:p>
          </table:table-cell>
          <table:table-cell office:value-type="string" table:style-name="ce1">
            <text:p>AMVINE HENLEY LS, NAV, L</text:p>
          </table:table-cell>
          <table:table-cell office:value-type="string" table:style-name="ce1">
            <text:p>AMVINE-HENLEY-LS,-NAV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8" table:style-name="ce2">
            <text:p>910007358</text:p>
          </table:table-cell>
          <table:table-cell office:value-type="string" table:style-name="ce1">
            <text:p>ZAUVER LS TEES, LGY, L</text:p>
          </table:table-cell>
          <table:table-cell office:value-type="string" table:style-name="ce1">
            <text:p>ZAUVER-LS-TEES,-LGY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9" table:style-name="ce2">
            <text:p>910007359</text:p>
          </table:table-cell>
          <table:table-cell office:value-type="string" table:style-name="ce1">
            <text:p>ROCKLANDS 1.0, NAV, L</text:p>
          </table:table-cell>
          <table:table-cell office:value-type="string" table:style-name="ce1">
            <text:p>ROCKLANDS-1.0,-NAV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61" table:style-name="ce2">
            <text:p>910007361</text:p>
          </table:table-cell>
          <table:table-cell office:value-type="string" table:style-name="ce1">
            <text:p>TROPIC TRIP 1.1, NAV, L</text:p>
          </table:table-cell>
          <table:table-cell office:value-type="string" table:style-name="ce1">
            <text:p>TROPIC-TRIP-1.1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63" table:style-name="ce2">
            <text:p>910007363</text:p>
          </table:table-cell>
          <table:table-cell office:value-type="string" table:style-name="ce1">
            <text:p>HANG ON WALLET, OLI, NOS</text:p>
          </table:table-cell>
          <table:table-cell office:value-type="string" table:style-name="ce1">
            <text:p>HANG-ON-WALLET,-OLI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64" table:style-name="ce2">
            <text:p>910007364</text:p>
          </table:table-cell>
          <table:table-cell office:value-type="string" table:style-name="ce1">
            <text:p>DEFEND WALLET, GRY, NOS</text:p>
          </table:table-cell>
          <table:table-cell office:value-type="string" table:style-name="ce1">
            <text:p>DEFEND-WALLET,-GRY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66" table:style-name="ce2">
            <text:p>910007366</text:p>
          </table:table-cell>
          <table:table-cell office:value-type="string" table:style-name="ce1">
            <text:p>CLUVER, NAV, L</text:p>
          </table:table-cell>
          <table:table-cell office:value-type="string" table:style-name="ce1">
            <text:p>CLUVER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68" table:style-name="ce2">
            <text:p>910007368</text:p>
          </table:table-cell>
          <table:table-cell office:value-type="string" table:style-name="ce1">
            <text:p>ARESVILLE , OLI, L</text:p>
          </table:table-cell>
          <table:table-cell office:value-type="string" table:style-name="ce1">
            <text:p>ARESVILLE-,-OLI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69" table:style-name="ce2">
            <text:p>910007369</text:p>
          </table:table-cell>
          <table:table-cell office:value-type="string" table:style-name="ce1">
            <text:p>CHAEVIL, GRY, L</text:p>
          </table:table-cell>
          <table:table-cell office:value-type="string" table:style-name="ce1">
            <text:p>CHAEVIL,-GRY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72" table:style-name="ce2">
            <text:p>910007372</text:p>
          </table:table-cell>
          <table:table-cell office:value-type="string" table:style-name="ce1">
            <text:p>LANE CYCLE SHORT WS, DGR, L</text:p>
          </table:table-cell>
          <table:table-cell office:value-type="string" table:style-name="ce1">
            <text:p>LANE-CYCLE-SHORT-WS,-DGR,-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74" table:style-name="ce2">
            <text:p>910007374</text:p>
          </table:table-cell>
          <table:table-cell office:value-type="string" table:style-name="ce1">
            <text:p>KARAKORAM WS UNDERSHIRT, BLK, L</text:p>
          </table:table-cell>
          <table:table-cell office:value-type="string" table:style-name="ce1">
            <text:p>KARAKORAM-WS-UNDERSHIRT,-BLK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75" table:style-name="ce2">
            <text:p>910007375</text:p>
          </table:table-cell>
          <table:table-cell office:value-type="string" table:style-name="ce1">
            <text:p>MOUNTAIN CITY, NAV, L</text:p>
          </table:table-cell>
          <table:table-cell office:value-type="string" table:style-name="ce1">
            <text:p>MOUNTAIN-CITY,-NAV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76" table:style-name="ce2">
            <text:p>910007376</text:p>
          </table:table-cell>
          <table:table-cell office:value-type="string" table:style-name="ce1">
            <text:p>X-DEVIANT LIGHT JACKET, GRY, L</text:p>
          </table:table-cell>
          <table:table-cell office:value-type="string" table:style-name="ce1">
            <text:p>X-DEVIANT-LIGHT-JACKET,-GRY,-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79" table:style-name="ce2">
            <text:p>910007379</text:p>
          </table:table-cell>
          <table:table-cell office:value-type="string" table:style-name="ce1">
            <text:p>Z-KANE WATER BOTTLE, BLU, NOS</text:p>
          </table:table-cell>
          <table:table-cell office:value-type="string" table:style-name="ce1">
            <text:p>Z-KANE-WATER-BOTTLE,-BLU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80" table:style-name="ce2">
            <text:p>910007380</text:p>
          </table:table-cell>
          <table:table-cell office:value-type="string" table:style-name="ce1">
            <text:p>Z-TZE WATER BOTTLE, GRY, NOS</text:p>
          </table:table-cell>
          <table:table-cell office:value-type="string" table:style-name="ce1">
            <text:p>Z-TZE-WATER-BOTTLE,-GRY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82" table:style-name="ce2">
            <text:p>910007382</text:p>
          </table:table-cell>
          <table:table-cell office:value-type="string" table:style-name="ce1">
            <text:p>ADAPTOUR UNDER SEAT BAG, BLK, 25L</text:p>
          </table:table-cell>
          <table:table-cell office:value-type="string" table:style-name="ce1">
            <text:p>ADAPTOUR-UNDER-SEAT-BAG,-BLK,-25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83" table:style-name="ce2">
            <text:p>910007383</text:p>
          </table:table-cell>
          <table:table-cell office:value-type="string" table:style-name="ce1">
            <text:p>LUDISIA LOW WS, GRY, M</text:p>
          </table:table-cell>
          <table:table-cell office:value-type="string" table:style-name="ce1">
            <text:p>LUDISIA-LOW-WS,-GRY,-M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84" table:style-name="ce2">
            <text:p>910007384</text:p>
          </table:table-cell>
          <table:table-cell office:value-type="string" table:style-name="ce1">
            <text:p>X-CHONDRITE BANDANA MASK, BLK, NOS</text:p>
          </table:table-cell>
          <table:table-cell office:value-type="string" table:style-name="ce1">
            <text:p>X-CHONDRITE-BANDANA-MASK,-BLK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85" table:style-name="ce2">
            <text:p>910007385</text:p>
          </table:table-cell>
          <table:table-cell office:value-type="string" table:style-name="ce1">
            <text:p>X-THATCH 2 STRAP, OLI, NOS</text:p>
          </table:table-cell>
          <table:table-cell office:value-type="string" table:style-name="ce1">
            <text:p>X-THATCH-2-STRAP,-OLI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90" table:style-name="ce2">
            <text:p>910007390</text:p>
          </table:table-cell>
          <table:table-cell office:value-type="string" table:style-name="ce1">
            <text:p>Z-SENDER TRIPWALK POUCH, NAV, 4L</text:p>
          </table:table-cell>
          <table:table-cell office:value-type="string" table:style-name="ce1">
            <text:p>Z-SENDER-TRIPWALK-POUCH,-NAV,-4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92" table:style-name="ce2">
            <text:p>910007392</text:p>
          </table:table-cell>
          <table:table-cell office:value-type="string" table:style-name="ce1">
            <text:p>X-RIVLEM, NAV, L</text:p>
          </table:table-cell>
          <table:table-cell office:value-type="string" table:style-name="ce1">
            <text:p>X-RIVLEM,-NAV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93" table:style-name="ce2">
            <text:p>910007393</text:p>
          </table:table-cell>
          <table:table-cell office:value-type="string" table:style-name="ce1">
            <text:p>Z-ROUTER WAIST BAG, NAV, 2L</text:p>
          </table:table-cell>
          <table:table-cell office:value-type="string" table:style-name="ce1">
            <text:p>Z-ROUTER-WAIST-BAG,-NAV,-2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94" table:style-name="ce2">
            <text:p>910007394</text:p>
          </table:table-cell>
          <table:table-cell office:value-type="string" table:style-name="ce1">
            <text:p>RAMUS PORTABLE BIDET, WHT, NOS</text:p>
          </table:table-cell>
          <table:table-cell office:value-type="string" table:style-name="ce1">
            <text:p>RAMUS-PORTABLE-BIDET,-WHT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95" table:style-name="ce2">
            <text:p>910007395</text:p>
          </table:table-cell>
          <table:table-cell office:value-type="string" table:style-name="ce1">
            <text:p>89 PATTERN HONALO FACE MASK, NAV, NOS</text:p>
          </table:table-cell>
          <table:table-cell office:value-type="string" table:style-name="ce1">
            <text:p>89-PATTERN-HONALO-FACE-MASK,-NAV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00" table:style-name="ce2">
            <text:p>910007400</text:p>
          </table:table-cell>
          <table:table-cell office:value-type="string" table:style-name="ce1">
            <text:p>SUNSHINY, GRE, 1L</text:p>
          </table:table-cell>
          <table:table-cell office:value-type="string" table:style-name="ce1">
            <text:p>SUNSHINY,-GRE,-1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03" table:style-name="ce2">
            <text:p>910007403</text:p>
          </table:table-cell>
          <table:table-cell office:value-type="string" table:style-name="ce1">
            <text:p>BROMO TS NATIONAL TEES, BLK, L</text:p>
          </table:table-cell>
          <table:table-cell office:value-type="string" table:style-name="ce1">
            <text:p>BROMO-TS-NATIONAL-TEES,-BLK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07" table:style-name="ce2">
            <text:p>910007407</text:p>
          </table:table-cell>
          <table:table-cell office:value-type="string" table:style-name="ce1">
            <text:p>WELCOME 2 D'JUNGLE 1.0, BLK, L</text:p>
          </table:table-cell>
          <table:table-cell office:value-type="string" table:style-name="ce1">
            <text:p>WELCOME-2-D'JUNGLE-1.0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09" table:style-name="ce2">
            <text:p>910007409</text:p>
          </table:table-cell>
          <table:table-cell office:value-type="string" table:style-name="ce1">
            <text:p>PINEWOOD TOILETRY M 1F, NAV, 3L</text:p>
          </table:table-cell>
          <table:table-cell office:value-type="string" table:style-name="ce1">
            <text:p>PINEWOOD-TOILETRY-M-1F,-NAV,-3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13" table:style-name="ce2">
            <text:p>910007413</text:p>
          </table:table-cell>
          <table:table-cell office:value-type="string" table:style-name="ce1">
            <text:p>EXRE CRUSADER, DGR, 29</text:p>
          </table:table-cell>
          <table:table-cell office:value-type="string" table:style-name="ce1">
            <text:p>EXRE-CRUSADER,-DGR,-29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14" table:style-name="ce2">
            <text:p>910007414</text:p>
          </table:table-cell>
          <table:table-cell office:value-type="string" table:style-name="ce1">
            <text:p>EXRE TIRUVOTTIYUR, DGR, L</text:p>
          </table:table-cell>
          <table:table-cell office:value-type="string" table:style-name="ce1">
            <text:p>EXRE-TIRUVOTTIYUR,-DGR,-L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15" table:style-name="ce2">
            <text:p>910007415</text:p>
          </table:table-cell>
          <table:table-cell office:value-type="string" table:style-name="ce1">
            <text:p>EXRE MADRAS, DGR, L</text:p>
          </table:table-cell>
          <table:table-cell office:value-type="string" table:style-name="ce1">
            <text:p>EXRE-MADRAS,-DGR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16" table:style-name="ce2">
            <text:p>910007416</text:p>
          </table:table-cell>
          <table:table-cell office:value-type="string" table:style-name="ce1">
            <text:p>EXRE REDITCH, DGR, L</text:p>
          </table:table-cell>
          <table:table-cell office:value-type="string" table:style-name="ce1">
            <text:p>EXRE-REDITCH,-DGR,-L</text:p>
          </table:table-cell>
          <table:table-cell office:value-type="float" office:value="749000" table:style-name="ce1">
            <text:p>749000</text:p>
          </table:table-cell>
          <table:table-cell office:value-type="float" office:value="749000" table:style-name="ce1">
            <text:p>7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17" table:style-name="ce2">
            <text:p>910007417</text:p>
          </table:table-cell>
          <table:table-cell office:value-type="string" table:style-name="ce1">
            <text:p>EXRE BARROW, DGR, L</text:p>
          </table:table-cell>
          <table:table-cell office:value-type="string" table:style-name="ce1">
            <text:p>EXRE-BARROW,-DGR,-L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18" table:style-name="ce2">
            <text:p>910007418</text:p>
          </table:table-cell>
          <table:table-cell office:value-type="string" table:style-name="ce1">
            <text:p>EXRE R.W SMITH, KHK, L</text:p>
          </table:table-cell>
          <table:table-cell office:value-type="string" table:style-name="ce1">
            <text:p>EXRE-R.W-SMITH,-KHK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19" table:style-name="ce2">
            <text:p>910007419</text:p>
          </table:table-cell>
          <table:table-cell office:value-type="string" table:style-name="ce1">
            <text:p>EXRE JULES GOTIET, LGY, L</text:p>
          </table:table-cell>
          <table:table-cell office:value-type="string" table:style-name="ce1">
            <text:p>EXRE-JULES-GOTIET,-LGY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0" table:style-name="ce2">
            <text:p>910007420</text:p>
          </table:table-cell>
          <table:table-cell office:value-type="string" table:style-name="ce1">
            <text:p>EXRE JOHNNY BRITTAIN, GRY, L</text:p>
          </table:table-cell>
          <table:table-cell office:value-type="string" table:style-name="ce1">
            <text:p>EXRE-JOHNNY-BRITTAIN,-GRY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1" table:style-name="ce2">
            <text:p>910007421</text:p>
          </table:table-cell>
          <table:table-cell office:value-type="string" table:style-name="ce1">
            <text:p>EXRE WISCONSIN, LGY, L</text:p>
          </table:table-cell>
          <table:table-cell office:value-type="string" table:style-name="ce1">
            <text:p>EXRE-WISCONSIN,-LGY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2" table:style-name="ce2">
            <text:p>910007422</text:p>
          </table:table-cell>
          <table:table-cell office:value-type="string" table:style-name="ce1">
            <text:p>MAKALU KEYCHAIN, OLI, NOS</text:p>
          </table:table-cell>
          <table:table-cell office:value-type="string" table:style-name="ce1">
            <text:p>MAKALU-KEYCHAIN,-OLI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3" table:style-name="ce2">
            <text:p>910007423</text:p>
          </table:table-cell>
          <table:table-cell office:value-type="string" table:style-name="ce1">
            <text:p>SWIFT WAIST 1F, NAV, 1L</text:p>
          </table:table-cell>
          <table:table-cell office:value-type="string" table:style-name="ce1">
            <text:p>SWIFT-WAIST-1F,-NAV,-1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4" table:style-name="ce2">
            <text:p>910007424</text:p>
          </table:table-cell>
          <table:table-cell office:value-type="string" table:style-name="ce1">
            <text:p>EXRE SLOPER, NAV, L</text:p>
          </table:table-cell>
          <table:table-cell office:value-type="string" table:style-name="ce1">
            <text:p>EXRE-SLOPER,-NAV,-L</text:p>
          </table:table-cell>
          <table:table-cell office:value-type="float" office:value="699000" table:style-name="ce1">
            <text:p>699000</text:p>
          </table:table-cell>
          <table:table-cell office:value-type="float" office:value="699000" table:style-name="ce1">
            <text:p>6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5" table:style-name="ce2">
            <text:p>910007425</text:p>
          </table:table-cell>
          <table:table-cell office:value-type="string" table:style-name="ce1">
            <text:p>EXRE BRADFORD, GRY, L</text:p>
          </table:table-cell>
          <table:table-cell office:value-type="string" table:style-name="ce1">
            <text:p>EXRE-BRADFORD,-GRY,-L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6" table:style-name="ce2">
            <text:p>910007426</text:p>
          </table:table-cell>
          <table:table-cell office:value-type="string" table:style-name="ce1">
            <text:p>X-FIRST BORN, GRY, L</text:p>
          </table:table-cell>
          <table:table-cell office:value-type="string" table:style-name="ce1">
            <text:p>X-FIRST-BORN,-GRY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9" table:style-name="ce2">
            <text:p>910007429</text:p>
          </table:table-cell>
          <table:table-cell office:value-type="string" table:style-name="ce1">
            <text:p>EXRE INTERCEPTOR, BLK, L</text:p>
          </table:table-cell>
          <table:table-cell office:value-type="string" table:style-name="ce1">
            <text:p>EXRE-INTERCEPTOR,-BLK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30" table:style-name="ce2">
            <text:p>910007430</text:p>
          </table:table-cell>
          <table:table-cell office:value-type="string" table:style-name="ce1">
            <text:p>EXRE BULLET, DGR, L</text:p>
          </table:table-cell>
          <table:table-cell office:value-type="string" table:style-name="ce1">
            <text:p>EXRE-BULLET,-DGR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32" table:style-name="ce2">
            <text:p>910007432</text:p>
          </table:table-cell>
          <table:table-cell office:value-type="string" table:style-name="ce1">
            <text:p>CROVER 1.0 WAISTBELT, OLI, L</text:p>
          </table:table-cell>
          <table:table-cell office:value-type="string" table:style-name="ce1">
            <text:p>CROVER-1.0-WAISTBELT,-OLI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34" table:style-name="ce2">
            <text:p>910007434</text:p>
          </table:table-cell>
          <table:table-cell office:value-type="string" table:style-name="ce1">
            <text:p>Z-MILEAGE BACKPACK 28L, OLI, 28L</text:p>
          </table:table-cell>
          <table:table-cell office:value-type="string" table:style-name="ce1">
            <text:p>Z-MILEAGE-BACKPACK-28L,-OLI,-28L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37" table:style-name="ce2">
            <text:p>910007437</text:p>
          </table:table-cell>
          <table:table-cell office:value-type="string" table:style-name="ce1">
            <text:p>RIVULET CAPS, NAV, L</text:p>
          </table:table-cell>
          <table:table-cell office:value-type="string" table:style-name="ce1">
            <text:p>RIVULET-CAPS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38" table:style-name="ce2">
            <text:p>910007438</text:p>
          </table:table-cell>
          <table:table-cell office:value-type="string" table:style-name="ce1">
            <text:p>PUMORI CC, GRY, L</text:p>
          </table:table-cell>
          <table:table-cell office:value-type="string" table:style-name="ce1">
            <text:p>PUMORI-CC,-GRY,-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41" table:style-name="ce2">
            <text:p>910007441</text:p>
          </table:table-cell>
          <table:table-cell office:value-type="string" table:style-name="ce1">
            <text:p>WAIST BAG 5F, DGR, 4L</text:p>
          </table:table-cell>
          <table:table-cell office:value-type="string" table:style-name="ce1">
            <text:p>WAIST-BAG-5F,-DGR,-4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45" table:style-name="ce2">
            <text:p>910007445</text:p>
          </table:table-cell>
          <table:table-cell office:value-type="string" table:style-name="ce1">
            <text:p>T.P NOMADIC TABLET 7 2F, BLK, 2L</text:p>
          </table:table-cell>
          <table:table-cell office:value-type="string" table:style-name="ce1">
            <text:p>T.P-NOMADIC-TABLET-7-2F,-BLK,-2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47" table:style-name="ce2">
            <text:p>910007447</text:p>
          </table:table-cell>
          <table:table-cell office:value-type="string" table:style-name="ce1">
            <text:p>T.P WANDERS 7.0 2F, BLK, 2L</text:p>
          </table:table-cell>
          <table:table-cell office:value-type="string" table:style-name="ce1">
            <text:p>T.P-WANDERS-7.0-2F,-BLK,-2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49" table:style-name="ce2">
            <text:p>910007449</text:p>
          </table:table-cell>
          <table:table-cell office:value-type="string" table:style-name="ce1">
            <text:p>EXRE CHENNAI, OLI, NOS</text:p>
          </table:table-cell>
          <table:table-cell office:value-type="string" table:style-name="ce1">
            <text:p>EXRE-CHENNAI,-OLI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50" table:style-name="ce2">
            <text:p>910007450</text:p>
          </table:table-cell>
          <table:table-cell office:value-type="string" table:style-name="ce1">
            <text:p>EXRE ORAGADAM, MAR, NOS</text:p>
          </table:table-cell>
          <table:table-cell office:value-type="string" table:style-name="ce1">
            <text:p>EXRE-ORAGADAM,-MAR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52" table:style-name="ce2">
            <text:p>910007452</text:p>
          </table:table-cell>
          <table:table-cell office:value-type="string" table:style-name="ce1">
            <text:p>MERAPI SS TEES, RED, L</text:p>
          </table:table-cell>
          <table:table-cell office:value-type="string" table:style-name="ce1">
            <text:p>MERAPI-SS-TEES,-RED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53" table:style-name="ce2">
            <text:p>910007453</text:p>
          </table:table-cell>
          <table:table-cell office:value-type="string" table:style-name="ce1">
            <text:p>LUXOR SLIP ON ROLL, GRY, 38</text:p>
          </table:table-cell>
          <table:table-cell office:value-type="string" table:style-name="ce1">
            <text:p>LUXOR-SLIP-ON-ROLL,-GRY,-38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55" table:style-name="ce2">
            <text:p>910007455</text:p>
          </table:table-cell>
          <table:table-cell office:value-type="string" table:style-name="ce1">
            <text:p>EXRE LEICESTER, GRE, 3L</text:p>
          </table:table-cell>
          <table:table-cell office:value-type="string" table:style-name="ce1">
            <text:p>EXRE-LEICESTER,-GRE,-3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56" table:style-name="ce2">
            <text:p>910007456</text:p>
          </table:table-cell>
          <table:table-cell office:value-type="string" table:style-name="ce1">
            <text:p>EXRE NEW DELHI, KHK, NOS</text:p>
          </table:table-cell>
          <table:table-cell office:value-type="string" table:style-name="ce1">
            <text:p>EXRE-NEW-DELHI,-KH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57" table:style-name="ce2">
            <text:p>910007457</text:p>
          </table:table-cell>
          <table:table-cell office:value-type="string" table:style-name="ce1">
            <text:p>EXRE VALLAM, BLK, NOS</text:p>
          </table:table-cell>
          <table:table-cell office:value-type="string" table:style-name="ce1">
            <text:p>EXRE-VALLAM,-BL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64" table:style-name="ce2">
            <text:p>910007464</text:p>
          </table:table-cell>
          <table:table-cell office:value-type="string" table:style-name="ce1">
            <text:p>X-SWEATER WARMES KAPUZEN, GRE, M</text:p>
          </table:table-cell>
          <table:table-cell office:value-type="string" table:style-name="ce1">
            <text:p>X-SWEATER-WARMES-KAPUZEN,-GRE,-M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68" table:style-name="ce2">
            <text:p>910007468</text:p>
          </table:table-cell>
          <table:table-cell office:value-type="string" table:style-name="ce1">
            <text:p>RATTLER 1.0 1F, BLK, 2L</text:p>
          </table:table-cell>
          <table:table-cell office:value-type="string" table:style-name="ce1">
            <text:p>RATTLER-1.0-1F,-BLK,-2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71" table:style-name="ce2">
            <text:p>910007471</text:p>
          </table:table-cell>
          <table:table-cell office:value-type="string" table:style-name="ce1">
            <text:p>CIREMAI SS TEES, RED, L</text:p>
          </table:table-cell>
          <table:table-cell office:value-type="string" table:style-name="ce1">
            <text:p>CIREMAI-SS-TEES,-RED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72" table:style-name="ce2">
            <text:p>910007472</text:p>
          </table:table-cell>
          <table:table-cell office:value-type="string" table:style-name="ce1">
            <text:p>SEMERU SS TEES, RED, L</text:p>
          </table:table-cell>
          <table:table-cell office:value-type="string" table:style-name="ce1">
            <text:p>SEMERU-SS-TEES,-RED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76" table:style-name="ce2">
            <text:p>910007476</text:p>
          </table:table-cell>
          <table:table-cell office:value-type="string" table:style-name="ce1">
            <text:p>BERIUN, NAV, L</text:p>
          </table:table-cell>
          <table:table-cell office:value-type="string" table:style-name="ce1">
            <text:p>BERIUN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79" table:style-name="ce2">
            <text:p>910007479</text:p>
          </table:table-cell>
          <table:table-cell office:value-type="string" table:style-name="ce1">
            <text:p>CAJAMARCA, DBL, L</text:p>
          </table:table-cell>
          <table:table-cell office:value-type="string" table:style-name="ce1">
            <text:p>CAJAMARCA,-DBL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80" table:style-name="ce2">
            <text:p>910007480</text:p>
          </table:table-cell>
          <table:table-cell office:value-type="string" table:style-name="ce1">
            <text:p>SHERWOOD BEANIES, DGR, NOS</text:p>
          </table:table-cell>
          <table:table-cell office:value-type="string" table:style-name="ce1">
            <text:p>SHERWOOD-BEANIES,-DGR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0" table:style-name="ce2">
            <text:p>910007510</text:p>
          </table:table-cell>
          <table:table-cell office:value-type="string" table:style-name="ce1">
            <text:p>MENS EQUATOR PANTS, DGR, 29</text:p>
          </table:table-cell>
          <table:table-cell office:value-type="string" table:style-name="ce1">
            <text:p>MENS-EQUATOR-PANTS,-DGR,-29</text:p>
          </table:table-cell>
          <table:table-cell office:value-type="float" office:value="669000" table:style-name="ce1">
            <text:p>669000</text:p>
          </table:table-cell>
          <table:table-cell office:value-type="float" office:value="669000" table:style-name="ce1">
            <text:p>6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1" table:style-name="ce2">
            <text:p>910007511</text:p>
          </table:table-cell>
          <table:table-cell office:value-type="string" table:style-name="ce1">
            <text:p>MENS EQUATOR SHIRT 2.0 LS, GRY, L</text:p>
          </table:table-cell>
          <table:table-cell office:value-type="string" table:style-name="ce1">
            <text:p>MENS-EQUATOR-SHIRT-2.0-LS,-GRY,-L</text:p>
          </table:table-cell>
          <table:table-cell office:value-type="float" office:value="569000" table:style-name="ce1">
            <text:p>569000</text:p>
          </table:table-cell>
          <table:table-cell office:value-type="float" office:value="569000" table:style-name="ce1">
            <text:p>5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2" table:style-name="ce2">
            <text:p>910007512</text:p>
          </table:table-cell>
          <table:table-cell office:value-type="string" table:style-name="ce1">
            <text:p>MENS EQUATOR SHIRT 1.0 SS, GRY, L</text:p>
          </table:table-cell>
          <table:table-cell office:value-type="string" table:style-name="ce1">
            <text:p>MENS-EQUATOR-SHIRT-1.0-SS,-GRY,-L</text:p>
          </table:table-cell>
          <table:table-cell office:value-type="float" office:value="489000" table:style-name="ce1">
            <text:p>489000</text:p>
          </table:table-cell>
          <table:table-cell office:value-type="float" office:value="489000" table:style-name="ce1">
            <text:p>4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3" table:style-name="ce2">
            <text:p>910007513</text:p>
          </table:table-cell>
          <table:table-cell office:value-type="string" table:style-name="ce1">
            <text:p>MENS VANASEEKER CONVERTIBLE PAN, DGR, 29</text:p>
          </table:table-cell>
          <table:table-cell office:value-type="string" table:style-name="ce1">
            <text:p>MENS-VANASEEKER-CONVERTIBLE-PAN,-DGR,-29</text:p>
          </table:table-cell>
          <table:table-cell office:value-type="float" office:value="549000" table:style-name="ce1">
            <text:p>549000</text:p>
          </table:table-cell>
          <table:table-cell office:value-type="float" office:value="549000" table:style-name="ce1">
            <text:p>5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4" table:style-name="ce2">
            <text:p>910007514</text:p>
          </table:table-cell>
          <table:table-cell office:value-type="string" table:style-name="ce1">
            <text:p>MENS VANASEEKER SHORT, DGR, 29</text:p>
          </table:table-cell>
          <table:table-cell office:value-type="string" table:style-name="ce1">
            <text:p>MENS-VANASEEKER-SHORT,-DGR,-29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8" table:style-name="ce2">
            <text:p>910007518</text:p>
          </table:table-cell>
          <table:table-cell office:value-type="string" table:style-name="ce1">
            <text:p>MENS VANASEEKER 2.0 LS, DGR, L</text:p>
          </table:table-cell>
          <table:table-cell office:value-type="string" table:style-name="ce1">
            <text:p>MENS-VANASEEKER-2.0-LS,-DGR,-L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9" table:style-name="ce2">
            <text:p>910007519</text:p>
          </table:table-cell>
          <table:table-cell office:value-type="string" table:style-name="ce1">
            <text:p>MENS VANASEEKER 1.0 SS, DGR, L</text:p>
          </table:table-cell>
          <table:table-cell office:value-type="string" table:style-name="ce1">
            <text:p>MENS-VANASEEKER-1.0-SS,-DGR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0" table:style-name="ce2">
            <text:p>910007520</text:p>
          </table:table-cell>
          <table:table-cell office:value-type="string" table:style-name="ce1">
            <text:p>TAKIAN SHIRT 1.0 SS, NAV, L</text:p>
          </table:table-cell>
          <table:table-cell office:value-type="string" table:style-name="ce1">
            <text:p>TAKIAN-SHIRT-1.0-SS,-NAV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1" table:style-name="ce2">
            <text:p>910007521</text:p>
          </table:table-cell>
          <table:table-cell office:value-type="string" table:style-name="ce1">
            <text:p>STRICO CAPS, OLI, L</text:p>
          </table:table-cell>
          <table:table-cell office:value-type="string" table:style-name="ce1">
            <text:p>STRICO-CAPS,-OLI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4" table:style-name="ce2">
            <text:p>910007524</text:p>
          </table:table-cell>
          <table:table-cell office:value-type="string" table:style-name="ce1">
            <text:p>HYBRID TORCH, BLK, NOS</text:p>
          </table:table-cell>
          <table:table-cell office:value-type="string" table:style-name="ce1">
            <text:p>HYBRID-TORCH,-BLK,-NOS</text:p>
          </table:table-cell>
          <table:table-cell office:value-type="float" office:value="509000" table:style-name="ce1">
            <text:p>509000</text:p>
          </table:table-cell>
          <table:table-cell office:value-type="float" office:value="509000" table:style-name="ce1">
            <text:p>5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5" table:style-name="ce2">
            <text:p>910007525</text:p>
          </table:table-cell>
          <table:table-cell office:value-type="string" table:style-name="ce1">
            <text:p>BALAVU WB, NAV, NOS</text:p>
          </table:table-cell>
          <table:table-cell office:value-type="string" table:style-name="ce1">
            <text:p>BALAVU-WB,-NAV,-NO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6" table:style-name="ce2">
            <text:p>910007526</text:p>
          </table:table-cell>
          <table:table-cell office:value-type="string" table:style-name="ce1">
            <text:p>TRAVERSE BELT, OLI, L</text:p>
          </table:table-cell>
          <table:table-cell office:value-type="string" table:style-name="ce1">
            <text:p>TRAVERSE-BELT,-OLI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8" table:style-name="ce2">
            <text:p>910007528</text:p>
          </table:table-cell>
          <table:table-cell office:value-type="string" table:style-name="ce1">
            <text:p>CLASSIC BELT 01 1.0, BLK, L</text:p>
          </table:table-cell>
          <table:table-cell office:value-type="string" table:style-name="ce1">
            <text:p>CLASSIC-BELT-01-1.0,-BLK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9" table:style-name="ce2">
            <text:p>910007529</text:p>
          </table:table-cell>
          <table:table-cell office:value-type="string" table:style-name="ce1">
            <text:p>Z-SUTHERLAND 2.0, BLU, NOS</text:p>
          </table:table-cell>
          <table:table-cell office:value-type="string" table:style-name="ce1">
            <text:p>Z-SUTHERLAND-2.0,-BLU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30" table:style-name="ce2">
            <text:p>910007530</text:p>
          </table:table-cell>
          <table:table-cell office:value-type="string" table:style-name="ce1">
            <text:p>Z-SUTHERLAND, OLI, NOS</text:p>
          </table:table-cell>
          <table:table-cell office:value-type="string" table:style-name="ce1">
            <text:p>Z-SUTHERLAND,-OLI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31" table:style-name="ce2">
            <text:p>910007531</text:p>
          </table:table-cell>
          <table:table-cell office:value-type="string" table:style-name="ce1">
            <text:p>RUBAC BANDANA, NAV, NOS</text:p>
          </table:table-cell>
          <table:table-cell office:value-type="string" table:style-name="ce1">
            <text:p>RUBAC-BANDANA,-NAV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34" table:style-name="ce2">
            <text:p>910007534</text:p>
          </table:table-cell>
          <table:table-cell office:value-type="string" table:style-name="ce1">
            <text:p>RAWSON LS SHIRT, GRY, L</text:p>
          </table:table-cell>
          <table:table-cell office:value-type="string" table:style-name="ce1">
            <text:p>RAWSON-LS-SHIRT,-GRY,-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36" table:style-name="ce2">
            <text:p>910007536</text:p>
          </table:table-cell>
          <table:table-cell office:value-type="string" table:style-name="ce1">
            <text:p>WANDERHAUL SWEATPANT, GRY, L</text:p>
          </table:table-cell>
          <table:table-cell office:value-type="string" table:style-name="ce1">
            <text:p>WANDERHAUL-SWEATPANT,-GRY,-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37" table:style-name="ce2">
            <text:p>910007537</text:p>
          </table:table-cell>
          <table:table-cell office:value-type="string" table:style-name="ce1">
            <text:p>HEAVE SHOULDER SLIM, GRE, 1L</text:p>
          </table:table-cell>
          <table:table-cell office:value-type="string" table:style-name="ce1">
            <text:p>HEAVE-SHOULDER-SLIM,-GRE,-1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39" table:style-name="ce2">
            <text:p>910007539</text:p>
          </table:table-cell>
          <table:table-cell office:value-type="string" table:style-name="ce1">
            <text:p>CLASSHALL PACK 20L, GRE, 20L</text:p>
          </table:table-cell>
          <table:table-cell office:value-type="string" table:style-name="ce1">
            <text:p>CLASSHALL-PACK-20L,-GRE,-20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42" table:style-name="ce2">
            <text:p>910007542</text:p>
          </table:table-cell>
          <table:table-cell office:value-type="string" table:style-name="ce1">
            <text:p>WANDERHAUL TOILETRY KIT, NAV, 3L</text:p>
          </table:table-cell>
          <table:table-cell office:value-type="string" table:style-name="ce1">
            <text:p>WANDERHAUL-TOILETRY-KIT,-NAV,-3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44" table:style-name="ce2">
            <text:p>910007544</text:p>
          </table:table-cell>
          <table:table-cell office:value-type="string" table:style-name="ce1">
            <text:p>BASE SHOULDER BAG, GRY, 7L</text:p>
          </table:table-cell>
          <table:table-cell office:value-type="string" table:style-name="ce1">
            <text:p>BASE-SHOULDER-BAG,-GRY,-7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45" table:style-name="ce2">
            <text:p>910007545</text:p>
          </table:table-cell>
          <table:table-cell office:value-type="string" table:style-name="ce1">
            <text:p>X-K.REACTION, DBL, L</text:p>
          </table:table-cell>
          <table:table-cell office:value-type="string" table:style-name="ce1">
            <text:p>X-K.REACTION,-DBL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53" table:style-name="ce2">
            <text:p>910007553</text:p>
          </table:table-cell>
          <table:table-cell office:value-type="string" table:style-name="ce1">
            <text:p>X-RETRO RINJANI, MAR, L</text:p>
          </table:table-cell>
          <table:table-cell office:value-type="string" table:style-name="ce1">
            <text:p>X-RETRO-RINJANI,-MAR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55" table:style-name="ce2">
            <text:p>910007555</text:p>
          </table:table-cell>
          <table:table-cell office:value-type="string" table:style-name="ce1">
            <text:p>X-PAGSUSI TEES, OLI, L</text:p>
          </table:table-cell>
          <table:table-cell office:value-type="string" table:style-name="ce1">
            <text:p>X-PAGSUSI-TEES,-OLI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56" table:style-name="ce2">
            <text:p>910007556</text:p>
          </table:table-cell>
          <table:table-cell office:value-type="string" table:style-name="ce1">
            <text:p>X-FILONE SS TEES, NAV, L</text:p>
          </table:table-cell>
          <table:table-cell office:value-type="string" table:style-name="ce1">
            <text:p>X-FILONE-SS-TEES,-NAV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61" table:style-name="ce2">
            <text:p>910007561</text:p>
          </table:table-cell>
          <table:table-cell office:value-type="string" table:style-name="ce1">
            <text:p>X-OCTOTRAILS, OLI, L</text:p>
          </table:table-cell>
          <table:table-cell office:value-type="string" table:style-name="ce1">
            <text:p>X-OCTOTRAILS,-OLI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64" table:style-name="ce2">
            <text:p>910007564</text:p>
          </table:table-cell>
          <table:table-cell office:value-type="string" table:style-name="ce1">
            <text:p>X-BOLIVAR SHIRT, GRY, L</text:p>
          </table:table-cell>
          <table:table-cell office:value-type="string" table:style-name="ce1">
            <text:p>X-BOLIVAR-SHIRT,-GRY,-L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70" table:style-name="ce2">
            <text:p>910007570</text:p>
          </table:table-cell>
          <table:table-cell office:value-type="string" table:style-name="ce1">
            <text:p>WANDERHAUL SHIRT, DGR, L</text:p>
          </table:table-cell>
          <table:table-cell office:value-type="string" table:style-name="ce1">
            <text:p>WANDERHAUL-SHIRT,-DGR,-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73" table:style-name="ce2">
            <text:p>910007573</text:p>
          </table:table-cell>
          <table:table-cell office:value-type="string" table:style-name="ce1">
            <text:p>VENTURE STRAND, OLI, L</text:p>
          </table:table-cell>
          <table:table-cell office:value-type="string" table:style-name="ce1">
            <text:p>VENTURE-STRAND,-OLI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75" table:style-name="ce2">
            <text:p>910007575</text:p>
          </table:table-cell>
          <table:table-cell office:value-type="string" table:style-name="ce1">
            <text:p>MENS SKIDDAW EXP SHIRT LS, NAV, L</text:p>
          </table:table-cell>
          <table:table-cell office:value-type="string" table:style-name="ce1">
            <text:p>MENS-SKIDDAW-EXP-SHIRT-LS,-NAV,-L</text:p>
          </table:table-cell>
          <table:table-cell office:value-type="float" office:value="409000" table:style-name="ce1">
            <text:p>409000</text:p>
          </table:table-cell>
          <table:table-cell office:value-type="float" office:value="409000" table:style-name="ce1">
            <text:p>4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76" table:style-name="ce2">
            <text:p>910007576</text:p>
          </table:table-cell>
          <table:table-cell office:value-type="string" table:style-name="ce1">
            <text:p>WANDERHAUL SS OS TEES, GRY, L</text:p>
          </table:table-cell>
          <table:table-cell office:value-type="string" table:style-name="ce1">
            <text:p>WANDERHAUL-SS-OS-TEES,-GRY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77" table:style-name="ce2">
            <text:p>910007577</text:p>
          </table:table-cell>
          <table:table-cell office:value-type="string" table:style-name="ce1">
            <text:p>TRIBUTE FOLDABLE PACK 15, GRE, 15L</text:p>
          </table:table-cell>
          <table:table-cell office:value-type="string" table:style-name="ce1">
            <text:p>TRIBUTE-FOLDABLE-PACK-15,-GRE,-15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79" table:style-name="ce2">
            <text:p>910007579</text:p>
          </table:table-cell>
          <table:table-cell office:value-type="string" table:style-name="ce1">
            <text:p>FLUX 1.0, NAV, 2L</text:p>
          </table:table-cell>
          <table:table-cell office:value-type="string" table:style-name="ce1">
            <text:p>FLUX-1.0,-NAV,-2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80" table:style-name="ce2">
            <text:p>910007580</text:p>
          </table:table-cell>
          <table:table-cell office:value-type="string" table:style-name="ce1">
            <text:p>TRIBUTE FOLDABLE TOTE 14L, GRE, 14L</text:p>
          </table:table-cell>
          <table:table-cell office:value-type="string" table:style-name="ce1">
            <text:p>TRIBUTE-FOLDABLE-TOTE-14L,-GRE,-14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81" table:style-name="ce2">
            <text:p>910007581</text:p>
          </table:table-cell>
          <table:table-cell office:value-type="string" table:style-name="ce1">
            <text:p>TRIBUTE CUBE SACK, OLI, NOS</text:p>
          </table:table-cell>
          <table:table-cell office:value-type="string" table:style-name="ce1">
            <text:p>TRIBUTE-CUBE-SACK,-OLI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85" table:style-name="ce2">
            <text:p>910007585</text:p>
          </table:table-cell>
          <table:table-cell office:value-type="string" table:style-name="ce1">
            <text:p>WANDERWAY BOTTLE POUCH, GRE, 3L</text:p>
          </table:table-cell>
          <table:table-cell office:value-type="string" table:style-name="ce1">
            <text:p>WANDERWAY-BOTTLE-POUCH,-GRE,-3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89" table:style-name="ce2">
            <text:p>910007589</text:p>
          </table:table-cell>
          <table:table-cell office:value-type="string" table:style-name="ce1">
            <text:p>WANDERWAY SHOULDER, KHK, 4L</text:p>
          </table:table-cell>
          <table:table-cell office:value-type="string" table:style-name="ce1">
            <text:p>WANDERWAY-SHOULDER,-KHK,-4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92" table:style-name="ce2">
            <text:p>910007592</text:p>
          </table:table-cell>
          <table:table-cell office:value-type="string" table:style-name="ce1">
            <text:p>FORLOUGH SHOULDER, MAR, 5L</text:p>
          </table:table-cell>
          <table:table-cell office:value-type="string" table:style-name="ce1">
            <text:p>FORLOUGH-SHOULDER,-MAR,-5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93" table:style-name="ce2">
            <text:p>910007593</text:p>
          </table:table-cell>
          <table:table-cell office:value-type="string" table:style-name="ce1">
            <text:p>REVEAL SHOULDER, NAV, 5L</text:p>
          </table:table-cell>
          <table:table-cell office:value-type="string" table:style-name="ce1">
            <text:p>REVEAL-SHOULDER,-NAV,-5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95" table:style-name="ce2">
            <text:p>910007595</text:p>
          </table:table-cell>
          <table:table-cell office:value-type="string" table:style-name="ce1">
            <text:p>MACACA S10, NAV, 10L</text:p>
          </table:table-cell>
          <table:table-cell office:value-type="string" table:style-name="ce1">
            <text:p>MACACA-S10,-NAV,-10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01" table:style-name="ce2">
            <text:p>910007601</text:p>
          </table:table-cell>
          <table:table-cell office:value-type="string" table:style-name="ce1">
            <text:p>RIVERA FANNY PACK, OLI, 3L</text:p>
          </table:table-cell>
          <table:table-cell office:value-type="string" table:style-name="ce1">
            <text:p>RIVERA-FANNY-PACK,-OLI,-3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02" table:style-name="ce2">
            <text:p>910007602</text:p>
          </table:table-cell>
          <table:table-cell office:value-type="string" table:style-name="ce1">
            <text:p>BTR CANVAS MESSENGER LAPTOP, GRE, 17L</text:p>
          </table:table-cell>
          <table:table-cell office:value-type="string" table:style-name="ce1">
            <text:p>BTR-CANVAS-MESSENGER-LAPTOP,-GRE,-17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04" table:style-name="ce2">
            <text:p>910007604</text:p>
          </table:table-cell>
          <table:table-cell office:value-type="string" table:style-name="ce1">
            <text:p>X-SCAWBY HORIZONTAL 2.0, NAV, NOS</text:p>
          </table:table-cell>
          <table:table-cell office:value-type="string" table:style-name="ce1">
            <text:p>X-SCAWBY-HORIZONTAL-2.0,-NAV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06" table:style-name="ce2">
            <text:p>910007606</text:p>
          </table:table-cell>
          <table:table-cell office:value-type="string" table:style-name="ce1">
            <text:p>RECTIFY LANTERN, BLU, NOS</text:p>
          </table:table-cell>
          <table:table-cell office:value-type="string" table:style-name="ce1">
            <text:p>RECTIFY-LANTERN,-BLU,-NO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07" table:style-name="ce2">
            <text:p>910007607</text:p>
          </table:table-cell>
          <table:table-cell office:value-type="string" table:style-name="ce1">
            <text:p>HUNTER, OLI, 29</text:p>
          </table:table-cell>
          <table:table-cell office:value-type="string" table:style-name="ce1">
            <text:p>HUNTER,-OLI,-29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12" table:style-name="ce2">
            <text:p>910007612</text:p>
          </table:table-cell>
          <table:table-cell office:value-type="string" table:style-name="ce1">
            <text:p>VENTURE LS TEES, TER, 2XL</text:p>
          </table:table-cell>
          <table:table-cell office:value-type="string" table:style-name="ce1">
            <text:p>VENTURE-LS-TEES,-TER,-2X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13" table:style-name="ce2">
            <text:p>910007613</text:p>
          </table:table-cell>
          <table:table-cell office:value-type="string" table:style-name="ce1">
            <text:p>VERDE LS TEES, OLI, 2XL</text:p>
          </table:table-cell>
          <table:table-cell office:value-type="string" table:style-name="ce1">
            <text:p>VERDE-LS-TEES,-OLI,-2X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15" table:style-name="ce2">
            <text:p>910007615</text:p>
          </table:table-cell>
          <table:table-cell office:value-type="string" table:style-name="ce1">
            <text:p>NEW EIGER MAKASSAR, BLK, 2XL</text:p>
          </table:table-cell>
          <table:table-cell office:value-type="string" table:style-name="ce1">
            <text:p>NEW-EIGER-MAKASSAR,-BLK,-2X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16" table:style-name="ce2">
            <text:p>910007616</text:p>
          </table:table-cell>
          <table:table-cell office:value-type="string" table:style-name="ce1">
            <text:p>NEW EIGER BALI, BLK, 2XL</text:p>
          </table:table-cell>
          <table:table-cell office:value-type="string" table:style-name="ce1">
            <text:p>NEW-EIGER-BALI,-BLK,-2X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20" table:style-name="ce2">
            <text:p>910007620</text:p>
          </table:table-cell>
          <table:table-cell office:value-type="string" table:style-name="ce1">
            <text:p>MENS TRAVERSE SHIRT 1.0, BLK, 2XL</text:p>
          </table:table-cell>
          <table:table-cell office:value-type="string" table:style-name="ce1">
            <text:p>MENS-TRAVERSE-SHIRT-1.0,-BLK,-2XL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22" table:style-name="ce2">
            <text:p>910007622</text:p>
          </table:table-cell>
          <table:table-cell office:value-type="string" table:style-name="ce1">
            <text:p>RUVIDO, DGR, 2XL</text:p>
          </table:table-cell>
          <table:table-cell office:value-type="string" table:style-name="ce1">
            <text:p>RUVIDO,-DGR,-2X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23" table:style-name="ce2">
            <text:p>910007623</text:p>
          </table:table-cell>
          <table:table-cell office:value-type="string" table:style-name="ce1">
            <text:p>WANDERHAUL SWEATSHIRT, GRY, 2XL</text:p>
          </table:table-cell>
          <table:table-cell office:value-type="string" table:style-name="ce1">
            <text:p>WANDERHAUL-SWEATSHIRT,-GRY,-2X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24" table:style-name="ce2">
            <text:p>910007624</text:p>
          </table:table-cell>
          <table:table-cell office:value-type="string" table:style-name="ce1">
            <text:p>WANDERHAUL HOODIE WS, OLI, 2XL</text:p>
          </table:table-cell>
          <table:table-cell office:value-type="string" table:style-name="ce1">
            <text:p>WANDERHAUL-HOODIE-WS,-OLI,-2X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26" table:style-name="ce2">
            <text:p>910007626</text:p>
          </table:table-cell>
          <table:table-cell office:value-type="string" table:style-name="ce1">
            <text:p>WANDERHAUL OVERALL, DGR, 2XL</text:p>
          </table:table-cell>
          <table:table-cell office:value-type="string" table:style-name="ce1">
            <text:p>WANDERHAUL-OVERALL,-DGR,-2XL</text:p>
          </table:table-cell>
          <table:table-cell office:value-type="float" office:value="619000" table:style-name="ce1">
            <text:p>619000</text:p>
          </table:table-cell>
          <table:table-cell office:value-type="float" office:value="619000" table:style-name="ce1">
            <text:p>6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27" table:style-name="ce2">
            <text:p>910007627</text:p>
          </table:table-cell>
          <table:table-cell office:value-type="string" table:style-name="ce1">
            <text:p>ALABAMA SS SHIRT, KHK, 2XL</text:p>
          </table:table-cell>
          <table:table-cell office:value-type="string" table:style-name="ce1">
            <text:p>ALABAMA-SS-SHIRT,-KHK,-2XL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31" table:style-name="ce2">
            <text:p>910007631</text:p>
          </table:table-cell>
          <table:table-cell office:value-type="string" table:style-name="ce1">
            <text:p>WANDERHAUL BEANIES, BLK, NOS</text:p>
          </table:table-cell>
          <table:table-cell office:value-type="string" table:style-name="ce1">
            <text:p>WANDERHAUL-BEANIES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32" table:style-name="ce2">
            <text:p>910007632</text:p>
          </table:table-cell>
          <table:table-cell office:value-type="string" table:style-name="ce1">
            <text:p>GALLIVANT BEANIES, BLK, NOS</text:p>
          </table:table-cell>
          <table:table-cell office:value-type="string" table:style-name="ce1">
            <text:p>GALLIVANT-BEANIES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34" table:style-name="ce2">
            <text:p>910007634</text:p>
          </table:table-cell>
          <table:table-cell office:value-type="string" table:style-name="ce1">
            <text:p>TUBAC LS SHIRT, BLK, 2XL</text:p>
          </table:table-cell>
          <table:table-cell office:value-type="string" table:style-name="ce1">
            <text:p>TUBAC-LS-SHIRT,-BLK,-2XL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36" table:style-name="ce2">
            <text:p>910007636</text:p>
          </table:table-cell>
          <table:table-cell office:value-type="string" table:style-name="ce1">
            <text:p>PARACORD BRACELET 2.0, BLK, NOS</text:p>
          </table:table-cell>
          <table:table-cell office:value-type="string" table:style-name="ce1">
            <text:p>PARACORD-BRACELET-2.0,-BLK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37" table:style-name="ce2">
            <text:p>910007637</text:p>
          </table:table-cell>
          <table:table-cell office:value-type="string" table:style-name="ce1">
            <text:p>VENTURE VARSITY JACKET, BLK, 2XL</text:p>
          </table:table-cell>
          <table:table-cell office:value-type="string" table:style-name="ce1">
            <text:p>VENTURE-VARSITY-JACKET,-BLK,-2XL</text:p>
          </table:table-cell>
          <table:table-cell office:value-type="float" office:value="559000" table:style-name="ce1">
            <text:p>559000</text:p>
          </table:table-cell>
          <table:table-cell office:value-type="float" office:value="559000" table:style-name="ce1">
            <text:p>5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38" table:style-name="ce2">
            <text:p>910007638</text:p>
          </table:table-cell>
          <table:table-cell office:value-type="string" table:style-name="ce1">
            <text:p>WANDERHAUL FIELD JACKET, OLI, 2XL</text:p>
          </table:table-cell>
          <table:table-cell office:value-type="string" table:style-name="ce1">
            <text:p>WANDERHAUL-FIELD-JACKET,-OLI,-2XL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40" table:style-name="ce2">
            <text:p>910007640</text:p>
          </table:table-cell>
          <table:table-cell office:value-type="string" table:style-name="ce1">
            <text:p>VERSNELD RIDING JACKET, BLU, 2XL</text:p>
          </table:table-cell>
          <table:table-cell office:value-type="string" table:style-name="ce1">
            <text:p>VERSNELD-RIDING-JACKET,-BLU,-2XL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41" table:style-name="ce2">
            <text:p>910007641</text:p>
          </table:table-cell>
          <table:table-cell office:value-type="string" table:style-name="ce1">
            <text:p>ARGOUN ACTIVE SS TEES, ORA, 2XL</text:p>
          </table:table-cell>
          <table:table-cell office:value-type="string" table:style-name="ce1">
            <text:p>ARGOUN-ACTIVE-SS-TEES,-ORA,-2X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42" table:style-name="ce2">
            <text:p>910007642</text:p>
          </table:table-cell>
          <table:table-cell office:value-type="string" table:style-name="ce1">
            <text:p>DYNA ACTIVE SS TEES, KHK, 2XL</text:p>
          </table:table-cell>
          <table:table-cell office:value-type="string" table:style-name="ce1">
            <text:p>DYNA-ACTIVE-SS-TEES,-KHK,-2X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44" table:style-name="ce2">
            <text:p>910007644</text:p>
          </table:table-cell>
          <table:table-cell office:value-type="string" table:style-name="ce1">
            <text:p>ARGOUN ACTIVE LS TEES, ORA, 2XL</text:p>
          </table:table-cell>
          <table:table-cell office:value-type="string" table:style-name="ce1">
            <text:p>ARGOUN-ACTIVE-LS-TEES,-ORA,-2X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45" table:style-name="ce2">
            <text:p>910007645</text:p>
          </table:table-cell>
          <table:table-cell office:value-type="string" table:style-name="ce1">
            <text:p>ZWERVER DENIM JACKET, BLK, 2XL</text:p>
          </table:table-cell>
          <table:table-cell office:value-type="string" table:style-name="ce1">
            <text:p>ZWERVER-DENIM-JACKET,-BLK,-2XL</text:p>
          </table:table-cell>
          <table:table-cell office:value-type="float" office:value="569000" table:style-name="ce1">
            <text:p>569000</text:p>
          </table:table-cell>
          <table:table-cell office:value-type="float" office:value="569000" table:style-name="ce1">
            <text:p>5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49" table:style-name="ce2">
            <text:p>910007649</text:p>
          </table:table-cell>
          <table:table-cell office:value-type="string" table:style-name="ce1">
            <text:p>BARIER DENIM VEST, BLU, 2XL</text:p>
          </table:table-cell>
          <table:table-cell office:value-type="string" table:style-name="ce1">
            <text:p>BARIER-DENIM-VEST,-BLU,-2X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50" table:style-name="ce2">
            <text:p>910007650</text:p>
          </table:table-cell>
          <table:table-cell office:value-type="string" table:style-name="ce1">
            <text:p>SROT CARGO, OLI, 27</text:p>
          </table:table-cell>
          <table:table-cell office:value-type="string" table:style-name="ce1">
            <text:p>SROT-CARGO,-OLI,-27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55" table:style-name="ce2">
            <text:p>910007655</text:p>
          </table:table-cell>
          <table:table-cell office:value-type="string" table:style-name="ce1">
            <text:p>WS VANASEEKER CONVERT PANT, BLK, 27</text:p>
          </table:table-cell>
          <table:table-cell office:value-type="string" table:style-name="ce1">
            <text:p>WS-VANASEEKER-CONVERT-PANT,-BLK,-27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59" table:style-name="ce2">
            <text:p>910007659</text:p>
          </table:table-cell>
          <table:table-cell office:value-type="string" table:style-name="ce1">
            <text:p>VENTURE SHORT, BLK, 29</text:p>
          </table:table-cell>
          <table:table-cell office:value-type="string" table:style-name="ce1">
            <text:p>VENTURE-SHORT,-BLK,-29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60" table:style-name="ce2">
            <text:p>910007660</text:p>
          </table:table-cell>
          <table:table-cell office:value-type="string" table:style-name="ce1">
            <text:p>MENS EQUATOR WINDPROOF JACKET, BLK, 2XL</text:p>
          </table:table-cell>
          <table:table-cell office:value-type="string" table:style-name="ce1">
            <text:p>MENS-EQUATOR-WINDPROOF-JACKET,-BLK,-2XL</text:p>
          </table:table-cell>
          <table:table-cell office:value-type="float" office:value="649000" table:style-name="ce1">
            <text:p>649000</text:p>
          </table:table-cell>
          <table:table-cell office:value-type="float" office:value="649000" table:style-name="ce1">
            <text:p>6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64" table:style-name="ce2">
            <text:p>910007664</text:p>
          </table:table-cell>
          <table:table-cell office:value-type="string" table:style-name="ce1">
            <text:p>INDONESIA CULTURAL SHIRT WS, OLI, 2XL</text:p>
          </table:table-cell>
          <table:table-cell office:value-type="string" table:style-name="ce1">
            <text:p>INDONESIA-CULTURAL-SHIRT-WS,-OLI,-2X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65" table:style-name="ce2">
            <text:p>910007665</text:p>
          </table:table-cell>
          <table:table-cell office:value-type="string" table:style-name="ce1">
            <text:p>INDONESIA CULTURAL SHIRT, DGR, 2XL</text:p>
          </table:table-cell>
          <table:table-cell office:value-type="string" table:style-name="ce1">
            <text:p>INDONESIA-CULTURAL-SHIRT,-DGR,-2X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66" table:style-name="ce2">
            <text:p>910007666</text:p>
          </table:table-cell>
          <table:table-cell office:value-type="string" table:style-name="ce1">
            <text:p>WANDERHAUL PANTALON, DGR, 2XL</text:p>
          </table:table-cell>
          <table:table-cell office:value-type="string" table:style-name="ce1">
            <text:p>WANDERHAUL-PANTALON,-DGR,-2X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70" table:style-name="ce2">
            <text:p>910007670</text:p>
          </table:table-cell>
          <table:table-cell office:value-type="string" table:style-name="ce1">
            <text:p>MOONWALK REVERSIBLE 1.0, NAV, L</text:p>
          </table:table-cell>
          <table:table-cell office:value-type="string" table:style-name="ce1">
            <text:p>MOONWALK-REVERSIBLE-1.0,-NAV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74" table:style-name="ce2">
            <text:p>910007674</text:p>
          </table:table-cell>
          <table:table-cell office:value-type="string" table:style-name="ce1">
            <text:p>ZASTAVA POLO SHIRT, BLK, 2XL</text:p>
          </table:table-cell>
          <table:table-cell office:value-type="string" table:style-name="ce1">
            <text:p>ZASTAVA-POLO-SHIRT,-BLK,-2X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76" table:style-name="ce2">
            <text:p>910007676</text:p>
          </table:table-cell>
          <table:table-cell office:value-type="string" table:style-name="ce1">
            <text:p>OVERLEVEN HOODIE SWEATER, BLK, 2XL</text:p>
          </table:table-cell>
          <table:table-cell office:value-type="string" table:style-name="ce1">
            <text:p>OVERLEVEN-HOODIE-SWEATER,-BLK,-2XL</text:p>
          </table:table-cell>
          <table:table-cell office:value-type="float" office:value="489000" table:style-name="ce1">
            <text:p>489000</text:p>
          </table:table-cell>
          <table:table-cell office:value-type="float" office:value="489000" table:style-name="ce1">
            <text:p>4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77" table:style-name="ce2">
            <text:p>910007677</text:p>
          </table:table-cell>
          <table:table-cell office:value-type="string" table:style-name="ce1">
            <text:p>LONG ROAD SWEATER, BLK, 2XL</text:p>
          </table:table-cell>
          <table:table-cell office:value-type="string" table:style-name="ce1">
            <text:p>LONG-ROAD-SWEATER,-BLK,-2X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78" table:style-name="ce2">
            <text:p>910007678</text:p>
          </table:table-cell>
          <table:table-cell office:value-type="string" table:style-name="ce1">
            <text:p>GOOSE, DGR, 2XL</text:p>
          </table:table-cell>
          <table:table-cell office:value-type="string" table:style-name="ce1">
            <text:p>GOOSE,-DGR,-2XL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81" table:style-name="ce2">
            <text:p>910007681</text:p>
          </table:table-cell>
          <table:table-cell office:value-type="string" table:style-name="ce1">
            <text:p>REVEAL SLING, BLK, 4L</text:p>
          </table:table-cell>
          <table:table-cell office:value-type="string" table:style-name="ce1">
            <text:p>REVEAL-SLING,-BLK,-4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85" table:style-name="ce2">
            <text:p>910007685</text:p>
          </table:table-cell>
          <table:table-cell office:value-type="string" table:style-name="ce1">
            <text:p>X-FOREST TRIP, BRW, 29</text:p>
          </table:table-cell>
          <table:table-cell office:value-type="string" table:style-name="ce1">
            <text:p>X-FOREST-TRIP,-BRW,-29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87" table:style-name="ce2">
            <text:p>910007687</text:p>
          </table:table-cell>
          <table:table-cell office:value-type="string" table:style-name="ce1">
            <text:p>DEKORUMA RIVARS SS BOXY TEES, MAR, 2XL</text:p>
          </table:table-cell>
          <table:table-cell office:value-type="string" table:style-name="ce1">
            <text:p>DEKORUMA-RIVARS-SS-BOXY-TEES,-MAR,-2X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94" table:style-name="ce2">
            <text:p>910007694</text:p>
          </table:table-cell>
          <table:table-cell office:value-type="string" table:style-name="ce1">
            <text:p>BELT DIRECTION 1.0, BLK, 2XL</text:p>
          </table:table-cell>
          <table:table-cell office:value-type="string" table:style-name="ce1">
            <text:p>BELT-DIRECTION-1.0,-BLK,-2X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95" table:style-name="ce2">
            <text:p>910007695</text:p>
          </table:table-cell>
          <table:table-cell office:value-type="string" table:style-name="ce1">
            <text:p>QUESTER FREEWALK 1.0, BRW, 2XL</text:p>
          </table:table-cell>
          <table:table-cell office:value-type="string" table:style-name="ce1">
            <text:p>QUESTER-FREEWALK-1.0,-BRW,-2XL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97" table:style-name="ce2">
            <text:p>910007697</text:p>
          </table:table-cell>
          <table:table-cell office:value-type="string" table:style-name="ce1">
            <text:p>X-MENS CAMP EXPLORE PANTS, BRW, 29</text:p>
          </table:table-cell>
          <table:table-cell office:value-type="string" table:style-name="ce1">
            <text:p>X-MENS-CAMP-EXPLORE-PANTS,-BRW,-29</text:p>
          </table:table-cell>
          <table:table-cell office:value-type="float" office:value="489000" table:style-name="ce1">
            <text:p>489000</text:p>
          </table:table-cell>
          <table:table-cell office:value-type="float" office:value="489000" table:style-name="ce1">
            <text:p>4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98" table:style-name="ce2">
            <text:p>910007698</text:p>
          </table:table-cell>
          <table:table-cell office:value-type="string" table:style-name="ce1">
            <text:p>X-MENS MOTIONWALKER SHORT, BRW, 29</text:p>
          </table:table-cell>
          <table:table-cell office:value-type="string" table:style-name="ce1">
            <text:p>X-MENS-MOTIONWALKER-SHORT,-BRW,-29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99" table:style-name="ce2">
            <text:p>910007699</text:p>
          </table:table-cell>
          <table:table-cell office:value-type="string" table:style-name="ce1">
            <text:p>ORIXE CAP 1.0, NAV, L</text:p>
          </table:table-cell>
          <table:table-cell office:value-type="string" table:style-name="ce1">
            <text:p>ORIXE-CAP-1.0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00" table:style-name="ce2">
            <text:p>910007700</text:p>
          </table:table-cell>
          <table:table-cell office:value-type="string" table:style-name="ce1">
            <text:p>X-VANERN, NAV, L</text:p>
          </table:table-cell>
          <table:table-cell office:value-type="string" table:style-name="ce1">
            <text:p>X-VANERN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01" table:style-name="ce2">
            <text:p>910007701</text:p>
          </table:table-cell>
          <table:table-cell office:value-type="string" table:style-name="ce1">
            <text:p>VERDE CAP, OLI, L</text:p>
          </table:table-cell>
          <table:table-cell office:value-type="string" table:style-name="ce1">
            <text:p>VERDE-CAP,-OLI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02" table:style-name="ce2">
            <text:p>910007702</text:p>
          </table:table-cell>
          <table:table-cell office:value-type="string" table:style-name="ce1">
            <text:p>BETUNG KERIHUN HAT, OLI, L</text:p>
          </table:table-cell>
          <table:table-cell office:value-type="string" table:style-name="ce1">
            <text:p>BETUNG-KERIHUN-HAT,-OLI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06" table:style-name="ce2">
            <text:p>910007706</text:p>
          </table:table-cell>
          <table:table-cell office:value-type="string" table:style-name="ce1">
            <text:p>MENS VANASEEKER HZ WARMER, GRY, 2XL</text:p>
          </table:table-cell>
          <table:table-cell office:value-type="string" table:style-name="ce1">
            <text:p>MENS-VANASEEKER-HZ-WARMER,-GRY,-2X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07" table:style-name="ce2">
            <text:p>910007707</text:p>
          </table:table-cell>
          <table:table-cell office:value-type="string" table:style-name="ce1">
            <text:p>MENS VANASEEKER WARMER JACKET, GRY, 2XL</text:p>
          </table:table-cell>
          <table:table-cell office:value-type="string" table:style-name="ce1">
            <text:p>MENS-VANASEEKER-WARMER-JACKET,-GRY,-2XL</text:p>
          </table:table-cell>
          <table:table-cell office:value-type="float" office:value="409000" table:style-name="ce1">
            <text:p>409000</text:p>
          </table:table-cell>
          <table:table-cell office:value-type="float" office:value="409000" table:style-name="ce1">
            <text:p>4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10" table:style-name="ce2">
            <text:p>910007710</text:p>
          </table:table-cell>
          <table:table-cell office:value-type="string" table:style-name="ce1">
            <text:p>FORLOUGH 20, BLK, 20L</text:p>
          </table:table-cell>
          <table:table-cell office:value-type="string" table:style-name="ce1">
            <text:p>FORLOUGH-20,-BLK,-20L</text:p>
          </table:table-cell>
          <table:table-cell office:value-type="float" office:value="519000" table:style-name="ce1">
            <text:p>519000</text:p>
          </table:table-cell>
          <table:table-cell office:value-type="float" office:value="519000" table:style-name="ce1">
            <text:p>5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12" table:style-name="ce2">
            <text:p>910007712</text:p>
          </table:table-cell>
          <table:table-cell office:value-type="string" table:style-name="ce1">
            <text:p>HYRAX 25 1.0, RED, 25L</text:p>
          </table:table-cell>
          <table:table-cell office:value-type="string" table:style-name="ce1">
            <text:p>HYRAX-25-1.0,-RED,-25L</text:p>
          </table:table-cell>
          <table:table-cell office:value-type="float" office:value="559000" table:style-name="ce1">
            <text:p>559000</text:p>
          </table:table-cell>
          <table:table-cell office:value-type="float" office:value="559000" table:style-name="ce1">
            <text:p>5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18" table:style-name="ce2">
            <text:p>910007718</text:p>
          </table:table-cell>
          <table:table-cell office:value-type="string" table:style-name="ce1">
            <text:p>WOMENS EQUATOR SHIRT 1.0 SS, DBR, 2XL</text:p>
          </table:table-cell>
          <table:table-cell office:value-type="string" table:style-name="ce1">
            <text:p>WOMENS-EQUATOR-SHIRT-1.0-SS,-DBR,-2XL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20" table:style-name="ce2">
            <text:p>910007720</text:p>
          </table:table-cell>
          <table:table-cell office:value-type="string" table:style-name="ce1">
            <text:p>FORLOUGH 30, BLK, 30L</text:p>
          </table:table-cell>
          <table:table-cell office:value-type="string" table:style-name="ce1">
            <text:p>FORLOUGH-30,-BLK,-30L</text:p>
          </table:table-cell>
          <table:table-cell office:value-type="float" office:value="859000" table:style-name="ce1">
            <text:p>859000</text:p>
          </table:table-cell>
          <table:table-cell office:value-type="float" office:value="859000" table:style-name="ce1">
            <text:p>8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24" table:style-name="ce2">
            <text:p>910007724</text:p>
          </table:table-cell>
          <table:table-cell office:value-type="string" table:style-name="ce1">
            <text:p>SUN RUNNER CAP, GRY, L</text:p>
          </table:table-cell>
          <table:table-cell office:value-type="string" table:style-name="ce1">
            <text:p>SUN-RUNNER-CAP,-GRY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35" table:style-name="ce2">
            <text:p>910007735</text:p>
          </table:table-cell>
          <table:table-cell office:value-type="string" table:style-name="ce1">
            <text:p>X-SUNDA SACHOCE 1.0, GRE, 2L</text:p>
          </table:table-cell>
          <table:table-cell office:value-type="string" table:style-name="ce1">
            <text:p>X-SUNDA-SACHOCE-1.0,-GRE,-2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36" table:style-name="ce2">
            <text:p>910007736</text:p>
          </table:table-cell>
          <table:table-cell office:value-type="string" table:style-name="ce1">
            <text:p>KANAWA COMMUTE 20 1.0, BLK, 20L</text:p>
          </table:table-cell>
          <table:table-cell office:value-type="string" table:style-name="ce1">
            <text:p>KANAWA-COMMUTE-20-1.0,-BLK,-20L</text:p>
          </table:table-cell>
          <table:table-cell office:value-type="float" office:value="489000" table:style-name="ce1">
            <text:p>489000</text:p>
          </table:table-cell>
          <table:table-cell office:value-type="float" office:value="489000" table:style-name="ce1">
            <text:p>4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37" table:style-name="ce2">
            <text:p>910007737</text:p>
          </table:table-cell>
          <table:table-cell office:value-type="string" table:style-name="ce1">
            <text:p>KANAWA COMMUTE RAMBLE 1.0, BLK, 2L</text:p>
          </table:table-cell>
          <table:table-cell office:value-type="string" table:style-name="ce1">
            <text:p>KANAWA-COMMUTE-RAMBLE-1.0,-BLK,-2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44" table:style-name="ce2">
            <text:p>910007744</text:p>
          </table:table-cell>
          <table:table-cell office:value-type="string" table:style-name="ce1">
            <text:p>ABSTRICKO BUCKET HAT, NAV, L</text:p>
          </table:table-cell>
          <table:table-cell office:value-type="string" table:style-name="ce1">
            <text:p>ABSTRICKO-BUCKET-HAT,-NAV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50" table:style-name="ce2">
            <text:p>910007750</text:p>
          </table:table-cell>
          <table:table-cell office:value-type="string" table:style-name="ce1">
            <text:p>EREBOUR, BLU, 2XL</text:p>
          </table:table-cell>
          <table:table-cell office:value-type="string" table:style-name="ce1">
            <text:p>EREBOUR,-BLU,-2XL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52" table:style-name="ce2">
            <text:p>910007752</text:p>
          </table:table-cell>
          <table:table-cell office:value-type="string" table:style-name="ce1">
            <text:p>BORNEO WALLET 1.0, BRW, NOS</text:p>
          </table:table-cell>
          <table:table-cell office:value-type="string" table:style-name="ce1">
            <text:p>BORNEO-WALLET-1.0,-BRW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57" table:style-name="ce2">
            <text:p>910007757</text:p>
          </table:table-cell>
          <table:table-cell office:value-type="string" table:style-name="ce1">
            <text:p>KANAWA COMMUTE 25 1.0, BLK, 25L</text:p>
          </table:table-cell>
          <table:table-cell office:value-type="string" table:style-name="ce1">
            <text:p>KANAWA-COMMUTE-25-1.0,-BLK,-25L</text:p>
          </table:table-cell>
          <table:table-cell office:value-type="float" office:value="749000" table:style-name="ce1">
            <text:p>749000</text:p>
          </table:table-cell>
          <table:table-cell office:value-type="float" office:value="749000" table:style-name="ce1">
            <text:p>7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60" table:style-name="ce2">
            <text:p>910007760</text:p>
          </table:table-cell>
          <table:table-cell office:value-type="string" table:style-name="ce1">
            <text:p>SLASH BELT 1.0, BLK, 2XL</text:p>
          </table:table-cell>
          <table:table-cell office:value-type="string" table:style-name="ce1">
            <text:p>SLASH-BELT-1.0,-BLK,-2X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61" table:style-name="ce2">
            <text:p>910007761</text:p>
          </table:table-cell>
          <table:table-cell office:value-type="string" table:style-name="ce1">
            <text:p>MENS LONG ROAD SWEATER, BLK, 2XL</text:p>
          </table:table-cell>
          <table:table-cell office:value-type="string" table:style-name="ce1">
            <text:p>MENS-LONG-ROAD-SWEATER,-BLK,-2X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62" table:style-name="ce2">
            <text:p>910007762</text:p>
          </table:table-cell>
          <table:table-cell office:value-type="string" table:style-name="ce1">
            <text:p>PORTLAND BEANIE 1.0, NAV, NOS</text:p>
          </table:table-cell>
          <table:table-cell office:value-type="string" table:style-name="ce1">
            <text:p>PORTLAND-BEANIE-1.0,-NAV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65" table:style-name="ce2">
            <text:p>910007765</text:p>
          </table:table-cell>
          <table:table-cell office:value-type="string" table:style-name="ce1">
            <text:p>CRANKSHAFT HYDROPACK, BLK, 7L</text:p>
          </table:table-cell>
          <table:table-cell office:value-type="string" table:style-name="ce1">
            <text:p>CRANKSHAFT-HYDROPACK,-BLK,-7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67" table:style-name="ce2">
            <text:p>910007767</text:p>
          </table:table-cell>
          <table:table-cell office:value-type="string" table:style-name="ce1">
            <text:p>TRAILMASTER RUCKSACK 28L, BLK, 28L</text:p>
          </table:table-cell>
          <table:table-cell office:value-type="string" table:style-name="ce1">
            <text:p>TRAILMASTER-RUCKSACK-28L,-BLK,-28L</text:p>
          </table:table-cell>
          <table:table-cell office:value-type="float" office:value="799000" table:style-name="ce1">
            <text:p>799000</text:p>
          </table:table-cell>
          <table:table-cell office:value-type="float" office:value="799000" table:style-name="ce1">
            <text:p>7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68" table:style-name="ce2">
            <text:p>910007768</text:p>
          </table:table-cell>
          <table:table-cell office:value-type="string" table:style-name="ce1">
            <text:p>BTR CANVAS DUFFLE BACKPACK, BLK, 25L</text:p>
          </table:table-cell>
          <table:table-cell office:value-type="string" table:style-name="ce1">
            <text:p>BTR-CANVAS-DUFFLE-BACKPACK,-BLK,-25L</text:p>
          </table:table-cell>
          <table:table-cell office:value-type="float" office:value="799000" table:style-name="ce1">
            <text:p>799000</text:p>
          </table:table-cell>
          <table:table-cell office:value-type="float" office:value="799000" table:style-name="ce1">
            <text:p>7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70" table:style-name="ce2">
            <text:p>910007770</text:p>
          </table:table-cell>
          <table:table-cell office:value-type="string" table:style-name="ce1">
            <text:p>RIVIERA, BLK, 38</text:p>
          </table:table-cell>
          <table:table-cell office:value-type="string" table:style-name="ce1">
            <text:p>RIVIERA,-BLK,-38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72" table:style-name="ce2">
            <text:p>910007772</text:p>
          </table:table-cell>
          <table:table-cell office:value-type="string" table:style-name="ce1">
            <text:p>BHARDEV PINCH ROLL STRAP, TER, 38</text:p>
          </table:table-cell>
          <table:table-cell office:value-type="string" table:style-name="ce1">
            <text:p>BHARDEV-PINCH-ROLL-STRAP,-TER,-38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81" table:style-name="ce2">
            <text:p>910007781</text:p>
          </table:table-cell>
          <table:table-cell office:value-type="string" table:style-name="ce1">
            <text:p>FLUX 18 TOTE BAG, BLK, 18L</text:p>
          </table:table-cell>
          <table:table-cell office:value-type="string" table:style-name="ce1">
            <text:p>FLUX-18-TOTE-BAG,-BLK,-18L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87" table:style-name="ce2">
            <text:p>910007787</text:p>
          </table:table-cell>
          <table:table-cell office:value-type="string" table:style-name="ce1">
            <text:p>X-CARD HOLDER MULTI 1.0, BLK, 1L</text:p>
          </table:table-cell>
          <table:table-cell office:value-type="string" table:style-name="ce1">
            <text:p>X-CARD-HOLDER-MULTI-1.0,-BLK,-1L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89" table:style-name="ce2">
            <text:p>910007789</text:p>
          </table:table-cell>
          <table:table-cell office:value-type="string" table:style-name="ce1">
            <text:p>PORTEGE TOILETRY KIT M 2A, DBL, 2L</text:p>
          </table:table-cell>
          <table:table-cell office:value-type="string" table:style-name="ce1">
            <text:p>PORTEGE-TOILETRY-KIT-M-2A,-DBL,-2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91" table:style-name="ce2">
            <text:p>910007791</text:p>
          </table:table-cell>
          <table:table-cell office:value-type="string" table:style-name="ce1">
            <text:p>X-ALLAGASH, OLI, 29</text:p>
          </table:table-cell>
          <table:table-cell office:value-type="string" table:style-name="ce1">
            <text:p>X-ALLAGASH,-OLI,-29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94" table:style-name="ce2">
            <text:p>910007794</text:p>
          </table:table-cell>
          <table:table-cell office:value-type="string" table:style-name="ce1">
            <text:p>TWISTING JERSEY, BLK, L</text:p>
          </table:table-cell>
          <table:table-cell office:value-type="string" table:style-name="ce1">
            <text:p>TWISTING-JERSEY,-BLK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02" table:style-name="ce2">
            <text:p>910007802</text:p>
          </table:table-cell>
          <table:table-cell office:value-type="string" table:style-name="ce1">
            <text:p>CASCADE 18 WS, TOS, 18L</text:p>
          </table:table-cell>
          <table:table-cell office:value-type="string" table:style-name="ce1">
            <text:p>CASCADE-18-WS,-TOS,-18L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13" table:style-name="ce2">
            <text:p>910007813</text:p>
          </table:table-cell>
          <table:table-cell office:value-type="string" table:style-name="ce1">
            <text:p>X-STRIDE 2.0, BLU, 2XL</text:p>
          </table:table-cell>
          <table:table-cell office:value-type="string" table:style-name="ce1">
            <text:p>X-STRIDE-2.0,-BLU,-2X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20" table:style-name="ce2">
            <text:p>910007820</text:p>
          </table:table-cell>
          <table:table-cell office:value-type="string" table:style-name="ce1">
            <text:p>X-TUMU SHORT, GRY, 29</text:p>
          </table:table-cell>
          <table:table-cell office:value-type="string" table:style-name="ce1">
            <text:p>X-TUMU-SHORT,-GRY,-29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22" table:style-name="ce2">
            <text:p>910007822</text:p>
          </table:table-cell>
          <table:table-cell office:value-type="string" table:style-name="ce1">
            <text:p>FETTER RIDE 1.0, GRY, NOS</text:p>
          </table:table-cell>
          <table:table-cell office:value-type="string" table:style-name="ce1">
            <text:p>FETTER-RIDE-1.0,-GRY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30" table:style-name="ce2">
            <text:p>910007830</text:p>
          </table:table-cell>
          <table:table-cell office:value-type="string" table:style-name="ce1">
            <text:p>X-CORDYLINE WALLET 1.0, BLK, NOS</text:p>
          </table:table-cell>
          <table:table-cell office:value-type="string" table:style-name="ce1">
            <text:p>X-CORDYLINE-WALLET-1.0,-BLK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31" table:style-name="ce2">
            <text:p>910007831</text:p>
          </table:table-cell>
          <table:table-cell office:value-type="string" table:style-name="ce1">
            <text:p>X BARRA MANSA OVERALL, BRW, 2XL</text:p>
          </table:table-cell>
          <table:table-cell office:value-type="string" table:style-name="ce1">
            <text:p>X-BARRA-MANSA-OVERALL,-BRW,-2X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32" table:style-name="ce2">
            <text:p>910007832</text:p>
          </table:table-cell>
          <table:table-cell office:value-type="string" table:style-name="ce1">
            <text:p>X AMECA SWEATSHIRT, GRY, 2XL</text:p>
          </table:table-cell>
          <table:table-cell office:value-type="string" table:style-name="ce1">
            <text:p>X-AMECA-SWEATSHIRT,-GRY,-2X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36" table:style-name="ce2">
            <text:p>910007836</text:p>
          </table:table-cell>
          <table:table-cell office:value-type="string" table:style-name="ce1">
            <text:p>KULKA LS TEES, BLK, 2XL</text:p>
          </table:table-cell>
          <table:table-cell office:value-type="string" table:style-name="ce1">
            <text:p>KULKA-LS-TEES,-BLK,-2X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40" table:style-name="ce2">
            <text:p>910007840</text:p>
          </table:table-cell>
          <table:table-cell office:value-type="string" table:style-name="ce1">
            <text:p>SKILD SS TEES, BLK, 2XL</text:p>
          </table:table-cell>
          <table:table-cell office:value-type="string" table:style-name="ce1">
            <text:p>SKILD-SS-TEES,-BLK,-2X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48" table:style-name="ce2">
            <text:p>910007848</text:p>
          </table:table-cell>
          <table:table-cell office:value-type="string" table:style-name="ce1">
            <text:p>X - PETROLINA SHORT OVERALL, LBL, 2XL</text:p>
          </table:table-cell>
          <table:table-cell office:value-type="string" table:style-name="ce1">
            <text:p>X---PETROLINA-SHORT-OVERALL,-LBL,-2X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74" table:style-name="ce2">
            <text:p>910007874</text:p>
          </table:table-cell>
          <table:table-cell office:value-type="string" table:style-name="ce1">
            <text:p>X CEDAR SHIRT, BLK, 2XL</text:p>
          </table:table-cell>
          <table:table-cell office:value-type="string" table:style-name="ce1">
            <text:p>X-CEDAR-SHIRT,-BLK,-2X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77" table:style-name="ce2">
            <text:p>910007877</text:p>
          </table:table-cell>
          <table:table-cell office:value-type="string" table:style-name="ce1">
            <text:p>UNION PAISLAY 1.1, BLK, NOS</text:p>
          </table:table-cell>
          <table:table-cell office:value-type="string" table:style-name="ce1">
            <text:p>UNION-PAISLAY-1.1,-BLK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01" table:style-name="ce2">
            <text:p>910007901</text:p>
          </table:table-cell>
          <table:table-cell office:value-type="string" table:style-name="ce1">
            <text:p>Z CLASSHALL STATIONERY POUCH, GRE, 1L</text:p>
          </table:table-cell>
          <table:table-cell office:value-type="string" table:style-name="ce1">
            <text:p>Z-CLASSHALL-STATIONERY-POUCH,-GRE,-1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05" table:style-name="ce2">
            <text:p>910007905</text:p>
          </table:table-cell>
          <table:table-cell office:value-type="string" table:style-name="ce1">
            <text:p>Z WANDERWAY BOTTLE POUCH, NAV, 3L</text:p>
          </table:table-cell>
          <table:table-cell office:value-type="string" table:style-name="ce1">
            <text:p>Z-WANDERWAY-BOTTLE-POUCH,-NAV,-3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06" table:style-name="ce2">
            <text:p>910007906</text:p>
          </table:table-cell>
          <table:table-cell office:value-type="string" table:style-name="ce1">
            <text:p>Z WANDERWAY CAMERA SHOULDER, KHK, 4L</text:p>
          </table:table-cell>
          <table:table-cell office:value-type="string" table:style-name="ce1">
            <text:p>Z-WANDERWAY-CAMERA-SHOULDER,-KHK,-4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31" table:style-name="ce2">
            <text:p>910007931</text:p>
          </table:table-cell>
          <table:table-cell office:value-type="string" table:style-name="ce1">
            <text:p>PACKERBASE 2.0 FOLDED 1A, GRY, 15L</text:p>
          </table:table-cell>
          <table:table-cell office:value-type="string" table:style-name="ce1">
            <text:p>PACKERBASE-2.0-FOLDED-1A,-GRY,-15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33" table:style-name="ce2">
            <text:p>910007933</text:p>
          </table:table-cell>
          <table:table-cell office:value-type="string" table:style-name="ce1">
            <text:p>X ROADTRIP POUCH 1A, KHK, 1L</text:p>
          </table:table-cell>
          <table:table-cell office:value-type="string" table:style-name="ce1">
            <text:p>X-ROADTRIP-POUCH-1A,-KHK,-1L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36" table:style-name="ce2">
            <text:p>910007936</text:p>
          </table:table-cell>
          <table:table-cell office:value-type="string" table:style-name="ce1">
            <text:p>X-NAMBILLO 1.0, NAV, M/L</text:p>
          </table:table-cell>
          <table:table-cell office:value-type="string" table:style-name="ce1">
            <text:p>X-NAMBILLO-1.0,-NAV,-M/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38" table:style-name="ce2">
            <text:p>910007938</text:p>
          </table:table-cell>
          <table:table-cell office:value-type="string" table:style-name="ce1">
            <text:p>Z-KINGFISHER LITE 10, BLK, 10L</text:p>
          </table:table-cell>
          <table:table-cell office:value-type="string" table:style-name="ce1">
            <text:p>Z-KINGFISHER-LITE-10,-BLK,-10L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89" table:style-name="ce2">
            <text:p>910007989</text:p>
          </table:table-cell>
          <table:table-cell office:value-type="string" table:style-name="ce1">
            <text:p>BROMO TENGGER SEMERU NATIONAL , NAV, 2XL</text:p>
          </table:table-cell>
          <table:table-cell office:value-type="string" table:style-name="ce1">
            <text:p>BROMO-TENGGER-SEMERU-NATIONAL-,-NAV,-2X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004" table:style-name="ce2">
            <text:p>910008004</text:p>
          </table:table-cell>
          <table:table-cell office:value-type="string" table:style-name="ce1">
            <text:p>MERU BETIRI NATIONAL PARK TEES, GRY, 2XL</text:p>
          </table:table-cell>
          <table:table-cell office:value-type="string" table:style-name="ce1">
            <text:p>MERU-BETIRI-NATIONAL-PARK-TEES,-GRY,-2X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030" table:style-name="ce2">
            <text:p>910008030</text:p>
          </table:table-cell>
          <table:table-cell office:value-type="string" table:style-name="ce1">
            <text:p>BALURAN NATIONAL PARK TEES, NAV, 2XL</text:p>
          </table:table-cell>
          <table:table-cell office:value-type="string" table:style-name="ce1">
            <text:p>BALURAN-NATIONAL-PARK-TEES,-NAV,-2X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031" table:style-name="ce2">
            <text:p>910008031</text:p>
          </table:table-cell>
          <table:table-cell office:value-type="string" table:style-name="ce1">
            <text:p>ALAS PURWO NATIONAL PARK TEES, OLI, 2XL</text:p>
          </table:table-cell>
          <table:table-cell office:value-type="string" table:style-name="ce1">
            <text:p>ALAS-PURWO-NATIONAL-PARK-TEES,-OLI,-2X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084" table:style-name="ce2">
            <text:p>910008084</text:p>
          </table:table-cell>
          <table:table-cell office:value-type="string" table:style-name="ce1">
            <text:p>MONBELT 1.0, BLK, NOS</text:p>
          </table:table-cell>
          <table:table-cell office:value-type="string" table:style-name="ce1">
            <text:p>MONBELT-1.0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098" table:style-name="ce2">
            <text:p>910008098</text:p>
          </table:table-cell>
          <table:table-cell office:value-type="string" table:style-name="ce1">
            <text:p>ZION SWEATSHIRT, BLK, 2XL</text:p>
          </table:table-cell>
          <table:table-cell office:value-type="string" table:style-name="ce1">
            <text:p>ZION-SWEATSHIRT,-BLK,-2X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199" table:style-name="ce2">
            <text:p>910008199</text:p>
          </table:table-cell>
          <table:table-cell office:value-type="string" table:style-name="ce1">
            <text:p>Z-KANAWA 6, NAV, 6L</text:p>
          </table:table-cell>
          <table:table-cell office:value-type="string" table:style-name="ce1">
            <text:p>Z-KANAWA-6,-NAV,-6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260" table:style-name="ce2">
            <text:p>910008260</text:p>
          </table:table-cell>
          <table:table-cell office:value-type="string" table:style-name="ce1">
            <text:p>BYALA, BLK, NOS</text:p>
          </table:table-cell>
          <table:table-cell office:value-type="string" table:style-name="ce1">
            <text:p>BYALA,-BLK,-NOS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282" table:style-name="ce2">
            <text:p>910008282</text:p>
          </table:table-cell>
          <table:table-cell office:value-type="string" table:style-name="ce1">
            <text:p>Z-KANAWA 6 1.0, NAV, 6L</text:p>
          </table:table-cell>
          <table:table-cell office:value-type="string" table:style-name="ce1">
            <text:p>Z-KANAWA-6-1.0,-NAV,-6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344" table:style-name="ce2">
            <text:p>910008344</text:p>
          </table:table-cell>
          <table:table-cell office:value-type="string" table:style-name="ce1">
            <text:p>TN BALURAN WB, BLK, NOS</text:p>
          </table:table-cell>
          <table:table-cell office:value-type="string" table:style-name="ce1">
            <text:p>TN-BALURAN-WB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345" table:style-name="ce2">
            <text:p>910008345</text:p>
          </table:table-cell>
          <table:table-cell office:value-type="string" table:style-name="ce1">
            <text:p>TN ALAS PURWO WB, BLK, NOS</text:p>
          </table:table-cell>
          <table:table-cell office:value-type="string" table:style-name="ce1">
            <text:p>TN-ALAS-PURWO-WB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351" table:style-name="ce2">
            <text:p>910008351</text:p>
          </table:table-cell>
          <table:table-cell office:value-type="string" table:style-name="ce1">
            <text:p>TN MERU BETIRI WB, BLK, NOS</text:p>
          </table:table-cell>
          <table:table-cell office:value-type="string" table:style-name="ce1">
            <text:p>TN-MERU-BETIRI-WB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364" table:style-name="ce2">
            <text:p>910008364</text:p>
          </table:table-cell>
          <table:table-cell office:value-type="string" table:style-name="ce1">
            <text:p>TN BROMO TENGGER SEMERU WB, CRE, NOS</text:p>
          </table:table-cell>
          <table:table-cell office:value-type="string" table:style-name="ce1">
            <text:p>TN-BROMO-TENGGER-SEMERU-WB,-CRE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365" table:style-name="ce2">
            <text:p>910008365</text:p>
          </table:table-cell>
          <table:table-cell office:value-type="string" table:style-name="ce1">
            <text:p>TN BALI BARAT WB, CRE, NOS</text:p>
          </table:table-cell>
          <table:table-cell office:value-type="string" table:style-name="ce1">
            <text:p>TN-BALI-BARAT-WB,-CRE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number-rows-repeated="10472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pwd nya ganti oci</meta:initial-creator>
    <dc:creator>USER</dc:creator>
    <meta:creation-date>2022-10-31T08:10:02Z</meta:creation-date>
    <dc:date>2022-11-07T09:28:02Z</dc:date>
  </office:meta>
</office:document-meta>
</file>